
<file path=META-INF/manifest.xml><?xml version="1.0" encoding="utf-8"?>
<manifest:manifest xmlns:manifest="urn:oasis:names:tc:opendocument:xmlns:manifest:1.0">
  <manifest:file-entry manifest:full-path="/" manifest:media-type="application/vnd.oasis.opendocument.spreadsheet"/>
  <manifest:file-entry manifest:full-path="mimetype" manifest:media-type=""/>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tableooo="http://openoffice.org/2009/table" xmlns:css3t="http://www.w3.org/TR/css3-text/">
  <office:scripts/>
  <office:font-face-decls/>
  <office:automatic-styles/>
  <office:body>
    <office:spreadsheet>
      <text:variable-decls/>
      <text:user-field-decls/>
      <table:table table:name="Sheet_1">
        <table:table-column/>
        <table:table-column/>
        <table:table-column/>
        <table:table-column/>
        <table:table-column/>
        <table:table-column/>
        <table:table-column/>
        <table:table-column/>
        <table:table-column/>
        <table:table-column/>
        <table:table-column/>
        <table:table-column/>
        <table:table-column/>
        <table:table-column/>
        <table:table-row>
          <table:table-cell office:value="0" office:value-type="float"/>
          <table:table-cell office:value="0" office:value-type="float"/>
          <table:table-cell office:value-type="string">
            <text:p> <text:s text:c="3"/>Date: <text:s text:c="7"/>Wed, 21 Aug 2002 10:54:46 -0500<text:line-break/> <text:s text:c="3"/>From: <text:s text:c="7"/>Chris Garrigues &lt;cwg-dated-1030377287.06fa6d@DeepEddy.Com&gt;<text:line-break/> <text:s text:c="3"/>Message-ID: <text:s/>&lt;1029945287.4797.TMDA@deepeddy.vircio.com&gt;<text:line-break/><text:line-break/><text:line-break/> <text:s/>| I can't reproduce this error.<text:line-break/><text:line-break/>For me it is very repeatable... (like every time, without fail).<text:line-break/><text:line-break/>This is the debug log of the pick happening ...<text:line-break/><text:line-break/>18:19:03 Pick_It {exec pick +inbox -list -lbrace -lbrace -subject ftp -rbrace -rbrace} {4852-4852 -sequence mercury}<text:line-break/>18:19:03 exec pick +inbox -list -lbrace -lbrace -subject ftp -rbrace -rbrace 4852-4852 -sequence mercury<text:line-break/>18:19:04 Ftoc_PickMsgs {{1 hit}}<text:line-break/>18:19:04 Marking 1 hits<text:line-break/>18:19:04 tkerror: syntax error in expression "int ...<text:line-break/><text:line-break/>Note, if I run the pick command by hand ...<text:line-break/><text:line-break/>delta$ pick +inbox -list -lbrace -lbrace -subject ftp -rbrace -rbrace <text:s/>4852-4852 -sequence mercury<text:line-break/>1 hit<text:line-break/><text:line-break/>That's where the "1 hit" comes from (obviously). <text:s/>The version of nmh I'm<text:line-break/>using is ...<text:line-break/><text:line-break/>delta$ pick -version<text:line-break/>pick -- nmh-1.0.4 [compiled on fuchsia.cs.mu.OZ.AU at Sun Mar 17 14:55:56 ICT 2002]<text:line-break/><text:line-break/>And the relevant part of my .mh_profile ...<text:line-break/><text:line-break/>delta$ mhparam pick<text:line-break/>-seq sel -list<text:line-break/><text:line-break/><text:line-break/>Since the pick command works, the sequence (actually, both of them, the<text:line-break/>one that's explicit on the command line, from the search popup, and the<text:line-break/>one that comes from .mh_profile) do get created.<text:line-break/><text:line-break/>kre<text:line-break/><text:line-break/>ps: this is still using the version of the code form a day ago, I haven't<text:line-break/>been able to reach the cvs repository today (local routing issue I think).<text:line-break/><text:line-break/><text:line-break/><text:line-break/>_______________________________________________<text:line-break/>Exmh-workers mailing list<text:line-break/>Exmh-workers@redhat.com<text:line-break/>https://listman.redhat.com/mailman/listinfo/exmh-workers<text:line-break/><text:line-break/></text:p>
          </table:table-cell>
          <table:table-cell office:value="1" office:value-type="float"/>
          <table:table-cell office:value="1" office:value-type="float"/>
          <table:table-cell office:value="13" office:value-type="float"/>
          <table:table-cell office:value="378" office:value-type="float"/>
          <table:table-cell office:value="177" office:value-type="float"/>
          <table:table-cell office:value="171" office:value-type="float"/>
          <table:table-cell office:value="1" office:value-type="float"/>
          <table:table-cell office:value="0.0" office:value-type="float"/>
          <table:table-cell office:value="0.0" office:value-type="float"/>
          <table:table-cell office:value="0.8698782967487264" office:value-type="float"/>
          <table:table-cell office:value="0.7621538126893455" office:value-type="float"/>
        </table:table-row>
        <table:table-row>
          <table:table-cell office:value="1" office:value-type="float"/>
          <table:table-cell office:value="0" office:value-type="float"/>
          <table:table-cell office:value-type="string">
            <text:p>Martin A posted:<text:line-break/>Tassos Papadopoulos, the Greek sculptor behind the plan, judged that the<text:line-break/> limestone of Mount Kerdylio, 70 miles east of Salonika and not far from the<text:line-break/> Mount Athos monastic community, was ideal for the patriotic sculpture. <text:line-break/> <text:line-break/> As well as Alexander's granite features, 240 ft high and 170 ft wide, a<text:line-break/> museum, a restored amphitheatre and car park for admiring crowds are<text:line-break/>planned<text:line-break/>---------------------<text:line-break/>So is this mountain limestone or granite?<text:line-break/>If it's limestone, it'll weather pretty fast.<text:line-break/><text:line-break/>------------------------ Yahoo! Groups Sponsor ---------------------~--&gt;<text:line-break/>4 DVDs Free +s&amp;p Join Now<text:line-break/>http://us.click.yahoo.com/pt6YBB/NXiEAA/mG3HAA/7gSolB/TM<text:line-break/>---------------------------------------------------------------------~-&gt;<text:line-break/><text:line-break/>To unsubscribe from this group, send an email to:<text:line-break/>forteana-unsubscribe@egroups.com<text:line-break/><text:line-break/> <text:line-break/><text:line-break/>Your use of Yahoo! Groups is subject to http://docs.yahoo.com/info/terms/ <text:line-break/><text:line-break/><text:line-break/><text:line-break/></text:p>
          </table:table-cell>
          <table:table-cell office:value="0" office:value-type="float"/>
          <table:table-cell office:value="2" office:value-type="float"/>
          <table:table-cell office:value="10" office:value-type="float"/>
          <table:table-cell office:value="150" office:value-type="float"/>
          <table:table-cell office:value="45" office:value-type="float"/>
          <table:table-cell office:value="104" office:value-type="float"/>
          <table:table-cell office:value="1" office:value-type="float"/>
          <table:table-cell office:value="0.0" office:value-type="float"/>
          <table:table-cell office:value="0.0" office:value-type="float"/>
          <table:table-cell office:value="0.8528498712602085" office:value-type="float"/>
          <table:table-cell office:value="0.7300748442952212" office:value-type="float"/>
        </table:table-row>
        <table:table-row>
          <table:table-cell office:value="2" office:value-type="float"/>
          <table:table-cell office:value="0" office:value-type="float"/>
          <table:table-cell office:value-type="string">
            <text:p>Man Threatens Explosion In Moscow <text:line-break/><text:line-break/>Thursday August 22, 2002 1:40 PM<text:line-break/>MOSCOW (AP) - Security officers on Thursday seized an unidentified man who<text:line-break/>said he was armed with explosives and threatened to blow up his truck in<text:line-break/>front of Russia's Federal Security Services headquarters in Moscow, NTV<text:line-break/>television reported.<text:line-break/>The officers seized an automatic rifle the man was carrying, then the man<text:line-break/>got out of the truck and was taken into custody, NTV said. No other details<text:line-break/>were immediately available.<text:line-break/>The man had demanded talks with high government officials, the Interfax and<text:line-break/>ITAR-Tass news agencies said. Ekho Moskvy radio reported that he wanted to<text:line-break/>talk with Russian President Vladimir Putin.<text:line-break/>Police and security forces rushed to the Security Service building, within<text:line-break/>blocks of the Kremlin, Red Square and the Bolshoi Ballet, and surrounded the<text:line-break/>man, who claimed to have one and a half tons of explosives, the news<text:line-break/>agencies said. Negotiations continued for about one and a half hours outside<text:line-break/>the building, ITAR-Tass and Interfax reported, citing witnesses.<text:line-break/>The man later drove away from the building, under police escort, and drove<text:line-break/>to a street near Moscow's Olympic Penta Hotel, where authorities held<text:line-break/>further negotiations with him, the Moscow police press service said. The<text:line-break/>move appeared to be an attempt by security services to get him to a more<text:line-break/>secure location. <text:line-break/><text:line-break/>------------------------ Yahoo! Groups Sponsor ---------------------~--&gt;<text:line-break/>4 DVDs Free +s&amp;p Join Now<text:line-break/>http://us.click.yahoo.com/pt6YBB/NXiEAA/mG3HAA/7gSolB/TM<text:line-break/>---------------------------------------------------------------------~-&gt;<text:line-break/><text:line-break/>To unsubscribe from this group, send an email to:<text:line-break/>forteana-unsubscribe@egroups.com<text:line-break/><text:line-break/> <text:line-break/><text:line-break/>Your use of Yahoo! Groups is subject to http://docs.yahoo.com/info/terms/ <text:line-break/><text:line-break/><text:line-break/><text:line-break/></text:p>
          </table:table-cell>
          <table:table-cell office:value="0" office:value-type="float"/>
          <table:table-cell office:value="1" office:value-type="float"/>
          <table:table-cell office:value="26" office:value-type="float"/>
          <table:table-cell office:value="321" office:value-type="float"/>
          <table:table-cell office:value="80" office:value-type="float"/>
          <table:table-cell office:value="179" office:value-type="float"/>
          <table:table-cell office:value="1" office:value-type="float"/>
          <table:table-cell office:value="0.0" office:value-type="float"/>
          <table:table-cell office:value="0.0" office:value-type="float"/>
          <table:table-cell office:value="0.8274323265019795" office:value-type="float"/>
          <table:table-cell office:value="0.6920461633935016" office:value-type="float"/>
        </table:table-row>
        <table:table-row>
          <table:table-cell office:value="3" office:value-type="float"/>
          <table:table-cell office:value="0" office:value-type="float"/>
          <table:table-cell office:value-type="string">
            <text:p>Klez: The Virus That Won't Die<text:line-break/> <text:line-break/>Already the most prolific virus ever, Klez continues to wreak havoc.<text:line-break/><text:line-break/>Andrew Brandt<text:line-break/>&gt;&gt;From the September 2002 issue of PC World magazine<text:line-break/>Posted Thursday, August 01, 2002<text:line-break/><text:line-break/><text:line-break/>The Klez worm is approaching its seventh month of wriggling across <text:line-break/>the Web, making it one of the most persistent viruses ever. And <text:line-break/>experts warn that it may be a harbinger of new viruses that use a <text:line-break/>combination of pernicious approaches to go from PC to PC.<text:line-break/><text:line-break/>Antivirus software makers Symantec and McAfee both report more than <text:line-break/>2000 new infections daily, with no sign of letup at press time. The <text:line-break/>British security firm MessageLabs estimates that 1 in every 300 <text:line-break/>e-mail messages holds a variation of the Klez virus, and says that <text:line-break/>Klez has already surpassed last summer's SirCam as the most prolific <text:line-break/>virus ever.<text:line-break/><text:line-break/>And some newer Klez variants aren't merely nuisances--they can carry <text:line-break/>other viruses in them that corrupt your data.<text:line-break/><text:line-break/>...<text:line-break/><text:line-break/>http://www.pcworld.com/news/article/0,aid,103259,00.asp<text:line-break/>_______________________________________________<text:line-break/>Irregulars mailing list<text:line-break/>Irregulars@tb.tf<text:line-break/>http://tb.tf/mailman/listinfo/irregulars<text:line-break/><text:line-break/></text:p>
          </table:table-cell>
          <table:table-cell office:value="0" office:value-type="float"/>
          <table:table-cell office:value="0" office:value-type="float"/>
          <table:table-cell office:value="21" office:value-type="float"/>
          <table:table-cell office:value="255" office:value-type="float"/>
          <table:table-cell office:value="97" office:value-type="float"/>
          <table:table-cell office:value="135" office:value-type="float"/>
          <table:table-cell office:value="1" office:value-type="float"/>
          <table:table-cell office:value="0.0" office:value-type="float"/>
          <table:table-cell office:value="0.0" office:value-type="float"/>
          <table:table-cell office:value="0.8760091626481727" office:value-type="float"/>
          <table:table-cell office:value="0.743804141042348" office:value-type="float"/>
        </table:table-row>
        <table:table-row>
          <table:table-cell office:value="4" office:value-type="float"/>
          <table:table-cell office:value="0" office:value-type="float"/>
          <table:table-cell office:value-type="string">
            <text:p>On Wed Aug 21 2002 at 15:46, Ulises Ponce wrote:<text:line-break/><text:line-break/>&gt; Hi!<text:line-break/>&gt; <text:line-break/>&gt; Is there a command to insert the signature using a combination of keys and not<text:line-break/>&gt; to have sent the mail to insert it then?<text:line-break/><text:line-break/>I simply put it (them) into my (nmh) component files (components,<text:line-break/>replcomps, forwcomps and so on). <text:s/>That way you get them when you are<text:line-break/>editing your message. <text:s/>Also, by using comps files for specific<text:line-break/>folders you can alter your .sig per folder (and other tricks). <text:s/>See<text:line-break/>the docs for (n)mh for all the details.<text:line-break/><text:line-break/>There might (must?) also be a way to get sedit to do it, but I've<text:line-break/>been using gvim as my exmh message editor for a long time now. <text:s/>I<text:line-break/>load it with a command that loads some email-specific settings, eg,<text:line-break/>to "syntax" colour-highlight the headers and quoted parts of an<text:line-break/>email)... it would be possible to map some (vim) keys that would add<text:line-break/>a sig (or even give a selection of sigs to choose from).<text:line-break/><text:line-break/>And there are all sorts of ways to have randomly-chosen sigs...<text:line-break/>somewhere at rtfm.mit.edu... ok, here we go:<text:line-break/>rtfm.mit.edu/pub/usenet-by-group/news.answers/signature_finger_faq.<text:line-break/>(Warning... it's old, May 1995).<text:line-break/><text:line-break/>&gt; Regards,<text:line-break/>&gt; Ulises<text:line-break/><text:line-break/>Hope this helps.<text:line-break/><text:line-break/>Cheers<text:line-break/>Tony<text:line-break/><text:line-break/><text:line-break/><text:line-break/>_______________________________________________<text:line-break/>Exmh-users mailing list<text:line-break/>Exmh-users@redhat.com<text:line-break/>https://listman.redhat.com/mailman/listinfo/exmh-users<text:line-break/><text:line-break/></text:p>
          </table:table-cell>
          <table:table-cell office:value="0" office:value-type="float"/>
          <table:table-cell office:value="1" office:value-type="float"/>
          <table:table-cell office:value="3" office:value-type="float"/>
          <table:table-cell office:value="345" office:value-type="float"/>
          <table:table-cell office:value="145" office:value-type="float"/>
          <table:table-cell office:value="162" office:value-type="float"/>
          <table:table-cell office:value="1" office:value-type="float"/>
          <table:table-cell office:value="0.0" office:value-type="float"/>
          <table:table-cell office:value="0.0" office:value-type="float"/>
          <table:table-cell office:value="0.9017231707436086" office:value-type="float"/>
          <table:table-cell office:value="0.7804979735935755" office:value-type="float"/>
        </table:table-row>
        <table:table-row>
          <table:table-cell office:value="5" office:value-type="float"/>
          <table:table-cell office:value="0" office:value-type="float"/>
          <table:table-cell office:value-type="string">
            <text:p>&gt; <text:s/>in adding cream to spaghetti carbonara, which has the same effect on pasta as<text:line-break/>&gt; <text:s/>making a pizza a deep-pie; <text:line-break/><text:line-break/>I just had to jump in here as Carbonara is one of my favourites to make and ask <text:line-break/>what the hell are you supposed to use instead of cream? <text:s/>I've never seen a <text:line-break/>recipe that hasn't used this. <text:s/>Personally I use low fat creme fraiche because it <text:line-break/>works quite nicely but the only time I've seen an supposedly authentic recipe <text:line-break/>for carbonara <text:s/>it was identical to mine (cream, eggs and lots of fresh parmesan) <text:line-break/>except for the creme fraiche.<text:line-break/><text:line-break/>Stew<text:line-break/>-- <text:line-break/>Stewart Smith<text:line-break/>Scottish Microelectronics Centre, University of Edinburgh.<text:line-break/>http://www.ee.ed.ac.uk/~sxs/<text:line-break/><text:line-break/><text:line-break/>------------------------ Yahoo! Groups Sponsor ---------------------~--&gt;<text:line-break/>4 DVDs Free +s&amp;p Join Now<text:line-break/>http://us.click.yahoo.com/pt6YBB/NXiEAA/mG3HAA/7gSolB/TM<text:line-break/>---------------------------------------------------------------------~-&gt;<text:line-break/><text:line-break/>To unsubscribe from this group, send an email to:<text:line-break/>forteana-unsubscribe@egroups.com<text:line-break/><text:line-break/> <text:line-break/><text:line-break/>Your use of Yahoo! Groups is subject to http://docs.yahoo.com/info/terms/ <text:line-break/><text:line-break/><text:line-break/><text:line-break/></text:p>
          </table:table-cell>
          <table:table-cell office:value="0" office:value-type="float"/>
          <table:table-cell office:value="1" office:value-type="float"/>
          <table:table-cell office:value="5" office:value-type="float"/>
          <table:table-cell office:value="190" office:value-type="float"/>
          <table:table-cell office:value="54" office:value-type="float"/>
          <table:table-cell office:value="123" office:value-type="float"/>
          <table:table-cell office:value="1" office:value-type="float"/>
          <table:table-cell office:value="0.0" office:value-type="float"/>
          <table:table-cell office:value="0.0" office:value-type="float"/>
          <table:table-cell office:value="0.8696818342041672" office:value-type="float"/>
          <table:table-cell office:value="0.7338392895151731" office:value-type="float"/>
        </table:table-row>
        <table:table-row>
          <table:table-cell office:value="6" office:value-type="float"/>
          <table:table-cell office:value="0" office:value-type="float"/>
          <table:table-cell office:value-type="string">
            <text:p><text:line-break/>&gt; I just had to jump in here as Carbonara is one of my favourites to make and <text:line-break/>&gt; ask <text:line-break/>&gt; what the hell are you supposed to use instead of cream? <text:line-break/><text:line-break/>Isn't it just basically a mixture of beaten egg and bacon (or pancetta, <text:line-break/>really)? You mix in the raw egg to the cooked pasta and the heat of the pasta <text:line-break/>cooks the egg. That's my understanding.<text:line-break/><text:line-break/>Martin<text:line-break/><text:line-break/>------------------------ Yahoo! Groups Sponsor ---------------------~--&gt;<text:line-break/>4 DVDs Free +s&amp;p Join Now<text:line-break/>http://us.click.yahoo.com/pt6YBB/NXiEAA/mG3HAA/7gSolB/TM<text:line-break/>---------------------------------------------------------------------~-&gt;<text:line-break/><text:line-break/>To unsubscribe from this group, send an email to:<text:line-break/>forteana-unsubscribe@egroups.com<text:line-break/><text:line-break/> <text:line-break/><text:line-break/>Your use of Yahoo! Groups is subject to http://docs.yahoo.com/info/terms/ <text:line-break/><text:line-break/><text:line-break/><text:line-break/></text:p>
          </table:table-cell>
          <table:table-cell office:value="0" office:value-type="float"/>
          <table:table-cell office:value="1" office:value-type="float"/>
          <table:table-cell office:value="2" office:value-type="float"/>
          <table:table-cell office:value="132" office:value-type="float"/>
          <table:table-cell office:value="37" office:value-type="float"/>
          <table:table-cell office:value="87" office:value-type="float"/>
          <table:table-cell office:value="1" office:value-type="float"/>
          <table:table-cell office:value="0.0" office:value-type="float"/>
          <table:table-cell office:value="0.0" office:value-type="float"/>
          <table:table-cell office:value="0.8787980319998652" office:value-type="float"/>
          <table:table-cell office:value="0.7535596490415535" office:value-type="float"/>
        </table:table-row>
        <table:table-row>
          <table:table-cell office:value="7" office:value-type="float"/>
          <table:table-cell office:value="0" office:value-type="float"/>
          <table:table-cell office:value-type="string">
            <text:p>The Scotsman - 22 August 2002<text:line-break/><text:line-break/> Playboy wants to go out with a bang <text:line-break/> <text:line-break/> <text:line-break/> AN AGEING Berlin playboy has come up with an unusual offer to lure women into<text:line-break/> his bed - by promising the last woman he sleeps with an inheritance of 250,000<text:line-break/> (£160,000). <text:line-break/> <text:line-break/> Rolf Eden, 72, a Berlin disco owner famous for his countless sex partners,<text:line-break/> said he could imagine no better way to die than in the arms of an attractive<text:line-break/> young woman - preferably under 30. <text:line-break/> <text:line-break/> "I put it all in my last will and testament - the last woman who sleeps with<text:line-break/> me gets all the money," Mr Eden told Bild newspaper. <text:line-break/> <text:line-break/> "I want to pass away in the most beautiful moment of my life. First a lot of<text:line-break/> fun with a beautiful woman, then wild sex, a final orgasm - and it will all<text:line-break/> end with a heart attack and then Im gone." <text:line-break/> <text:line-break/> Mr Eden, who is selling his nightclub this year, said applications should be<text:line-break/> sent in quickly because of his age. "It could end very soon," he said.<text:line-break/><text:line-break/><text:line-break/>------------------------ Yahoo! Groups Sponsor ---------------------~--&gt;<text:line-break/>4 DVDs Free +s&amp;p Join Now<text:line-break/>http://us.click.yahoo.com/pt6YBB/NXiEAA/mG3HAA/7gSolB/TM<text:line-break/>---------------------------------------------------------------------~-&gt;<text:line-break/><text:line-break/>To unsubscribe from this group, send an email to:<text:line-break/>forteana-unsubscribe@egroups.com<text:line-break/><text:line-break/> <text:line-break/><text:line-break/>Your use of Yahoo! Groups is subject to http://docs.yahoo.com/info/terms/ <text:line-break/><text:line-break/><text:line-break/><text:line-break/></text:p>
          </table:table-cell>
          <table:table-cell office:value="0" office:value-type="float"/>
          <table:table-cell office:value="1" office:value-type="float"/>
          <table:table-cell office:value="13" office:value-type="float"/>
          <table:table-cell office:value="262" office:value-type="float"/>
          <table:table-cell office:value="73" office:value-type="float"/>
          <table:table-cell office:value="158" office:value-type="float"/>
          <table:table-cell office:value="1" office:value-type="float"/>
          <table:table-cell office:value="0.0" office:value-type="float"/>
          <table:table-cell office:value="0.0" office:value-type="float"/>
          <table:table-cell office:value="0.8734075820350361" office:value-type="float"/>
          <table:table-cell office:value="0.742098956911095" office:value-type="float"/>
        </table:table-row>
        <table:table-row>
          <table:table-cell office:value="8" office:value-type="float"/>
          <table:table-cell office:value="0" office:value-type="float"/>
          <table:table-cell office:value-type="string">
            <text:p>Martin Adamson wrote:<text:line-break/>&gt; <text:line-break/>&gt; Isn't it just basically a mixture of beaten egg and bacon (or pancetta, <text:line-break/>&gt; really)? You mix in the raw egg to the cooked pasta and the heat of the pasta <text:line-break/>&gt; cooks the egg. That's my understanding.<text:line-break/>&gt; <text:line-break/><text:line-break/>You're probably right, mine's just the same but with the cream added to the <text:line-break/>eggs. <text:s/>I guess I should try it without. <text:s/>Actually looking on the internet for a <text:line-break/>recipe I found this one from possibly one of the scariest people I've ever seen, <text:line-break/>and he's a US Congressman:<text:line-break/>&lt;http://www.virtualcities.com/ons/me/gov/megvjb1.htm&gt;<text:line-break/><text:line-break/>That's one of the worst non-smiles ever.<text:line-break/><text:line-break/>Stew<text:line-break/>ps. Apologies if any of the list's Maine residents voted for this man, you won't <text:line-break/>do it again once you've seen this pic.<text:line-break/><text:line-break/>-- <text:line-break/>Stewart Smith<text:line-break/>Scottish Microelectronics Centre, University of Edinburgh.<text:line-break/>http://www.ee.ed.ac.uk/~sxs/<text:line-break/><text:line-break/><text:line-break/>------------------------ Yahoo! Groups Sponsor ---------------------~--&gt;<text:line-break/>4 DVDs Free +s&amp;p Join Now<text:line-break/>http://us.click.yahoo.com/pt6YBB/NXiEAA/mG3HAA/7gSolB/TM<text:line-break/>---------------------------------------------------------------------~-&gt;<text:line-break/><text:line-break/>To unsubscribe from this group, send an email to:<text:line-break/>forteana-unsubscribe@egroups.com<text:line-break/><text:line-break/> <text:line-break/><text:line-break/>Your use of Yahoo! Groups is subject to http://docs.yahoo.com/info/terms/ <text:line-break/><text:line-break/><text:line-break/><text:line-break/></text:p>
          </table:table-cell>
          <table:table-cell office:value="0" office:value-type="float"/>
          <table:table-cell office:value="1" office:value-type="float"/>
          <table:table-cell office:value="8" office:value-type="float"/>
          <table:table-cell office:value="234" office:value-type="float"/>
          <table:table-cell office:value="71" office:value-type="float"/>
          <table:table-cell office:value="137" office:value-type="float"/>
          <table:table-cell office:value="1" office:value-type="float"/>
          <table:table-cell office:value="0.0" office:value-type="float"/>
          <table:table-cell office:value="0.0" office:value-type="float"/>
          <table:table-cell office:value="0.8948012041661471" office:value-type="float"/>
          <table:table-cell office:value="0.7611396772501716" office:value-type="float"/>
        </table:table-row>
        <table:table-row>
          <table:table-cell office:value="9" office:value-type="float"/>
          <table:table-cell office:value="0" office:value-type="float"/>
          <table:table-cell office:value-type="string">
            <text:p>The Scotsman<text:line-break/><text:line-break/> Thu 22 Aug 2002 <text:line-break/><text:line-break/> Meaningful sentences <text:line-break/> <text:line-break/> Tracey Lawson <text:line-break/> <text:line-break/> <text:line-break/> If you ever wanted to look like "one of the most dangerous inmates in prison<text:line-break/> history", as one judge described Charles Bronson, nows your chance. Bronson -<text:line-break/> the serial hostage taker, not the movie star - has written a health and<text:line-break/> fitness guide in which he shares some of the secrets behind his legendary<text:line-break/> muscle power. <text:line-break/> <text:line-break/> Solitary Fitness - a title which bears testament to the fact that Bronson, 48,<text:line-break/> has spent 24 of his 28 prison years in solitary confinement - explains how he<text:line-break/> has turned himself into a lean, mean, fitness machine while living 23 hours a<text:line-break/> day in a space just 12 feet by eight feet, on a diet of scrubs grub and at<text:line-break/> virtually no cost. <text:line-break/> <text:line-break/> The book is aimed at those who want to get fabulously fit without spending a<text:line-break/> fortune on gym memberships, protein supplements or designer trainers, and<text:line-break/> starts with a fierce attack on some of the expensive myths churned out by the<text:line-break/> exercise industry. <text:line-break/> <text:line-break/> "I pick up a fitness mag, I start to laugh and I wipe my arse with it," is the<text:line-break/> opening paragraph penned by Bronson. "Its a joke and a big con and they call<text:line-break/> me a criminal!" You cant help feeling he has a point. <text:line-break/> <text:line-break/> This is not the first book that Bronson has written from behind bars, having<text:line-break/> already published Birdman Opens His Mind, which features drawings and poems<text:line-break/> created by Bronson while in prison. And he is not the first prisoner to<text:line-break/> discover creative expression while residing at Her Majestys pleasure. <text:line-break/> <text:line-break/> Jimmy Boyle, the Scots sculptor and novelist, discovered his artistic talents<text:line-break/> when he was sent to Barlinnie Prisons famous special unit, which aimed to<text:line-break/> help inmates put their violent pasts behind them by teaching them how to<text:line-break/> express their emotions artistically. Boyle was sentenced to life for the<text:line-break/> murder of "Babs" Rooney in 1967. Once released, he moved to Edinburgh where he<text:line-break/> has become a respected artist. His first novel, Hero of the Underworld, was<text:line-break/> published in 1999 and his autobiography, A Sense of Freedom, was made into an<text:line-break/> award-winning film. <text:line-break/> <text:line-break/> Hugh Collins was jailed for life in 1977 for the murder of William Mooney in<text:line-break/> Glasgow, and in his first year in Barlinnie prison stabbed three prison<text:line-break/> officers, earning him an extra seven-year sentence. But, after being<text:line-break/> transferred to the same unit that Boyle attended, he learned to sculpt and<text:line-break/> developed an interest in art. He later published Autobiography of a Murderer,<text:line-break/> a frank account of Glasgows criminal culture in the 1960s, which received<text:line-break/> critical praise. <text:line-break/> <text:line-break/> And Lord Archer doesnt seem to have had trouble continuing to write the books<text:line-break/> that have made him millions while in jail. He recently signed a three-book<text:line-break/> deal with Macmillan publishers worth a reported £10 million, and is no doubt<text:line-break/> scribbling away as we speak. <text:line-break/> <text:line-break/> So why is it that men like Collins, Bronson and Boyle, who can be so<text:line-break/> destructive towards society on the outside, can become so creative once stuck<text:line-break/> on the inside? Steve Richards, Bronsons publisher, has published many books<text:line-break/> about criminal figures and believes the roots of this phenomenon are both<text:line-break/> pragmatic and profound. <text:line-break/> <text:line-break/> He says: "Prison is sometimes the first time some criminals will ever have<text:line-break/> known a stable environment, and this can be the first time they have the<text:line-break/> chance to focus on their creative skills. <text:line-break/> <text:line-break/> "It may also be the first time that they have really had the chance of an<text:line-break/> education, if their early years have been hard. It could be the first time<text:line-break/> anyone has offered them the chance to explore their creative talents." <text:line-break/> <text:line-break/> However, Richards believes the reasons are also deeper than that. He says:<text:line-break/> "Once they are behind bars, the cold light of day hits them, and they examine<text:line-break/> the very essence of who they are. <text:line-break/> <text:line-break/> "They ask themselves, am I a man who wants to be remembered for violence? Or<text:line-break/> am I a man who can contribute to society, who can be remembered for something<text:line-break/> good?" <text:line-break/> <text:line-break/> Bronson - who was born Michael Gordon Peterson, but changed his name to that<text:line-break/> of the Hollywood star of the Death Wish films - has, so far, been remembered<text:line-break/> mainly for things bad. He was originally jailed for seven years for armed<text:line-break/> robbery in 1974, and has had a series of sentences added to his original term<text:line-break/> over the years as a result of attacking people in prison. In 2000 he was<text:line-break/> jailed for life after being convicted of holding a teacher hostage for nearly<text:line-break/> two days during a jail siege. <text:line-break/> <text:line-break/> Standing five feet ten and a half inches tall and weighing 210lbs, he is<text:line-break/> renowned for his strength. He has bent metal cell doors with his bare hands<text:line-break/> and does up to 3,000 - yes, 3,000 - press-ups a day. As he puts it: "I can hit<text:line-break/> a man 20 times in four seconds, I can push 132 press ups in 60 seconds." <text:line-break/> <text:line-break/> But judging by our current obsession with health and exercise, Solitary<text:line-break/> Fitness might be the book which will see Bronsons face sitting on every<text:line-break/> coffee table in the land. He might be the man to give us the dream body which<text:line-break/> so many so-called fitness gurus promise but fail to motivate us into. Because<text:line-break/> Bronson has learned to use words as powerfully as he can use his fists. <text:line-break/> <text:line-break/> "All this crap about high-protein drinks, pills, diets, its just a load of<text:line-break/> bollocks and a multi-million-pound racket," he writes, in what can only be<text:line-break/> described as a refreshingly honest style. "We can all be fat lazy bastards,<text:line-break/> its our choice, Im sick of hearing and reading about excuses, if you stuff<text:line-break/> your face with shit you become shit, thats logical to me." <text:line-break/> <text:line-break/> As motivational mantras go, that might be just the kick up the, er, backside<text:line-break/> we all needed. <text:line-break/> <text:line-break/> <text:line-break/> Solitary Fitness by Charles Bronson is published by Mirage Publishing and will<text:line-break/> be available in bookstores from October at £7.99<text:line-break/><text:line-break/><text:line-break/>------------------------ Yahoo! Groups Sponsor ---------------------~--&gt;<text:line-break/>4 DVDs Free +s&amp;p Join Now<text:line-break/>http://us.click.yahoo.com/pt6YBB/NXiEAA/mG3HAA/7gSolB/TM<text:line-break/>---------------------------------------------------------------------~-&gt;<text:line-break/><text:line-break/>To unsubscribe from this group, send an email to:<text:line-break/>forteana-unsubscribe@egroups.com<text:line-break/><text:line-break/> <text:line-break/><text:line-break/>Your use of Yahoo! Groups is subject to http://docs.yahoo.com/info/terms/ <text:line-break/><text:line-break/><text:line-break/><text:line-break/></text:p>
          </table:table-cell>
          <table:table-cell office:value="0" office:value-type="float"/>
          <table:table-cell office:value="1" office:value-type="float"/>
          <table:table-cell office:value="80" office:value-type="float"/>
          <table:table-cell office:value="1265" office:value-type="float"/>
          <table:table-cell office:value="272" office:value-type="float"/>
          <table:table-cell office:value="550" office:value-type="float"/>
          <table:table-cell office:value="1" office:value-type="float"/>
          <table:table-cell office:value="0.0" office:value-type="float"/>
          <table:table-cell office:value="0.0" office:value-type="float"/>
          <table:table-cell office:value="0.8594356681910003" office:value-type="float"/>
          <table:table-cell office:value="0.7143787452605358" office:value-type="float"/>
        </table:table-row>
        <table:table-row>
          <table:table-cell office:value="10" office:value-type="float"/>
          <table:table-cell office:value="0" office:value-type="float"/>
          <table:table-cell office:value-type="string">
            <text:p>&gt; From: <text:s/>"J. W. Ballantine" &lt;jwb@homer.att.com&gt;<text:line-break/>&gt; Date: <text:s/>Wed, 21 Aug 2002 09:51:31 -0400<text:line-break/>&gt;<text:line-break/>&gt; I CVS'ed the unseen/Sequences changes and installed them, and have only one <text:line-break/>&gt; real issue.<text:line-break/>&gt; <text:line-break/>&gt; I use the unseen window rather than the exmh icon, and with the new code<text:line-break/>&gt; I can't seem to be able to. <text:s/>How many unseen when when I have the main window open<text:line-break/>&gt; is not really necessary.<text:line-break/><text:line-break/>hmmm, I stole the code from unseenwin, but I never tested it since I don't use <text:line-break/>that functionality. <text:s/>Consider it on my list of things to check.<text:line-break/><text:line-break/>Chris<text:line-break/><text:line-break/>-- <text:line-break/>Chris Garrigues <text:s text:c="16"/>http://www.DeepEddy.Com/~cwg/<text:line-break/>virCIO <text:s text:c="25"/>http://www.virCIO.Com<text:line-break/>716 Congress, Suite 200<text:line-break/>Austin, TX <text:s/>78701<text:tab/><text:tab/>+1 512 374 0500<text:line-break/><text:line-break/> <text:s/>World War III: <text:s/>The Wrong-Doers Vs. the Evil-Doers.<text:line-break/><text:line-break/><text:line-break/><text:line-break/> </text:p>
          </table:table-cell>
          <table:table-cell office:value="1" office:value-type="float"/>
          <table:table-cell office:value="1" office:value-type="float"/>
          <table:table-cell office:value="15" office:value-type="float"/>
          <table:table-cell office:value="186" office:value-type="float"/>
          <table:table-cell office:value="85" office:value-type="float"/>
          <table:table-cell office:value="113" office:value-type="float"/>
          <table:table-cell office:value="1" office:value-type="float"/>
          <table:table-cell office:value="0.0" office:value-type="float"/>
          <table:table-cell office:value="0.0" office:value-type="float"/>
          <table:table-cell office:value="0.9092721273740999" office:value-type="float"/>
          <table:table-cell office:value="0.7872605581229231" office:value-type="float"/>
        </table:table-row>
        <table:table-row>
          <table:table-cell office:value="11" office:value-type="float"/>
          <table:table-cell office:value="0" office:value-type="float"/>
          <table:table-cell office:value-type="string">
            <text:p>I have been trying to research via SA mirrors and search engines if a canned<text:line-break/>script exists giving clients access to their user_prefs options via a<text:line-break/>web-based CGI interface. Numerous ISPs provide this feature to clients, but<text:line-break/>so far I can find nothing. Our configuration uses Amavis-Postfix and ClamAV<text:line-break/>for virus filtering and Procmail with SpamAssassin for spam filtering. I<text:line-break/>would prefer not to have to write a script myself, but will appreciate any<text:line-break/>suggestions.<text:line-break/><text:line-break/><text:line-break/><text:line-break/>-------------------------------------------------------<text:line-break/>This sf.net email is sponsored by: OSDN - Tired of that same old<text:line-break/>cell phone? <text:s/>Get a new here for FREE!<text:line-break/>https://www.inphonic.com/r.asp?r=sourceforge1&amp;refcode1=vs3390<text:line-break/>_______________________________________________<text:line-break/>Spamassassin-talk mailing list<text:line-break/>Spamassassin-talk@lists.sourceforge.net<text:line-break/>https://lists.sourceforge.net/lists/listinfo/spamassassin-talk<text:line-break/><text:line-break/></text:p>
          </table:table-cell>
          <table:table-cell office:value="0" office:value-type="float"/>
          <table:table-cell office:value="1" office:value-type="float"/>
          <table:table-cell office:value="4" office:value-type="float"/>
          <table:table-cell office:value="181" office:value-type="float"/>
          <table:table-cell office:value="84" office:value-type="float"/>
          <table:table-cell office:value="97" office:value-type="float"/>
          <table:table-cell office:value="1" office:value-type="float"/>
          <table:table-cell office:value="0.0" office:value-type="float"/>
          <table:table-cell office:value="0.0" office:value-type="float"/>
          <table:table-cell office:value="0.8300944753769016" office:value-type="float"/>
          <table:table-cell office:value="0.7172856864371312" office:value-type="float"/>
        </table:table-row>
        <table:table-row>
          <table:table-cell office:value="12" office:value-type="float"/>
          <table:table-cell office:value="0" office:value-type="float"/>
          <table:table-cell office:value-type="string">
            <text:p>Hello, have you seen and discussed this article and his approach?<text:line-break/><text:line-break/>Thank you<text:line-break/><text:line-break/>http://www.paulgraham.com/spam.html<text:line-break/>-- "Hell, there are no rules here-- we're trying to accomplish something."<text:line-break/>-- Thomas Alva Edison<text:line-break/><text:line-break/><text:line-break/><text:line-break/><text:line-break/>-------------------------------------------------------<text:line-break/>This sf.net email is sponsored by: OSDN - Tired of that same old<text:line-break/>cell phone? <text:s/>Get a new here for FREE!<text:line-break/>https://www.inphonic.com/r.asp?r=sourceforge1&amp;refcode1=vs3390<text:line-break/>_______________________________________________<text:line-break/>Spamassassin-devel mailing list<text:line-break/>Spamassassin-devel@lists.sourceforge.net<text:line-break/>https://lists.sourceforge.net/lists/listinfo/spamassassin-devel<text:line-break/><text:line-break/></text:p>
          </table:table-cell>
          <table:table-cell office:value="0" office:value-type="float"/>
          <table:table-cell office:value="1" office:value-type="float"/>
          <table:table-cell office:value="2" office:value-type="float"/>
          <table:table-cell office:value="131" office:value-type="float"/>
          <table:table-cell office:value="77" office:value-type="float"/>
          <table:table-cell office:value="68" office:value-type="float"/>
          <table:table-cell office:value="1" office:value-type="float"/>
          <table:table-cell office:value="0.0" office:value-type="float"/>
          <table:table-cell office:value="0.0" office:value-type="float"/>
          <table:table-cell office:value="0.7321651082559026" office:value-type="float"/>
          <table:table-cell office:value="0.638033222435563" office:value-type="float"/>
        </table:table-row>
        <table:table-row>
          <table:table-cell office:value="13" office:value-type="float"/>
          <table:table-cell office:value="0" office:value-type="float"/>
          <table:table-cell office:value-type="string">
            <text:p> <text:s text:c="3"/>Date: <text:s text:c="7"/>Wed, 21 Aug 2002 10:40:39 -0500<text:line-break/> <text:s text:c="3"/>From: <text:s text:c="7"/>Chris Garrigues &lt;cwg-dated-1030376441.95dd45@DeepEddy.Com&gt;<text:line-break/> <text:s text:c="3"/>Message-ID: <text:s/>&lt;1029944441.398.TMDA@deepeddy.vircio.com&gt;<text:line-break/><text:line-break/> <text:s/>| The background color in this window is the same as the background <text:line-break/> <text:s/>| color in the ftoc.<text:line-break/><text:line-break/>That's what I'd like to vary - particularly as the ftoc background isn't<text:line-break/>constant - messages in the unseen sequence have a different background<text:line-break/>than others.<text:line-break/><text:line-break/>In the ftoc that's fine, but in the sequences window, it isn't needed.<text:line-break/>unseen already has a different foreground there (no problem with that),<text:line-break/>it doesn't need a different background as well.<text:line-break/><text:line-break/>I'll play about a bit with this, and with making it vertical instead of<text:line-break/>horizontal, and see what turns up.<text:line-break/><text:line-break/> <text:s/>| The only sequences that are defined there are sequences which are defined<text:line-break/> <text:s/>| in app-defaults-color or ~/exmh/exmh-defaults-color.<text:line-break/><text:line-break/>OK.<text:line-break/><text:line-break/> <text:s/>| I've been thinking about how to dynamically generate highlighting for<text:line-break/> <text:s/>| other sequences, but haven't got that figured out yet.<text:line-break/><text:line-break/>In this case, highlighting wasn't what I was most concerned about.<text:line-break/>A method to get messages in &amp; out of sequences comes first, how it<text:line-break/>displays is a secondary consideration. <text:s text:c="2"/>But as a suggestion, have an<text:line-break/>"all unknown" sequence highlight, any message in a sequence which has<text:line-break/>no defined highlighting (where defined includes defined to not be treated<text:line-break/>specially) gets highlighted the same way (maybe something as boring as<text:line-break/>a dark brown text colour - almost indistinguishable from the normal black)<text:line-break/><text:line-break/><text:line-break/> <text:s/>| &gt; &gt; Any chance of making the current message a little brighter background?<text:line-break/> <text:s/>| <text:line-break/> <text:s/>| I don't see any reason why not. <text:s/>Experiment and let me know what works for you.<text:line-break/><text:line-break/>Done some of that. <text:s text:c="2"/>First, the most significant change came from changing<text:line-break/>relief from raised to sunken. <text:s text:c="2"/>I don't know why, but it just looks better<text:line-break/>(for me anyway). <text:s text:c="2"/>But even with that, cur and unseen are still just a<text:line-break/>bit too similar. <text:s text:c="2"/>I ended up using<text:line-break/><text:line-break/>*sequence_cur: <text:s/>-background {PaleGoldenrod} -relief sunken -borderwidth 2<text:line-break/><text:line-break/>The unnecessary braces are just because some of the colours I was using<text:line-break/>had spaces in their names. <text:s text:c="2"/>PaleGoldenrod translates as #eee8aa which<text:line-break/>is probably safer for generic use.<text:line-break/><text:line-break/>kre<text:line-break/><text:line-break/><text:line-break/><text:line-break/>_______________________________________________<text:line-break/>Exmh-workers mailing list<text:line-break/>Exmh-workers@redhat.com<text:line-break/>https://listman.redhat.com/mailman/listinfo/exmh-workers<text:line-break/><text:line-break/></text:p>
          </table:table-cell>
          <table:table-cell office:value="1" office:value-type="float"/>
          <table:table-cell office:value="0" office:value-type="float"/>
          <table:table-cell office:value="6" office:value-type="float"/>
          <table:table-cell office:value="537" office:value-type="float"/>
          <table:table-cell office:value="195" office:value-type="float"/>
          <table:table-cell office:value="232" office:value-type="float"/>
          <table:table-cell office:value="1" office:value-type="float"/>
          <table:table-cell office:value="0.0" office:value-type="float"/>
          <table:table-cell office:value="0.0" office:value-type="float"/>
          <table:table-cell office:value="0.9152011021114937" office:value-type="float"/>
          <table:table-cell office:value="0.7810494465048267" office:value-type="float"/>
        </table:table-row>
        <table:table-row>
          <table:table-cell office:value="14" office:value-type="float"/>
          <table:table-cell office:value="0" office:value-type="float"/>
          <table:table-cell office:value-type="string">
            <text:p>I don't know how make of you are in the Bay Area but EFF is having a benifit <text:line-break/>party ast the DNA Lounge in San Francisco tonight. Wil Weaton (Wesley Crussher <text:line-break/>from star Trek TNG) will fight Barney the Dinasour.<text:line-break/><text:line-break/>Come on by if you're not doing anything.<text:line-break/><text:line-break/><text:line-break/><text:line-break/>-------------------------------------------------------<text:line-break/>This sf.net email is sponsored by: OSDN - Tired of that same old<text:line-break/>cell phone? <text:s/>Get a new here for FREE!<text:line-break/>https://www.inphonic.com/r.asp?r=sourceforge1&amp;refcode1=vs3390<text:line-break/>_______________________________________________<text:line-break/>Spamassassin-devel mailing list<text:line-break/>Spamassassin-devel@lists.sourceforge.net<text:line-break/>https://lists.sourceforge.net/lists/listinfo/spamassassin-devel<text:line-break/><text:line-break/></text:p>
          </table:table-cell>
          <table:table-cell office:value="0" office:value-type="float"/>
          <table:table-cell office:value="1" office:value-type="float"/>
          <table:table-cell office:value="9" office:value-type="float"/>
          <table:table-cell office:value="148" office:value-type="float"/>
          <table:table-cell office:value="77" office:value-type="float"/>
          <table:table-cell office:value="82" office:value-type="float"/>
          <table:table-cell office:value="1" office:value-type="float"/>
          <table:table-cell office:value="0.0" office:value-type="float"/>
          <table:table-cell office:value="0.0" office:value-type="float"/>
          <table:table-cell office:value="0.771982682759939" office:value-type="float"/>
          <table:table-cell office:value="0.6693979779840973" office:value-type="float"/>
        </table:table-row>
        <table:table-row>
          <table:table-cell office:value="15" office:value-type="float"/>
          <table:table-cell office:value="0" office:value-type="float"/>
          <table:table-cell office:value-type="string">
            <text:p>Yes - great minds think alike. But even withput eval rules it would be very <text:line-break/>useful. It would allow us to respond quickly to spammer's tricks.<text:line-break/><text:line-break/>Theo Van Dinter wrote:<text:line-break/>&gt; On Thu, Aug 22, 2002 at 07:27:52AM -0700, Marc Perkel wrote:<text:line-break/>&gt; <text:line-break/>&gt;&gt;Has anyone though of the idea of live updates of rules after release? The <text:line-break/>&gt;&gt;idea being that the user can run a cron job once a week or so and get the <text:line-break/>&gt;&gt;new default rule set. This would allow us to react faster to:<text:line-break/>&gt; <text:line-break/>&gt; <text:line-break/>&gt; I suggested this a few months ago. <text:s/>I don't remember the details of what<text:line-break/>&gt; came out of it except that it would only be useful for non-eval rules<text:line-break/>&gt; since those require code changes.<text:line-break/>&gt; <text:line-break/><text:line-break/><text:line-break/><text:line-break/>-------------------------------------------------------<text:line-break/>This sf.net email is sponsored by: OSDN - Tired of that same old<text:line-break/>cell phone? <text:s/>Get a new here for FREE!<text:line-break/>https://www.inphonic.com/r.asp?r=sourceforge1&amp;refcode1=vs3390<text:line-break/>_______________________________________________<text:line-break/>Spamassassin-devel mailing list<text:line-break/>Spamassassin-devel@lists.sourceforge.net<text:line-break/>https://lists.sourceforge.net/lists/listinfo/spamassassin-devel<text:line-break/><text:line-break/></text:p>
          </table:table-cell>
          <table:table-cell office:value="1" office:value-type="float"/>
          <table:table-cell office:value="1" office:value-type="float"/>
          <table:table-cell office:value="5" office:value-type="float"/>
          <table:table-cell office:value="253" office:value-type="float"/>
          <table:table-cell office:value="114" office:value-type="float"/>
          <table:table-cell office:value="126" office:value-type="float"/>
          <table:table-cell office:value="1" office:value-type="float"/>
          <table:table-cell office:value="0.0" office:value-type="float"/>
          <table:table-cell office:value="0.0" office:value-type="float"/>
          <table:table-cell office:value="0.8768153768839828" office:value-type="float"/>
          <table:table-cell office:value="0.7626941283190071" office:value-type="float"/>
        </table:table-row>
        <table:table-row>
          <table:table-cell office:value="16" office:value-type="float"/>
          <table:table-cell office:value="0" office:value-type="float"/>
          <table:table-cell office:value-type="string">
            <text:p>On Mon, Aug 19, 2002 at 03:08:16PM +0100, John P. Looney mentioned:<text:line-break/>&gt; <text:s/>This is likely because to get it to boot, like the cobalt, I'm actually<text:line-break/>&gt; passing root=/dev/hda5 to the kernel, not /dev/md0. <text:line-break/><text:line-break/> Just to solve this...the reason I was booting the box with<text:line-break/>root=/dev/hda5, not /dev/md0 was because /dev/md0 wasn't booting - it<text:line-break/>would barf with 'can't find init'.<text:line-break/><text:line-break/> It turns out that this is because I was populating md0 with tar. Which<text:line-break/>seems to have 'issues' with crosslinked files - for instance, it was<text:line-break/>trying to make a hard link of glibc.so to hda - and failing. It was only<text:line-break/>as I did it again with a friend present, that he spotted the errors, and<text:line-break/>queried them. We noticed that the hard linked files just didn't exist on<text:line-break/>the new rootfs.<text:line-break/><text:line-break/> When we duplicated the filesystems with dump instead of tar, it worked<text:line-break/>fine, I was able to tell lilo to use root=/dev/md0 and everything worked.<text:line-break/><text:line-break/> Woohoo.<text:line-break/><text:line-break/>Kate<text:line-break/><text:line-break/><text:line-break/>-- <text:line-break/>Irish Linux Users' Group: ilug@linux.ie<text:line-break/>http://www.linux.ie/mailman/listinfo/ilug for (un)subscription information.<text:line-break/>List maintainer: listmaster@linux.ie<text:line-break/><text:line-break/></text:p>
          </table:table-cell>
          <table:table-cell office:value="1" office:value-type="float"/>
          <table:table-cell office:value="1" office:value-type="float"/>
          <table:table-cell office:value="3" office:value-type="float"/>
          <table:table-cell office:value="244" office:value-type="float"/>
          <table:table-cell office:value="74" office:value-type="float"/>
          <table:table-cell office:value="131" office:value-type="float"/>
          <table:table-cell office:value="1" office:value-type="float"/>
          <table:table-cell office:value="0.0" office:value-type="float"/>
          <table:table-cell office:value="0.0" office:value-type="float"/>
          <table:table-cell office:value="0.895177362752673" office:value-type="float"/>
          <table:table-cell office:value="0.7465281884245915" office:value-type="float"/>
        </table:table-row>
        <table:table-row>
          <table:table-cell office:value="17" office:value-type="float"/>
          <table:table-cell office:value="0" office:value-type="float"/>
          <table:table-cell office:value-type="string">
            <text:p>&gt; From: <text:s/>Chris Garrigues &lt;cwg-exmh@DeepEddy.Com&gt;<text:line-break/>&gt; Date: <text:s/>Wed, 21 Aug 2002 10:40:39 -0500<text:line-break/>&gt;<text:line-break/>&gt; &gt; From: <text:s/>Chris Garrigues &lt;cwg-exmh@DeepEddy.Com&gt;<text:line-break/>&gt; &gt; Date: <text:s/>Wed, 21 Aug 2002 10:17:45 -0500<text:line-break/>&gt; &gt;<text:line-break/>&gt; &gt; Ouch...I'll get right on it.<text:line-break/>&gt; &gt; <text:line-break/>&gt; &gt; &gt; From: <text:s/>Robert Elz &lt;kre@munnari.OZ.AU&gt;<text:line-break/>&gt; &gt; &gt; Date: <text:s/>Wed, 21 Aug 2002 19:30:01 +0700<text:line-break/>&gt; &gt; &gt;<text:line-break/>&gt; &gt; &gt; Any chance of having that lengthen instead? <text:s text:c="2"/>I like all my exmh stuff<text:line-break/>&gt; &gt; &gt; in nice columns (fits the display better). <text:s text:c="2"/>That is, I use the detache<text:line-break/>&gt; d<text:line-break/>&gt; &gt; &gt; folder list, one column. <text:s text:c="2"/>The main exmh window takes up full screen,<text:line-break/>&gt; &gt; &gt; top to bottom, but less than half the width, etc...<text:line-break/>&gt; <text:line-break/>&gt; I thought about that. <text:s/>The first order approximation would be to just add <text:line-break/>&gt; using pack .... -side top instead of pack ... -side left, however, since their <text:line-break/>&gt; each a different width, it would look funny.<text:line-break/><text:line-break/>I've done this. <text:s/>It's not as pretty as I think it should be, but it works. <text:s/><text:line-break/>I'm going to leave the cosmetic issues to others. <text:s/>When I update the <text:line-break/>documentation, I'll add this to the exmh.TODO file.<text:line-break/><text:line-break/>I'm leaving for a 2 1/2 week vacation in a week, so this is the last new <text:line-break/>functionality I'm going to add for a while. <text:s/>Also, I now have pretty much <text:line-break/>everything in there that I want for my own use, so I'm probably pretty much <text:line-break/>done. <text:s/>I'll work on bug fixes and documentation before my vacation, and <text:line-break/>hopefully do nothing more afterwards.<text:line-break/><text:line-break/>Chris<text:line-break/><text:line-break/>-- <text:line-break/>Chris Garrigues <text:s text:c="16"/>http://www.DeepEddy.Com/~cwg/<text:line-break/>virCIO <text:s text:c="25"/>http://www.virCIO.Com<text:line-break/>716 Congress, Suite 200<text:line-break/>Austin, TX <text:s/>78701<text:tab/><text:tab/>+1 512 374 0500<text:line-break/><text:line-break/> <text:s/>World War III: <text:s/>The Wrong-Doers Vs. the Evil-Doers.<text:line-break/><text:line-break/><text:line-break/><text:line-break/> </text:p>
          </table:table-cell>
          <table:table-cell office:value="0" office:value-type="float"/>
          <table:table-cell office:value="2" office:value-type="float"/>
          <table:table-cell office:value="23" office:value-type="float"/>
          <table:table-cell office:value="424" office:value-type="float"/>
          <table:table-cell office:value="196" office:value-type="float"/>
          <table:table-cell office:value="190" office:value-type="float"/>
          <table:table-cell office:value="1" office:value-type="float"/>
          <table:table-cell office:value="0.0" office:value-type="float"/>
          <table:table-cell office:value="0.0" office:value-type="float"/>
          <table:table-cell office:value="0.9010218558671835" office:value-type="float"/>
          <table:table-cell office:value="0.7964779407567175" office:value-type="float"/>
        </table:table-row>
        <table:table-row>
          <table:table-cell office:value="18" office:value-type="float"/>
          <table:table-cell office:value="0" office:value-type="float"/>
          <table:table-cell office:value-type="string">
            <text:p>SpamAssassin is hurting democracy!<text:line-break/>Owen<text:line-break/>---------------------------------------------------------------------------------------------------------------------<text:line-break/><text:line-break/>http://www.bayarea.com/mld/mercurynews/news/opinion/3900215.htm<text:line-break/><text:line-break/>Internet can level the political playing field<text:line-break/>By Mike McCurry and Larry Purpuro<text:line-break/><text:line-break/>NOT many months from now, people across the country will experience one <text:line-break/>of the great recurring features of American democracy. At shopping <text:line-break/>malls, on factory floors, at church socials and even on our front <text:line-break/>stoops, we will be approached by individuals who want to represent us in <text:line-break/>public office. While chances are high that we won't know them <text:line-break/>personally, they will walk up to us, offer a handshake and a flier and <text:line-break/>ask for our votes.<text:line-break/><text:line-break/>Just as technology is affecting every other area of communication, it <text:line-break/>has begun to affect the way political candidates communicate with voters.<text:line-break/><text:line-break/>In this year's GOP gubernatorial primary, California Secretary of State <text:line-break/>Bill Jones, who faced better-funded candidates, acquired the e-mail <text:line-break/>addresses of more than a million potential California voters and sent <text:line-break/>each an unsolicited e-mail asking for support.<text:line-break/><text:line-break/>That day, he might have chosen any of the more traditional -- and more <text:line-break/>expensive -- methods of contacting voters, such as direct mail, radio <text:line-break/>spots or TV ads. But he spent only about 2 cents per message, instead of <text:line-break/>35 cents or more per message for direct mail or in another medium.<text:line-break/><text:line-break/>Had Jones chosen direct mail, radio or TV, that communication would have <text:line-break/>been equally ``unsolicited,'' as defined in the e-mail world. Few voters <text:line-break/>would have ``opted in'' to receive campaign information from Jones <text:line-break/>through any of those channels.<text:line-break/><text:line-break/>The response to Jones' e-mail effort, however, was swift and intense. He <text:line-break/>was lambasted by anti-spam advocates, and media coverage was almost <text:line-break/>entirely negative. To be fair, some of Jones' tactics could have been <text:line-break/>refined. He used a less-than-perfect list and no standard-practice <text:line-break/>``paid for'' disclaimer in the message.<text:line-break/><text:line-break/>His detractors, however, attacked him not for his tactical miscues but <text:line-break/>because the e-mail was sent unsolicited. In fact, Jones' online campaign <text:line-break/>may have been his most visible asset. In an era of cynicism toward money <text:line-break/>in politics -- money typically spent on other unsolicited communication <text:line-break/>mediums -- Jones tried to level the playing field.<text:line-break/><text:line-break/>No one likes commercial spam. It is irrelevant and untargeted and can be <text:line-break/>highly intrusive and even offensive. But as a sophisticated society, <text:line-break/>it's time to differentiate commercial spam from very different <text:line-break/>unsolicited e-mail sent by political candidates to voters.<text:line-break/><text:line-break/>The debate is particularly relevant in light of legislation in Congress <text:line-break/>that would constitute the first federal law to directly address spam. We <text:line-break/>believe e-mail is no more intrusive than direct mail, telemarketing or <text:line-break/>TV advertising when it comes to politicians seeking to reach voters. A <text:line-break/>simple link in good e-mail campaigns allows recipients to opt out of <text:line-break/>future mailings. Direct mail takes at least a phone call or stamp to be <text:line-break/>taken off a list, and viewers must repeatedly endure TV ads.<text:line-break/><text:line-break/>When a candidate lacks a large campaign war chest, he or she can use the <text:line-break/>Internet to provide constituents with information to better prepare them <text:line-break/>to perform their civic duty of casting educated votes. With more than 60 <text:line-break/>percent of all potential voters in this country possessing e-mail <text:line-break/>accounts, it makes sense that political candidates use this medium.<text:line-break/><text:line-break/>Candidates might avoid some of the tactical problems encountered by the <text:line-break/>Jones campaign if they use the technologies available today that better <text:line-break/>ensure quality of e-mail lists and target content to specific recipient <text:line-break/>groups.<text:line-break/><text:line-break/>But the broader point remains. When a political candidate sends a voter <text:line-break/>an e-mail, that recipient can choose to delete the message without <text:line-break/>opening it, unsubscribe from the list, read it or even reply and engage <text:line-break/>the sender. That choice should belong to the voter -- not to anti-spam <text:line-break/>advocates whose efforts are better focused on commercial e-mail. <text:line-break/>Political candidates should be free to communicate with voters as best <text:line-break/>they can, and let voters decide what to do with that information.<text:line-break/><text:line-break/><text:line-break/>--------------------------------------------------------------------------------<text:line-break/>Mike McCurry, former press secretary for President Clinton, is CEO of an <text:line-break/>advocacy management and communications software company. Larry Purpuro, <text:line-break/>the former Republican National Committee deputy chief of staff, is <text:line-break/>founder and president of a political e-marketing firm. This was written <text:line-break/>for the Los Angeles Times. <text:line-break/><text:line-break/>http://xent.com/mailman/listinfo/fork<text:line-break/><text:line-break/></text:p>
          </table:table-cell>
          <table:table-cell office:value="0" office:value-type="float"/>
          <table:table-cell office:value="1" office:value-type="float"/>
          <table:table-cell office:value="28" office:value-type="float"/>
          <table:table-cell office:value="889" office:value-type="float"/>
          <table:table-cell office:value="191" office:value-type="float"/>
          <table:table-cell office:value="394" office:value-type="float"/>
          <table:table-cell office:value="1" office:value-type="float"/>
          <table:table-cell office:value="0.0" office:value-type="float"/>
          <table:table-cell office:value="0.0" office:value-type="float"/>
          <table:table-cell office:value="0.8626774036673877" office:value-type="float"/>
          <table:table-cell office:value="0.7267741112934979" office:value-type="float"/>
        </table:table-row>
        <table:table-row>
          <table:table-cell office:value="19" office:value-type="float"/>
          <table:table-cell office:value="0" office:value-type="float"/>
          <table:table-cell office:value-type="string">
            <text:p>Hi all,<text:line-break/><text:line-break/>apologies for the possible silly question (i don't think it is, but), <text:line-break/>but is Eircom's aDSL service NAT'ed?<text:line-break/><text:line-break/>and what implications would that have for VoIP? I know there are <text:line-break/>difficulties with VoIP or connecting to clients connected to a NAT'ed <text:line-break/>network from the internet wild (i.e. machines with static, real IPs)<text:line-break/><text:line-break/>any help pointers would be helpful,<text:line-break/><text:line-break/>cheers<text:line-break/>-- <text:line-break/>rgrds,<text:line-break/>Bernard<text:line-break/>-- <text:line-break/>Bernard Tyers * National Centre for Sensor Research * P:353-1-700-5273 *<text:line-break/>E: bernard.tyers@dcu.ie * W: www.physics.dcu.ie/~bty * L:N117<text:line-break/><text:line-break/>_______________________________________________<text:line-break/>IIU mailing list<text:line-break/>IIU@iiu.taint.org<text:line-break/>http://iiu.taint.org/mailman/listinfo/iiu<text:line-break/><text:line-break/></text:p>
          </table:table-cell>
          <table:table-cell office:value="0" office:value-type="float"/>
          <table:table-cell office:value="1" office:value-type="float"/>
          <table:table-cell office:value="2" office:value-type="float"/>
          <table:table-cell office:value="177" office:value-type="float"/>
          <table:table-cell office:value="100" office:value-type="float"/>
          <table:table-cell office:value="87" office:value-type="float"/>
          <table:table-cell office:value="1" office:value-type="float"/>
          <table:table-cell office:value="0.0" office:value-type="float"/>
          <table:table-cell office:value="0.0" office:value-type="float"/>
          <table:table-cell office:value="0.7952865360426113" office:value-type="float"/>
          <table:table-cell office:value="0.6985662310959373" office:value-type="float"/>
        </table:table-row>
        <table:table-row>
          <table:table-cell office:value="20" office:value-type="float"/>
          <table:table-cell office:value="0" office:value-type="float"/>
          <table:table-cell office:value-type="string">
            <text:p>--- In forteana@y..., "D.McMann" &lt;dmcmann@b...&gt; wrote:<text:line-break/>&gt; Robert Moaby, 33, who sent death threats to staff, was also jailed<text:line-break/>&gt; for hoarding indecent pictures of children on his home computer.<text:line-break/>&gt; =========<text:line-break/>&gt; <text:line-break/>&gt; Hmm, if I didn't trust our government and secret police, I could <text:line-break/>look at<text:line-break/>&gt; this another way....<text:line-break/><text:line-break/>There is a bit of circumstantial evidence - apparently some MT <text:line-break/>listers were approached by him (via email) - a little research in <text:line-break/>dejanews/google groups showed a number of messages from him, clearly <text:line-break/>hoping to contact girls, appearing in "alt.teens" and similar groups -<text:line-break/> I just tried a Google Groups search on "Robert Moaby" and some of <text:line-break/>them came top of the list.<text:line-break/><text:line-break/>Note for Marie - "MT" stands for Mark Thomas, a slightly slimmer, UK <text:line-break/>version of your Michael Moore - the mailing list is named after him. <text:line-break/><text:line-break/>Rob<text:line-break/><text:line-break/><text:line-break/>------------------------ Yahoo! Groups Sponsor ---------------------~--&gt;<text:line-break/>4 DVDs Free +s&amp;p Join Now<text:line-break/>http://us.click.yahoo.com/pt6YBB/NXiEAA/mG3HAA/7gSolB/TM<text:line-break/>---------------------------------------------------------------------~-&gt;<text:line-break/><text:line-break/>To unsubscribe from this group, send an email to:<text:line-break/>forteana-unsubscribe@egroups.com<text:line-break/><text:line-break/> <text:line-break/><text:line-break/>Your use of Yahoo! Groups is subject to http://docs.yahoo.com/info/terms/ <text:line-break/><text:line-break/><text:line-break/><text:line-break/></text:p>
          </table:table-cell>
          <table:table-cell office:value="0" office:value-type="float"/>
          <table:table-cell office:value="1" office:value-type="float"/>
          <table:table-cell office:value="10" office:value-type="float"/>
          <table:table-cell office:value="245" office:value-type="float"/>
          <table:table-cell office:value="93" office:value-type="float"/>
          <table:table-cell office:value="147" office:value-type="float"/>
          <table:table-cell office:value="1" office:value-type="float"/>
          <table:table-cell office:value="0.0" office:value-type="float"/>
          <table:table-cell office:value="0.0" office:value-type="float"/>
          <table:table-cell office:value="0.9042143819960363" office:value-type="float"/>
          <table:table-cell office:value="0.7979649037948195" office:value-type="float"/>
        </table:table-row>
        <table:table-row>
          <table:table-cell office:value="21" office:value-type="float"/>
          <table:table-cell office:value="0" office:value-type="float"/>
          <table:table-cell office:value-type="string">
            <text:p>In a nutshell - Solaris is Suns own flavour of UNIX.<text:line-break/><text:line-break/>&gt; -----Original Message-----<text:line-break/>&gt; From: Kiall Mac Innes [mailto:kiall@redpie.com] <text:line-break/>&gt; Sent: 22 August 2002 17:23<text:line-break/>&gt; To: ILUG<text:line-break/>&gt; Subject: [ILUG] Sun Solaris..<text:line-break/>&gt; <text:line-break/>&gt; <text:line-break/>&gt; Can someone explain what type of operating system Solaris <text:line-break/>&gt; is... as ive never seen or used it i dont know wheather to <text:line-break/>&gt; get a server from Sun or from DELL i would prefer a linux <text:line-break/>&gt; based server and Sun seems to be the one for that but im not <text:line-break/>&gt; sure if Solaris is a distro of linux or a completely <text:line-break/>&gt; different operating system? can someone explain...<text:line-break/>&gt; <text:line-break/>&gt; Kiall Mac Innes<text:line-break/>&gt; <text:line-break/>&gt; <text:line-break/>&gt; -- <text:line-break/>&gt; Irish Linux Users' Group: ilug@linux.ie <text:line-break/>&gt; http://www.linux.ie/mailman/listinfo/ilug for <text:line-break/>&gt; (un)subscription information. List maintainer: listmaster@linux.ie<text:line-break/>&gt; <text:line-break/><text:line-break/>-- <text:line-break/>Irish Linux Users' Group: ilug@linux.ie<text:line-break/>http://www.linux.ie/mailman/listinfo/ilug for (un)subscription information.<text:line-break/>List maintainer: listmaster@linux.ie<text:line-break/><text:line-break/></text:p>
          </table:table-cell>
          <table:table-cell office:value="0" office:value-type="float"/>
          <table:table-cell office:value="2" office:value-type="float"/>
          <table:table-cell office:value="5" office:value-type="float"/>
          <table:table-cell office:value="199" office:value-type="float"/>
          <table:table-cell office:value="82" office:value-type="float"/>
          <table:table-cell office:value="95" office:value-type="float"/>
          <table:table-cell office:value="1" office:value-type="float"/>
          <table:table-cell office:value="0.0" office:value-type="float"/>
          <table:table-cell office:value="0.0" office:value-type="float"/>
          <table:table-cell office:value="0.8651895354921224" office:value-type="float"/>
          <table:table-cell office:value="0.7727106896231174" office:value-type="float"/>
        </table:table-row>
        <table:table-row>
          <table:table-cell office:value="22" office:value-type="float"/>
          <table:table-cell office:value="0" office:value-type="float"/>
          <table:table-cell office:value-type="string">
            <text:p>Apols if this has been posted before:<text:line-break/><text:line-break/>http://www.pinkpaperclips.net/subs/quiz2.html<text:line-break/><text:line-break/>Rob<text:line-break/><text:line-break/><text:line-break/>------------------------ Yahoo! Groups Sponsor ---------------------~--&gt;<text:line-break/>4 DVDs Free +s&amp;p Join Now<text:line-break/>http://us.click.yahoo.com/pt6YBB/NXiEAA/mG3HAA/7gSolB/TM<text:line-break/>---------------------------------------------------------------------~-&gt;<text:line-break/><text:line-break/>To unsubscribe from this group, send an email to:<text:line-break/>forteana-unsubscribe@egroups.com<text:line-break/><text:line-break/> <text:line-break/><text:line-break/>Your use of Yahoo! Groups is subject to http://docs.yahoo.com/info/terms/ <text:line-break/><text:line-break/><text:line-break/><text:line-break/></text:p>
          </table:table-cell>
          <table:table-cell office:value="0" office:value-type="float"/>
          <table:table-cell office:value="1" office:value-type="float"/>
          <table:table-cell office:value="1" office:value-type="float"/>
          <table:table-cell office:value="59" office:value-type="float"/>
          <table:table-cell office:value="22" office:value-type="float"/>
          <table:table-cell office:value="47" office:value-type="float"/>
          <table:table-cell office:value="1" office:value-type="float"/>
          <table:table-cell office:value="0.0" office:value-type="float"/>
          <table:table-cell office:value="0.0" office:value-type="float"/>
          <table:table-cell office:value="0.8511355898757091" office:value-type="float"/>
          <table:table-cell office:value="0.7605206680770786" office:value-type="float"/>
        </table:table-row>
        <table:table-row>
          <table:table-cell office:value="23" office:value-type="float"/>
          <table:table-cell office:value="0" office:value-type="float"/>
          <table:table-cell office:value-type="string">
            <text:p>Can someone explain what type of operating system Solaris is... as ive never<text:line-break/>seen or used it i dont know wheather to get a server from Sun or from DELL i<text:line-break/>would prefer a linux based server and Sun seems to be the one for that but<text:line-break/>im not sure if Solaris is a distro of linux or a completely different<text:line-break/>operating system? can someone explain...<text:line-break/><text:line-break/>Kiall Mac Innes<text:line-break/><text:line-break/><text:line-break/>-- <text:line-break/>Irish Linux Users' Group: ilug@linux.ie<text:line-break/>http://www.linux.ie/mailman/listinfo/ilug for (un)subscription information.<text:line-break/>List maintainer: listmaster@linux.ie<text:line-break/><text:line-break/></text:p>
          </table:table-cell>
          <table:table-cell office:value="0" office:value-type="float"/>
          <table:table-cell office:value="1" office:value-type="float"/>
          <table:table-cell office:value="3" office:value-type="float"/>
          <table:table-cell office:value="103" office:value-type="float"/>
          <table:table-cell office:value="20" office:value-type="float"/>
          <table:table-cell office:value="73" office:value-type="float"/>
          <table:table-cell office:value="1" office:value-type="float"/>
          <table:table-cell office:value="0.0" office:value-type="float"/>
          <table:table-cell office:value="0.0" office:value-type="float"/>
          <table:table-cell office:value="0.870498760552829" office:value-type="float"/>
          <table:table-cell office:value="0.7287600761430352" office:value-type="float"/>
        </table:table-row>
        <table:table-row>
          <table:table-cell office:value="24" office:value-type="float"/>
          <table:table-cell office:value="0" office:value-type="float"/>
          <table:table-cell office:value-type="string">
            <text:p>&gt; Apols if this has been posted before:<text:line-break/>&gt; <text:line-break/>&gt; http://www.pinkpaperclips.net/subs/quiz2.html<text:line-break/>&gt;<text:line-break/>So, anyone who isn't Beaker?<text:line-break/><text:line-break/>TimC<text:line-break/>Meep<text:line-break/><text:line-break/>------------------------ Yahoo! Groups Sponsor ---------------------~--&gt;<text:line-break/>4 DVDs Free +s&amp;p Join Now<text:line-break/>http://us.click.yahoo.com/pt6YBB/NXiEAA/mG3HAA/7gSolB/TM<text:line-break/>---------------------------------------------------------------------~-&gt;<text:line-break/><text:line-break/>To unsubscribe from this group, send an email to:<text:line-break/>forteana-unsubscribe@egroups.com<text:line-break/><text:line-break/> <text:line-break/><text:line-break/>Your use of Yahoo! Groups is subject to http://docs.yahoo.com/info/terms/ <text:line-break/><text:line-break/><text:line-break/><text:line-break/></text:p>
          </table:table-cell>
          <table:table-cell office:value="0" office:value-type="float"/>
          <table:table-cell office:value="1" office:value-type="float"/>
          <table:table-cell office:value="2" office:value-type="float"/>
          <table:table-cell office:value="76" office:value-type="float"/>
          <table:table-cell office:value="32" office:value-type="float"/>
          <table:table-cell office:value="53" office:value-type="float"/>
          <table:table-cell office:value="1" office:value-type="float"/>
          <table:table-cell office:value="0.0" office:value-type="float"/>
          <table:table-cell office:value="0.0" office:value-type="float"/>
          <table:table-cell office:value="0.8634665955574871" office:value-type="float"/>
          <table:table-cell office:value="0.7762735774009899" office:value-type="float"/>
        </table:table-row>
        <table:table-row>
          <table:table-cell office:value="25" office:value-type="float"/>
          <table:table-cell office:value="0" office:value-type="float"/>
          <table:table-cell office:value-type="string">
            <text:p>On Thu, Aug 22, 2002 at 05:13:01PM +0100, Fergal Moran mentioned:<text:line-break/>&gt; In a nutshell - Solaris is Suns own flavour of UNIX.<text:line-break/><text:line-break/> Though I'm sure that this nice person would like a bit more detail.<text:line-break/><text:line-break/> Solaris is quite different to Linux, though these days you can make<text:line-break/>solaris act a lot like linux with an extra CD of GNU tools Sun ship with<text:line-break/>solaris. It is based on the SysV unix family, so it's quite similar to<text:line-break/>other unixen like HPUX and SCO.<text:line-break/><text:line-break/> Sun's hardware in general is more reliable, and a lot more expensive. One<text:line-break/>of the main bonuses you get by buying Sun is that you are getting your<text:line-break/>hardware and software from one company, so if you have a support contract,<text:line-break/>they have to fix it. They can't fob you off with 'that's a software<text:line-break/>problem, talk to the software vendor.' etc.<text:line-break/><text:line-break/> If you are set on Linux, you most likely can do your own support. There<text:line-break/>is then a world of different hardware options. You can run Linux on Sparc,<text:line-break/>though some companies like RedHat don't maintain a sparc port anymore.<text:line-break/><text:line-break/> You can also buy your machine from linux-oriented companies like DNUK,<text:line-break/>who do machines designed to run linux, and their own version of linux,<text:line-break/>that has a few extras for their machines. Or, you can get a machine from a<text:line-break/>cheaper company like Dell, and it'll most likely work, most of the time.<text:line-break/><text:line-break/>John<text:line-break/><text:line-break/><text:line-break/>-- <text:line-break/>Irish Linux Users' Group: ilug@linux.ie<text:line-break/>http://www.linux.ie/mailman/listinfo/ilug for (un)subscription information.<text:line-break/>List maintainer: listmaster@linux.ie<text:line-break/><text:line-break/></text:p>
          </table:table-cell>
          <table:table-cell office:value="0" office:value-type="float"/>
          <table:table-cell office:value="1" office:value-type="float"/>
          <table:table-cell office:value="15" office:value-type="float"/>
          <table:table-cell office:value="324" office:value-type="float"/>
          <table:table-cell office:value="77" office:value-type="float"/>
          <table:table-cell office:value="167" office:value-type="float"/>
          <table:table-cell office:value="1" office:value-type="float"/>
          <table:table-cell office:value="0.0" office:value-type="float"/>
          <table:table-cell office:value="0.0" office:value-type="float"/>
          <table:table-cell office:value="0.8818557297508286" office:value-type="float"/>
          <table:table-cell office:value="0.7401720178667094" office:value-type="float"/>
        </table:table-row>
        <table:table-row>
          <table:table-cell office:value="26" office:value-type="float"/>
          <table:table-cell office:value="0" office:value-type="float"/>
          <table:table-cell office:value-type="string">
            <text:p>John P. Looney wrote:<text:line-break/>&gt; On Thu, Aug 22, 2002 at 05:13:01PM +0100, Fergal Moran mentioned:<text:line-break/>&gt; <text:line-break/>&gt;&gt;In a nutshell - Solaris is Suns own flavour of UNIX.<text:line-break/>&gt; <text:line-break/>&gt; <text:line-break/>&gt; <text:s/>Though I'm sure that this nice person would like a bit more detail.<text:line-break/>&gt; <text:line-break/>&gt; <text:s/>Solaris is quite different to Linux, though these days you can make<text:line-break/>&gt; solaris act a lot like linux with an extra CD of GNU tools Sun ship with<text:line-break/>&gt; solaris. It is based on the SysV unix family, so it's quite similar to<text:line-break/>&gt; other unixen like HPUX and SCO.<text:line-break/>&gt; <text:line-break/>&gt; <text:s/>Sun's hardware in general is more reliable, and a lot more expensive. One<text:line-break/>&gt; of the main bonuses you get by buying Sun is that you are getting your<text:line-break/>&gt; hardware and software from one company, so if you have a support contract,<text:line-break/>&gt; they have to fix it. They can't fob you off with 'that's a software<text:line-break/>&gt; problem, talk to the software vendor.' etc.<text:line-break/>&gt; <text:line-break/>&gt; <text:s/>If you are set on Linux, you most likely can do your own support. There<text:line-break/>&gt; is then a world of different hardware options. You can run Linux on Sparc,<text:line-break/>&gt; though some companies like RedHat don't maintain a sparc port anymore.<text:line-break/>&gt; <text:line-break/>&gt; <text:s/>You can also buy your machine from linux-oriented companies like DNUK,<text:line-break/>&gt; who do machines designed to run linux, and their own version of linux,<text:line-break/>&gt; that has a few extras for their machines. Or, you can get a machine from a<text:line-break/>&gt; cheaper company like Dell, and it'll most likely work, most of the time.<text:line-break/><text:line-break/>Why do you say Dell is cheaper than DNUK?<text:line-break/><text:line-break/>It gets a bit complicated though!<text:line-break/>http://www.levenez.com/unix/history.html<text:line-break/><text:line-break/>Pádraig.<text:line-break/><text:line-break/><text:line-break/>-- <text:line-break/>Irish Linux Users' Group: ilug@linux.ie<text:line-break/>http://www.linux.ie/mailman/listinfo/ilug for (un)subscription information.<text:line-break/>List maintainer: listmaster@linux.ie<text:line-break/><text:line-break/></text:p>
          </table:table-cell>
          <table:table-cell office:value="0" office:value-type="float"/>
          <table:table-cell office:value="1" office:value-type="float"/>
          <table:table-cell office:value="17" office:value-type="float"/>
          <table:table-cell office:value="390" office:value-type="float"/>
          <table:table-cell office:value="125" office:value-type="float"/>
          <table:table-cell office:value="179" office:value-type="float"/>
          <table:table-cell office:value="1" office:value-type="float"/>
          <table:table-cell office:value="0.0" office:value-type="float"/>
          <table:table-cell office:value="0.0" office:value-type="float"/>
          <table:table-cell office:value="0.8977431642532088" office:value-type="float"/>
          <table:table-cell office:value="0.7715349154977404" office:value-type="float"/>
        </table:table-row>
        <table:table-row>
          <table:table-cell office:value="27" office:value-type="float"/>
          <table:table-cell office:value="0" office:value-type="float"/>
          <table:table-cell office:value-type="string">
            <text:p><text:line-break/><text:line-break/><text:line-break/>&gt; &gt; &gt; &gt; Just cvs up'ed and nowadays Catch-up Unseen is __extremely__ slow on <text:line-break/>&gt; &gt; &gt; &gt; large (&gt;100 msgs) unseen sequences. Anybody else having this problem?<text:line-break/>&gt; &gt; &gt; <text:line-break/>&gt; &gt; &gt; I'll take the blame.<text:line-break/>&gt; &gt; &gt; <text:line-break/>&gt; &gt; &gt; The reason, I suspect, is that we're needlessly reading the .sequences file <text:line-break/>&gt; &gt; &gt; multiple times because of other sequences. <text:s/>I need to make the code much <text:line-break/>&gt; &gt; &gt; smarter about handling that file, but first I have a few other fish to fry in <text:line-break/>&gt; &gt; &gt; my rather large patch that's on it's way.<text:line-break/>&gt; &gt; &gt; <text:line-break/>&gt; &gt; <text:line-break/>&gt; &gt; No panic,<text:line-break/>&gt; &gt; <text:line-break/>&gt; &gt; I'm all for cleaning things up before getting it optimized.<text:line-break/>&gt; <text:line-break/>&gt; Okay, this fix is now checked in.<text:line-break/>&gt; <text:line-break/>I'm afraid it didn't help. It still seems to be slower than ~1 month <text:line-break/>ago. Maybe slightly faster than yeasterday. I'm (still) seeing an <text:line-break/>"unseen countdown" in the log.<text:line-break/><text:line-break/>18:51:25 Writing /home/ander/Mail/lists/l-k/.mh_sequences<text:line-break/>18:51:25 lists/l-k has 57 msgs in unseen<text:line-break/>18:51:25 lists/l-k has 56 msgs in unseen<text:line-break/>18:51:25 lists/l-k has 55 msgs in unseen<text:line-break/>18:51:26 lists/l-k has 54 msgs in unseen<text:line-break/>18:51:26 lists/l-k has 53 msgs in unseen<text:line-break/>18:51:26 lists/l-k has 52 msgs in unseen<text:line-break/>18:51:26 lists/l-k has 51 msgs in unseen<text:line-break/>18:51:26 lists/l-k has 50 msgs in unseen<text:line-break/>18:51:26 lists/l-k has 49 msgs in unseen<text:line-break/>18:51:26 lists/l-k has 48 msgs in unseen<text:line-break/>18:51:26 lists/l-k has 47 msgs in unseen<text:line-break/>18:51:26 lists/l-k has 46 msgs in unseen<text:line-break/>18:51:26 lists/l-k has 45 msgs in unseen<text:line-break/>18:51:27 lists/l-k has 44 msgs in unseen<text:line-break/>18:51:27 lists/l-k has 43 msgs in unseen<text:line-break/>18:51:27 lists/l-k has 42 msgs in unseen<text:line-break/>18:51:27 lists/l-k has 41 msgs in unseen<text:line-break/>18:51:27 lists/l-k has 40 msgs in unseen<text:line-break/>18:51:27 lists/l-k has 39 msgs in unseen<text:line-break/>18:51:27 lists/l-k has 38 msgs in unseen<text:line-break/>18:51:27 lists/l-k has 37 msgs in unseen<text:line-break/>18:51:27 lists/l-k has 36 msgs in unseen<text:line-break/>18:51:28 lists/l-k has 35 msgs in unseen<text:line-break/>18:51:28 lists/l-k has 34 msgs in unseen<text:line-break/>18:51:28 lists/l-k has 33 msgs in unseen<text:line-break/>18:51:28 lists/l-k has 32 msgs in unseen<text:line-break/>18:51:28 lists/l-k has 31 msgs in unseen<text:line-break/>18:51:28 lists/l-k has 30 msgs in unseen<text:line-break/>18:51:28 lists/l-k has 29 msgs in unseen<text:line-break/>18:51:28 lists/l-k has 28 msgs in unseen<text:line-break/>18:51:28 lists/l-k has 27 msgs in unseen<text:line-break/>18:51:28 lists/l-k has 26 msgs in unseen<text:line-break/>18:51:29 lists/l-k has 25 msgs in unseen<text:line-break/>18:51:29 lists/l-k has 24 msgs in unseen<text:line-break/>18:51:29 lists/l-k has 23 msgs in unseen<text:line-break/>18:51:29 lists/l-k has 22 msgs in unseen<text:line-break/>18:51:29 lists/l-k has 21 msgs in unseen<text:line-break/>18:51:29 lists/l-k has 20 msgs in unseen<text:line-break/>18:51:29 lists/l-k has 19 msgs in unseen<text:line-break/>18:51:29 lists/l-k has 18 msgs in unseen<text:line-break/>18:51:29 lists/l-k has 17 msgs in unseen<text:line-break/>18:51:29 lists/l-k has 16 msgs in unseen<text:line-break/>18:51:30 lists/l-k has 15 msgs in unseen<text:line-break/>18:51:30 lists/l-k has 14 msgs in unseen<text:line-break/>18:51:30 lists/l-k has 13 msgs in unseen<text:line-break/>18:51:30 lists/l-k has 12 msgs in unseen<text:line-break/>18:51:30 lists/l-k has 11 msgs in unseen<text:line-break/>18:51:30 lists/l-k has 10 msgs in unseen<text:line-break/>18:51:30 lists/l-k has 9 msgs in unseen<text:line-break/>18:51:30 digits changed<text:line-break/>18:51:30 lists/l-k has 8 msgs in unseen<text:line-break/>18:51:30 lists/l-k has 7 msgs in unseen<text:line-break/>18:51:31 lists/l-k has 6 msgs in unseen<text:line-break/>18:51:31 lists/l-k has 5 msgs in unseen<text:line-break/>18:51:31 lists/l-k has 4 msgs in unseen<text:line-break/>18:51:31 lists/l-k has 3 msgs in unseen<text:line-break/>18:51:31 lists/l-k has 2 msgs in unseen<text:line-break/>18:51:31 lists/l-k has 1 msgs in unseen<text:line-break/>18:51:31 lists/l-k has 0 msgs in unseen<text:line-break/>18:51:31 FlistUnseenFolder lists/l-k<text:line-break/>18:51:31 ok<text:line-break/>18:51:47 Folder_Change lists/exmh {Msg_Show cur}<text:line-break/><text:line-break/><text:line-break/><text:line-break/><text:line-break/><text:line-break/>_______________________________________________<text:line-break/>Exmh-workers mailing list<text:line-break/>Exmh-workers@redhat.com<text:line-break/>https://listman.redhat.com/mailman/listinfo/exmh-workers<text:line-break/><text:line-break/></text:p>
          </table:table-cell>
          <table:table-cell office:value="1" office:value-type="float"/>
          <table:table-cell office:value="1" office:value-type="float"/>
          <table:table-cell office:value="84" office:value-type="float"/>
          <table:table-cell office:value="1017" office:value-type="float"/>
          <table:table-cell office:value="464" office:value-type="float"/>
          <table:table-cell office:value="205" office:value-type="float"/>
          <table:table-cell office:value="1" office:value-type="float"/>
          <table:table-cell office:value="0.0" office:value-type="float"/>
          <table:table-cell office:value="0.0" office:value-type="float"/>
          <table:table-cell office:value="0.8026500572090198" office:value-type="float"/>
          <table:table-cell office:value="0.7396805013073079" office:value-type="float"/>
        </table:table-row>
        <table:table-row>
          <table:table-cell office:value="28" office:value-type="float"/>
          <table:table-cell office:value="0" office:value-type="float"/>
          <table:table-cell office:value-type="string">
            <text:p>Hey, it's not easy being green.<text:line-break/><text:line-break/>leslie<text:line-break/><text:line-break/>Leslie Ellen Jones, Ph.D.<text:line-break/>Jack of All Trades and Doctor of Folklore<text:line-break/>lejones@ucla.edu<text:line-break/><text:line-break/>"Truth is an odd number" -- Flann O'Brien<text:line-break/> <text:s/>----- Original Message ----- <text:line-break/> <text:s/>From: Dino <text:line-break/> <text:s/>To: zzzzteana@yahoogroups.com <text:line-break/> <text:s/>Sent: Thursday, August 22, 2002 10:13 AM<text:line-break/> <text:s/>Subject: RE: [zzzzteana] Which Muppet Are You?<text:line-break/><text:line-break/><text:line-break/> <text:s/>Damn kermit...boring...<text:line-break/> <text:s/>Wanna be rizzo he's the coolest<text:line-break/> <text:s/>Dino<text:line-break/><text:line-break/><text:line-break/> <text:s text:c="7"/>Yahoo! Groups Sponsor <text:line-break/> <text:s text:c="13"/>ADVERTISEMENT<text:line-break/> <text:s text:c="12"/><text:line-break/> <text:s text:c="6"/><text:line-break/><text:line-break/> <text:s/>To unsubscribe from this group, send an email to:<text:line-break/> <text:s/>forteana-unsubscribe@egroups.com<text:line-break/><text:line-break/><text:line-break/><text:line-break/> <text:s/>Your use of Yahoo! Groups is subject to the Yahoo! Terms of Service. <text:line-break/><text:line-break/><text:line-break/><text:line-break/>[Non-text portions of this message have been removed]<text:line-break/><text:line-break/><text:line-break/>------------------------ Yahoo! Groups Sponsor ---------------------~--&gt;<text:line-break/>4 DVDs Free +s&amp;p Join Now<text:line-break/>http://us.click.yahoo.com/pt6YBB/NXiEAA/mG3HAA/7gSolB/TM<text:line-break/>---------------------------------------------------------------------~-&gt;<text:line-break/><text:line-break/>To unsubscribe from this group, send an email to:<text:line-break/>forteana-unsubscribe@egroups.com<text:line-break/><text:line-break/> <text:line-break/><text:line-break/>Your use of Yahoo! Groups is subject to http://docs.yahoo.com/info/terms/ <text:line-break/><text:line-break/><text:line-break/><text:line-break/></text:p>
          </table:table-cell>
          <table:table-cell office:value="0" office:value-type="float"/>
          <table:table-cell office:value="1" office:value-type="float"/>
          <table:table-cell office:value="6" office:value-type="float"/>
          <table:table-cell office:value="190" office:value-type="float"/>
          <table:table-cell office:value="73" office:value-type="float"/>
          <table:table-cell office:value="116" office:value-type="float"/>
          <table:table-cell office:value="1" office:value-type="float"/>
          <table:table-cell office:value="0.0" office:value-type="float"/>
          <table:table-cell office:value="0.0" office:value-type="float"/>
          <table:table-cell office:value="0.8853826483773501" office:value-type="float"/>
          <table:table-cell office:value="0.7750503565055463" office:value-type="float"/>
        </table:table-row>
        <table:table-row>
          <table:table-cell office:value="29" office:value-type="float"/>
          <table:table-cell office:value="0" office:value-type="float"/>
          <table:table-cell office:value-type="string">
            <text:p>&gt; From: <text:s/>Anders Eriksson &lt;aeriksson@fastmail.fm&gt;<text:line-break/>&gt; Date: <text:s/>Thu, 22 Aug 2002 18:55:03 +0200<text:line-break/>&gt;<text:line-break/>&gt; <text:line-break/>&gt; <text:line-break/>&gt; <text:line-break/>&gt; &gt; &gt; &gt; &gt; Just cvs up'ed and nowadays Catch-up Unseen is __extremely__ slow o<text:line-break/>&gt; n <text:line-break/>&gt; &gt; &gt; &gt; &gt; large (&gt;100 msgs) unseen sequences. Anybody else having this proble<text:line-break/>&gt; m?<text:line-break/>&gt; &gt; &gt; &gt; <text:line-break/>&gt; &gt; &gt; &gt; I'll take the blame.<text:line-break/>&gt; &gt; &gt; &gt; <text:line-break/>&gt; &gt; &gt; &gt; The reason, I suspect, is that we're needlessly reading the .sequence<text:line-break/>&gt; s file <text:line-break/>&gt; &gt; &gt; &gt; multiple times because of other sequences. <text:s/>I need to make the code m<text:line-break/>&gt; uch <text:line-break/>&gt; &gt; &gt; &gt; smarter about handling that file, but first I have a few other fish t<text:line-break/>&gt; o fry in <text:line-break/>&gt; &gt; &gt; &gt; my rather large patch that's on it's way.<text:line-break/>&gt; &gt; &gt; &gt; <text:line-break/>&gt; &gt; &gt; <text:line-break/>&gt; &gt; &gt; No panic,<text:line-break/>&gt; &gt; &gt; <text:line-break/>&gt; &gt; &gt; I'm all for cleaning things up before getting it optimized.<text:line-break/>&gt; &gt; <text:line-break/>&gt; &gt; Okay, this fix is now checked in.<text:line-break/>&gt; &gt; <text:line-break/>&gt; I'm afraid it didn't help. It still seems to be slower than ~1 month <text:line-break/>&gt; ago. Maybe slightly faster than yeasterday. I'm (still) seeing an <text:line-break/>&gt; "unseen countdown" in the log.<text:line-break/><text:line-break/>Okay....Catchup unseen is something that I don't use often, but i can <text:line-break/>certainly reproduce this. <text:s/>I'll dig into it. <text:s/>It's probably simple.<text:line-break/><text:line-break/>Chris<text:line-break/><text:line-break/>-- <text:line-break/>Chris Garrigues <text:s text:c="16"/>http://www.DeepEddy.Com/~cwg/<text:line-break/>virCIO <text:s text:c="25"/>http://www.virCIO.Com<text:line-break/>716 Congress, Suite 200<text:line-break/>Austin, TX <text:s/>78701<text:tab/><text:tab/>+1 512 374 0500<text:line-break/><text:line-break/> <text:s/>World War III: <text:s/>The Wrong-Doers Vs. the Evil-Doers.<text:line-break/><text:line-break/><text:line-break/><text:line-break/> </text:p>
          </table:table-cell>
          <table:table-cell office:value="1" office:value-type="float"/>
          <table:table-cell office:value="1" office:value-type="float"/>
          <table:table-cell office:value="15" office:value-type="float"/>
          <table:table-cell office:value="374" office:value-type="float"/>
          <table:table-cell office:value="196" office:value-type="float"/>
          <table:table-cell office:value="174" office:value-type="float"/>
          <table:table-cell office:value="1" office:value-type="float"/>
          <table:table-cell office:value="0.0" office:value-type="float"/>
          <table:table-cell office:value="0.0" office:value-type="float"/>
          <table:table-cell office:value="0.8295930408617864" office:value-type="float"/>
          <table:table-cell office:value="0.7546556268451716" office:value-type="float"/>
        </table:table-row>
        <table:table-row>
          <table:table-cell office:value="30" office:value-type="float"/>
          <table:table-cell office:value="0" office:value-type="float"/>
          <table:table-cell office:value-type="string">
            <text:p><text:line-break/>&gt; On Thu, 22 Aug 2002, John P. Looney wrote:<text:line-break/>&gt; &gt; <text:s/>Sun's hardware in general is more reliable,<text:line-break/>&gt; ROFL. not in our experience.<text:line-break/><text:line-break/>Well at least our Caps-Lock keys work:<text:line-break/><text:line-break/>peter@staunton.ie said:<text:line-break/>&gt; Another problem. I have a Dell branded keyboard and if I hit Caps-Lock<text:line-break/>&gt; twice, the whole machine crashes (in Linux, not Windows) - even the on/<text:line-break/>&gt; off switch is inactive, leaving me to reach for the power cable<text:line-break/>&gt; instead.<text:line-break/><text:line-break/>:-P<text:line-break/><text:line-break/>bauwolf@indigo.ie said:<text:line-break/>&gt; as if he wanted Solaris 9 for x86, he'd be waiting a bit<text:line-break/>erm... it runs Solaris x86 as standard...<text:line-break/><text:line-break/>Cheers,<text:line-break/>~Al<text:line-break/><text:line-break/>-- <text:line-break/>Expressed in this posting are my opinions. <text:s/>They are in no way related<text:line-break/>to opinions held by my employer, Sun Microsystems.<text:line-break/>Statements on Sun products included here are not gospel and may<text:line-break/>be fiction rather than truth.<text:line-break/><text:line-break/><text:line-break/><text:line-break/>-- <text:line-break/>Irish Linux Users' Group: ilug@linux.ie<text:line-break/>http://www.linux.ie/mailman/listinfo/ilug for (un)subscription information.<text:line-break/>List maintainer: listmaster@linux.ie<text:line-break/><text:line-break/></text:p>
          </table:table-cell>
          <table:table-cell office:value="0" office:value-type="float"/>
          <table:table-cell office:value="1" office:value-type="float"/>
          <table:table-cell office:value="8" office:value-type="float"/>
          <table:table-cell office:value="216" office:value-type="float"/>
          <table:table-cell office:value="78" office:value-type="float"/>
          <table:table-cell office:value="128" office:value-type="float"/>
          <table:table-cell office:value="1" office:value-type="float"/>
          <table:table-cell office:value="0.0" office:value-type="float"/>
          <table:table-cell office:value="0.0" office:value-type="float"/>
          <table:table-cell office:value="0.9050801877436605" office:value-type="float"/>
          <table:table-cell office:value="0.7802333928997963" office:value-type="float"/>
        </table:table-row>
        <table:table-row>
          <table:table-cell office:value="31" office:value-type="float"/>
          <table:table-cell office:value="0" office:value-type="float"/>
          <table:table-cell office:value-type="string">
            <text:p><text:line-break/><text:line-break/>&gt; <text:s text:c="32"/>You have multiple generations of<text:line-break/>&gt; peasants/squatters that cultivate and live on the lands almost as a<text:line-break/>&gt; human parts of the property package.<text:line-break/><text:line-break/>When I'd read that "getting legal title<text:line-break/>can take 20 years", when I believe that<text:line-break/>1 year ought to be more than sufficient,<text:line-break/>(and helped by the Cairo reference) I'd<text:line-break/>assumed that we were talking about the<text:line-break/>urban poor.<text:line-break/><text:line-break/>If I see people living in mansions, or<text:line-break/>even in suburban subdivisions, I assume<text:line-break/>they didn't have too much trouble with<text:line-break/>their titles.<text:line-break/><text:line-break/>If I see people living in shanties and<text:line-break/>haphazard alleyways, I tend to assume<text:line-break/>their parcels weren't exactly recorded<text:line-break/>on the government maps, or paid for with<text:line-break/>a bank loan, especially when nearby vacant<text:line-break/>lots have shotgun wielding men presumably<text:line-break/>intent on keeping them "development" free.<text:line-break/><text:line-break/>Now, it may be that "Manhattanites' view<text:line-break/>of America" to say that outside of Metro<text:line-break/>Manila, Davao, and maybe another city or<text:line-break/>two (Cebu?), everything else (literally)<text:line-break/>is the boondocks. <text:s/>But going on that very<text:line-break/>broad assumption, I guess I'm describing<text:line-break/>the flip side of Mr. Roger's experience:<text:line-break/>the paisanos (who leave behind those who<text:line-break/>remain on a patron's rural land) move to<text:line-break/>Manila, and (the second assumption) squat<text:line-break/>in shantytowns there, at least until they<text:line-break/>can line up a middle-class job.<text:line-break/><text:line-break/>So, going on two large assumptions, I can<text:line-break/>come up with a scenario under which title<text:line-break/>would take 20 years: a shantytown arises<text:line-break/>somewhere in the midst of a section (or<text:line-break/>whatever the Spanish used to divvy up the<text:line-break/>land) and it takes decades of arguing to<text:line-break/>put together a package which somehow can<text:line-break/>both compensate the owner and record lots<text:line-break/>for the inhabitants. <text:s/>Just transferring<text:line-break/>title to an existing lot, between parties<text:line-break/>who have money, ought not to be a problem.<text:line-break/><text:line-break/>The obvious solution, at least to us<text:line-break/>barking farting chihuahuas on FoRK, is<text:line-break/>to "introduce market mechanisms". <text:s/>It is<text:line-break/>left as an exercise to come up with one<text:line-break/>which works when many of the agents (are<text:line-break/>perceived to) have negligible NPV.<text:line-break/><text:line-break/>-Dave<text:line-break/><text:line-break/>&gt; <text:s text:c="13"/>[land reform] meant that all the agricultural producers had<text:line-break/>&gt; to plant crops all the time (profitable or not) ...<text:line-break/><text:line-break/>What happened to more highly-capitalized<text:line-break/>land? <text:s/>Putting in trees instead of crops<text:line-break/>sounds like it might sidestep that.<text:line-break/><text:line-break/>&gt; Mr. Long, I think you'd particularly enjoy the De Soto work.<text:line-break/><text:line-break/>On the "to find" list. <text:s/>Any chance of<text:line-break/>an explanation of that "Bell Jar" in<text:line-break/>the meantime?<text:line-break/><text:line-break/>http://xent.com/mailman/listinfo/fork<text:line-break/><text:line-break/></text:p>
          </table:table-cell>
          <table:table-cell office:value="0" office:value-type="float"/>
          <table:table-cell office:value="1" office:value-type="float"/>
          <table:table-cell office:value="20" office:value-type="float"/>
          <table:table-cell office:value="560" office:value-type="float"/>
          <table:table-cell office:value="163" office:value-type="float"/>
          <table:table-cell office:value="275" office:value-type="float"/>
          <table:table-cell office:value="1" office:value-type="float"/>
          <table:table-cell office:value="0.0" office:value-type="float"/>
          <table:table-cell office:value="0.0" office:value-type="float"/>
          <table:table-cell office:value="0.8773689339002111" office:value-type="float"/>
          <table:table-cell office:value="0.7358386159650873" office:value-type="float"/>
        </table:table-row>
        <table:table-row>
          <table:table-cell office:value="32" office:value-type="float"/>
          <table:table-cell office:value="0" office:value-type="float"/>
          <table:table-cell office:value-type="string">
            <text:p>Hi everybody!<text:line-break/><text:line-break/>I'm writing a web application in java (tomcat + jsp/servlets + database <text:line-break/>access with postgreSQL).<text:line-break/><text:line-break/>This will be released under the GPL and will eventually be useful as a <text:line-break/>framework for other web applications.<text:line-break/><text:line-break/>The application main focus is e-commerce, but not limited to that.<text:line-break/><text:line-break/>I would like to use some form of cryptography to protect data on the <text:line-break/>database, but I have some problem figuring out the right approach.<text:line-break/><text:line-break/>Above all, how to store passwords and keys in a shared web server.<text:line-break/><text:line-break/>A problem that I was unable to solve is how to store keys for <text:line-break/>encryption/decryption. The api that I'm using is the jca (jdk1.4.x), <text:line-break/>and the methods of saving generated keys in keystores fails always. <text:line-break/><text:line-break/>I can serialize the object, and store in the database, but this is not <text:line-break/>the most secure approach: this key is needed to decrypt data in the <text:line-break/>database, but the database is accessible from the web application. <text:line-break/>Assuming that I can find a good and secure place where to store the <text:line-break/>database password, I can use a different database with different <text:line-break/>user... Argh... to complex and doesn't really solve the problem.<text:line-break/><text:line-break/>Where I can found good documentation about this topic?<text:line-break/><text:line-break/>There is another approach that I would share with the list, something I <text:line-break/>thought that can be of bit interest, but probabily wrong and insecure. <text:line-break/>After all, I'm a real beginner in secure programming, and I'm here to <text:line-break/>learn methods and technics.<text:line-break/><text:line-break/>First of all, I need a secure way to keep database passwords secure, so <text:line-break/>I have to keep them separate from the main server. The right approach <text:line-break/>could be using a small java bean application that run as normal user <text:line-break/>(not tomcat, so it is not shared with other web services or, worst, the <text:line-break/>nobody user), that has no shell login, but has a default home directory <text:line-break/>or a place where it can hold passwords and keys.<text:line-break/><text:line-break/>The web application could then open an ssl connection (could be done in <text:line-break/>the init method at server startup) to get database passwords. The small <text:line-break/>bean could check via code signature/rmi/whatever else that the source <text:line-break/>is the right one, and handle all the database connections, or give the <text:line-break/>db connection/password to the main web application.<text:line-break/><text:line-break/>In this way, we solve the problem of keeping the keys and passwords in <text:line-break/>shared directories, and also, an attacker should get root/bean user <text:line-break/>account to read data. This is not perfect, and works only if your <text:line-break/>provider gives the opportunity to configure a separated java <text:line-break/>application (that means, really, another server running in the <text:line-break/>background).<text:line-break/><text:line-break/>Any suggestions?<text:line-break/><text:line-break/>Thank you,<text:line-break/>Mario Torre<text:line-break/>-- <text:line-break/>Please avoid sending me Word or PowerPoint attachments.<text:line-break/>See http://www.fsf.org/philosophy/no-word-attachments.html <text:line-break/><text:line-break/></text:p>
          </table:table-cell>
          <table:table-cell office:value="0" office:value-type="float"/>
          <table:table-cell office:value="1" office:value-type="float"/>
          <table:table-cell office:value="3" office:value-type="float"/>
          <table:table-cell office:value="574" office:value-type="float"/>
          <table:table-cell office:value="135" office:value-type="float"/>
          <table:table-cell office:value="231" office:value-type="float"/>
          <table:table-cell office:value="1" office:value-type="float"/>
          <table:table-cell office:value="0.0" office:value-type="float"/>
          <table:table-cell office:value="0.0" office:value-type="float"/>
          <table:table-cell office:value="0.8824939445471442" office:value-type="float"/>
          <table:table-cell office:value="0.7436142314206222" office:value-type="float"/>
        </table:table-row>
        <table:table-row>
          <table:table-cell office:value="33" office:value-type="float"/>
          <table:table-cell office:value="0" office:value-type="float"/>
          <table:table-cell office:value-type="string">
            <text:p><text:line-break/>Oooops!<text:line-break/><text:line-break/>Doesn't work at all. Got this on startup and on any attempt to change folder (which fail)<text:line-break/><text:line-break/>/Anders<text:line-break/><text:line-break/>can't read "flist(seqcount,lists/exmh,unseen)": no such element in array<text:line-break/> <text:s text:c="3"/>(reading value of variable to increment)<text:line-break/> <text:s text:c="3"/>invoked from within<text:line-break/>"incr flist(seqcount,$folder,$seq) $delta"<text:line-break/> <text:s text:c="3"/>(procedure "Seq_Del" line 16)<text:line-break/> <text:s text:c="3"/>invoked from within<text:line-break/>"Seq_Del $exmh(folder) $mhProfile(unseen-sequence) $msgid"<text:line-break/> <text:s text:c="3"/>(procedure "MsgSeen" line 7)<text:line-break/> <text:s text:c="3"/>invoked from within<text:line-break/>"MsgSeen $msgid"<text:line-break/> <text:s text:c="3"/>(procedure "MsgShow" line 12)<text:line-break/> <text:s text:c="3"/>invoked from within<text:line-break/>"MsgShow $msgid"<text:line-break/> <text:s text:c="3"/>(procedure "MsgChange" line 17)<text:line-break/> <text:s text:c="3"/>invoked from within<text:line-break/>"MsgChange 73 show"<text:line-break/> <text:s text:c="3"/>invoked from within<text:line-break/>"time [list MsgChange $msgid $show"<text:line-break/> <text:s text:c="3"/>(procedure "Msg_Change" line 3)<text:line-break/> <text:s text:c="3"/>invoked from within<text:line-break/>"Msg_Change $msg(id) $show"<text:line-break/> <text:s text:c="3"/>(procedure "Msg_Show" line 7)<text:line-break/> <text:s text:c="3"/>invoked from within<text:line-break/>"Msg_Show cur"<text:line-break/> <text:s text:c="3"/>("eval" body line 1)<text:line-break/> <text:s text:c="3"/>invoked from within<text:line-break/>"eval $msgShowProc"<text:line-break/> <text:s text:c="3"/>(procedure "FolderChange" line 55)<text:line-break/> <text:s text:c="3"/>invoked from within<text:line-break/>"FolderChange lists/exmh {Msg_Show cur}"<text:line-break/> <text:s text:c="3"/>invoked from within<text:line-break/>"time [list <text:s/>FolderChange $folder $msgShowProc"<text:line-break/> <text:s text:c="3"/>(procedure "Folder_Change" line 3)<text:line-break/> <text:s text:c="3"/>invoked from within<text:line-break/>"Folder_Change $exmh(folder)"<text:line-break/> <text:s text:c="3"/>(procedure "Exmh" line 101)<text:line-break/> <text:s text:c="3"/>invoked from within<text:line-break/>"Exmh"<text:line-break/> <text:s text:c="3"/>("after" script)<text:line-break/><text:line-break/><text:line-break/><text:line-break/>_______________________________________________<text:line-break/>Exmh-workers mailing list<text:line-break/>Exmh-workers@redhat.com<text:line-break/>https://listman.redhat.com/mailman/listinfo/exmh-workers<text:line-break/><text:line-break/></text:p>
          </table:table-cell>
          <table:table-cell office:value="0" office:value-type="float"/>
          <table:table-cell office:value="2" office:value-type="float"/>
          <table:table-cell office:value="23" office:value-type="float"/>
          <table:table-cell office:value="369" office:value-type="float"/>
          <table:table-cell office:value="215" office:value-type="float"/>
          <table:table-cell office:value="98" office:value-type="float"/>
          <table:table-cell office:value="1" office:value-type="float"/>
          <table:table-cell office:value="0.0" office:value-type="float"/>
          <table:table-cell office:value="0.0" office:value-type="float"/>
          <table:table-cell office:value="0.7705691320317574" office:value-type="float"/>
          <table:table-cell office:value="0.7049582887408231" office:value-type="float"/>
        </table:table-row>
        <table:table-row>
          <table:table-cell office:value="34" office:value-type="float"/>
          <table:table-cell office:value="0" office:value-type="float"/>
          <table:table-cell office:value-type="string">
            <text:p><text:line-break/>On Thursday, August 22, 2002, at 10:24 <text:s/>AM, Justin Mason wrote:<text:line-break/><text:line-break/>&gt; I plan to<text:line-break/>&gt;<text:line-break/>&gt; 1. figure out the freqs tonight, suggest what tests to drop<text:line-break/>&gt; 2. wait for comments<text:line-break/>&gt; 3. drop tests that nobody cares about tomorrow<text:line-break/>&gt; 4. sed out the dropped tests from the mass-check logs<text:line-break/><text:line-break/>This step is unneccesary -- unless you've changed the scripts <text:line-break/>much, any test in the logs which aren't in the rules files will <text:line-break/>just be ignored I think. <text:s/>You do seem to have changed the <text:line-break/>logs-to-c script and removed the bit where you could specify <text:line-break/>immutable tests at the top -- I took a brief glance through the <text:line-break/>code and couldn't fully make out how it had changed. <text:s/>I think we <text:line-break/>want to be able to specify immutable test scores though in there <text:line-break/>somewhere -- or is that now handled by the tflags stuff? <text:s/>For <text:line-break/>the last couple releases, any test which occurred infrequently <text:line-break/>(by thumb-in-the-wind subjective criteria) I set to have <text:line-break/>immutable scores, as well as a handful of other rules.<text:line-break/><text:line-break/>&gt; 5. kick off the GA<text:line-break/>&gt;<text:line-break/>&gt; BTW I'll be away this weekend at Linuxbierwanderung, so Craig, <text:line-break/>&gt; you might<text:line-break/>&gt; have to run the GA. ;)<text:line-break/><text:line-break/>Shouldn't be a problem. <text:s/>Assuming I can get the darned thing to <text:line-break/>compile :)<text:line-break/><text:line-break/>C<text:line-break/><text:line-break/><text:line-break/></text:p>
          </table:table-cell>
          <table:table-cell office:value="3" office:value-type="float"/>
          <table:table-cell office:value="1" office:value-type="float"/>
          <table:table-cell office:value="10" office:value-type="float"/>
          <table:table-cell office:value="291" office:value-type="float"/>
          <table:table-cell office:value="98" office:value-type="float"/>
          <table:table-cell office:value="156" office:value-type="float"/>
          <table:table-cell office:value="1" office:value-type="float"/>
          <table:table-cell office:value="0.0" office:value-type="float"/>
          <table:table-cell office:value="0.0" office:value-type="float"/>
          <table:table-cell office:value="0.9039469651313163" office:value-type="float"/>
          <table:table-cell office:value="0.7698204590209714" office:value-type="float"/>
        </table:table-row>
        <table:table-row>
          <table:table-cell office:value="35" office:value-type="float"/>
          <table:table-cell office:value="0" office:value-type="float"/>
          <table:table-cell office:value-type="string">
            <text:p>In a message dated: Thu, 22 Aug 2002 13:03:57 CDT<text:line-break/>Ulises Ponce said:<text:line-break/><text:line-break/>&gt;Thanks Tony, but I think doing it using component files will get a .signature <text:line-break/>&gt;by default, but I have many diferent signatures and I want to insert one of <text:line-break/>&gt;that signatures using a keyboard command. So for a message I will insert a <text:line-break/>&gt;signature, but for another message I will insert a different signature.<text:line-break/>&gt;<text:line-break/>&gt;Is it possible? I am using sedit for my messages.<text:line-break/><text:line-break/>Ahm, if you don't object to using a mouse for such things, exmh has <text:line-break/>the ability to insert different sigs on demand. <text:s/>Create a bunch of <text:line-break/>different sig files, all beginning with .signature, and at start up, <text:line-break/>exmh will load them all. <text:s/>In the Sedit window, you'll see a Sign...<text:line-break/>menu item which will allow you to select between each of the listed <text:line-break/>.signature files for *that* e-mail. <text:s/>You can actually use several if <text:line-break/>you'd like (though I don't remember what Preferences... option allows <text:line-break/>for this).<text:line-break/><text:line-break/>However, the signature gets added on send, not inserted directly into <text:line-break/>the existing Sedit window prior to composition.<text:line-break/><text:line-break/>I currently have 6 different sig files I can choose between.<text:line-break/><text:line-break/>Additionally, if a .signature file has the execute bit turned on, <text:line-break/>exmh will attempt to execute the file and use the stdout of the <text:line-break/>script as your signature.<text:line-break/><text:line-break/>I hope this helps some.<text:line-break/>-- <text:line-break/><text:line-break/>Seeya,<text:line-break/>Paul<text:line-break/>--<text:line-break/><text:tab/>It may look like I'm just sitting here doing nothing,<text:line-break/> <text:s text:c="2"/>but I'm really actively waiting for all my problems to go away.<text:line-break/><text:line-break/><text:tab/> If you're not having fun, you're not doing it right!<text:line-break/><text:line-break/><text:line-break/><text:line-break/><text:line-break/>_______________________________________________<text:line-break/>Exmh-users mailing list<text:line-break/>Exmh-users@redhat.com<text:line-break/>https://listman.redhat.com/mailman/listinfo/exmh-users<text:line-break/><text:line-break/></text:p>
          </table:table-cell>
          <table:table-cell office:value="0" office:value-type="float"/>
          <table:table-cell office:value="1" office:value-type="float"/>
          <table:table-cell office:value="9" office:value-type="float"/>
          <table:table-cell office:value="407" office:value-type="float"/>
          <table:table-cell office:value="150" office:value-type="float"/>
          <table:table-cell office:value="182" office:value-type="float"/>
          <table:table-cell office:value="1" office:value-type="float"/>
          <table:table-cell office:value="0.0" office:value-type="float"/>
          <table:table-cell office:value="0.0" office:value-type="float"/>
          <table:table-cell office:value="0.9132416332045067" office:value-type="float"/>
          <table:table-cell office:value="0.7787335021770467" office:value-type="float"/>
        </table:table-row>
        <table:table-row>
          <table:table-cell office:value="36" office:value-type="float"/>
          <table:table-cell office:value="0" office:value-type="float"/>
          <table:table-cell office:value-type="string">
            <text:p>Thanks Paul,<text:line-break/>That is the way I am doing right now, but I would like to NOT use the mouse <text:line-break/>for such things. Any other clue?<text:line-break/><text:line-break/>-- <text:line-break/><text:line-break/>Saludos,<text:line-break/>Ulises<text:line-break/><text:line-break/> Speaking words of wisdom ...<text:line-break/><text:line-break/><text:line-break/>&gt; In a message dated: Thu, 22 Aug 2002 13:03:57 CDT<text:line-break/>&gt; Ulises Ponce said:<text:line-break/>&gt; <text:line-break/>&gt; &gt;Thanks Tony, but I think doing it using component files will get a .signature <text:line-break/>&gt; &gt;by default, but I have many diferent signatures and I want to insert one of <text:line-break/>&gt; &gt;that signatures using a keyboard command. So for a message I will insert a <text:line-break/>&gt; &gt;signature, but for another message I will insert a different signature.<text:line-break/>&gt; &gt;<text:line-break/>&gt; &gt;Is it possible? I am using sedit for my messages.<text:line-break/>&gt; <text:line-break/>&gt; Ahm, if you don't object to using a mouse for such things, exmh has <text:line-break/>&gt; the ability to insert different sigs on demand. <text:s/>Create a bunch of <text:line-break/>&gt; different sig files, all beginning with .signature, and at start up, <text:line-break/>&gt; exmh will load them all. <text:s/>In the Sedit window, you'll see a Sign...<text:line-break/>&gt; menu item which will allow you to select between each of the listed <text:line-break/>&gt; .signature files for *that* e-mail. <text:s/>You can actually use several if <text:line-break/>&gt; you'd like (though I don't remember what Preferences... option allows <text:line-break/>&gt; for this).<text:line-break/>&gt; <text:line-break/>&gt; However, the signature gets added on send, not inserted directly into <text:line-break/>&gt; the existing Sedit window prior to composition.<text:line-break/>&gt; <text:line-break/>&gt; I currently have 6 different sig files I can choose between.<text:line-break/>&gt; <text:line-break/>&gt; Additionally, if a .signature file has the execute bit turned on, <text:line-break/>&gt; exmh will attempt to execute the file and use the stdout of the <text:line-break/>&gt; script as your signature.<text:line-break/>&gt; <text:line-break/>&gt; I hope this helps some.<text:line-break/>&gt; -- <text:line-break/>&gt; <text:line-break/>&gt; Seeya,<text:line-break/>&gt; Paul<text:line-break/>&gt; --<text:line-break/>&gt; <text:tab/>It may look like I'm just sitting here doing nothing,<text:line-break/>&gt; <text:s text:c="3"/>but I'm really actively waiting for all my problems to go away.<text:line-break/>&gt; <text:line-break/>&gt; <text:tab/> If you're not having fun, you're not doing it right!<text:line-break/>&gt; <text:line-break/>&gt; <text:line-break/>&gt; <text:line-break/>&gt; <text:line-break/>&gt; _______________________________________________<text:line-break/>&gt; Exmh-users mailing list<text:line-break/>&gt; Exmh-users@redhat.com<text:line-break/>&gt; https://listman.redhat.com/mailman/listinfo/exmh-users<text:line-break/><text:line-break/><text:line-break/><text:line-break/><text:line-break/>_______________________________________________<text:line-break/>Exmh-users mailing list<text:line-break/>Exmh-users@redhat.com<text:line-break/>https://listman.redhat.com/mailman/listinfo/exmh-users<text:line-break/><text:line-break/></text:p>
          </table:table-cell>
          <table:table-cell office:value="0" office:value-type="float"/>
          <table:table-cell office:value="1" office:value-type="float"/>
          <table:table-cell office:value="8" office:value-type="float"/>
          <table:table-cell office:value="572" office:value-type="float"/>
          <table:table-cell office:value="280" office:value-type="float"/>
          <table:table-cell office:value="197" office:value-type="float"/>
          <table:table-cell office:value="1" office:value-type="float"/>
          <table:table-cell office:value="0.0" office:value-type="float"/>
          <table:table-cell office:value="0.0" office:value-type="float"/>
          <table:table-cell office:value="0.8773061692985386" office:value-type="float"/>
          <table:table-cell office:value="0.7699881950132261" office:value-type="float"/>
        </table:table-row>
        <table:table-row>
          <table:table-cell office:value="37" office:value-type="float"/>
          <table:table-cell office:value="0" office:value-type="float"/>
          <table:table-cell office:value-type="string">
            <text:p>Folks,<text:line-break/> <text:line-break/>my first time posting - have a bit of Unix experience, but am new to Linux.<text:line-break/><text:line-break/> <text:line-break/>Just got a new PC at home - Dell box with Windows XP. Added a second hard disk<text:line-break/>for Linux. Partitioned the disk and have installed Suse 7.2 from CD, which went<text:line-break/>fine except it didn't pick up my monitor.<text:line-break/> <text:line-break/>I have a Dell branded E151FPp 15" LCD flat panel monitor and a nVidia GeForce4<text:line-break/>Ti4200 video card, both of which are probably too new to feature in Suse's default<text:line-break/>set. I downloaded a driver from the nVidia website and installed it using RPM.<text:line-break/>Then I ran Sax2 (as was recommended in some postings I found on the net), but<text:line-break/>it still doesn't feature my video card in the available list. What next?<text:line-break/> <text:line-break/>Another problem. I have a Dell branded keyboard and if I hit Caps-Lock twice,<text:line-break/>the whole machine crashes (in Linux, not Windows) - even the on/off switch is<text:line-break/>inactive, leaving me to reach for the power cable instead.<text:line-break/> <text:line-break/>If anyone can help me in any way with these probs., I'd be really grateful -<text:line-break/>I've searched the 'net but have run out of ideas.<text:line-break/> <text:line-break/>Or should I be going for a different version of Linux such as RedHat? Opinions<text:line-break/>welcome.<text:line-break/> <text:line-break/>Thanks a lot,<text:line-break/>Peter<text:line-break/><text:line-break/>-- <text:line-break/>Irish Linux Users' Group: ilug@linux.ie<text:line-break/>http://www.linux.ie/mailman/listinfo/ilug for (un)subscription information.<text:line-break/>List maintainer: listmaster@linux.ie<text:line-break/><text:line-break/></text:p>
          </table:table-cell>
          <table:table-cell office:value="0" office:value-type="float"/>
          <table:table-cell office:value="1" office:value-type="float"/>
          <table:table-cell office:value="9" office:value-type="float"/>
          <table:table-cell office:value="294" office:value-type="float"/>
          <table:table-cell office:value="81" office:value-type="float"/>
          <table:table-cell office:value="169" office:value-type="float"/>
          <table:table-cell office:value="1" office:value-type="float"/>
          <table:table-cell office:value="0.0" office:value-type="float"/>
          <table:table-cell office:value="0.0" office:value-type="float"/>
          <table:table-cell office:value="0.8885794970422941" office:value-type="float"/>
          <table:table-cell office:value="0.7480352175150506" office:value-type="float"/>
        </table:table-row>
        <table:table-row>
          <table:table-cell office:value="38" office:value-type="float"/>
          <table:table-cell office:value="0" office:value-type="float"/>
          <table:table-cell office:value-type="string">
            <text:p>Just got this ... I was just reading mail, but in a very dark<text:line-break/>room, where the keyboard is illuminated mostly by the light from<text:line-break/>the (laptop) screen. <text:s text:c="2"/>I think I put my fingers on the wrong keys.<text:line-break/>(I mostly use the keyboard exclusively while running exmh).<text:line-break/><text:line-break/>This is from today's cvs (the fixes for the problems I mentioned<text:line-break/>yesterday are included) - I eventually managed to contact the cvs<text:line-break/>server.<text:line-break/><text:line-break/>expected integer but got ""<text:line-break/> <text:s text:c="3"/>while executing<text:line-break/>"incr m"<text:line-break/> <text:s text:c="3"/>(procedure "MhSeqExpand" line 12)<text:line-break/> <text:s text:c="3"/>invoked from within<text:line-break/>"MhSeqExpand $folder $msgids"<text:line-break/> <text:s text:c="3"/>(procedure "MhSeq" line 2)<text:line-break/> <text:s text:c="3"/>invoked from within<text:line-break/>"MhSeq $folder $seq $how $oldmsgids $msgids"<text:line-break/> <text:s text:c="3"/>(procedure "Mh_SequenceUpdate" line 54)<text:line-break/> <text:s text:c="3"/>invoked from within <text:s text:c="4"/><text:line-break/>"Mh_SequenceUpdate $folder replace $seq $msgids"<text:line-break/> <text:s text:c="3"/>(procedure "Seq_Set" line 4)<text:line-break/> <text:s text:c="3"/>invoked from within <text:s text:c="12"/><text:line-break/>"Seq_Set $folder cur $msgid"<text:line-break/> <text:s text:c="3"/>(procedure "Mh_SetCur" line 7) <text:s text:c="5"/><text:line-break/> <text:s text:c="3"/>invoked from within <text:s text:c="20"/><text:line-break/>"Mh_SetCur $exmh(folder) $msgid"<text:line-break/> <text:s text:c="3"/>(procedure "MsgChange" line 5) <text:s text:c="13"/><text:line-break/> <text:s text:c="3"/>invoked from within <text:s text:c="28"/><text:line-break/>"MsgChange - noshow"<text:line-break/> <text:s text:c="3"/>invoked from within <text:s text:c="32"/><text:line-break/>"time [list MsgChange $msgid $show"<text:line-break/> <text:s text:c="3"/>(procedure "Msg_Change" line 3)<text:line-break/> <text:s text:c="3"/>invoked from within <text:s text:c="36"/><text:line-break/>"Msg_Change $select(sel) noshow"<text:line-break/> <text:s text:c="3"/>(procedure "SelectTypein" line 14) <text:s text:c="25"/><text:line-break/> <text:s text:c="3"/>invoked from within<text:line-break/>"SelectTypein .mid.right.top.msg -"<text:line-break/> <text:s text:c="3"/>(command bound to event)<text:line-break/><text:line-break/>kre<text:line-break/><text:line-break/>ps: I have the sequences window vertical instead of horizontal, and the<text:line-break/>"colours from the ftoc" stuff all deleted, and it is looking just about as<text:line-break/>good as the old unseen window used to look. <text:s text:c="2"/>I still have some work to<text:line-break/>do to make it a little nicer (listboxes seem to have some strange habits)<text:line-break/>and then I need to make it all optional and parameterized, at the minute<text:line-break/>I'm just embedding stuff in the code, much quicker for prototyping. <text:s/>Once<text:line-break/>its done, I'll send a patch for someone to look over.<text:line-break/><text:line-break/><text:line-break/><text:line-break/>_______________________________________________<text:line-break/>Exmh-workers mailing list<text:line-break/>Exmh-workers@redhat.com<text:line-break/>https://listman.redhat.com/mailman/listinfo/exmh-workers<text:line-break/><text:line-break/></text:p>
          </table:table-cell>
          <table:table-cell office:value="0" office:value-type="float"/>
          <table:table-cell office:value="1" office:value-type="float"/>
          <table:table-cell office:value="21" office:value-type="float"/>
          <table:table-cell office:value="480" office:value-type="float"/>
          <table:table-cell office:value="224" office:value-type="float"/>
          <table:table-cell office:value="182" office:value-type="float"/>
          <table:table-cell office:value="1" office:value-type="float"/>
          <table:table-cell office:value="0.0" office:value-type="float"/>
          <table:table-cell office:value="0.0" office:value-type="float"/>
          <table:table-cell office:value="0.8825816103234858" office:value-type="float"/>
          <table:table-cell office:value="0.7747289164328091" office:value-type="float"/>
        </table:table-row>
        <table:table-row>
          <table:table-cell office:value="39" office:value-type="float"/>
          <table:table-cell office:value="0" office:value-type="float"/>
          <table:table-cell office:value-type="string">
            <text:p>In a message dated: Thu, 22 Aug 2002 13:53:55 CDT<text:line-break/>Ulises Ponce said:<text:line-break/><text:line-break/>&gt;Thanks Paul,<text:line-break/>&gt;That is the way I am doing right now, but I would like to NOT use the mouse <text:line-break/>&gt;for such things. Any other clue?<text:line-break/><text:line-break/>The best I can think of is to figure out what the command being <text:line-break/>issued by exmh is that selects and inserts the sig and bind that to a <text:line-break/>key sequence. <text:s/>That shouldn't be *too* difficult, it's just a matter <text:line-break/>of figuring out the tcl (something my perl-based brain isn't excited <text:line-break/>about :)<text:line-break/>-- <text:line-break/><text:line-break/>Seeya,<text:line-break/>Paul<text:line-break/>--<text:line-break/><text:tab/>It may look like I'm just sitting here doing nothing,<text:line-break/> <text:s text:c="2"/>but I'm really actively waiting for all my problems to go away.<text:line-break/><text:line-break/><text:tab/> If you're not having fun, you're not doing it right!<text:line-break/><text:line-break/><text:line-break/><text:line-break/><text:line-break/>_______________________________________________<text:line-break/>Exmh-users mailing list<text:line-break/>Exmh-users@redhat.com<text:line-break/>https://listman.redhat.com/mailman/listinfo/exmh-users<text:line-break/><text:line-break/></text:p>
          </table:table-cell>
          <table:table-cell office:value="0" office:value-type="float"/>
          <table:table-cell office:value="1" office:value-type="float"/>
          <table:table-cell office:value="6" office:value-type="float"/>
          <table:table-cell office:value="233" office:value-type="float"/>
          <table:table-cell office:value="104" office:value-type="float"/>
          <table:table-cell office:value="122" office:value-type="float"/>
          <table:table-cell office:value="1" office:value-type="float"/>
          <table:table-cell office:value="0.0" office:value-type="float"/>
          <table:table-cell office:value="0.0" office:value-type="float"/>
          <table:table-cell office:value="0.8809416037073774" office:value-type="float"/>
          <table:table-cell office:value="0.7503799035168198" office:value-type="float"/>
        </table:table-row>
        <table:table-row>
          <table:table-cell office:value="40" office:value-type="float"/>
          <table:table-cell office:value="0" office:value-type="float"/>
          <table:table-cell office:value-type="string">
            <text:p>Chris Haun wrote:<text:line-break/>&gt; A LifeGem is a certified, high quality diamond created from the carbon of <text:line-break/>&gt; your loved one as a memorial to their unique and wonderful life.<text:line-break/><text:line-break/>Why wait until you're dead? I'm sure there's enough carbon in<text:line-break/>the fat from your typical liposuction job to make a decent diamond.<text:line-break/><text:line-break/>- Joe<text:line-break/><text:line-break/><text:line-break/><text:line-break/>http://xent.com/mailman/listinfo/fork<text:line-break/><text:line-break/></text:p>
          </table:table-cell>
          <table:table-cell office:value="1" office:value-type="float"/>
          <table:table-cell office:value="1" office:value-type="float"/>
          <table:table-cell office:value="1" office:value-type="float"/>
          <table:table-cell office:value="71" office:value-type="float"/>
          <table:table-cell office:value="17" office:value-type="float"/>
          <table:table-cell office:value="57" office:value-type="float"/>
          <table:table-cell office:value="1" office:value-type="float"/>
          <table:table-cell office:value="0.0" office:value-type="float"/>
          <table:table-cell office:value="0.0" office:value-type="float"/>
          <table:table-cell office:value="0.8651506949524312" office:value-type="float"/>
          <table:table-cell office:value="0.7381419952781957" office:value-type="float"/>
        </table:table-row>
        <table:table-row>
          <table:table-cell office:value="41" office:value-type="float"/>
          <table:table-cell office:value="0" office:value-type="float"/>
          <table:table-cell office:value-type="string">
            <text:p>On Thu, 22 Aug 2002, Joseph S. Barrera III wrote:<text:line-break/>--]Why wait until you're dead? I'm sure there's enough carbon in<text:line-break/>--]the fat from your typical liposuction job to make a decent diamond.<text:line-break/><text:line-break/>So thats why I keep seeing DeBeers agents hovering around me.<text:line-break/><text:line-break/>-tom(diamonds in the folds of my flesh)wsmf<text:line-break/><text:line-break/><text:line-break/>http://xent.com/mailman/listinfo/fork<text:line-break/><text:line-break/></text:p>
          </table:table-cell>
          <table:table-cell office:value="2" office:value-type="float"/>
          <table:table-cell office:value="1" office:value-type="float"/>
          <table:table-cell office:value="3" office:value-type="float"/>
          <table:table-cell office:value="68" office:value-type="float"/>
          <table:table-cell office:value="18" office:value-type="float"/>
          <table:table-cell office:value="61" office:value-type="float"/>
          <table:table-cell office:value="1" office:value-type="float"/>
          <table:table-cell office:value="0.0" office:value-type="float"/>
          <table:table-cell office:value="0.0" office:value-type="float"/>
          <table:table-cell office:value="0.8585728249282967" office:value-type="float"/>
          <table:table-cell office:value="0.7195402790393605" office:value-type="float"/>
        </table:table-row>
        <table:table-row>
          <table:table-cell office:value="42" office:value-type="float"/>
          <table:table-cell office:value="0" office:value-type="float"/>
          <table:table-cell office:value-type="string">
            <text:p>Joseph S. Barrera III wrote:<text:line-break/><text:line-break/>&gt; Chris Haun wrote:<text:line-break/>&gt;<text:line-break/>&gt;&gt; A LifeGem is a certified, high quality diamond created from the <text:line-break/>&gt;&gt; carbon of your loved one as a memorial to their unique and wonderful <text:line-break/>&gt;&gt; life.<text:line-break/>&gt;<text:line-break/>&gt;<text:line-break/>&gt; Why wait until you're dead? I'm sure there's enough carbon in<text:line-break/>&gt; the fat from your typical liposuction job to make a decent diamond.<text:line-break/>&gt;<text:line-break/>&gt; - Joe<text:line-break/>&gt;<text:line-break/>Oh, hell - what about excrement? I'd love to be able to say - No, the <text:line-break/>sun doesn't shine out of my ass, but there's the occasional diamond. ;-).<text:line-break/><text:line-break/>Owen<text:line-break/><text:line-break/><text:line-break/>http://xent.com/mailman/listinfo/fork<text:line-break/><text:line-break/></text:p>
          </table:table-cell>
          <table:table-cell office:value="2" office:value-type="float"/>
          <table:table-cell office:value="1" office:value-type="float"/>
          <table:table-cell office:value="2" office:value-type="float"/>
          <table:table-cell office:value="139" office:value-type="float"/>
          <table:table-cell office:value="53" office:value-type="float"/>
          <table:table-cell office:value="83" office:value-type="float"/>
          <table:table-cell office:value="1" office:value-type="float"/>
          <table:table-cell office:value="0.0" office:value-type="float"/>
          <table:table-cell office:value="0.0" office:value-type="float"/>
          <table:table-cell office:value="0.8884336871726805" office:value-type="float"/>
          <table:table-cell office:value="0.7763970101325153" office:value-type="float"/>
        </table:table-row>
        <table:table-row>
          <table:table-cell office:value="43" office:value-type="float"/>
          <table:table-cell office:value="0" office:value-type="float"/>
          <table:table-cell office:value-type="string">
            <text:p>Update on this for anyone that's interested, and because I like closed <text:line-break/>threads... nothing worse than an infinite while loop, is there?<text:line-break/><text:line-break/>I ended up formatting a floppy on my flatmate's (un-networked) P100 running <text:line-break/>FAT16 Win95, and mcopied the contents of the bootdisk across. Now I have a <text:line-break/>FAT16 Win98 install running alongside Slackware, and can play Metal Gear <text:line-break/>Solid when the mood takes me ;)<text:line-break/><text:line-break/>/Ciaran.<text:line-break/><text:line-break/>On Wednesday 21 August 2002 16:21, Ciaran Johnston wrote:<text:line-break/>&gt; Dublin said:<text:line-break/>&gt; &gt; If you copy the files from your disk to the c: partition and mark it as<text:line-break/>&gt; &gt; active it should work ...<text:line-break/>&gt;<text:line-break/>&gt; Yeah, I figured that, but it doesn't seem to ... well, if that's the case<text:line-break/>&gt; I'll give it another go tonight, maybe come back with some error messages.<text:line-break/>&gt;<text:line-break/>&gt; Just to clarify for those who didn't understand me initially - I have a<text:line-break/>&gt; floppy drive installed, but it doesn't physically work. There's nowhere<text:line-break/>&gt; handy to pick one up where I am, and I don't fancy waiting a few days for<text:line-break/>&gt; one to arrive from Peats.<text:line-break/>&gt;<text:line-break/>&gt; Thanks for the answers,<text:line-break/>&gt; Ciaran.<text:line-break/>&gt;<text:line-break/>&gt; &gt; You especially need io.sys, command.com and msdos.sys<text:line-break/>&gt; &gt;<text:line-break/>&gt; &gt; your cd driver .sys and read the autoexec.bat and config.sys files for<text:line-break/>&gt; &gt; hints on what you did with your boot floppy &lt;g&gt;<text:line-break/>&gt; &gt;<text:line-break/>&gt; &gt; P<text:line-break/>&gt; &gt;<text:line-break/>&gt; &gt; On Wed, 2002-08-21 at 14:07, Ciaran Johnston wrote:<text:line-break/>&gt; &gt;&gt; Hi folks,<text:line-break/>&gt; &gt;&gt; The situation is this: at home, I have a PC with 2 10Gig HDDs, and no<text:line-break/>&gt; &gt;&gt; (working) floppy drive. I have been running Linux solely for the last<text:line-break/>&gt; &gt;&gt; year, but recently got the urge to, among other things, play some of<text:line-break/>&gt; &gt;&gt; my Windoze games. I normally install the windows partition using a<text:line-break/>&gt; &gt;&gt; boot floppy which I have conveniently zipped up, but I haven't any way<text:line-break/>&gt; &gt;&gt; of writing or reading a floppy.<text:line-break/>&gt; &gt;&gt; So, how do I go about:<text:line-break/>&gt; &gt;&gt; 1. formatting a C: drive with system files (normally I would use<text:line-break/>&gt; &gt;&gt; format /s c: from the floppy).<text:line-break/>&gt; &gt;&gt; 2. Installing the CDROM drivers (my bootdisk (I wrote it many years<text:line-break/>&gt; &gt;&gt; ago) does this normally).<text:line-break/>&gt; &gt;&gt; 3. Booting from the partition?<text:line-break/>&gt; &gt;&gt;<text:line-break/>&gt; &gt;&gt; I wiped all my linux partitions from the first drive and created<text:line-break/>&gt; &gt;&gt; partitions for Windows (HDA1) Slackware and RedHat. I used cfdisk for<text:line-break/>&gt; &gt;&gt; this. I made the first drive (hda) bootable. I then installed the<text:line-break/>&gt; &gt;&gt; windows partition in LILO and reran lilo (installed in MBR). I copied<text:line-break/>&gt; &gt;&gt; the contents of boot.zip to my new windows partition and tried to boot<text:line-break/>&gt; &gt;&gt; it - all I get is a garbled line of squiggles.<text:line-break/>&gt; &gt;&gt;<text:line-break/>&gt; &gt;&gt; Anyone any ideas? I can't think of anywhere in Athlone to get a new<text:line-break/>&gt; &gt;&gt; floppy drive this evening...<text:line-break/>&gt; &gt;&gt;<text:line-break/>&gt; &gt;&gt; Thanks,<text:line-break/>&gt; &gt;&gt; Ciaran.<text:line-break/>&gt; &gt;&gt;<text:line-break/>&gt; &gt;&gt;<text:line-break/>&gt; &gt;&gt;<text:line-break/>&gt; &gt;&gt; --<text:line-break/>&gt; &gt;&gt; Irish Linux Users' Group: ilug@linux.ie<text:line-break/>&gt; &gt;&gt; http://www.linux.ie/mailman/listinfo/ilug for (un)subscription<text:line-break/>&gt; &gt;&gt; information. List maintainer: listmaster@linux.ie<text:line-break/><text:line-break/><text:line-break/>-- <text:line-break/>Irish Linux Users' Group: ilug@linux.ie<text:line-break/>http://www.linux.ie/mailman/listinfo/ilug for (un)subscription information.<text:line-break/>List maintainer: listmaster@linux.ie<text:line-break/><text:line-break/></text:p>
          </table:table-cell>
          <table:table-cell office:value="0" office:value-type="float"/>
          <table:table-cell office:value="1" office:value-type="float"/>
          <table:table-cell office:value="19" office:value-type="float"/>
          <table:table-cell office:value="754" office:value-type="float"/>
          <table:table-cell office:value="339" office:value-type="float"/>
          <table:table-cell office:value="268" office:value-type="float"/>
          <table:table-cell office:value="1" office:value-type="float"/>
          <table:table-cell office:value="0.0" office:value-type="float"/>
          <table:table-cell office:value="0.0" office:value-type="float"/>
          <table:table-cell office:value="0.8520976918662474" office:value-type="float"/>
          <table:table-cell office:value="0.7630401859845276" office:value-type="float"/>
        </table:table-row>
        <table:table-row>
          <table:table-cell office:value="44" office:value-type="float"/>
          <table:table-cell office:value="0" office:value-type="float"/>
          <table:table-cell office:value-type="string">
            <text:p><text:line-break/><text:line-break/>&gt; From: fork-admin@xent.com [mailto:fork-admin@xent.com] On Behalf Of<text:line-break/>Dave<text:line-break/>&gt; Long<text:line-break/>&gt; Sent: Thursday, August 22, 2002 11:12 AM<text:line-break/>&gt; To: fork@example.com<text:line-break/>&gt; Subject: RE: The Curse of India's Socialism<text:line-break/>&gt; <text:line-break/>&gt; <text:line-break/>&gt; <text:line-break/>&gt; When I'd read that "getting legal title<text:line-break/>&gt; can take 20 years", when I believe that<text:line-break/>&gt; 1 year ought to be more than sufficient,<text:line-break/>&gt; (and helped by the Cairo reference) I'd<text:line-break/>&gt; assumed that we were talking about the<text:line-break/>&gt; urban poor.<text:line-break/>&gt; <text:line-break/>&gt; If I see people living in mansions, or<text:line-break/>&gt; even in suburban subdivisions, I assume<text:line-break/>&gt; they didn't have too much trouble with<text:line-break/>&gt; their titles.<text:line-break/><text:line-break/>Pg 177:<text:line-break/>In another country, a local newspaper, intrigued by our evidence of<text:line-break/>extralegal real estate holdings, checked to see if the head of state's<text:line-break/>official residence had a recorded title. <text:s/>It did not.<text:line-break/><text:line-break/>Pg 92:<text:line-break/>The value of land in the formal sector of Lima averages US$50 per square<text:line-break/>meter, whereas in the area of Gamarra, where a great deal of Peru's<text:line-break/>informal manufacturing sector resides, the value per square meter can go<text:line-break/>as high as US$3,000.<text:line-break/><text:line-break/>==========<text:line-break/><text:line-break/>I'd have made the same assumption you did. <text:s/>De Soto says that isn't<text:line-break/>correct. <text:s/>You can find mansions that don't have title. <text:s/>A lot of them,<text:line-break/>in fact. <text:s/>But they can't be used for collateral for a loan, or otherwise<text:line-break/>participate as 'capital' because of their extra-legal status.<text:line-break/><text:line-break/> <text:line-break/>&gt; &gt; Mr. Long, I think you'd particularly enjoy the De Soto work.<text:line-break/>&gt; <text:line-break/>&gt; On the "to find" list. <text:s/>Any chance of<text:line-break/>&gt; an explanation of that "Bell Jar" in<text:line-break/>&gt; the meantime?<text:line-break/><text:line-break/>French historian Fernand Braudel (so Braudel's Bell Jar, not De Soto's)<text:line-break/><text:line-break/>==&gt;<text:line-break/><text:line-break/>The key problem is to find out why that sector of society of the past,<text:line-break/>which I would not hesitate to call capitalist, should have lived as if<text:line-break/>in a bell jar, cut off from the rest; why was it not able to expand and<text:line-break/>conquer the whole of society? ... [Why was it that] a significant rate<text:line-break/>of capital formation was possible only in certain sectors and not in the<text:line-break/>whole market economy of the time? ... It would perhaps be teasingly<text:line-break/>paradoxial to say that whatever was in short supply, money certainly was<text:line-break/>not ... so this was an age where poor land was bought up and magnificent<text:line-break/>country residents built ... [How do we] resolve the contradiction ...<text:line-break/>between the depressed economic climate and the splendors of Florence<text:line-break/>under Lorenzo the Magnificent?<text:line-break/> <text:line-break/><text:line-break/>--------------<text:line-break/><text:line-break/>De Soto's theory is that the Bell Jar is formed when you segregate those<text:line-break/>who have *practical* access to legal property rights and those who do<text:line-break/>not. <text:s/>The poor[1] have property -- lots and lots of property. <text:s/>What they<text:line-break/>don't have is access to the systems where we turn property into capital<text:line-break/>and allow it to start growing. <text:s/>Their property can only be exchanged<text:line-break/>with a small section of people who know them personally.<text:line-break/><text:line-break/>[1] Actual poor people, not 'poor' Americans with a living standard that<text:line-break/>is the envy of most of the world.<text:line-break/><text:line-break/><text:line-break/>http://xent.com/mailman/listinfo/fork<text:line-break/><text:line-break/></text:p>
          </table:table-cell>
          <table:table-cell office:value="0" office:value-type="float"/>
          <table:table-cell office:value="1" office:value-type="float"/>
          <table:table-cell office:value="23" office:value-type="float"/>
          <table:table-cell office:value="686" office:value-type="float"/>
          <table:table-cell office:value="216" office:value-type="float"/>
          <table:table-cell office:value="297" office:value-type="float"/>
          <table:table-cell office:value="1" office:value-type="float"/>
          <table:table-cell office:value="0.0" office:value-type="float"/>
          <table:table-cell office:value="0.0" office:value-type="float"/>
          <table:table-cell office:value="0.8981524447338995" office:value-type="float"/>
          <table:table-cell office:value="0.7711836571885246" office:value-type="float"/>
        </table:table-row>
        <table:table-row>
          <table:table-cell office:value="45" office:value-type="float"/>
          <table:table-cell office:value="0" office:value-type="float"/>
          <table:table-cell office:value-type="string">
            <text:p>Has anyone seen/heard of/used some package that would let a random person <text:line-break/>go to a webpage, create a mailing list, then administer that list. <text:s/>Also <text:line-break/>of course let ppl sign up for the lists and manage their subscriptions. <text:line-break/>Similar to the old listbot.org, but i'd like to have it running on my <text:line-break/>server not someone elses :)<text:line-break/><text:line-break/>Chris<text:line-break/><text:line-break/>http://xent.com/mailman/listinfo/fork<text:line-break/><text:line-break/></text:p>
          </table:table-cell>
          <table:table-cell office:value="0" office:value-type="float"/>
          <table:table-cell office:value="1" office:value-type="float"/>
          <table:table-cell office:value="0" office:value-type="float"/>
          <table:table-cell office:value="77" office:value-type="float"/>
          <table:table-cell office:value="16" office:value-type="float"/>
          <table:table-cell office:value="59" office:value-type="float"/>
          <table:table-cell office:value="1" office:value-type="float"/>
          <table:table-cell office:value="0.0" office:value-type="float"/>
          <table:table-cell office:value="0.0" office:value-type="float"/>
          <table:table-cell office:value="0.880131647051355" office:value-type="float"/>
          <table:table-cell office:value="0.7379295865542158" office:value-type="float"/>
        </table:table-row>
        <table:table-row>
          <table:table-cell office:value="46" office:value-type="float"/>
          <table:table-cell office:value="0" office:value-type="float"/>
          <table:table-cell office:value-type="string">
            <text:p>&gt; From: <text:s/>Anders Eriksson &lt;aeriksson@fastmail.fm&gt;<text:line-break/>&gt; Date: <text:s/>Thu, 22 Aug 2002 20:23:17 +0200<text:line-break/>&gt;<text:line-break/>&gt; <text:line-break/>&gt; Oooops!<text:line-break/>&gt; <text:line-break/>&gt; Doesn't work at all. Got this on startup and on any attempt to change folde<text:line-break/>&gt; r (which fail)<text:line-break/><text:line-break/>~sigh~ <text:s/>I'd already found that and checked it in....apparently I did so after <text:line-break/>you checked it out and before you sent this mail...I hoped I was fast enough <text:line-break/>that you wouldn't see it.<text:line-break/><text:line-break/>Try again!<text:line-break/><text:line-break/>Chris<text:line-break/><text:line-break/>-- <text:line-break/>Chris Garrigues <text:s text:c="16"/>http://www.DeepEddy.Com/~cwg/<text:line-break/>virCIO <text:s text:c="25"/>http://www.virCIO.Com<text:line-break/>716 Congress, Suite 200<text:line-break/>Austin, TX <text:s/>78701<text:tab/><text:tab/>+1 512 374 0500<text:line-break/><text:line-break/> <text:s/>World War III: <text:s/>The Wrong-Doers Vs. the Evil-Doers.<text:line-break/><text:line-break/><text:line-break/><text:line-break/> </text:p>
          </table:table-cell>
          <table:table-cell office:value="1" office:value-type="float"/>
          <table:table-cell office:value="1" office:value-type="float"/>
          <table:table-cell office:value="13" office:value-type="float"/>
          <table:table-cell office:value="157" office:value-type="float"/>
          <table:table-cell office:value="75" office:value-type="float"/>
          <table:table-cell office:value="103" office:value-type="float"/>
          <table:table-cell office:value="1" office:value-type="float"/>
          <table:table-cell office:value="0.0" office:value-type="float"/>
          <table:table-cell office:value="0.0" office:value-type="float"/>
          <table:table-cell office:value="0.8973322826237587" office:value-type="float"/>
          <table:table-cell office:value="0.7827441587956788" office:value-type="float"/>
        </table:table-row>
        <table:table-row>
          <table:table-cell office:value="47" office:value-type="float"/>
          <table:table-cell office:value="0" office:value-type="float"/>
          <table:table-cell office:value-type="string">
            <text:p>An apparent quote from Dubya, from the Times (sent to me by my Dad):<text:line-break/><text:line-break/>http://www.timesonline.co.uk/printFriendly/0,,1-43-351083,00.html<text:line-break/><text:line-break/>------------------------------------------------------------------------------<text:line-break/>TONY BLAIR's special relationship with George W. Bush is under<text:line-break/>considerable strain. Not only do the two disagree on Yassir Arafat's<text:line-break/>tenure as leader of the Palestinian Authority, but Blair has started<text:line-break/>telling disparaging anecdotes about the President.<text:line-break/><text:line-break/>Baroness Williams of Crosby recalled a story told to her by 'my good<text:line-break/>friend Tony Blair' recently in Brighton. Blair, Bush and Jacques<text:line-break/>Chirac were discussing economics and, in particular, the decline of<text:line-break/>the French economy. 'The problem with the French,' Bush confided in<text:line-break/>Blair, 'is that they don't have a word for entrepreneur.'<text:line-break/>------------------------------------------------------------------------------<text:line-break/><text:line-break/>R<text:line-break/>http://xent.com/mailman/listinfo/fork<text:line-break/><text:line-break/></text:p>
          </table:table-cell>
          <table:table-cell office:value="0" office:value-type="float"/>
          <table:table-cell office:value="1" office:value-type="float"/>
          <table:table-cell office:value="19" office:value-type="float"/>
          <table:table-cell office:value="149" office:value-type="float"/>
          <table:table-cell office:value="41" office:value-type="float"/>
          <table:table-cell office:value="94" office:value-type="float"/>
          <table:table-cell office:value="1" office:value-type="float"/>
          <table:table-cell office:value="0.0" office:value-type="float"/>
          <table:table-cell office:value="0.0" office:value-type="float"/>
          <table:table-cell office:value="0.8344873998989312" office:value-type="float"/>
          <table:table-cell office:value="0.6826821866982935" office:value-type="float"/>
        </table:table-row>
        <table:table-row>
          <table:table-cell office:value="48" office:value-type="float"/>
          <table:table-cell office:value="0" office:value-type="float"/>
          <table:table-cell office:value-type="string">
            <text:p>This is an automated response to a message you have sent to hauns_froehlingsdorf@infinetivity.com.<text:line-break/><text:line-break/>I will be out of the office until Monday, August 26 2002.<text:line-break/><text:line-break/>I will reply to your email when I return.<text:line-break/><text:line-break/>Hauns<text:line-break/><text:line-break/>___________________________________<text:line-break/><text:line-break/>Hauns Froehlingsdorf<text:line-break/>Network/Systems Manager<text:line-break/>infinetivity, inc.<text:line-break/>952-225.4200<text:line-break/>http://www.infinetivity.com<text:line-break/><text:line-break/><text:line-break/><text:line-break/></text:p>
          </table:table-cell>
          <table:table-cell office:value="0" office:value-type="float"/>
          <table:table-cell office:value="1" office:value-type="float"/>
          <table:table-cell office:value="2" office:value-type="float"/>
          <table:table-cell office:value="98" office:value-type="float"/>
          <table:table-cell office:value="60" office:value-type="float"/>
          <table:table-cell office:value="47" office:value-type="float"/>
          <table:table-cell office:value="1" office:value-type="float"/>
          <table:table-cell office:value="0.0" office:value-type="float"/>
          <table:table-cell office:value="0.0" office:value-type="float"/>
          <table:table-cell office:value="0.7326407346975237" office:value-type="float"/>
          <table:table-cell office:value="0.6411765034047933" office:value-type="float"/>
        </table:table-row>
        <table:table-row>
          <table:table-cell office:value="49" office:value-type="float"/>
          <table:table-cell office:value="0" office:value-type="float"/>
          <table:table-cell office:value-type="string">
            <text:p><text:line-break/>&gt;&gt;&gt;&gt;&gt; On Thu, 22 Aug 2002, "Chris" == Chris Garrigues wrote:<text:line-break/><text:line-break/> <text:s/>Chris&gt; --==_Exmh_267413022P Content-Type: text/plain;<text:line-break/> <text:s/>Chris&gt; charset=us-ascii<text:line-break/><text:line-break/> <text:s/>+&gt; From: <text:s/>Anders Eriksson &lt;aeriksson@fastmail.fm&gt; Date: <text:s/>Thu, 22 Aug<text:line-break/> <text:s/>+&gt; 2002 20:23:17 +0200<text:line-break/><text:line-break/> <text:s/>+&gt; Oooops!<text:line-break/><text:line-break/> <text:s/>+&gt; Doesn't work at all. Got this on startup and on any attempt to<text:line-break/> <text:s/>+&gt; change folde r (which fail)<text:line-break/><text:line-break/> <text:s/>Chris&gt; ~sigh~ I'd already found that and checked it in....apparently<text:line-break/> <text:s/>Chris&gt; I did so after you checked it out and before you sent this<text:line-break/> <text:s/>Chris&gt; mail...I hoped I was fast enough that you wouldn't see it.<text:line-break/><text:line-break/> <text:s/>Chris&gt; Try again!<text:line-break/><text:line-break/><text:line-break/>Works like a charm. It's like the box was on drugs or something. <text:line-break/><text:line-break/>However, while testing it a selected my favourite folder (l-k) and <text:line-break/>marked ~400 messages unread. THAT took forever, or about as long as <text:line-break/>Catch-up Unseen did before. Any suggestions?<text:line-break/><text:line-break/>/A<text:line-break/><text:line-break/><text:line-break/><text:line-break/><text:line-break/>_______________________________________________<text:line-break/>Exmh-workers mailing list<text:line-break/>Exmh-workers@redhat.com<text:line-break/>https://listman.redhat.com/mailman/listinfo/exmh-workers<text:line-break/><text:line-break/></text:p>
          </table:table-cell>
          <table:table-cell office:value="1" office:value-type="float"/>
          <table:table-cell office:value="0" office:value-type="float"/>
          <table:table-cell office:value="11" office:value-type="float"/>
          <table:table-cell office:value="275" office:value-type="float"/>
          <table:table-cell office:value="143" office:value-type="float"/>
          <table:table-cell office:value="135" office:value-type="float"/>
          <table:table-cell office:value="1" office:value-type="float"/>
          <table:table-cell office:value="0.0" office:value-type="float"/>
          <table:table-cell office:value="0.0" office:value-type="float"/>
          <table:table-cell office:value="0.8521919761529603" office:value-type="float"/>
          <table:table-cell office:value="0.7547253205566193" office:value-type="float"/>
        </table:table-row>
        <table:table-row>
          <table:table-cell office:value="50" office:value-type="float"/>
          <table:table-cell office:value="1" office:value-type="float"/>
          <table:table-cell office:value-type="string">
            <text:p>mv 1 00001.bfc8d64d12b325ff385cca8d07b84288<text:line-break/>mv 10 00010.7f5fb525755c45eb78efc18d7c9ea5aa<text:line-break/>mv 100 00100.c60d1c697136b07c947fa180ba3e0441<text:line-break/>mv 101 00101.2dfd7ee79ae439b8d9c38e783a137efa<text:line-break/>mv 102 00102.2e3969075728dde7a328e05d19b35976<text:line-break/>mv 103 00103.8c39bfed2079f865e9dfb75f4416a468<text:line-break/>mv 104 00104.886f4a22362f4d3528c3e675878f17f7<text:line-break/>mv 105 00105.9790e1c57fcbf7885b7cd1719fb4681b<text:line-break/>mv 106 00106.fa6df8609cebb6f0f37aec3f70aa5b9a<text:line-break/>mv 107 00107.f1d4194b57840ea6587b9a73ed88e075<text:line-break/>mv 108 00108.4506c2ef846b80b9a7beb90315b22701<text:line-break/>mv 109 00109.601a9cd8272f22236b27e95dbe2fa22d<text:line-break/>mv 11 00011.2a1247254a535bac29c476b86c708901<text:line-break/>mv 110 00110.20934dc65c9a88fc9c6afda9952ce2c5<text:line-break/>mv 111 00111.a163d41592b3a52747d7521341a961af<text:line-break/>mv 112 00112.ec411d26d1f4decc16af7ef73e69a227<text:line-break/>mv 113 00113.ff113297f0ed07536d288c7b2193a8ec<text:line-break/>mv 114 00114.c104ada3a249e1e1846c0cd156a303e9<text:line-break/>mv 115 00115.d7c257361675ee5d45baa552205fb472<text:line-break/>mv 116 00116.8e13644b995f98dbab198b71e26f67ec<text:line-break/>mv 117 00117.33011fddf61efe5f453a14468ff7e629<text:line-break/>mv 118 00118.4be8b50c2a818c62b62e70c4b5456113<text:line-break/>mv 119 00119.07aedc59172c0c25ef617188ada9b80f<text:line-break/>mv 12 00012.7bc8e619ad0264979edce15083e70a02<text:line-break/>mv 120 00120.4312b48b82c3d018d2d4ccf5b8e9c167<text:line-break/>mv 121 00121.772c3ccd1b6c1a2e0e2ec0356082c77b<text:line-break/>mv 122 00122.21b041c1ad2be417102d7f5d3f0b7045<text:line-break/>mv 123 00123.68e87f8b736959b1ab5c4b5f2ce7484a<text:line-break/>mv 124 00124.37afd066a74d18b7f14bea0b1fb43d4d<text:line-break/>mv 125 00125.44381546181fc6c5d7ea59e917f232c5<text:line-break/>mv 126 00126.713b324e028cc69213e67ad3d7319f5d<text:line-break/>mv 127 00127.2923761a91d13d3522d8bd077eedc7b7<text:line-break/>mv 128 00128.4da9b2cfacbe9bfd128aacbb526d68d4<text:line-break/>mv 129 00129.78a705ff6b3bde3395d067459e6e46e2<text:line-break/>mv 13 00013.9034ac0917f6fdb82c5ee6a7509029ed<text:line-break/>mv 130 00130.e258624171c813fc6057728c0ff0c059<text:line-break/>mv 131 00131.0b7281078874ca88f95d6fdf5d905d50<text:line-break/>mv 132 00132.7ac2141ed9a163f934ac65b3f59a2a03<text:line-break/>mv 133 00133.95454d70cc62190c0e167d4c3cb591af<text:line-break/>mv 134 00134.83a63d7a1589ba4cd6aefe20c8e6385f<text:line-break/>mv 135 00135.73d44c9405f00110ae76a3addcb4eed6<text:line-break/>mv 136 00136.7e7d6adf293fa0a3dc56b3f796cf00d1<text:line-break/>mv 137 00137.42d5881a50744e24d9280701bb534cfb<text:line-break/>mv 138 00138.eab076de94bd9f1d19908f682e58031f<text:line-break/>mv 139 00139.40f371501f8a2a3fb4ff62143c0671b9<text:line-break/>mv 14 00014.ed99ffe0f452b91be11684cbfe8d349c<text:line-break/>mv 140 00140.a2bb669eaf743ed123fca884a40cfbd4<text:line-break/>mv 141 00141.516a4fe92f63469bd4a21d46dd6bb3be<text:line-break/>mv 142 00142.1fd05cffaba260b9ecd3e75b6dddaf73<text:line-break/>mv 143 00143.260a940290dcb61f9327b224a368d4af<text:line-break/>mv 144 00144.58d3de25279e1938f24502d70dfa9754<text:line-break/>mv 145 00145.ec89d85ec20f9aeda6fe37c0b6e8bbed<text:line-break/>mv 146 00146.6656452972931e859e640f6ac57d2962<text:line-break/>mv 147 00147.65cf30538f09402e4d1bd4aa91d9532a<text:line-break/>mv 148 00148.7641581f551a1bf533b995087a8a91db<text:line-break/>mv 149 00149.3300ef4537e1f6accd4489125bef5b0d<text:line-break/>mv 15 00015.1b871d654560011a0aaa29bb4e9054f7<text:line-break/>mv 150 00150.30c44c205041fd95f00ef524ea54e356<text:line-break/>mv 151 00151.6f8f0ec4d897a5285d662ef4ec31d924<text:line-break/>mv 152 00152.c0ea23686b9ad63dfba6040c1539da71<text:line-break/>mv 153 00153.eddc658b08a04641a2494ba6b6eb0a3c<text:line-break/>mv 154 00154.e39fc51ffdb9c2ecd480ce972078aeaa<text:line-break/>mv 155 00155.829bab9379cfe32fe4b5af15ca99361b<text:line-break/>mv 156 00156.279e5f92cf12922fbbf0cbda112b7fcb<text:line-break/>mv 157 00157.3f95804da86ee79dbb076c47ed29984c<text:line-break/>mv 158 00158.ff5dce5446d2ec91f0caffeffdd48852<text:line-break/>mv 159 00159.8a5c778f65ecc30e14507369b9eb8292<text:line-break/>mv 16 00016.f9c349935955e1ccc7626270da898445<text:line-break/>mv 160 00160.b6b241d37fa9d5f772afca9ef30034c3<text:line-break/>mv 161 00161.00e60d1a3478f1ae99ff49fbd4b30605<text:line-break/>mv 162 00162.261bb4a36b195f96fcc7da4038b898a3<text:line-break/>mv 163 00163.e4abb3f86aa9fd5bfa85886055fd923d<text:line-break/>mv 164 00164.c8532626eaab6655e81f4d96b78cc659<text:line-break/>mv 165 00165.6eedc001155da3cbd75a60eba2b19448<text:line-break/>mv 166 00166.a2e4d6ec3078b619ca38927ca69fc94d<text:line-break/>mv 167 00167.1665f2336b63debb3463fcf4d37e8485<text:line-break/>mv 168 00168.70400165faa695abca4a96241d393f34<text:line-break/>mv 169 00169.bc6e1356af0602fb96dd3f721fb17c48<text:line-break/>mv 17 00017.49ab70c7a4042cb1c695a0e59a6ede54<text:line-break/>mv 170 00170.fe4f77fa9456b48dffa9288074b2bb2a<text:line-break/>mv 171 00171.495412eb56506d9668b9dacf46860978<text:line-break/>mv 172 00172.e524e85cab354337018e1d0d2fc21ffd<text:line-break/>mv 173 00173.f7902a7780f163e3896861983cd700c6<text:line-break/>mv 174 00174.3874b6ff3c86a5ebefb558138a6bfb28<text:line-break/>mv 175 00175.bf85f34d953215bca7d0004aca087812<text:line-break/>mv 176 00176.70022adaab1a9dfe64ae7588ffa5add9<text:line-break/>mv 177 00177.d62ac309d8030ef816f7831c3d5d3f7d<text:line-break/>mv 178 00178.bf2ab7492e5080b07d7397b0662821a7<text:line-break/>mv 179 00179.3a4c735c7c1e494f4e7a7b9465043280<text:line-break/>mv 18 00018.259154a52bc55dcae491cfded60a5cd2<text:line-break/>mv 180 00180.afdbcd7acb65828c217eea90ff92c3b0<text:line-break/>mv 181 00181.e3259c0ef889b5c76054abe2fafddeda<text:line-break/>mv 182 00182.0fe8b40b189a7bc1ec68b3df5125c602<text:line-break/>mv 183 00183.4aaadeb40e3362e71e3e4aba15624e3a<text:line-break/>mv 184 00184.a2109736d2f15cde3747a6f335c6f24c<text:line-break/>mv 185 00185.9f02f77f7f5a2724c109f598b2245675<text:line-break/>mv 186 00186.e739e1c9fdc0702762d3583b26b401eb<text:line-break/>mv 187 00187.e2178f6d01a70dfbdf9c84c4dcaf58dc<text:line-break/>mv 188 00188.6590e73ef71e79c5b6adedbacf91ac8c<text:line-break/>mv 189 00189.3d89383221aa3fb155a099838ce9c40a<text:line-break/>mv 19 00019.939e70d8367f315193e4bc5be80dc262<text:line-break/>mv 190 00190.c861662876d77491e0dc0e95fb3767cd<text:line-break/>mv 191 00191.cd23170803a4680d6dbd798a4cd1e5dd<text:line-break/>mv 192 00192.2d3e74aaf18c1c4193067f025e757507<text:line-break/>mv 193 00193.4ceae11e1dae2059c9a526eebda8b259<text:line-break/>mv 194 00194.dd4dd86bdd8e1113889af9afaf299d6c<text:line-break/>mv 195 00195.8b276e08dd05b0131faa8fb24764f205<text:line-break/>mv 196 00196.16da0dc3452b7407d4f89a0b2efcff0c<text:line-break/>mv 197 00197.6968d98720065059247cefe4e5bcd192<text:line-break/>mv 198 00198.43bac6df7ea16e4c4b0026779341f14b<text:line-break/>mv 199 00199.955edee89f34960c033c4d1072841356<text:line-break/>mv 2 00002.24b47bb3ce90708ae29d0aec1da08610<text:line-break/>mv 20 00020.4120dc06a0124a8688e96f8cff029113<text:line-break/>mv 200 00200.a56926c058fa84b0ea031b5774e5dcfa<text:line-break/>mv 201 00201.9da0b5702a864a8ffd06cfb4c724f9c8<text:line-break/>mv 202 00202.f1c9a17fe805c50677c104743e4f8be2<text:line-break/>mv 203 00203.beb1b157fc74672074061434cc7bad3c<text:line-break/>mv 204 00204.33e3cd4e0ad791304e554bb259bda53e<text:line-break/>mv 205 00205.d3c294d833fd7c79edd96dac71039821<text:line-break/>mv 206 00206.806263422d55d38a151fe3b89d56192f<text:line-break/>mv 207 00207.3adcb1a14977a49cac8f6e10f64ac6f7<text:line-break/>mv 208 00208.a2968a374034368d849b6ed12bdedd37<text:line-break/>mv 209 00209.59817ef0dc8d05d4b49bd5914fa88afa<text:line-break/>mv 21 00021.15185fdb3fb02dffd041fa8f70d19791<text:line-break/>mv 210 00210.285d263b1a18e67c68ec9fe005253dd0<text:line-break/>mv 211 00211.195957199f6e9f694f9811ad83eda5c4<text:line-break/>mv 212 00212.9a9f009a6d601e2e34c1b95353983352<text:line-break/>mv 213 00213.5f17fdf863726d4704840f86f698d10b<text:line-break/>mv 214 00214.b5ba0ff48cee07a36c6f312de7f77207<text:line-break/>mv 215 00215.57c4f4d8e2f582088f8aca38239059f7<text:line-break/>mv 216 00216.feb2a8df9887bc2d84e80c9d2a8faf56<text:line-break/>mv 217 00217.2a937e0b9912e1e40dbf17bad6026372<text:line-break/>mv 218 00218.e3fc04cbcfdf224a5fa652779c01029c<text:line-break/>mv 219 00219.0f66069db1b4e25ba851233ce4a107c4<text:line-break/>mv 22 00022.4b5cf3c16feb88dd6932a8c46a41946c<text:line-break/>mv 220 00220.15583875f5ef9e2cf6450ebc821f0dff<text:line-break/>mv 221 00221.ee1d208001fd30265827fb309441d662<text:line-break/>mv 222 00222.6ad799703d958681d6e427762f86f179<text:line-break/>mv 223 00223.8ab642208d33d7f9ac50bc2e42c02732<text:line-break/>mv 224 00224.486269968d3ad880a016b600dc366393<text:line-break/>mv 225 00225.7082ef8585280a42940bf98f9be50e55<text:line-break/>mv 226 00226.409b6577c79d85773d50cb37fde4ba79<text:line-break/>mv 227 00227.4266b9e8c02a2c7b13d4d8661a76f75a<text:line-break/>mv 228 00228.23fc5aadfceb81d121d77dfe37f6929a<text:line-break/>mv 229 00229.2c64df059013c03812139543389a836b<text:line-break/>mv 23 00023.4299adbda55862876440ecbc2fce6a67<text:line-break/>mv 230 00230.035bbcbe1235cb6fdd0a5d6d626dc5c4<text:line-break/>mv 231 00231.30ae582570716a95e79c87a2de31cb30<text:line-break/>mv 232 00232.0edc8786183135557c0f2da5a4460508<text:line-break/>mv 233 00233.e9834d55f8185a84ce8a047b2eba2139<text:line-break/>mv 234 00234.1594b3a348279e71c8b769db9aa96b5b<text:line-break/>mv 235 00235.77e9a7e398ce81359c08e64bf20e9825<text:line-break/>mv 236 00236.ca8e7524e271aec0324e707cb7d420a1<text:line-break/>mv 237 00237.4716d6d5a4e89997c6ffc2d56951d57a<text:line-break/>mv 238 00238.7d0de37650a0c0e2d99e52eef4042602<text:line-break/>mv 239 00239.43b3279a300a122610f91725bb92a538<text:line-break/>mv 24 00024.fc4bd0b22cd7907e99f8a35b74655b15<text:line-break/>mv 240 00240.96467ad3d42ebd44b042599f5aa9c9d9<text:line-break/>mv 241 00241.abb2882a304357a47681f887244c2f76<text:line-break/>mv 242 00242.a8ba01c4d998005e3ad3495293582bb6<text:line-break/>mv 243 00243.458c8e32e405b69f561fd77bc16f440c<text:line-break/>mv 244 00244.7e5d917c8a76d52cc694c5cf8ab8497d<text:line-break/>mv 245 00245.39c15852204971c72e8d89f9f3f9bb38<text:line-break/>mv 246 00246.3b997087302d48ff57ab5afb3d400d5b<text:line-break/>mv 247 00247.aee6d7984b3dab9a6b0eed524e7a3686<text:line-break/>mv 248 00248.b639977f45a5b1e39b5aa3c4abc2edf6<text:line-break/>mv 249 00249.c429ab5c1413c4386bf64b228a68e768<text:line-break/>mv 25 00025.97302502dc8e20ab7e7eb05f926e1bab<text:line-break/>mv 250 00250.80b7bd444753246734e015af7b6d2d65<text:line-break/>mv 251 00251.d542591a25f8fe8c4accd692113a0554<text:line-break/>mv 252 00252.c90694cf3f09ef0111b761eefd95cc3f<text:line-break/>mv 253 00253.f715f442da45114754198a160195b883<text:line-break/>mv 254 00254.02daa37a4255a78f2f224f3cd2f8fa99<text:line-break/>mv 255 00255.42a6feb4435a0a68929075c0926f085d<text:line-break/>mv 256 00256.ad88c1a165392a509a8b0b8df6d56cbd<text:line-break/>mv 257 00257.554324ab4a8f7093f5222303a4c59a8b<text:line-break/>mv 258 00258.1d61b380a23168881253ed86bb4f79ac<text:line-break/>mv 259 00259.7ebf3c0fd752bce5b8056e9454d2c76f<text:line-break/>mv 26 00026.4f10fab6e6776379c17ee9c9ac7da4a8<text:line-break/>mv 260 00260.737eefb83e7eedbd531117c273c56241<text:line-break/>mv 261 00261.93d7dab5dc0c469b58aa9b0e5e25bb25<text:line-break/>mv 262 00262.c996a3709ca616fce1bfc6d50cf5bda3<text:line-break/>mv 263 00263.c685b2f51853b0986bd992d7486aabfa<text:line-break/>mv 264 00264.2281c4eb36accd65d9c2cab379de2789<text:line-break/>mv 265 00265.1120a7d868b23e83b91ad00ec8b79e08<text:line-break/>mv 266 00266.99e95dc7251843f7a2015cb602775694<text:line-break/>mv 267 00267.0bf79a17115bffdf00bb0997f773dfc5<text:line-break/>mv 268 00268.1aee52bc302bf1d5c2030229b5dbd63e<text:line-break/>mv 269 00269.5b147e2f10b02f4a478036a0b495323e<text:line-break/>mv 27 00027.028e0b165e8ea6f479e09a8f8cc7e50d<text:line-break/>mv 270 00270.d50e186af7a00114ad967b8f77b70338<text:line-break/>mv 271 00271.24302cf2e759401d1f9975fe4fc1def9<text:line-break/>mv 272 00272.97ecf97bd5f1563ac88d9eb4c8a51062<text:line-break/>mv 273 00273.51c482172b47ce926021aa7cc2552549<text:line-break/>mv 274 00274.85756abb8d0bcfe267e464a2f33ce686<text:line-break/>mv 275 00275.0404a07cd99e27d569958716f392082b<text:line-break/>mv 276 00276.7e2fed586e292a7ad8cde7cb095a2601<text:line-break/>mv 277 00277.4b6ea2e210cacce0e46064da22a05549<text:line-break/>mv 278 00278.229f1cdd03eb4e6ff86e9fd29551f577<text:line-break/>mv 279 00279.4ef122899a70a2225ffb9b5c54fde1fc<text:line-break/>mv 28 00028.83a43dd97923463030349506a56226c1<text:line-break/>mv 280 00280.2507969221ea95a019506366f6c361d8<text:line-break/>mv 281 00281.7e8c08897b61b9b008238efec9ca8d15<text:line-break/>mv 282 00282.b9f0c6ac87b24a9abac5f2a564c0a6c6<text:line-break/>mv 283 00283.04856c4a6fa4393e976c5aaa2c0533d5<text:line-break/>mv 284 00284.cfe6e278b87c3e9b6abf6cf6a16bf708<text:line-break/>mv 285 00285.b44ae825681c0f28db2e742ab790b191<text:line-break/>mv 286 00286.68b939e20e5b9fd6839471f6e9bc07ed<text:line-break/>mv 287 00287.37dd6b1a54993de94495643ead4fd2cf<text:line-break/>mv 288 00288.c50b1fb60cac2cca358d7543602623ee<text:line-break/>mv 289 00289.93b23ed2f96babb55c0f2a4e0c0684f7<text:line-break/>mv 29 00029.2b149de91fef9f40880d27ce8c27aeb2<text:line-break/>mv 290 00290.13035c75be0d5b447a10e2263f8c1361<text:line-break/>mv 291 00291.65fa7c79bc3a75c50655cb044011c50a<text:line-break/>mv 292 00292.3e12964912377bd9b52d223e37812e56<text:line-break/>mv 293 00293.ef3561f8707f7fcd1de291d4c2ae9609<text:line-break/>mv 294 00294.8dde5983e6dcd314a8aa3f89e01c1ec2<text:line-break/>mv 295 00295.717c906cda92746007b9098e16c727b2<text:line-break/>mv 296 00296.c9b10ba5ae2e480e37a6e2e1455671eb<text:line-break/>mv 297 00297.9e6095368b4e8258e967798cea8fe40e<text:line-break/>mv 298 00298.804507b6d4d03a86e53c63249fe70772<text:line-break/>mv 299 00299.9d0b292172cb787eb2ed9e8855222edd<text:line-break/>mv 3 00003.4b3d943b8df71af248d12f8b2e7a224a<text:line-break/>mv 30 00030.5d3444135a8ad95fc4ebf9a884076621<text:line-break/>mv 300 00300.fa3ece84a195f3d36a70f2550824071f<text:line-break/>mv 301 00301.ad155a30cca1f9d16e75e8934030edae<text:line-break/>mv 302 00302.10798aa48d25b3f61778f379964a57e5<text:line-break/>mv 303 00303.c18c1a0222b07f2b2250fbda5a961b7e<text:line-break/>mv 304 00304.88cf1d3ce0e138fd9ffb801e675f69b3<text:line-break/>mv 305 00305.2252f3b41c7fd3a43ac132a6b3391a3b<text:line-break/>mv 306 00306.521d917ac6509c499c406647fd0d336b<text:line-break/>mv 307 00307.2e4dc0cdb1e3b49f0986c19c1f324224<text:line-break/>mv 308 00308.1245e8fa9e6092687b535e36b367d8fb<text:line-break/>mv 309 00309.2a74113b0330ea76cecd28571fc6f7fe<text:line-break/>mv 31 00031.e68d1195ad2c1900a44de8631f8acd91<text:line-break/>mv 310 00310.23036f6ae05720b052b73117b6ecb957<text:line-break/>mv 311 00311.fad7da9629598eaffeaf6896bdf32d9c<text:line-break/>mv 312 00312.a0e7f2633bd0ceaddf16fba58be54778<text:line-break/>mv 313 00313.5126f820bf11ba460e2c1611cee632c1<text:line-break/>mv 314 00314.5b03e0718373f3319eadaec592308aba<text:line-break/>mv 315 00315.26ca39910895a935e2b8bca93a44ebfe<text:line-break/>mv 316 00316.018282fecc304f005e952d7c5c181dad<text:line-break/>mv 317 00317.0bea188e5bd639ae421f07b3ad68c5e0<text:line-break/>mv 318 00318.da63a8488410932cf780238ec0ba59eb<text:line-break/>mv 319 00319.e4a20802d12937998f3b3bf805362a3f<text:line-break/>mv 32 00032.081c3615bc9b91d09b6cbb9239ba8c99<text:line-break/>mv 320 00320.e34c9c6f982b8ce353c10aa362d6da17<text:line-break/>mv 321 00321.89f41bbace08275ee298ed419e22bc9a<text:line-break/>mv 322 00322.77dd826a00ebd4b54a6036394d41da55<text:line-break/>mv 323 00323.badf0273f656afd0dfebaa63af1c81f6<text:line-break/>mv 324 00324.269d2c1815931004c7be2be4d26e8b66<text:line-break/>mv 325 00325.78b93ee9713b6594d03c86993286e6c5<text:line-break/>mv 326 00326.80f15e07265a22b78068bab5b56b01c7<text:line-break/>mv 327 00327.5df76bb4359800b5408821285677b5cf<text:line-break/>mv 328 00328.cccf842e57907e25d1584cad03f8d2cb<text:line-break/>mv 329 00329.5c22249fa35fff050675e7df4433b89f<text:line-break/>mv 33 00033.489e59d3c7060b70e166ef7317c86807<text:line-break/>mv 330 00330.a4df526233e524104c3b3554dd8ab5a8<text:line-break/>mv 331 00331.1de50a02d91a4e0c6daf5e2cc28a60c6<text:line-break/>mv 332 00332.b82bddb316d2e12418d6ea8791ce5896<text:line-break/>mv 333 00333.492c1809f9755e305774bed2aaa3aa9b<text:line-break/>mv 334 00334.3e4946e69031f3860ac6de3d3f27aadd<text:line-break/>mv 335 00335.9822e1787fca0741a8501bdef7e8bc79<text:line-break/>mv 336 00336.b864dd710e659f0ef5826dc4d80714f8<text:line-break/>mv 337 00337.4e2d92485e5b880d494821c1fcee790a<text:line-break/>mv 338 00338.033c0109da096486c7d797cccd2c3198<text:line-break/>mv 339 00339.873b4fc31bb79ebea51fdea5cde75b3c<text:line-break/>mv 34 00034.d5a5e526aa6b249ed6ca184548a44b1a<text:line-break/>mv 340 00340.8e191c37e2d30a639013203aacf60086<text:line-break/>mv 341 00341.7c13df68bb4feae35d9ea86001a3ecad<text:line-break/>mv 342 00342.babb5045c49b585808041391599bc05d<text:line-break/>mv 343 00343.0630afbe4ee1ffd0db0ffb81c6de98de<text:line-break/>mv 344 00344.8bbe5c7c8269a039761968a1b10a936a<text:line-break/>mv 345 00345.b8ba4d6a115368132d1d580c4c9e0307<text:line-break/>mv 346 00346.8c8e3c5107bf6bf30b940f79d598c1b9<text:line-break/>mv 347 00347.e74f831074ea17d0721bd06a5fa7857c<text:line-break/>mv 348 00348.e0b89978fa806cf3e7fd3ba0869b3c65<text:line-break/>mv 349 00349.d87df6b95f0ee4e36364e9d71223485a<text:line-break/>mv 35 00035.8e582263070076dfe6000411d9b13ce6<text:line-break/>mv 350 00350.0f2ef01282cb99a4eeb9a19923597b3f<text:line-break/>mv 351 00351.517e785af43ffb3f9e66ab25b3ab162c<text:line-break/>mv 352 00352.f7adb4aa267e50a8db1e4bcacfe863f3<text:line-break/>mv 353 00353.27effabff54bfbed52d2c93a1bf0e48a<text:line-break/>mv 354 00354.457f41d0d6af931597b5137a061cde62<text:line-break/>mv 355 00355.94ebf637e4bd3db8a81c8ce68ecf681d<text:line-break/>mv 356 00356.86a795300367f707a8b648e0c50253ad<text:line-break/>mv 357 00357.6ca4760de43f3d29316cf6bb0cab6bf5<text:line-break/>mv 358 00358.8a6a162daac1368fcfe83a5db1084ee1<text:line-break/>mv 359 00359.2794a4ec8f226ea59a009e972d012f64<text:line-break/>mv 36 00036.8e582263070076dfe6000411d9b13ce6<text:line-break/>mv 360 00360.5f5fc66c831d845705efac502121308a<text:line-break/>mv 361 00361.eb828b44c428fcecd4e95e8799a9ee11<text:line-break/>mv 362 00362.d605ea00a259c1245d6e21ecf38264cf<text:line-break/>mv 363 00363.bafc8f5920a1e35acb4b06d6f6daa74c<text:line-break/>mv 364 00364.8e5f3385c2deb2c0c32794b403851ec4<text:line-break/>mv 365 00365.212dff15cc46d4650d9a270bf595b42f<text:line-break/>mv 366 00366.539843bed9a06ae77966ccbc9dc2e103<text:line-break/>mv 367 00367.c6d1767b20048ef840cf83f8fb2cff68<text:line-break/>mv 368 00368.3a53888c2f7fbe52a7293f223375c245<text:line-break/>mv 369 00369.2530542de47d461ccb925fcafc6f0ad5<text:line-break/>mv 37 00037.7ce3307b56dd90453027a6630179282e<text:line-break/>mv 370 00370.6caa3885378bbaf0856bd9712629ab51<text:line-break/>mv 371 00371.e4ca4edd7d69a9b54cac7f364f5f2079<text:line-break/>mv 372 00372.216f90ef52558ed24402e192586a40e8<text:line-break/>mv 373 00373.2171ee7f8e73e1092279077df2910ff6<text:line-break/>mv 374 00374.ed17ed71f8d321cf8505672678c56e71<text:line-break/>mv 375 00375.ad5939ae436ed745d5222893d5ffe191<text:line-break/>mv 376 00376.d87b4313e6c43a986060d57a0b8515a6<text:line-break/>mv 377 00377.31267c80e042b22be0436c044c13513a<text:line-break/>mv 378 00378.36f7856d38f84ffea7f1fd98044f756e<text:line-break/>mv 379 00379.5b1c7a295af5ccb0a58c5a41d5c5ad04<text:line-break/>mv 38 00038.7ce3307b56dd90453027a6630179282e<text:line-break/>mv 380 00380.c4d530b5816543f4f1a23b8ce0d281f5<text:line-break/>mv 381 00381.492ed1e5eed1b631560e2009be5b8c9a<text:line-break/>mv 382 00382.8f4cd77d3b521fa679ed62a9dda23d9a<text:line-break/>mv 383 00383.5b89d5a9c0152070a77e133734f7cd83<text:line-break/>mv 384 00384.e25b766bea2f1efe35eccb7eb6f54e37<text:line-break/>mv 385 00385.8db8e827e6fec2fae5f7e407fe0e0ca3<text:line-break/>mv 386 00386.27345c618f7ca368d7a12b0dd09a9da3<text:line-break/>mv 387 00387.c2b993b46377256bdcb2314c2553b6f0<text:line-break/>mv 388 00388.23ff533336b63fb45d267b8cbe59b7b4<text:line-break/>mv 389 00389.ed4ca8aceef91808c783909351c7bdb4<text:line-break/>mv 39 00039.256602e2cb5a5b373bdd1fb631d9f452<text:line-break/>mv 390 00390.176f9525715411d7e2ce36e5bab4c770<text:line-break/>mv 391 00391.a52ab775baefe8b277a285560cac7d78<text:line-break/>mv 392 00392.9e194dfff92f7d9957171b04a8d4b957<text:line-break/>mv 393 00393.d3a4d296a35c6a7f39429247c007eeae<text:line-break/>mv 394 00394.9c882c72ddfd810b56776fdaa1c727a6<text:line-break/>mv 395 00395.bb934e8b4c39d5eab38f828a26f760b4<text:line-break/>mv 396 00396.8ea0610e30c94adefd9b3489df436ad9<text:line-break/>mv 397 00397.c02eba1386b00d640c954e5117dd1aa0<text:line-break/>mv 398 00398.93e6be09b12b93697185c881c739605d<text:line-break/>mv 399 00399.b9eab4251d9263129290cf7fc2aa4c7a<text:line-break/>mv 4 00004.1874ab60c71f0b31b580f313a3f6e777<text:line-break/>mv 40 00040.256602e2cb5a5b373bdd1fb631d9f452<text:line-break/>mv 400 00400.a152ca3d2735f5dfe48601331471c591<text:line-break/>mv 401 00401.450b38785db348f7d8c83c64304dd6e3<text:line-break/>mv 402 00402.1290489e7e62ac9bb500677606540e5d<text:line-break/>mv 403 00403.5aa6261d36d1362bcd181ed7738de7f7<text:line-break/>mv 404 00404.a2c9ac35a89a129ce473c5d977409131<text:line-break/>mv 405 00405.18a5c3d971e1def2c3b4a2df122f3583<text:line-break/>mv 406 00406.4b29229820cc5e9675ad369a3a000f43<text:line-break/>mv 407 00407.157349d43c03e008f2448e1f37c510aa<text:line-break/>mv 408 00408.87f7a3c9c29aaf97b413126029aacc6a<text:line-break/>mv 409 00409.09cb28cd8753bff06fc8a547c3ed8fe2<text:line-break/>mv 41 00041.21cc985cc36d931916863aed24de8c27<text:line-break/>mv 410 00410.be908008e0e27722a177b289227f5fc1<text:line-break/>mv 411 00411.e6e37cbb02ad33b4e0ba5fb6caf2bbcf<text:line-break/>mv 412 00412.4e18b948471feca1fa1610ce7c1259a2<text:line-break/>mv 413 00413.4c74110f6640067c2172a04543dea670<text:line-break/>mv 414 00414.4b85e87c5b9235c72f189bf044057f15<text:line-break/>mv 415 00415.e241b6184464107168656739bf96c6b9<text:line-break/>mv 416 00416.112b010a30255d7d14ee9465d4fe804c<text:line-break/>mv 417 00417.8e6ff04af5a268d0495259b3f6a24d58<text:line-break/>mv 418 00418.89cb8cbdd1cd4424829658e11ec6a13e<text:line-break/>mv 419 00419.a42a284750591b454968a76dfab38370<text:line-break/>mv 42 00042.21cc985cc36d931916863aed24de8c27<text:line-break/>mv 420 00420.6112350c5fb3dcf5a67a4fafac80702e<text:line-break/>mv 421 00421.a5e7e7b43acb5501368b8c61221477f1<text:line-break/>mv 422 00422.cce79e048419b788816e8a2c28525afb<text:line-break/>mv 423 00423.3b9b432fa25a7ac8c494db8d2e42cc73<text:line-break/>mv 424 00424.b283405aeac6a8ff4c4a4e4e85310268<text:line-break/>mv 425 00425.d7a3b1ae59479bc986057a03d057615d<text:line-break/>mv 426 00426.2002be3b0195b54596a5e7fd7d7561d5<text:line-break/>mv 427 00427.8136588f1befaccc01f0405513be6186<text:line-break/>mv 428 00428.8fc153d0c9cbc406fbd9bdf1c4ed9b13<text:line-break/>mv 429 00429.b1077599c85314135e6d82d654c98d55<text:line-break/>mv 43 00043.8d93819b95ff90bf2e2b141c2909bfc9<text:line-break/>mv 430 00430.17440122811305f78e499d2ed0a1fe46<text:line-break/>mv 431 00431.cc38713737ea22e2e329205efd78840a<text:line-break/>mv 432 00432.a2fa136962969f603b363e7509668b49<text:line-break/>mv 433 00433.8977506bae8028f48290ea0fb2f54ddd<text:line-break/>mv 434 00434.e86d28a69c9228080a3f0ecbde5ea5fa<text:line-break/>mv 435 00435.2078783521379b81a45f1a5c48ca131f<text:line-break/>mv 436 00436.97d3a7bc4377152052dd717581387f36<text:line-break/>mv 437 00437.b2ad4f589c9ca2ef65432465a12915b4<text:line-break/>mv 438 00438.77cb3de3ddbb68012f0dbe370c4e71dc<text:line-break/>mv 439 00439.2c6d4d3e8b817c5315a1c61e4eeb7ee9<text:line-break/>mv 44 00044.889d785885f092c269741b11f2124dce<text:line-break/>mv 440 00440.16a3caff5b5788f2ae378850041252d7<text:line-break/>mv 441 00441.b820c1999715c2e5ded6418d2b17723c<text:line-break/>mv 442 00442.03f023d080136fd537ff369de5dcae10<text:line-break/>mv 443 00443.c5581d58a801553fee57b2bfe904ea93<text:line-break/>mv 444 00444.f81c80c3f2d43ecd8b117213f3e60c53<text:line-break/>mv 445 00445.2cd5092859b75fdccf3724ab2a4ccafe<text:line-break/>mv 446 00446.d971f234fa00ed94e18f5ce8f5c0f852<text:line-break/>mv 447 00447.badf14ca8ec589b0b2d25369573ffe84<text:line-break/>mv 448 00448.809b59ce6292db666ef457e3cb08bb39<text:line-break/>mv 449 00449.066d44ef3e1ff26103ea1b35b0a2e6d5<text:line-break/>mv 45 00045.75baa6797e2a65053a8373d5aa96f594<text:line-break/>mv 450 00450.a828f09ee44e716e6931866e4743e32a<text:line-break/>mv 451 00451.588b22df28f4036ff3895447afbcb7f3<text:line-break/>mv 452 00452.63e7d2b55fd5301d2c5d2f48c9a783f6<text:line-break/>mv 453 00453.622475ac240e9e2cdcdbb1a095cc8d28<text:line-break/>mv 454 00454.943161603b1eb6da5187194b5a75186a<text:line-break/>mv 455 00455.b7a7254a180821d6077a42f7153e12e5<text:line-break/>mv 456 00456.578afb400f87833c03c4dc2be6fd85bd<text:line-break/>mv 457 00457.fc29b47778cf7dae8206fb24985dd8dd<text:line-break/>mv 458 00458.8c9d2363547ebaf997282910cf21e95c<text:line-break/>mv 459 00459.5d8701dbedee666b885d456475f0301d<text:line-break/>mv 46 00046.0b4fff9cd7cffe94cc4f04bbf3928c28<text:line-break/>mv 460 00460.532703440c6f7df067d1ba5054da7f11<text:line-break/>mv 461 00461.27302a2e94d8948f8a81a7d4c8566cf0<text:line-break/>mv 462 00462.2cfe24a32d1b480eab70b099b4a8a919<text:line-break/>mv 463 00463.47a4c19eea5230ff19a42e62a5f59484<text:line-break/>mv 464 00464.c1345cc18f1944b61a219dcdfe54088a<text:line-break/>mv 465 00465.5d27c24cf1797e87a346c02f9bc42587<text:line-break/>mv 466 00466.11bc31540055c320b62e5886ef27c4b2<text:line-break/>mv 467 00467.b59a3337d0979ba8d587bf4c166db8b1<text:line-break/>mv 468 00468.8edb99340b9a96a81813be2d3362605d<text:line-break/>mv 469 00469.c1d9ab5918d50dac4242ef53c4aaf678<text:line-break/>mv 47 00047.376bd7728ee94b32bc23429d9c51bae5<text:line-break/>mv 470 00470.b9e513715695ea1c79c1e5af0fb0eea9<text:line-break/>mv 471 00471.f3cd3e181577b34e474bea8c480d1b44<text:line-break/>mv 472 00472.40695f88feb07754e40b1008aeb47bd1<text:line-break/>mv 473 00473.ab22ff7eb6975783dff18f279a1a8357<text:line-break/>mv 474 00474.81ea7ec9e00168efe6bb824d08825ef3<text:line-break/>mv 475 00475.f3c5fb57463eb715fa93e9ce483c49fe<text:line-break/>mv 476 00476.0530ef1b33305fdf919489946570685b<text:line-break/>mv 477 00477.c825fdd16a32d2d29f4f3613e412dfb3<text:line-break/>mv 478 00478.16f274ffd3e884a574c9461012cadea6<text:line-break/>mv 479 00479.558d7491db4238443bc549ec06021bae<text:line-break/>mv 48 00048.462325dc69a8dc74462723ec0d20a5cd<text:line-break/>mv 480 00480.fc9323682825f7d93ed78a82970ceaea<text:line-break/>mv 481 00481.77b1644dfd682bf753d5894ad04f8020<text:line-break/>mv 482 00482.d2338d94e40e6028a89c0a197ed7c470<text:line-break/>mv 483 00483.488a059db4a731caae8143bf298d6ac4<text:line-break/>mv 484 00484.cd802b94da9c80db5e4432bb661effd1<text:line-break/>mv 485 00485.9021367278833179285091e5201f5854<text:line-break/>mv 486 00486.348918a564335556b4fdd8b82f939918<text:line-break/>mv 487 00487.b57549dc531f50c1ff1e3356bc38b390<text:line-break/>mv 488 00488.6d41f6d7222978a3ee2b6cfbfce55a02<text:line-break/>mv 489 00489.013cd8eb1a0a545e5c6ed066bad0cad7<text:line-break/>mv 49 00049.625bab436c7fc6299cfceeaa24e198ae<text:line-break/>mv 490 00490.5fc0d6e9adcaf702bb7dd303ff2d59e2<text:line-break/>mv 491 00491.f47154f78397c57b14e05450a16745d5<text:line-break/>mv 492 00492.f2d030fd71d7c3075626195b5c0b56f7<text:line-break/>mv 493 00493.c82e983c32e4888b4fbb0084cb303608<text:line-break/>mv 494 00494.a0865131f55d26362a8efad99c37de01<text:line-break/>mv 495 00495.a13bce4369913c929a48b073f2b320c9<text:line-break/>mv 496 00496.e995facc5d5bc6d3f3a8537d35e0432a<text:line-break/>mv 497 00497.9307bd1fb5347f9fbf1f54ebe95b1d20<text:line-break/>mv 498 00498.863566df8e5f17f979edca79d1e87187<text:line-break/>mv 499 00499.4a17fbd7fe71705e09b4dd2e24d802dd<text:line-break/>mv 5 00005.1f42bb885de0ef7fc5cd09d34dc2ba54<text:line-break/>mv 50 00050.b8200e218e5a5a433f897e9495253a30<text:line-break/>mv 500 00500.2e8762b67913d1b07bc8da293448d27f<text:line-break/>mv 51 00051.374f4d4300a5d39544b2f052e7a9429d<text:line-break/>mv 52 00052.f12ac251d1fbdc679daadc6b97229e63<text:line-break/>mv 53 00053.92bcea73123d0ea0fb26c285d5e045a9<text:line-break/>mv 54 00054.839a9c0a07f13718570da944986a898a<text:line-break/>mv 55 00055.8b2154bb7ec1f411495f37f519f1835d<text:line-break/>mv 56 00056.0f99dde58a7c4e18944397ab47e0412c<text:line-break/>mv 57 00057.92fdae44bdd1d9e5461eef3c852dfd23<text:line-break/>mv 58 00058.abb13c5db31d26a58607aac809573ed4<text:line-break/>mv 59 00059.a633106e3ce62fa7b46c2e4dc8c666d3<text:line-break/>mv 6 00006.7a32642f8c22bbeb85d6c3b5f3890a2c<text:line-break/>mv 60 00060.140f80780520fa19b360ddcb05838a67<text:line-break/>mv 61 00061.c148ebba16540e48c7aae2e3f733a8a3<text:line-break/>mv 62 00062.41f708df91642411f0fd8f91e28d3521<text:line-break/>mv 63 00063.3bec5361a5edfdbcc371241b3d74e3bf<text:line-break/>mv 64 00064.d700742b9815d990b2e5a7921e8d854c<text:line-break/>mv 65 00065.18d2edcf9aa0e940651b5fdd218ac019<text:line-break/>mv 66 00066.93ccd9599561c5277989f03b575d6bff<text:line-break/>mv 67 00067.02c6e51107f39ee60453ff8e7372101d<text:line-break/>mv 68 00068.1626952077798d4f2d5eb30e48bc49b3<text:line-break/>mv 69 00069.a0b6cfde0e477af7f406ee756ba53826<text:line-break/>mv 7 00007.859c901719011d56f8b652ea071c1f8b<text:line-break/>mv 70 00070.977e083b104717202fe944ae6065624e<text:line-break/>mv 71 00071.4c3840b98dc207623d0c0e66a6d40af2<text:line-break/>mv 72 00072.f97a14d667569ebbc0502bb2c7beec27<text:line-break/>mv 73 00073.d57c16429fa19fbebfb9aec34f391aa2<text:line-break/>mv 74 00074.9948514a1f3aac3f27ba2c20db7b0441<text:line-break/>mv 75 00075.4568998f41d50bccf8f7c3d4aeb7a425<text:line-break/>mv 76 00076.770f0e7b8378a47a945043434f6f43df<text:line-break/>mv 77 00077.a5c41f056918bde0d5f9be424714766e<text:line-break/>mv 78 00078.8ff64b5c77f9c9618bd7b119ae14c8b2<text:line-break/>mv 79 00079.4a5fbaf2e531918c44642b3cfae40089<text:line-break/>mv 8 00008.9562918b57e044abfbce260cc875acde<text:line-break/>mv 80 00080.77af9ca7f967f055062aade45001129e<text:line-break/>mv 81 00081.3309521659461b743e1bfc3dc688a5f1<text:line-break/>mv 82 00082.705cdc08c2ee77821391a847d9c1a4e3<text:line-break/>mv 83 00083.a042c7512d5db5f9fc1857fdc6bbdcc3<text:line-break/>mv 84 00084.df5ac85de3405b6d07c9fa7ba3eecf6a<text:line-break/>mv 85 00085.6e7b1a983ab05445a7eaffcbb6811d3f<text:line-break/>mv 86 00086.4b3a02be9a2561ada188d95b4601c01e<text:line-break/>mv 87 00087.1cbd88a0c1564cb5d6c9b12c8c4175d8<text:line-break/>mv 88 00088.f421d8c380fb0c48483f026d243df9d9<text:line-break/>mv 89 00089.51c746428bb5e2793a1c04ce1e0c72c1<text:line-break/>mv 9 00009.c05e264fbf18783099b53dbc9a9aacda<text:line-break/>mv 90 00090.9a7e76d58065e29e709161dbe569fe54<text:line-break/>mv 91 00091.113ec7122d4046a2754bcf70b9fb5299<text:line-break/>mv 92 00092.bf7453c6b7917ca30074a3030d84e36d<text:line-break/>mv 93 00093.2bb8a2a7e4d2841a14f27f32076dd77e<text:line-break/>mv 94 00094.3ba780eac7dce1c2b063cd1fc12738be<text:line-break/>mv 95 00095.e1db2d3556c2863ef7355faf49160219<text:line-break/>mv 96 00096.b2cb600e893f7a663ea5f9bff3a6276e<text:line-break/>mv 97 00097.dce08392ba6bc552d13394fa73974b62<text:line-break/>mv 98 00098.01d2958ccb7c2e4c02d0920593962436<text:line-break/>mv 99 00099.c4ff6dba0a5177d3c7d8ef54c8920496<text:line-break/>mv cmds 00000.7b1b73cf36cf9dbc3d64e3f2ee2b91f1<text:line-break/></text:p>
          </table:table-cell>
          <table:table-cell office:value="0" office:value-type="float"/>
          <table:table-cell office:value="0" office:value-type="float"/>
          <table:table-cell office:value="551" office:value-type="float"/>
          <table:table-cell office:value="2004" office:value-type="float"/>
          <table:table-cell office:value="1001" office:value-type="float"/>
          <table:table-cell office:value="1004" office:value-type="float"/>
          <table:table-cell office:value="1" office:value-type="float"/>
          <table:table-cell office:value="0.0" office:value-type="float"/>
          <table:table-cell office:value="0.0" office:value-type="float"/>
          <table:table-cell office:value="0.1802140256756217" office:value-type="float"/>
          <table:table-cell office:value="0.20425733092364542" office:value-type="float"/>
        </table:table-row>
        <table:table-row>
          <table:table-cell office:value="51" office:value-type="float"/>
          <table:table-cell office:value="1" office:value-type="float"/>
          <table:table-cell office:value-type="string">
            <text:p>&lt;!DOCTYPE HTML PUBLIC "-//W3C//DTD HTML 4.0 Transitional//EN"&gt;<text:line-break/>&lt;HTML&gt;&lt;HEAD&gt;<text:line-break/>&lt;META content="text/html; charset=windows-1252" http-equiv=Content-Type&gt;<text:line-break/>&lt;META content="MSHTML 5.00.2314.1000" name=GENERATOR&gt;&lt;/HEAD&gt;<text:line-break/>&lt;BODY&gt;&lt;!-- Inserted by Calypso --&gt;<text:line-break/>&lt;TABLE border=0 cellPadding=0 cellSpacing=2 id=_CalyPrintHeader_ rules=none <text:line-break/>style="COLOR: black; DISPLAY: none" width="100%"&gt;<text:line-break/> <text:s/>&lt;TBODY&gt;<text:line-break/> <text:s/>&lt;TR&gt;<text:line-break/> <text:s text:c="3"/>&lt;TD colSpan=3&gt;<text:line-break/> <text:s text:c="5"/>&lt;HR color=black noShade SIZE=1&gt;<text:line-break/> <text:s text:c="3"/>&lt;/TD&gt;&lt;/TR&gt;&lt;/TD&gt;&lt;/TR&gt;<text:line-break/> <text:s/>&lt;TR&gt;<text:line-break/> <text:s text:c="3"/>&lt;TD colSpan=3&gt;<text:line-break/> <text:s text:c="5"/>&lt;HR color=black noShade SIZE=1&gt;<text:line-break/> <text:s text:c="3"/>&lt;/TD&gt;&lt;/TR&gt;&lt;/TBODY&gt;&lt;/TABLE&gt;&lt;!-- End Calypso --&gt;&lt;!-- Inserted by Calypso --&gt;&lt;FONT <text:line-break/>color=#000000 face=VERDANA,ARIAL,HELVETICA size=-2&gt;&lt;BR&gt;&lt;/FONT&gt;&lt;/TD&gt;&lt;/TR&gt;&lt;/TABLE&gt;&lt;!-- End Calypso --&gt;&lt;FONT color=#ff0000 <text:line-break/>face="Copperplate Gothic Bold" size=5 PTSIZE="10"&gt;<text:line-break/>&lt;CENTER&gt;Save up to 70% on Life Insurance.&lt;/CENTER&gt;&lt;/FONT&gt;&lt;FONT color=#ff0000 <text:line-break/>face="Copperplate Gothic Bold" size=5 PTSIZE="10"&gt;<text:line-break/>&lt;CENTER&gt;Why Spend More Than You Have To?<text:line-break/>&lt;CENTER&gt;&lt;FONT color=#ff0000 face="Copperplate Gothic Bold" size=5 PTSIZE="10"&gt;<text:line-break/>&lt;CENTER&gt;Life Quote Savings<text:line-break/>&lt;CENTER&gt;<text:line-break/>&lt;P align=left&gt;&lt;/P&gt;<text:line-break/>&lt;P align=left&gt;&lt;/P&gt;&lt;/FONT&gt;&lt;/U&gt;&lt;/I&gt;&lt;/B&gt;&lt;BR&gt;&lt;/FONT&gt;&lt;/U&gt;&lt;/B&gt;&lt;/U&gt;&lt;/I&gt;<text:line-break/>&lt;P&gt;&lt;/P&gt;<text:line-break/>&lt;CENTER&gt;<text:line-break/>&lt;TABLE border=0 borderColor=#111111 cellPadding=0 cellSpacing=0 width=650&gt;<text:line-break/> <text:s/>&lt;TBODY&gt;&lt;/TBODY&gt;&lt;/TABLE&gt;<text:line-break/>&lt;TABLE border=0 borderColor=#111111 cellPadding=5 cellSpacing=0 width=650&gt;<text:line-break/> <text:s/>&lt;TBODY&gt;<text:line-break/> <text:s/>&lt;TR&gt;<text:line-break/> <text:s text:c="3"/>&lt;TD colSpan=2 width="35%"&gt;&lt;B&gt;&lt;FONT face=Verdana size=4&gt;Ensuring your <text:line-break/> <text:s text:c="5"/>family's financial security is very important. Life Quote Savings makes <text:line-break/> <text:s text:c="5"/>buying life insurance simple and affordable. We Provide FREE Access to The <text:line-break/> <text:s text:c="5"/>Very Best Companies and The Lowest Rates.&lt;/FONT&gt;&lt;/B&gt;&lt;/TD&gt;&lt;/TR&gt;<text:line-break/> <text:s/>&lt;TR&gt;<text:line-break/> <text:s text:c="3"/>&lt;TD align=middle vAlign=top width="18%"&gt;<text:line-break/> <text:s text:c="5"/>&lt;TABLE borderColor=#111111 width="100%"&gt;<text:line-break/> <text:s text:c="7"/>&lt;TBODY&gt;<text:line-break/> <text:s text:c="7"/>&lt;TR&gt;<text:line-break/> <text:s text:c="9"/>&lt;TD style="PADDING-LEFT: 5px; PADDING-RIGHT: 5px" width="100%"&gt;&lt;FONT <text:line-break/> <text:s text:c="11"/>face=Verdana size=4&gt;&lt;B&gt;Life Quote Savings&lt;/B&gt; is FAST, EASY and <text:line-break/> <text:s text:c="11"/>SAVES you money! Let us help you get started with the best values in <text:line-break/> <text:s text:c="11"/>the country on new coverage. You can SAVE hundreds or even thousands <text:line-break/> <text:s text:c="11"/>of dollars by requesting a FREE quote from Lifequote Savings. Our <text:line-break/> <text:s text:c="11"/>service will take you less than 5 minutes to complete. Shop and <text:line-break/> <text:s text:c="11"/>compare. SAVE up to 70% on all types of Life insurance! <text:line-break/>&lt;/FONT&gt;&lt;/TD&gt;&lt;/TR&gt;<text:line-break/> <text:s text:c="7"/>&lt;TR&gt;&lt;BR&gt;&lt;BR&gt;<text:line-break/> <text:s text:c="9"/>&lt;TD height=50 style="PADDING-LEFT: 5px; PADDING-RIGHT: 5px" <text:line-break/> <text:s text:c="9"/>width="100%"&gt;<text:line-break/> <text:s text:c="11"/>&lt;P align=center&gt;&lt;B&gt;&lt;FONT face=Verdana size=5&gt;&lt;A <text:line-break/> <text:s text:c="11"/>href="http://website.e365.cc/savequote/"&gt;Click Here For Your <text:line-break/> <text:s text:c="11"/>Free Quote!&lt;/A&gt;&lt;/FONT&gt;&lt;/B&gt;&lt;/P&gt;&lt;/TD&gt;<text:line-break/> <text:s text:c="9"/>&lt;P&gt;&lt;FONT face=Verdana size=4&gt;&lt;STRONG&gt;<text:line-break/> <text:s text:c="9"/>&lt;CENTER&gt;Protecting your family is the best investment you'll ever <text:line-break/> <text:s text:c="9"/>make!&lt;BR&gt;&lt;/B&gt;&lt;/TD&gt;&lt;/TR&gt;<text:line-break/> <text:s text:c="7"/>&lt;TR&gt;&lt;BR&gt;&lt;BR&gt;&lt;/STRONG&gt;&lt;/FONT&gt;&lt;/TD&gt;&lt;/TR&gt;&lt;/TD&gt;&lt;/TR&gt;<text:line-break/> <text:s text:c="7"/>&lt;TR&gt;&lt;/TR&gt;&lt;/TBODY&gt;&lt;/TABLE&gt;<text:line-break/> <text:s text:c="5"/>&lt;P align=left&gt;&lt;FONT face="Arial, Helvetica, sans-serif" size=2&gt;&lt;/FONT&gt;&lt;/P&gt;<text:line-break/> <text:s text:c="5"/>&lt;P&gt;&lt;/P&gt;<text:line-break/> <text:s text:c="5"/>&lt;CENTER&gt;&lt;BR&gt;&lt;BR&gt;&lt;BR&gt;<text:line-break/> <text:s text:c="5"/>&lt;P&gt;&lt;/P&gt;<text:line-break/> <text:s text:c="5"/>&lt;P align=left&gt;&lt;BR&gt;&lt;/B&gt;&lt;BR&gt;&lt;BR&gt;&lt;BR&gt;&lt;BR&gt;&lt;/P&gt;<text:line-break/> <text:s text:c="5"/>&lt;P align=center&gt;&lt;BR&gt;&lt;/P&gt;<text:line-break/> <text:s text:c="5"/>&lt;P align=left&gt;&lt;BR&gt;&lt;/B&gt;&lt;BR&gt;&lt;BR&gt;&lt;/FONT&gt;If you are in receipt of this email <text:line-break/> <text:s text:c="5"/>in error and/or wish to be removed from our list, &lt;A <text:line-break/> <text:s text:c="5"/>href="mailto:coins@btamail.net.cn"&gt;PLEASE CLICK HERE&lt;/A&gt; AND TYPE REMOVE. If you <text:line-break/> <text:s text:c="5"/>reside in any state which prohibits e-mail solicitations for insurance, <text:line-break/> <text:s text:c="5"/>please disregard this <text:line-break/> <text:s text:c="5"/>email.&lt;BR&gt;&lt;/FONT&gt;&lt;BR&gt;&lt;BR&gt;&lt;BR&gt;&lt;BR&gt;&lt;BR&gt;&lt;BR&gt;&lt;BR&gt;&lt;BR&gt;&lt;BR&gt;&lt;BR&gt;&lt;BR&gt;&lt;BR&gt;&lt;BR&gt;&lt;BR&gt;&lt;BR&gt;&lt;BR&gt;&lt;/FONT&gt;&lt;/P&gt;&lt;/CENTER&gt;&lt;/CENTER&gt;&lt;/TR&gt;&lt;/TBODY&gt;&lt;/TABLE&gt;&lt;/CENTER&gt;&lt;/CENTER&gt;&lt;/CENTER&gt;&lt;/CENTER&gt;&lt;/CENTER&gt;&lt;/BODY&gt;&lt;/HTML&gt;<text:line-break/><text:line-break/><text:line-break/><text:line-break/></text:p>
          </table:table-cell>
          <table:table-cell office:value="0" office:value-type="float"/>
          <table:table-cell office:value="0" office:value-type="float"/>
          <table:table-cell office:value="25" office:value-type="float"/>
          <table:table-cell office:value="636" office:value-type="float"/>
          <table:table-cell office:value="359" office:value-type="float"/>
          <table:table-cell office:value="260" office:value-type="float"/>
          <table:table-cell office:value="1" office:value-type="float"/>
          <table:table-cell office:value="0.0" office:value-type="float"/>
          <table:table-cell office:value="0.0" office:value-type="float"/>
          <table:table-cell office:value="0.8037510504471739" office:value-type="float"/>
          <table:table-cell office:value="0.780217007892412" office:value-type="float"/>
        </table:table-row>
        <table:table-row>
          <table:table-cell office:value="52" office:value-type="float"/>
          <table:table-cell office:value="1" office:value-type="float"/>
          <table:table-cell office:value-type="string">
            <text:p>1) Fight The Risk of Cancer!<text:line-break/>http://www.adclick.ws/p.cfm?o=315&amp;s=pk007<text:line-break/><text:line-break/>2) Slim Down - Guaranteed to lose 10-12 lbs in 30 days<text:line-break/>http://www.adclick.ws/p.cfm?o=249&amp;s=pk007<text:line-break/><text:line-break/>3) Get the Child Support You Deserve - Free Legal Advice<text:line-break/>http://www.adclick.ws/p.cfm?o=245&amp;s=pk002<text:line-break/><text:line-break/>4) Join the Web's Fastest Growing Singles Community<text:line-break/>http://www.adclick.ws/p.cfm?o=259&amp;s=pk007<text:line-break/><text:line-break/>5) Start Your Private Photo Album Online!<text:line-break/>http://www.adclick.ws/p.cfm?o=283&amp;s=pk007<text:line-break/><text:line-break/>Have a Wonderful Day,<text:line-break/>Offer Manager<text:line-break/>PrizeMama<text:line-break/><text:line-break/><text:line-break/><text:line-break/><text:line-break/><text:line-break/><text:line-break/><text:line-break/><text:line-break/><text:line-break/><text:line-break/><text:line-break/><text:line-break/><text:line-break/>If you wish to leave this list please use the link below.<text:line-break/>http://www.qves.com/trim/?ilug@linux.ie%7C17%7C114258<text:line-break/><text:line-break/><text:line-break/>-- <text:line-break/>Irish Linux Users' Group: ilug@linux.ie<text:line-break/>http://www.linux.ie/mailman/listinfo/ilug for (un)subscription information.<text:line-break/>List maintainer: listmaster@linux.ie<text:line-break/><text:line-break/></text:p>
          </table:table-cell>
          <table:table-cell office:value="0" office:value-type="float"/>
          <table:table-cell office:value="1" office:value-type="float"/>
          <table:table-cell office:value="12" office:value-type="float"/>
          <table:table-cell office:value="118" office:value-type="float"/>
          <table:table-cell office:value="45" office:value-type="float"/>
          <table:table-cell office:value="91" office:value-type="float"/>
          <table:table-cell office:value="1" office:value-type="float"/>
          <table:table-cell office:value="0.0" office:value-type="float"/>
          <table:table-cell office:value="0.0" office:value-type="float"/>
          <table:table-cell office:value="0.8708709454224923" office:value-type="float"/>
          <table:table-cell office:value="0.7857655397766462" office:value-type="float"/>
        </table:table-row>
        <table:table-row>
          <table:table-cell office:value="53" office:value-type="float"/>
          <table:table-cell office:value="1" office:value-type="float"/>
          <table:table-cell office:value-type="string">
            <text:p>1) Fight The Risk of Cancer!<text:line-break/>http://www.adclick.ws/p.cfm?o=315&amp;s=pk007<text:line-break/><text:line-break/>2) Slim Down - Guaranteed to lose 10-12 lbs in 30 days<text:line-break/>http://www.adclick.ws/p.cfm?o=249&amp;s=pk007<text:line-break/><text:line-break/>3) Get the Child Support You Deserve - Free Legal Advice<text:line-break/>http://www.adclick.ws/p.cfm?o=245&amp;s=pk002<text:line-break/><text:line-break/>4) Join the Web's Fastest Growing Singles Community<text:line-break/>http://www.adclick.ws/p.cfm?o=259&amp;s=pk007<text:line-break/><text:line-break/>5) Start Your Private Photo Album Online!<text:line-break/>http://www.adclick.ws/p.cfm?o=283&amp;s=pk007<text:line-break/><text:line-break/>Have a Wonderful Day,<text:line-break/>Offer Manager<text:line-break/>PrizeMama<text:line-break/><text:line-break/><text:line-break/><text:line-break/><text:line-break/><text:line-break/><text:line-break/><text:line-break/><text:line-break/><text:line-break/><text:line-break/><text:line-break/><text:line-break/><text:line-break/>If you wish to leave this list please use the link below.<text:line-break/>http://www.qves.com/trim/?zzzz@example.com%7C17%7C308417<text:line-break/><text:line-break/></text:p>
          </table:table-cell>
          <table:table-cell office:value="0" office:value-type="float"/>
          <table:table-cell office:value="1" office:value-type="float"/>
          <table:table-cell office:value="11" office:value-type="float"/>
          <table:table-cell office:value="96" office:value-type="float"/>
          <table:table-cell office:value="35" office:value-type="float"/>
          <table:table-cell office:value="74" office:value-type="float"/>
          <table:table-cell office:value="1" office:value-type="float"/>
          <table:table-cell office:value="0.0" office:value-type="float"/>
          <table:table-cell office:value="0.0" office:value-type="float"/>
          <table:table-cell office:value="0.8613802309542997" office:value-type="float"/>
          <table:table-cell office:value="0.7757274716265985" office:value-type="float"/>
        </table:table-row>
        <table:table-row>
          <table:table-cell office:value="54" office:value-type="float"/>
          <table:table-cell office:value="1" office:value-type="float"/>
          <table:table-cell office:value-type="string">
            <text:p>##################################################<text:line-break/># <text:s text:c="47"/>#<text:line-break/># <text:s text:c="16"/>Adult Club <text:s text:c="20"/>#<text:line-break/># <text:s text:c="10"/>Offers FREE Membership <text:s text:c="14"/>#<text:line-break/># <text:s text:c="47"/>#<text:line-break/>##################################################<text:line-break/><text:line-break/>&gt;&gt;&gt;&gt;&gt; <text:s/>INSTANT ACCESS TO ALL SITES NOW<text:line-break/>&gt;&gt;&gt;&gt;&gt; <text:s/>Your User Name And Password is.<text:line-break/>&gt;&gt;&gt;&gt;&gt; <text:s/>User Name: zzzz@example.com<text:line-break/>&gt;&gt;&gt;&gt;&gt; <text:s/>Password: 760382<text:line-break/><text:line-break/>5 of the Best Adult Sites on the Internet for FREE!<text:line-break/>---------------------------------------<text:line-break/>NEWS 08/18/02<text:line-break/>With just over 2.9 Million Members that signed up for FREE, Last month there were 721,184 New<text:line-break/>Members. Are you one of them yet???<text:line-break/>---------------------------------------<text:line-break/>Our Membership FAQ<text:line-break/><text:line-break/>Q. Why are you offering free access to 5 adult membership sites for free?<text:line-break/>A. I have advertisers that pay me for ad space so you don't have to pay for membership.<text:line-break/><text:line-break/>Q. Is it true my membership is for life?<text:line-break/>A. Absolutely you'll never have to pay a cent the advertisers do.<text:line-break/><text:line-break/>Q. Can I give my account to my friends and family?<text:line-break/>A. Yes, as long they are over the age of 18.<text:line-break/><text:line-break/>Q. Do I have to sign up for all 5 membership sites?<text:line-break/>A. No just one to get access to all of them.<text:line-break/><text:line-break/>Q. How do I get started?<text:line-break/>A. Click on one of the following links below to become a member.<text:line-break/><text:line-break/>- These are multi million dollar operations with policies and rules.<text:line-break/>- Fill in the required info and they won't charge you for the Free pass!<text:line-break/>- If you don't believe us, just read their terms and conditions.<text:line-break/><text:line-break/>---------------------------<text:line-break/><text:line-break/># 5. &gt; Adults Farm<text:line-break/>http://80.71.66.8/farm/?aid=760382<text:line-break/>Girls and Animals Getting Freaky....FREE Lifetime Membership!!<text:line-break/><text:line-break/># 4. &gt; Sexy Celebes<text:line-break/>http://80.71.66.8/celebst/?aid=760382<text:line-break/>Thousands Of XXX Celebes doing it...FREE Lifetime Membership!!<text:line-break/><text:line-break/># 3. &gt; Play House Porn<text:line-break/>http://80.71.66.8/mega/?aid=760382<text:line-break/>Live Feeds From 60 Sites And Web Cams...FREE Lifetime Membership!!<text:line-break/><text:line-break/># 2. &gt; Asian Sex Fantasies<text:line-break/>http://80.71.66.8/asian/?aid=760382<text:line-break/>Japanese Schoolgirls, Live Sex Shows ...FREE Lifetime Membership!!<text:line-break/><text:line-break/># 1. &gt; Lesbian Lace<text:line-break/>http://80.71.66.8/lesbian/?aid=760382<text:line-break/>Girls and Girls Getting Freaky! ...FREE Lifetime Membership!!<text:line-break/><text:line-break/>--------------------------<text:line-break/><text:line-break/>Jennifer Simpson, Miami, FL<text:line-break/>Your FREE lifetime membership has entertained my boyffriend and I for<text:line-break/>the last two years! <text:s/>Your Adult Sites are the best on the net!<text:line-break/><text:line-break/>Joe Morgan Manhattan, NY<text:line-break/>Your live sex shows and live sex cams are unbelievable. The best part<text:line-break/>about your porn sites, is that they're absolutely FREE!<text:line-break/><text:line-break/>--------------------------<text:line-break/><text:line-break/><text:line-break/><text:line-break/><text:line-break/><text:line-break/><text:line-break/><text:line-break/><text:line-break/><text:line-break/>Removal Instructions:<text:line-break/><text:line-break/>You have received this advertisement because you have opted in to receive free adult internet<text:line-break/>offers and specials through our affiliated websites. If you do not wish to receive further emails<text:line-break/>or have received the email in error you may opt-out of our database here<text:line-break/>http://80.71.66.8/optout/ . Please allow 24 hours for removal.<text:line-break/><text:line-break/>vonolmosatkirekpups<text:line-break/><text:line-break/></text:p>
          </table:table-cell>
          <table:table-cell office:value="0" office:value-type="float"/>
          <table:table-cell office:value="1" office:value-type="float"/>
          <table:table-cell office:value="24" office:value-type="float"/>
          <table:table-cell office:value="671" office:value-type="float"/>
          <table:table-cell office:value="327" office:value-type="float"/>
          <table:table-cell office:value="255" office:value-type="float"/>
          <table:table-cell office:value="1" office:value-type="float"/>
          <table:table-cell office:value="0.0" office:value-type="float"/>
          <table:table-cell office:value="0.0" office:value-type="float"/>
          <table:table-cell office:value="0.8304724918306499" office:value-type="float"/>
          <table:table-cell office:value="0.7543058209233616" office:value-type="float"/>
        </table:table-row>
        <table:table-row>
          <table:table-cell office:value="55" office:value-type="float"/>
          <table:table-cell office:value="1" office:value-type="float"/>
          <table:table-cell office:value-type="string">
            <text:p>I thought you might like these:<text:line-break/>1) Slim Down - Guaranteed to lose 10-12 lbs in 30 days<text:line-break/>http://www.freeyankee.com/cgi/fy2/to.cgi?l=822slim1<text:line-break/><text:line-break/>2) Fight The Risk of Cancer! <text:line-break/>http://www.freeyankee.com/cgi/fy2/to.cgi?l=822nic1 <text:line-break/><text:line-break/>3) Get the Child Support You Deserve - Free Legal Advice <text:line-break/>http://www.freeyankee.com/cgi/fy2/to.cgi?l=822ppl1<text:line-break/><text:line-break/>Offer Manager<text:line-break/>Daily-Deals<text:line-break/><text:line-break/><text:line-break/><text:line-break/><text:line-break/><text:line-break/><text:line-break/><text:line-break/><text:line-break/>If you wish to leave this list please use the link below.<text:line-break/>http://www.qves.com/trim/?social@linux.ie%7C29%7C134077<text:line-break/><text:line-break/><text:line-break/>-- <text:line-break/>Irish Linux Users' Group Social Events: social@linux.ie<text:line-break/>http://www.linux.ie/mailman/listinfo/social for (un)subscription information.<text:line-break/>List maintainer: listmaster@linux.ie<text:line-break/><text:line-break/></text:p>
          </table:table-cell>
          <table:table-cell office:value="0" office:value-type="float"/>
          <table:table-cell office:value="1" office:value-type="float"/>
          <table:table-cell office:value="7" office:value-type="float"/>
          <table:table-cell office:value="99" office:value-type="float"/>
          <table:table-cell office:value="38" office:value-type="float"/>
          <table:table-cell office:value="77" office:value-type="float"/>
          <table:table-cell office:value="1" office:value-type="float"/>
          <table:table-cell office:value="0.0" office:value-type="float"/>
          <table:table-cell office:value="0.0" office:value-type="float"/>
          <table:table-cell office:value="0.8754045691457475" office:value-type="float"/>
          <table:table-cell office:value="0.7866412995431795" office:value-type="float"/>
        </table:table-row>
        <table:table-row>
          <table:table-cell office:value="56" office:value-type="float"/>
          <table:table-cell office:value="1" office:value-type="float"/>
          <table:table-cell office:value-type="string">
            <text:p>A POWERHOUSE GIFTING PROGRAM You Don't Want To Miss! <text:line-break/> <text:line-break/> <text:s/>GET IN WITH THE FOUNDERS! <text:line-break/>The MAJOR PLAYERS are on This ONE<text:line-break/>For ONCE be where the PlayerS are<text:line-break/>This is YOUR Private Invitation<text:line-break/><text:line-break/>EXPERTS ARE CALLING THIS THE FASTEST WAY <text:line-break/>TO HUGE CASH FLOW EVER CONCEIVED<text:line-break/>Leverage $1,000 into $50,000 Over and Over Again<text:line-break/><text:line-break/>THE QUESTION HERE IS:<text:line-break/>YOU EITHER WANT TO BE WEALTHY <text:line-break/>OR YOU DON'T!!!<text:line-break/>WHICH ONE ARE YOU?<text:line-break/>I am tossing you a financial lifeline and for your sake I <text:line-break/>Hope you GRAB onto it and hold on tight For the Ride of youR life!<text:line-break/><text:line-break/>Testimonials<text:line-break/><text:line-break/>Hear what average people are doing their first few days:<text:line-break/>�We've received 8,000 in 1 day and we are doing that over and over again!' Q.S. in AL<text:line-break/> �I'm a single mother in FL and I've received 12,000 in the last 4 days.� D. S. in FL<text:line-break/>�I was not sure about this when I sent off my $1,000 pledge, but I got back $2,000 the very next day!� L.L. in KY<text:line-break/>�I didn't have the money, so I found myself a partner to work this with. We have received $4,000 over the last 2 days. <text:line-break/>I think I made the right decision; don't you?� K. C. in FL<text:line-break/>�I pick up $3,000 my first day and I <text:s/>they gave me free leads and all the training, you can too!� J.W. in CA<text:line-break/><text:line-break/>ANNOUNCING: We will CLOSE your sales for YOU! And Help you get a Fax Blast IMMEDIATELY Upon Your Entry!!! <text:s text:c="3"/>YOU Make the MONEY!!!<text:line-break/>FREE LEADS!!! TRAINING!!!<text:line-break/><text:line-break/>$$DON'T WAIT!!! CALL NOW $$<text:line-break/>FAX BACK TO: 1-800-421-6318 OR Call 1-800-896-6568 <text:line-break/><text:line-break/>Name__________________________________Phone___________________________________________<text:line-break/><text:line-break/>Fax_____________________________________Email____________________________________________<text:line-break/><text:line-break/>Best Time To Call_________________________Time Zone________________________________________<text:line-break/><text:line-break/>This message is sent in compliance of the new e-mail bill. "Per Section 301, Paragraph (a)(2)(C) of S. 1618, further transmissions by the sender of this email may be stopped, at no cost to you, by sending a reply to this email address with the word "REMOVE" in the subject line. Errors, omissions, and exceptions excluded.<text:line-break/> <text:line-break/>This is NOT spam! I have compiled this list from our Replicate Database, relative to Seattle Marketing Group, The Gigt, or Turbo Team for the sole purpose of these communications. Your continued inclusion is ONLY by your gracious permission. If you wish to not receive this mail from me, please send an email to tesrewinter@yahoo.com with "Remove" in the subject and you will be deleted immediately.<text:line-break/><text:line-break/><text:line-break/><text:line-break/></text:p>
          </table:table-cell>
          <table:table-cell office:value="0" office:value-type="float"/>
          <table:table-cell office:value="1" office:value-type="float"/>
          <table:table-cell office:value="32" office:value-type="float"/>
          <table:table-cell office:value="660" office:value-type="float"/>
          <table:table-cell office:value="363" office:value-type="float"/>
          <table:table-cell office:value="290" office:value-type="float"/>
          <table:table-cell office:value="1" office:value-type="float"/>
          <table:table-cell office:value="0.0" office:value-type="float"/>
          <table:table-cell office:value="0.0" office:value-type="float"/>
          <table:table-cell office:value="0.8910029151254371" office:value-type="float"/>
          <table:table-cell office:value="0.7748866860325871" office:value-type="float"/>
        </table:table-row>
        <table:table-row>
          <table:table-cell office:value="57" office:value-type="float"/>
          <table:table-cell office:value="1" office:value-type="float"/>
          <table:table-cell office:value-type="string">
            <text:p>Help wanted. <text:s/>We are a 14 year old fortune 500 company, that is<text:line-break/>growing at a tremendous rate. <text:s/>We are looking for individuals who<text:line-break/>want to work from home.<text:line-break/><text:line-break/>This is an opportunity to make an excellent income. <text:s/>No experience<text:line-break/>is required. <text:s/>We will train you.<text:line-break/><text:line-break/>So if you are looking to be employed from home with a career that has<text:line-break/>vast opportunities, then go:<text:line-break/><text:line-break/>http://www.basetel.com/wealthnow<text:line-break/><text:line-break/>We are looking for energetic and self motivated people. <text:s/>If that is you<text:line-break/>than click on the link and fill out the form, and one of our<text:line-break/>employement specialist will contact you.<text:line-break/><text:line-break/>To be removed from our link simple go to:<text:line-break/><text:line-break/>http://www.basetel.com/remove.html<text:line-break/><text:line-break/><text:line-break/>4139vOLW7-758DoDY1425FRhM1-764SMFc8513fCsLl40<text:line-break/><text:line-break/></text:p>
          </table:table-cell>
          <table:table-cell office:value="0" office:value-type="float"/>
          <table:table-cell office:value="0" office:value-type="float"/>
          <table:table-cell office:value="4" office:value-type="float"/>
          <table:table-cell office:value="145" office:value-type="float"/>
          <table:table-cell office:value="36" office:value-type="float"/>
          <table:table-cell office:value="85" office:value-type="float"/>
          <table:table-cell office:value="1" office:value-type="float"/>
          <table:table-cell office:value="0.0" office:value-type="float"/>
          <table:table-cell office:value="0.0" office:value-type="float"/>
          <table:table-cell office:value="0.8594608292060001" office:value-type="float"/>
          <table:table-cell office:value="0.7392376565087111" office:value-type="float"/>
        </table:table-row>
        <table:table-row>
          <table:table-cell office:value="58" office:value-type="float"/>
          <table:table-cell office:value="1" office:value-type="float"/>
          <table:table-cell office:value-type="string">
            <text:p>&lt;html&gt;<text:line-break/>&lt;head&gt;<text:line-break/>&lt;title&gt;ReliaQuote - Save Up To 70% On Life Insurance&lt;/title&gt;<text:line-break/>&lt;meta http-equiv="Content-Type" content="text/html; charset=iso-8859-1"&gt;<text:line-break/>&lt;/head&gt;<text:line-break/>&lt;body leftmargin="0" topmargin="0" link="#FFCC99" vlink="#FFCC99" alink="#FFCC00"&gt;<text:line-break/>&lt;table align="center" width="468" border="0" cellspacing="0" cellpadding="0" height="500" bgcolor="993366"&gt;<text:line-break/> <text:s/>&lt;tr&gt;<text:line-break/> <text:s text:c="3"/>&lt;td align="left" valign="top" height="43" width="56%"&gt;<text:line-break/> <text:s text:c="5"/>&lt;table width="100%" border="0" cellspacing="0" cellpadding="3"&gt;<text:line-break/> <text:s text:c="7"/>&lt;tr&gt;<text:line-break/> <text:s text:c="9"/>&lt;td&gt;&lt;a href="http://theadmanager.com/server/c.asp?ad_key=YUESBHWAKMLK&amp;ext=1" target="_blank"&gt;&lt;img src="http://www.reliaquote.com/banner/bannerads/images/logo6.gif" width="120" height="32" border="0"&gt;&lt;/a&gt;&lt;/td&gt;<text:line-break/> <text:s text:c="7"/>&lt;/tr&gt;<text:line-break/> <text:s text:c="5"/>&lt;/table&gt;<text:line-break/> <text:s text:c="3"/>&lt;/td&gt;<text:line-break/> <text:s text:c="3"/>&lt;td align="left" valign="top" height="43" width="44%"&gt;&amp;nbsp;&lt;/td&gt;<text:line-break/> <text:s/>&lt;/tr&gt;<text:line-break/> <text:s/>&lt;tr&gt;<text:line-break/> <text:s text:c="3"/>&lt;td align="left" valign="top" width="56%" height="377"&gt;<text:line-break/> <text:s text:c="5"/>&lt;table width="100%" border="0" cellspacing="0" cellpadding="0"&gt;<text:line-break/> <text:s text:c="7"/>&lt;tr align="right" valign="top" bgcolor="#FFCCFF"&gt;<text:line-break/> <text:s text:c="9"/>&lt;td height="2"&gt;&lt;img src="http://www.reliaquote.com/banner/bannerads/images/headline6.gif" width="220" height="72"&gt;&lt;/td&gt;<text:line-break/> <text:s text:c="7"/>&lt;/tr&gt;<text:line-break/> <text:s text:c="7"/>&lt;tr align="center" valign="top" bgcolor="336699"&gt;<text:line-break/> <text:s text:c="9"/>&lt;td height="2"&gt;<text:line-break/> <text:s text:c="11"/>&lt;table width="100%" border="0" cellspacing="0" cellpadding="0"&gt;<text:line-break/> <text:s text:c="13"/>&lt;tr align="center" valign="top"&gt;<text:line-break/> <text:s text:c="15"/>&lt;td height="32"&gt;<text:line-break/> <text:s text:c="17"/>&lt;table width="100%" border="0" cellspacing="0" cellpadding="0"&gt;<text:line-break/> <text:s text:c="19"/>&lt;tr align="left" valign="top"&gt;<text:line-break/> <text:s text:c="21"/>&lt;td height="34"&gt;<text:line-break/> <text:s text:c="23"/>&lt;table width="100%" border="0" cellspacing="8" cellpadding="0" bgcolor="#993366"&gt;<text:line-break/> <text:s text:c="25"/>&lt;tr align="center" valign="top"&gt;<text:line-break/> <text:s text:c="27"/>&lt;td height="45"&gt;<text:line-break/> <text:s text:c="29"/>&lt;p&gt;&lt;font color="#FFCC00" face="Tahoma, Verdana, Arial" size="2"&gt;&lt;b&gt;Life<text:line-break/> <text:s text:c="31"/>can change in an instant. That's why it is so<text:line-break/> <text:s text:c="31"/>important to protect your family's financial future<text:line-break/> <text:s text:c="31"/>with sufficient life insurance coverage.&lt;/b&gt;&lt;/font&gt;&lt;/p&gt;<text:line-break/> <text:s text:c="27"/>&lt;/td&gt;<text:line-break/> <text:s text:c="25"/>&lt;/tr&gt;<text:line-break/> <text:s text:c="23"/>&lt;/table&gt;<text:line-break/> <text:s text:c="21"/>&lt;/td&gt;<text:line-break/> <text:s text:c="19"/>&lt;/tr&gt;<text:line-break/> <text:s text:c="17"/>&lt;/table&gt;<text:line-break/> <text:s text:c="15"/>&lt;/td&gt;<text:line-break/> <text:s text:c="13"/>&lt;/tr&gt;<text:line-break/> <text:s text:c="11"/>&lt;/table&gt;<text:line-break/> <text:s text:c="9"/>&lt;/td&gt;<text:line-break/> <text:s text:c="7"/>&lt;/tr&gt;<text:line-break/> <text:s text:c="7"/>&lt;tr bgcolor="#FFCC00" align="center" valign="middle"&gt;<text:line-break/> <text:s text:c="9"/>&lt;td height="27"&gt;&lt;font size="1"&gt;&lt;b&gt;&lt;img src="http://www.reliaquote.com/banner/bannerads/images/freequotes6.gif" width="177" height="24"&gt;&lt;/b&gt;&lt;/font&gt;&lt;/td&gt;<text:line-break/> <text:s text:c="7"/>&lt;/tr&gt;<text:line-break/> <text:s text:c="7"/>&lt;tr align="left" valign="top" bgcolor="#3366CC"&gt;<text:line-break/> <text:s text:c="9"/>&lt;td height="294"&gt;<text:line-break/> <text:s text:c="11"/>&lt;form name=FreeQuoteForm ACTION="http://www.reliaquote.com/termlife/cgi-bin/banner_quote_resp.asp" METHOD="get"&gt;<text:line-break/> &lt;input type=hidden value=51100004022000000321 name=sourceid&gt;<text:line-break/> <text:s text:c="13"/>&lt;table class=hptbcolor cellspacing=0 cellpadding=2 width="100%"<text:line-break/> <text:s text:c="7"/>border=0&gt;<text:line-break/> <text:s text:c="15"/>&lt;tbody&gt;<text:line-break/> <text:s text:c="15"/>&lt;tr&gt;<text:line-break/> <text:s text:c="17"/>&lt;td width="100%"&gt;<text:line-break/> <text:s text:c="19"/>&lt;table cellspacing=4 cellpadding=0 width="100%" border=0&gt;<text:line-break/> <text:s text:c="21"/>&lt;tbody&gt;<text:line-break/> <text:s text:c="21"/>&lt;tr&gt;<text:line-break/> <text:s text:c="23"/>&lt;td class=content width="35%"&gt;&lt;font size="1" face="Tahoma, Verdana, Arial" color="#FFFFFF"&gt;&lt;strong&gt;State<text:line-break/> <text:s text:c="25"/>of Residence:&lt;/strong&gt;&lt;/font&gt;&lt;/td&gt;<text:line-break/> <text:s text:c="23"/>&lt;td class=content width="65%" align="left" valign="middle"&gt;<text:line-break/> <text:s text:c="25"/>&lt;font face="Tahoma, Verdana, Arial"&gt;<text:line-break/> <text:s text:c="25"/>&lt;select id=FormsComboBox12<text:line-break/> <text:s text:c="17"/>size=1 name=state&gt;<text:line-break/> <text:s text:c="27"/>&lt;option value="" selected&gt;Select State&lt;/option&gt;<text:line-break/> <text:s text:c="27"/>&lt;option value=Alabama&gt;Alabama&lt;/option&gt;<text:line-break/> <text:s text:c="27"/>&lt;option value=Alaska&gt;Alaska&lt;/option&gt;<text:line-break/> <text:s text:c="27"/>&lt;option<text:line-break/> <text:s text:c="19"/>value=Arizona&gt;Arizona&lt;/option&gt;<text:line-break/> <text:s text:c="27"/>&lt;option<text:line-break/> <text:s text:c="19"/>value=Arkansas&gt;Arkansas&lt;/option&gt;<text:line-break/> <text:s text:c="27"/>&lt;option<text:line-break/> <text:s text:c="19"/>value=California&gt;California&lt;/option&gt;<text:line-break/> <text:s text:c="27"/>&lt;option<text:line-break/> <text:s text:c="19"/>value=Colorado&gt;Colorado&lt;/option&gt;<text:line-break/> <text:s text:c="27"/>&lt;option<text:line-break/> <text:s text:c="19"/>value=Connecticut&gt;Connecticut&lt;/option&gt;<text:line-break/> <text:s text:c="27"/>&lt;option<text:line-break/> <text:s text:c="19"/>value=Delaware&gt;Delaware&lt;/option&gt;<text:line-break/> <text:s text:c="27"/>&lt;option value=DC&gt;Dist. of Columbia&lt;/option&gt;<text:line-break/> <text:s text:c="27"/>&lt;option value=Florida&gt;Florida&lt;/option&gt;<text:line-break/> <text:s text:c="27"/>&lt;option value=Georgia&gt;Georgia&lt;/option&gt;<text:line-break/> <text:s text:c="27"/>&lt;option<text:line-break/> <text:s text:c="19"/>value=Hawaii&gt;Hawaii&lt;/option&gt;<text:line-break/> <text:s text:c="27"/>&lt;option<text:line-break/> <text:s text:c="19"/>value=Idaho&gt;Idaho&lt;/option&gt;<text:line-break/> <text:s text:c="27"/>&lt;option<text:line-break/> <text:s text:c="19"/>value=Illinois&gt;Illinois&lt;/option&gt;<text:line-break/> <text:s text:c="27"/>&lt;option<text:line-break/> <text:s text:c="19"/>value=Indiana&gt;Indiana&lt;/option&gt;<text:line-break/> <text:s text:c="27"/>&lt;option<text:line-break/> <text:s text:c="19"/>value=Iowa&gt;Iowa&lt;/option&gt;<text:line-break/> <text:s text:c="27"/>&lt;option<text:line-break/> <text:s text:c="19"/>value=Kansas&gt;Kansas&lt;/option&gt;<text:line-break/> <text:s text:c="27"/>&lt;option<text:line-break/> <text:s text:c="19"/>value=Kentucky&gt;Kentucky&lt;/option&gt;<text:line-break/> <text:s text:c="27"/>&lt;option<text:line-break/> <text:s text:c="19"/>value=Louisiana&gt;Louisiana&lt;/option&gt;<text:line-break/> <text:s text:c="27"/>&lt;option<text:line-break/> <text:s text:c="19"/>value=Maine&gt;Maine&lt;/option&gt;<text:line-break/> <text:s text:c="27"/>&lt;option<text:line-break/> <text:s text:c="19"/>value=Maryland&gt;Maryland&lt;/option&gt;<text:line-break/> <text:s text:c="27"/>&lt;option<text:line-break/> <text:s text:c="19"/>value=Massachusetts&gt;Massachusetts&lt;/option&gt;<text:line-break/> <text:s text:c="27"/>&lt;option<text:line-break/> <text:s text:c="19"/>value=Michigan&gt;Michigan&lt;/option&gt;<text:line-break/> <text:s text:c="27"/>&lt;option<text:line-break/> <text:s text:c="19"/>value=Minnesota&gt;Minnesota&lt;/option&gt;<text:line-break/> <text:s text:c="27"/>&lt;option<text:line-break/> <text:s text:c="19"/>value=Mississippi&gt;Mississippi&lt;/option&gt;<text:line-break/> <text:s text:c="27"/>&lt;option<text:line-break/> <text:s text:c="19"/>value=Missouri&gt;Missouri&lt;/option&gt;<text:line-break/> <text:s text:c="27"/>&lt;option<text:line-break/> <text:s text:c="19"/>value=Montana&gt;Montana&lt;/option&gt;<text:line-break/> <text:s text:c="27"/>&lt;option<text:line-break/> <text:s text:c="19"/>value=Nebraska&gt;Nebraska&lt;/option&gt;<text:line-break/> <text:s text:c="27"/>&lt;option<text:line-break/> <text:s text:c="19"/>value=Nevada&gt;Nevada&lt;/option&gt;<text:line-break/> <text:s text:c="27"/>&lt;option<text:line-break/> <text:s text:c="19"/>value="New Hampshire"&gt;New Hampshire&lt;/option&gt;<text:line-break/> <text:s text:c="27"/>&lt;option<text:line-break/> <text:s text:c="19"/>value="New Jersey"&gt;New Jersey&lt;/option&gt;<text:line-break/> <text:s text:c="27"/>&lt;option<text:line-break/> <text:s text:c="19"/>value="New Mexico"&gt;New Mexico&lt;/option&gt;<text:line-break/> <text:s text:c="27"/>&lt;option<text:line-break/> <text:s text:c="19"/>value="New York"&gt;New York&lt;/option&gt;<text:line-break/> <text:s text:c="27"/>&lt;option<text:line-break/> <text:s text:c="19"/>value="North Carolina"&gt;North Carolina&lt;/option&gt;<text:line-break/> <text:s text:c="27"/>&lt;option<text:line-break/> <text:s text:c="19"/>value="North Dakota"&gt;North Dakota&lt;/option&gt;<text:line-break/> <text:s text:c="27"/>&lt;option<text:line-break/> <text:s text:c="19"/>value=Ohio&gt;Ohio&lt;/option&gt;<text:line-break/> <text:s text:c="27"/>&lt;option<text:line-break/> <text:s text:c="19"/>value=Oklahoma&gt;Oklahoma&lt;/option&gt;<text:line-break/> <text:s text:c="27"/>&lt;option<text:line-break/> <text:s text:c="19"/>value=Oregon&gt;Oregon&lt;/option&gt;<text:line-break/> <text:s text:c="27"/>&lt;option<text:line-break/> <text:s text:c="19"/>value=Pennsylvania&gt;Pennsylvania&lt;/option&gt;<text:line-break/> <text:s text:c="27"/>&lt;option<text:line-break/> <text:s text:c="19"/>value="Rhode Island"&gt;Rhode Island&lt;/option&gt;<text:line-break/> <text:s text:c="27"/>&lt;option<text:line-break/> <text:s text:c="19"/>value="South Carolina"&gt;South Carolina&lt;/option&gt;<text:line-break/> <text:s text:c="27"/>&lt;option<text:line-break/> <text:s text:c="19"/>value="South Dakota"&gt;South Dakota&lt;/option&gt;<text:line-break/> <text:s text:c="27"/>&lt;option<text:line-break/> <text:s text:c="19"/>value=Tennessee&gt;Tennessee&lt;/option&gt;<text:line-break/> <text:s text:c="27"/>&lt;option<text:line-break/> <text:s text:c="19"/>value=Texas&gt;Texas&lt;/option&gt;<text:line-break/> <text:s text:c="27"/>&lt;option value=Utah&gt;Utah&lt;/option&gt;<text:line-break/> <text:s text:c="27"/>&lt;option value=Vermont&gt;Vermont&lt;/option&gt;<text:line-break/> <text:s text:c="27"/>&lt;option<text:line-break/> <text:s text:c="19"/>value=Virginia&gt;Virginia&lt;/option&gt;<text:line-break/> <text:s text:c="27"/>&lt;option<text:line-break/> <text:s text:c="19"/>value=Washington&gt;Washington&lt;/option&gt;<text:line-break/> <text:s text:c="27"/>&lt;option<text:line-break/> <text:s text:c="19"/>value="West Virginia"&gt;West Virginia&lt;/option&gt;<text:line-break/> <text:s text:c="27"/>&lt;option<text:line-break/> <text:s text:c="19"/>value=Wisconsin&gt;Wisconsin&lt;/option&gt;<text:line-break/> <text:s text:c="27"/>&lt;option<text:line-break/> <text:s text:c="19"/>value=Wyoming&gt;Wyoming&lt;/option&gt;<text:line-break/> <text:s text:c="25"/>&lt;/select&gt;<text:line-break/> <text:s text:c="25"/>&lt;/font&gt;&lt;/td&gt;<text:line-break/> <text:s text:c="21"/>&lt;/tr&gt;<text:line-break/> <text:s text:c="21"/>&lt;tr&gt;<text:line-break/> <text:s text:c="23"/>&lt;td class=content width="35%"&gt;&lt;font size="1" face="Tahoma, Verdana, Arial" color="#FFFFFF"&gt;&lt;strong&gt;Date<text:line-break/> <text:s text:c="25"/>of Birth (MM/DD/YY):&lt;/strong&gt;&lt;/font&gt;&lt;/td&gt;<text:line-break/> <text:s text:c="23"/>&lt;td noWrap width="65%" align="left" valign="middle"&gt; &lt;font face="Tahoma, Verdana, Arial"&gt;<text:line-break/> <text:s text:c="25"/>&lt;select size=1 name=MM&gt;<text:line-break/> <text:s text:c="27"/>&lt;option<text:line-break/> <text:s text:c="19"/>value="" selected&gt;MM&lt;/option&gt;<text:line-break/> <text:s text:c="27"/>&lt;option value=01&gt;01&lt;/option&gt;<text:line-break/> <text:s text:c="27"/>&lt;option value=02&gt;02&lt;/option&gt;<text:line-break/> <text:s text:c="27"/>&lt;option value=03&gt;03&lt;/option&gt;<text:line-break/> <text:s text:c="27"/>&lt;option value=04&gt;04&lt;/option&gt;<text:line-break/> <text:s text:c="27"/>&lt;option value=05&gt;05&lt;/option&gt;<text:line-break/> <text:s text:c="27"/>&lt;option value=06&gt;06&lt;/option&gt;<text:line-break/> <text:s text:c="27"/>&lt;option value=07&gt;07&lt;/option&gt;<text:line-break/> <text:s text:c="27"/>&lt;option value=08&gt;08&lt;/option&gt;<text:line-break/> <text:s text:c="27"/>&lt;option value=09&gt;09&lt;/option&gt;<text:line-break/> <text:s text:c="27"/>&lt;option value=10&gt;10&lt;/option&gt;<text:line-break/> <text:s text:c="27"/>&lt;option value=11&gt;11&lt;/option&gt;<text:line-break/> <text:s text:c="27"/>&lt;option value=12&gt;12&lt;/option&gt;<text:line-break/> <text:s text:c="25"/>&lt;/select&gt;<text:line-break/> <text:s text:c="25"/>/<text:line-break/> <text:s text:c="25"/>&lt;select size=1 name=DD&gt;<text:line-break/> <text:s text:c="27"/>&lt;option value="" selected&gt;DD&lt;/option&gt;<text:line-break/> <text:s text:c="27"/>&lt;option<text:line-break/> <text:s text:c="19"/>value=01&gt;01&lt;/option&gt;<text:line-break/> <text:s text:c="27"/>&lt;option value=02&gt;02&lt;/option&gt;<text:line-break/> <text:s text:c="27"/>&lt;option<text:line-break/> <text:s text:c="19"/>value=03&gt;03&lt;/option&gt;<text:line-break/> <text:s text:c="27"/>&lt;option value=04&gt;04&lt;/option&gt;<text:line-break/> <text:s text:c="27"/>&lt;option<text:line-break/> <text:s text:c="19"/>value=05&gt;05&lt;/option&gt;<text:line-break/> <text:s text:c="27"/>&lt;option value=06&gt;06&lt;/option&gt;<text:line-break/> <text:s text:c="27"/>&lt;option<text:line-break/> <text:s text:c="19"/>value=07&gt;07&lt;/option&gt;<text:line-break/> <text:s text:c="27"/>&lt;option value=08&gt;08&lt;/option&gt;<text:line-break/> <text:s text:c="27"/>&lt;option<text:line-break/> <text:s text:c="19"/>value=09&gt;09&lt;/option&gt;<text:line-break/> <text:s text:c="27"/>&lt;option value=10&gt;10&lt;/option&gt;<text:line-break/> <text:s text:c="27"/>&lt;option<text:line-break/> <text:s text:c="19"/>value=11&gt;11&lt;/option&gt;<text:line-break/> <text:s text:c="27"/>&lt;option value=12&gt;12&lt;/option&gt;<text:line-break/> <text:s text:c="27"/>&lt;option<text:line-break/> <text:s text:c="19"/>value=13&gt;13&lt;/option&gt;<text:line-break/> <text:s text:c="27"/>&lt;option value=14&gt;14&lt;/option&gt;<text:line-break/> <text:s text:c="27"/>&lt;option<text:line-break/> <text:s text:c="19"/>value=15&gt;15&lt;/option&gt;<text:line-break/> <text:s text:c="27"/>&lt;option value=16&gt;16&lt;/option&gt;<text:line-break/> <text:s text:c="27"/>&lt;option<text:line-break/> <text:s text:c="19"/>value=17&gt;17&lt;/option&gt;<text:line-break/> <text:s text:c="27"/>&lt;option value=18&gt;18&lt;/option&gt;<text:line-break/> <text:s text:c="27"/>&lt;option<text:line-break/> <text:s text:c="19"/>value=19&gt;19&lt;/option&gt;<text:line-break/> <text:s text:c="27"/>&lt;option value=20&gt;20&lt;/option&gt;<text:line-break/> <text:s text:c="27"/>&lt;option<text:line-break/> <text:s text:c="19"/>value=21&gt;21&lt;/option&gt;<text:line-break/> <text:s text:c="27"/>&lt;option value=22&gt;22&lt;/option&gt;<text:line-break/> <text:s text:c="27"/>&lt;option<text:line-break/> <text:s text:c="19"/>value=23&gt;23&lt;/option&gt;<text:line-break/> <text:s text:c="27"/>&lt;option value=24&gt;24&lt;/option&gt;<text:line-break/> <text:s text:c="27"/>&lt;option<text:line-break/> <text:s text:c="19"/>value=25&gt;25&lt;/option&gt;<text:line-break/> <text:s text:c="27"/>&lt;option value=26&gt;26&lt;/option&gt;<text:line-break/> <text:s text:c="27"/>&lt;option<text:line-break/> <text:s text:c="19"/>value=27&gt;27&lt;/option&gt;<text:line-break/> <text:s text:c="27"/>&lt;option value=28&gt;28&lt;/option&gt;<text:line-break/> <text:s text:c="27"/>&lt;option<text:line-break/> <text:s text:c="19"/>value=29&gt;29&lt;/option&gt;<text:line-break/> <text:s text:c="27"/>&lt;option value=30&gt;30&lt;/option&gt;<text:line-break/> <text:s text:c="27"/>&lt;option<text:line-break/> <text:s text:c="19"/>value=31&gt;31&lt;/option&gt;<text:line-break/> <text:s text:c="25"/>&lt;/select&gt;<text:line-break/> <text:s text:c="25"/>/<text:line-break/> <text:s text:c="25"/>&lt;select size=1 name=YY&gt;<text:line-break/> <text:s text:c="27"/>&lt;option value="" selected&gt;YY&lt;/option&gt;<text:line-break/> <text:s text:c="27"/>&lt;option<text:line-break/> <text:s text:c="19"/>value=13&gt;13&lt;/option&gt;<text:line-break/> <text:s text:c="27"/>&lt;option value=14&gt;14&lt;/option&gt;<text:line-break/> <text:s text:c="27"/>&lt;option<text:line-break/> <text:s text:c="19"/>value=15&gt;15&lt;/option&gt;<text:line-break/> <text:s text:c="27"/>&lt;option value=16&gt;16&lt;/option&gt;<text:line-break/> <text:s text:c="27"/>&lt;option<text:line-break/> <text:s text:c="19"/>value=17&gt;17&lt;/option&gt;<text:line-break/> <text:s text:c="27"/>&lt;option value=18&gt;18&lt;/option&gt;<text:line-break/> <text:s text:c="27"/>&lt;option<text:line-break/> <text:s text:c="19"/>value=19&gt;19&lt;/option&gt;<text:line-break/> <text:s text:c="27"/>&lt;option value=20&gt;20&lt;/option&gt;<text:line-break/> <text:s text:c="27"/>&lt;option<text:line-break/> <text:s text:c="19"/>value=21&gt;21&lt;/option&gt;<text:line-break/> <text:s text:c="27"/>&lt;option value=22&gt;22&lt;/option&gt;<text:line-break/> <text:s text:c="27"/>&lt;option<text:line-break/> <text:s text:c="19"/>value=23&gt;23&lt;/option&gt;<text:line-break/> <text:s text:c="27"/>&lt;option value=24&gt;24&lt;/option&gt;<text:line-break/> <text:s text:c="27"/>&lt;option<text:line-break/> <text:s text:c="19"/>value=25&gt;25&lt;/option&gt;<text:line-break/> <text:s text:c="27"/>&lt;option value=26&gt;26&lt;/option&gt;<text:line-break/> <text:s text:c="27"/>&lt;option<text:line-break/> <text:s text:c="19"/>value=27&gt;27&lt;/option&gt;<text:line-break/> <text:s text:c="27"/>&lt;option value=28&gt;28&lt;/option&gt;<text:line-break/> <text:s text:c="27"/>&lt;option<text:line-break/> <text:s text:c="19"/>value=29&gt;29&lt;/option&gt;<text:line-break/> <text:s text:c="27"/>&lt;option value=30&gt;30&lt;/option&gt;<text:line-break/> <text:s text:c="27"/>&lt;option<text:line-break/> <text:s text:c="19"/>value=31&gt;31&lt;/option&gt;<text:line-break/> <text:s text:c="27"/>&lt;option value=32&gt;32&lt;/option&gt;<text:line-break/> <text:s text:c="27"/>&lt;option<text:line-break/> <text:s text:c="19"/>value=33&gt;33&lt;/option&gt;<text:line-break/> <text:s text:c="27"/>&lt;option value=34&gt;34&lt;/option&gt;<text:line-break/> <text:s text:c="27"/>&lt;option<text:line-break/> <text:s text:c="19"/>value=35&gt;35&lt;/option&gt;<text:line-break/> <text:s text:c="27"/>&lt;option value=36&gt;36&lt;/option&gt;<text:line-break/> <text:s text:c="27"/>&lt;option<text:line-break/> <text:s text:c="19"/>value=37&gt;37&lt;/option&gt;<text:line-break/> <text:s text:c="27"/>&lt;option value=38&gt;38&lt;/option&gt;<text:line-break/> <text:s text:c="27"/>&lt;option<text:line-break/> <text:s text:c="19"/>value=39&gt;39&lt;/option&gt;<text:line-break/> <text:s text:c="27"/>&lt;option value=40&gt;40&lt;/option&gt;<text:line-break/> <text:s text:c="27"/>&lt;option<text:line-break/> <text:s text:c="19"/>value=41&gt;41&lt;/option&gt;<text:line-break/> <text:s text:c="27"/>&lt;option value=42&gt;42&lt;/option&gt;<text:line-break/> <text:s text:c="27"/>&lt;option<text:line-break/> <text:s text:c="19"/>value=43&gt;43&lt;/option&gt;<text:line-break/> <text:s text:c="27"/>&lt;option value=44&gt;44&lt;/option&gt;<text:line-break/> <text:s text:c="27"/>&lt;option<text:line-break/> <text:s text:c="19"/>value=45&gt;45&lt;/option&gt;<text:line-break/> <text:s text:c="27"/>&lt;option value=46&gt;46&lt;/option&gt;<text:line-break/> <text:s text:c="27"/>&lt;option<text:line-break/> <text:s text:c="19"/>value=47&gt;47&lt;/option&gt;<text:line-break/> <text:s text:c="27"/>&lt;option value=48&gt;48&lt;/option&gt;<text:line-break/> <text:s text:c="27"/>&lt;option<text:line-break/> <text:s text:c="19"/>value=49&gt;49&lt;/option&gt;<text:line-break/> <text:s text:c="27"/>&lt;option value=50&gt;50&lt;/option&gt;<text:line-break/> <text:s text:c="27"/>&lt;option<text:line-break/> <text:s text:c="19"/>value=51&gt;51&lt;/option&gt;<text:line-break/> <text:s text:c="27"/>&lt;option value=52&gt;52&lt;/option&gt;<text:line-break/> <text:s text:c="27"/>&lt;option<text:line-break/> <text:s text:c="19"/>value=53&gt;53&lt;/option&gt;<text:line-break/> <text:s text:c="27"/>&lt;option value=54&gt;54&lt;/option&gt;<text:line-break/> <text:s text:c="27"/>&lt;option<text:line-break/> <text:s text:c="19"/>value=55&gt;55&lt;/option&gt;<text:line-break/> <text:s text:c="27"/>&lt;option value=56&gt;56&lt;/option&gt;<text:line-break/> <text:s text:c="27"/>&lt;option<text:line-break/> <text:s text:c="19"/>value=57&gt;57&lt;/option&gt;<text:line-break/> <text:s text:c="27"/>&lt;option value=58&gt;58&lt;/option&gt;<text:line-break/> <text:s text:c="27"/>&lt;option<text:line-break/> <text:s text:c="19"/>value=59&gt;59&lt;/option&gt;<text:line-break/> <text:s text:c="27"/>&lt;option value=60&gt;60&lt;/option&gt;<text:line-break/> <text:s text:c="27"/>&lt;option<text:line-break/> <text:s text:c="19"/>value=61&gt;61&lt;/option&gt;<text:line-break/> <text:s text:c="27"/>&lt;option value=62&gt;62&lt;/option&gt;<text:line-break/> <text:s text:c="27"/>&lt;option<text:line-break/> <text:s text:c="19"/>value=63&gt;63&lt;/option&gt;<text:line-break/> <text:s text:c="27"/>&lt;option value=64&gt;64&lt;/option&gt;<text:line-break/> <text:s text:c="27"/>&lt;option<text:line-break/> <text:s text:c="19"/>value=65&gt;65&lt;/option&gt;<text:line-break/> <text:s text:c="27"/>&lt;option value=66&gt;66&lt;/option&gt;<text:line-break/> <text:s text:c="27"/>&lt;option<text:line-break/> <text:s text:c="19"/>value=67&gt;67&lt;/option&gt;<text:line-break/> <text:s text:c="27"/>&lt;option value=68&gt;68&lt;/option&gt;<text:line-break/> <text:s text:c="27"/>&lt;option<text:line-break/> <text:s text:c="19"/>value=69&gt;69&lt;/option&gt;<text:line-break/> <text:s text:c="27"/>&lt;option value=70&gt;70&lt;/option&gt;<text:line-break/> <text:s text:c="27"/>&lt;option<text:line-break/> <text:s text:c="19"/>value=71&gt;71&lt;/option&gt;<text:line-break/> <text:s text:c="27"/>&lt;option value=72&gt;72&lt;/option&gt;<text:line-break/> <text:s text:c="27"/>&lt;option<text:line-break/> <text:s text:c="19"/>value=73&gt;73&lt;/option&gt;<text:line-break/> <text:s text:c="27"/>&lt;option value=74&gt;74&lt;/option&gt;<text:line-break/> <text:s text:c="27"/>&lt;option<text:line-break/> <text:s text:c="19"/>value=75&gt;75&lt;/option&gt;<text:line-break/> <text:s text:c="27"/>&lt;option value=76&gt;76&lt;/option&gt;<text:line-break/> <text:s text:c="27"/>&lt;option<text:line-break/> <text:s text:c="19"/>value=77&gt;77&lt;/option&gt;<text:line-break/> <text:s text:c="27"/>&lt;option value=78&gt;78&lt;/option&gt;<text:line-break/> <text:s text:c="27"/>&lt;option<text:line-break/> <text:s text:c="19"/>value=79&gt;79&lt;/option&gt;<text:line-break/> <text:s text:c="27"/>&lt;option value=80&gt;80&lt;/option&gt;<text:line-break/> <text:s text:c="27"/>&lt;option<text:line-break/> <text:s text:c="19"/>value=81&gt;81&lt;/option&gt;<text:line-break/> <text:s text:c="27"/>&lt;option value=82&gt;82&lt;/option&gt;<text:line-break/> <text:s text:c="27"/>&lt;option<text:line-break/> <text:s text:c="19"/>value=83&gt;83&lt;/option&gt;<text:line-break/> <text:s text:c="41"/>&lt;option<text:line-break/> <text:s text:c="19"/>value=84&gt;84&lt;/option&gt;<text:line-break/> <text:s text:c="25"/>&lt;/select&gt;<text:line-break/> <text:s text:c="25"/>&lt;/font&gt;&lt;/td&gt;<text:line-break/> <text:s text:c="21"/>&lt;/tr&gt;<text:line-break/> <text:s text:c="21"/>&lt;tr&gt;<text:line-break/> <text:s text:c="23"/>&lt;td class=content width="35%"&gt;&lt;font size="1" face="Tahoma, Verdana, Arial" color="#FFFFFF"&gt;&lt;strong&gt;Sex:&lt;/strong&gt;&lt;/font&gt;&lt;/td&gt;<text:line-break/> <text:s text:c="23"/>&lt;td noWrap width="65%" align="left" valign="middle"&gt;<text:line-break/> <text:s text:c="25"/>&lt;table cellspacing=0 width="100%" border=0&gt;<text:line-break/> <text:s text:c="27"/>&lt;tbody&gt;<text:line-break/> <text:s text:c="27"/>&lt;tr&gt;<text:line-break/> <text:s text:c="29"/>&lt;td width="50%"&gt; &lt;font color="#FFFFFF" size="1" face="Tahoma, Verdana, Arial"&gt;&lt;b&gt;<text:line-break/> <text:s text:c="31"/>&lt;input id=FormsRadioButton1 type=radio<text:line-break/> <text:s text:c="23"/>value=M name=Sex&gt;<text:line-break/> <text:s text:c="31"/>Male&lt;/b&gt;&lt;/font&gt;&lt;/td&gt;<text:line-break/> <text:s text:c="29"/>&lt;td width="50%"&gt; &lt;font color="#FFFFFF" size="1" face="Tahoma, Verdana, Arial"&gt;&lt;b&gt;<text:line-break/> <text:s text:c="31"/>&lt;input id=FormsRadioButton2 type=radio<text:line-break/> <text:s text:c="23"/>value=F name=Sex&gt;<text:line-break/> <text:s text:c="31"/>Female&lt;/b&gt;&lt;/font&gt;&lt;/td&gt;<text:line-break/> <text:s text:c="27"/>&lt;/tr&gt;<text:line-break/> <text:s text:c="27"/>&lt;/tbody&gt;<text:line-break/> <text:s text:c="25"/>&lt;/table&gt;<text:line-break/> <text:s text:c="23"/>&lt;/td&gt;<text:line-break/> <text:s text:c="21"/>&lt;/tr&gt;<text:line-break/> <text:s text:c="21"/>&lt;tr&gt;<text:line-break/> <text:s text:c="23"/>&lt;td class=content width="35%"&gt;&lt;font size="1" face="Tahoma, Verdana, Arial" color="#FFFFFF"&gt;&lt;strong&gt;Have<text:line-break/> <text:s text:c="25"/>you used any tobacco products in the last 12 months?&lt;/strong&gt;&lt;/font&gt;&lt;/td&gt;<text:line-break/> <text:s text:c="23"/>&lt;td noWrap width="65%" align="left" valign="middle"&gt;<text:line-break/> <text:s text:c="25"/>&lt;table cellspacing=0 width="100%" border=0&gt;<text:line-break/> <text:s text:c="27"/>&lt;tbody&gt;<text:line-break/> <text:s text:c="27"/>&lt;tr&gt;<text:line-break/> <text:s text:c="29"/>&lt;td width="50%"&gt; &lt;b&gt;&lt;font size="1" face="Tahoma, Verdana, Arial" color="#FFFFFF"&gt;<text:line-break/> <text:s text:c="31"/>&lt;input id=FormsRadioButton4 type=radio<text:line-break/> <text:s text:c="23"/>value=N name=Tobacco&gt;<text:line-break/> <text:s text:c="31"/>No&lt;/font&gt;&lt;/b&gt;&lt;/td&gt;<text:line-break/> <text:s text:c="29"/>&lt;td width="50%"&gt; &lt;b&gt;&lt;font size="1" face="Tahoma, Verdana, Arial" color="#FFFFFF"&gt;<text:line-break/> <text:s text:c="31"/>&lt;input id=FormsRadioButton3 type=radio<text:line-break/> <text:s text:c="23"/>value=Y name=Tobacco&gt;<text:line-break/> <text:s text:c="31"/>Yes&lt;/font&gt;&lt;/b&gt;&lt;/td&gt;<text:line-break/> <text:s text:c="27"/>&lt;/tr&gt;<text:line-break/> <text:s text:c="27"/>&lt;/tbody&gt;<text:line-break/> <text:s text:c="25"/>&lt;/table&gt;<text:line-break/> <text:s text:c="23"/>&lt;/td&gt;<text:line-break/> <text:s text:c="21"/>&lt;/tr&gt;<text:line-break/> <text:s text:c="21"/>&lt;tr&gt;<text:line-break/> <text:s text:c="23"/>&lt;td class=content width="35%"&gt;&lt;font size="1" face="Tahoma, Verdana, Arial" color="#FFFFFF"&gt;&lt;strong&gt;Coverage<text:line-break/> <text:s text:c="25"/>Amount:&lt;/strong&gt;&lt;/font&gt;&lt;/td&gt;<text:line-break/> <text:s text:c="23"/>&lt;td class=content width="65%" align="left" valign="middle"&gt;<text:line-break/> <text:s text:c="25"/>&lt;font face="Tahoma, Verdana, Arial"&gt;<text:line-break/> <text:s text:c="25"/>&lt;select id=FormsComboBox11<text:line-break/> <text:s text:c="17"/>size=1 name=coverage-amount&gt;<text:line-break/> <text:s text:c="27"/>&lt;option value=""<text:line-break/> <text:s text:c="19"/>selected&gt;Select Amount&lt;/option&gt;<text:line-break/> <text:s text:c="27"/>&lt;option<text:line-break/> <text:s text:c="19"/>value=100000.00&gt;100,000&lt;/option&gt;<text:line-break/> <text:s text:c="27"/>&lt;option<text:line-break/> <text:s text:c="19"/>value=125000.00&gt;125,000&lt;/option&gt;<text:line-break/> <text:s text:c="27"/>&lt;option<text:line-break/> <text:s text:c="19"/>value=150000.00&gt;150,000&lt;/option&gt;<text:line-break/> <text:s text:c="27"/>&lt;option<text:line-break/> <text:s text:c="19"/>value=175000.00&gt;175,000&lt;/option&gt;<text:line-break/> <text:s text:c="27"/>&lt;option<text:line-break/> <text:s text:c="19"/>value=200000.00&gt;200,000&lt;/option&gt;<text:line-break/> <text:s text:c="27"/>&lt;option<text:line-break/> <text:s text:c="19"/>value=225000.00&gt;225,000&lt;/option&gt;<text:line-break/> <text:s text:c="27"/>&lt;option<text:line-break/> <text:s text:c="19"/>value=250000.00&gt;250,000&lt;/option&gt;<text:line-break/> <text:s text:c="27"/>&lt;option<text:line-break/> <text:s text:c="19"/>value=275000.00&gt;275,000&lt;/option&gt;<text:line-break/> <text:s text:c="27"/>&lt;option<text:line-break/> <text:s text:c="19"/>value=300000.00&gt;300,000&lt;/option&gt;<text:line-break/> <text:s text:c="27"/>&lt;option<text:line-break/> <text:s text:c="19"/>value=325000.00&gt;325,000&lt;/option&gt;<text:line-break/> <text:s text:c="27"/>&lt;option<text:line-break/> <text:s text:c="19"/>value=350000.00&gt;350,000&lt;/option&gt;<text:line-break/> <text:s text:c="27"/>&lt;option<text:line-break/> <text:s text:c="19"/>value=375000.00&gt;375,000&lt;/option&gt;<text:line-break/> <text:s text:c="27"/>&lt;option<text:line-break/> <text:s text:c="19"/>value=400000.00&gt;400,000&lt;/option&gt;<text:line-break/> <text:s text:c="27"/>&lt;option<text:line-break/> <text:s text:c="19"/>value=425000.00&gt;425,000&lt;/option&gt;<text:line-break/> <text:s text:c="27"/>&lt;option<text:line-break/> <text:s text:c="19"/>value=450000.00&gt;450,000&lt;/option&gt;<text:line-break/> <text:s text:c="27"/>&lt;option<text:line-break/> <text:s text:c="19"/>value=475000.00&gt;475,000&lt;/option&gt;<text:line-break/> <text:s text:c="27"/>&lt;option<text:line-break/> <text:s text:c="19"/>value=500000.00&gt;500,000&lt;/option&gt;<text:line-break/> <text:s text:c="27"/>&lt;option<text:line-break/> <text:s text:c="19"/>value=550000.00&gt;550,000&lt;/option&gt;<text:line-break/> <text:s text:c="27"/>&lt;option<text:line-break/> <text:s text:c="19"/>value=600000.00&gt;600,000&lt;/option&gt;<text:line-break/> <text:s text:c="27"/>&lt;option<text:line-break/> <text:s text:c="19"/>value=650000.00&gt;650,000&lt;/option&gt;<text:line-break/> <text:s text:c="27"/>&lt;option<text:line-break/> <text:s text:c="19"/>value=700000.00&gt;700,000&lt;/option&gt;<text:line-break/> <text:s text:c="27"/>&lt;option<text:line-break/> <text:s text:c="19"/>value=750000.00&gt;750,000&lt;/option&gt;<text:line-break/> <text:s text:c="27"/>&lt;option<text:line-break/> <text:s text:c="19"/>value=800000.00&gt;800,000&lt;/option&gt;<text:line-break/> <text:s text:c="27"/>&lt;option<text:line-break/> <text:s text:c="19"/>value=850000.00&gt;850,000&lt;/option&gt;<text:line-break/> <text:s text:c="27"/>&lt;option<text:line-break/> <text:s text:c="19"/>value=900000.00&gt;900,000&lt;/option&gt;<text:line-break/> <text:s text:c="27"/>&lt;option<text:line-break/> <text:s text:c="19"/>value=950000.00&gt;950,000&lt;/option&gt;<text:line-break/> <text:s text:c="27"/>&lt;option<text:line-break/> <text:s text:c="19"/>value=1000000.00&gt;1,000,000&lt;/option&gt;<text:line-break/> <text:s text:c="27"/>&lt;option<text:line-break/> <text:s text:c="19"/>value=1250000.00&gt;1,250,000&lt;/option&gt;<text:line-break/> <text:s text:c="27"/>&lt;option<text:line-break/> <text:s text:c="19"/>value=1500000.00&gt;1,500,000&lt;/option&gt;<text:line-break/> <text:s text:c="27"/>&lt;option<text:line-break/> <text:s text:c="19"/>value=1750000.00&gt;1,750,000&lt;/option&gt;<text:line-break/> <text:s text:c="27"/>&lt;option<text:line-break/> <text:s text:c="19"/>value=2000000.00&gt;2,000,000&lt;/option&gt;<text:line-break/> <text:s text:c="27"/>&lt;option<text:line-break/> <text:s text:c="19"/>value=2250000.00&gt;2,250,000&lt;/option&gt;<text:line-break/> <text:s text:c="27"/>&lt;option<text:line-break/> <text:s text:c="19"/>value=2500000.00&gt;2,500,000&lt;/option&gt;<text:line-break/> <text:s text:c="27"/>&lt;option<text:line-break/> <text:s text:c="19"/>value=3000000.00&gt;3,000,000&lt;/option&gt;<text:line-break/> <text:s text:c="27"/>&lt;option<text:line-break/> <text:s text:c="19"/>value=3500000.00&gt;3,500,000&lt;/option&gt;<text:line-break/> <text:s text:c="27"/>&lt;option<text:line-break/> <text:s text:c="19"/>value=4000000.00&gt;4,000,000&lt;/option&gt;<text:line-break/> <text:s text:c="27"/>&lt;option<text:line-break/> <text:s text:c="19"/>value=4500000.00&gt;4,500,000&lt;/option&gt;<text:line-break/> <text:s text:c="27"/>&lt;option<text:line-break/> <text:s text:c="19"/>value=5000000.00&gt;5,000,000&lt;/option&gt;<text:line-break/> <text:s text:c="27"/>&lt;option<text:line-break/> <text:s text:c="19"/>value=6000000.00&gt;6,000,000&lt;/option&gt;<text:line-break/> <text:s text:c="27"/>&lt;option<text:line-break/> <text:s text:c="19"/>value=7000000.00&gt;7,000,000&lt;/option&gt;<text:line-break/> <text:s text:c="27"/>&lt;option<text:line-break/> <text:s text:c="19"/>value=8000000.00&gt;8,000,000&lt;/option&gt;<text:line-break/> <text:s text:c="27"/>&lt;option<text:line-break/> <text:s text:c="19"/>value=9000000.00&gt;9,000,000&lt;/option&gt;<text:line-break/> <text:s text:c="27"/>&lt;option<text:line-break/> <text:s text:c="19"/>value=10000000.00&gt;10,000,000&lt;/option&gt;<text:line-break/> <text:s text:c="27"/>&lt;option<text:line-break/> <text:s text:c="19"/>value=11000000.00&gt;11,000,000&lt;/option&gt;<text:line-break/> <text:s text:c="27"/>&lt;option<text:line-break/> <text:s text:c="19"/>value=12000000.00&gt;12,000,000&lt;/option&gt;<text:line-break/> <text:s text:c="27"/>&lt;option<text:line-break/> <text:s text:c="19"/>value=13000000.00&gt;13,000,000&lt;/option&gt;<text:line-break/> <text:s text:c="27"/>&lt;option<text:line-break/> <text:s text:c="19"/>value=14000000.00&gt;14,000,000&lt;/option&gt;<text:line-break/> <text:s text:c="27"/>&lt;option<text:line-break/> <text:s text:c="19"/>value=15000000.00&gt;15,000,000&lt;/option&gt;<text:line-break/> <text:s text:c="25"/>&lt;/select&gt;<text:line-break/> <text:s text:c="25"/>&lt;/font&gt;&lt;/td&gt;<text:line-break/> <text:s text:c="21"/>&lt;/tr&gt;<text:line-break/> <text:s text:c="21"/>&lt;tr&gt;<text:line-break/> <text:s text:c="23"/>&lt;td class=content width="35%"&gt;&lt;font size="1" face="Tahoma, Verdana, Arial" color="#FFFFFF"&gt;&lt;strong&gt;How<text:line-break/> <text:s text:c="25"/>long do you need the coverage?&lt;/strong&gt;&lt;/font&gt;&lt;/td&gt;<text:line-break/> <text:s text:c="23"/>&lt;td class=content width="65%" align="left" valign="middle"&gt;<text:line-break/> <text:s text:c="25"/>&lt;font face="Tahoma, Verdana, Arial"&gt;<text:line-break/> <text:s text:c="25"/>&lt;select id=FormsComboBox10<text:line-break/> <text:s text:c="17"/>size=1 name=plan&gt;<text:line-break/> <text:s text:c="27"/>&lt;option value="" selected&gt;Select Year&lt;/option&gt;<text:line-break/> <text:s text:c="27"/>&lt;option value=5&gt;5 Years&lt;/option&gt;<text:line-break/> <text:s text:c="27"/>&lt;option<text:line-break/> <text:s text:c="19"/>value=10&gt;10 Years&lt;/option&gt;<text:line-break/> <text:s text:c="27"/>&lt;option value=15&gt;15 Years&lt;/option&gt;<text:line-break/> <text:s text:c="27"/>&lt;option value=20&gt;20 Years&lt;/option&gt;<text:line-break/> <text:s text:c="27"/>&lt;option<text:line-break/> <text:s text:c="19"/>value=25&gt;25 Years&lt;/option&gt;<text:line-break/> <text:s text:c="27"/>&lt;option value=30&gt;30 Years&lt;/option&gt;<text:line-break/> <text:s text:c="25"/>&lt;/select&gt;<text:line-break/> <text:s text:c="25"/>&lt;/font&gt;&lt;/td&gt;<text:line-break/> <text:s text:c="21"/>&lt;/tr&gt;<text:line-break/> <text:s text:c="21"/>&lt;tr&gt;<text:line-break/> <text:s text:c="23"/>&lt;td width="35%" height="2"&gt;&amp;nbsp; &lt;/td&gt;<text:line-break/> <text:s text:c="23"/>&lt;td class=content align=left width="65%" height="2" valign="top"&gt;<text:line-break/> <text:s text:c="25"/>&lt;font face="Tahoma, Verdana, Arial"&gt;<text:line-break/> <text:s text:c="25"/>&lt;input id=FormsButton1 type=submit value="Get A Quote" name=SubmitButton&gt;<text:line-break/> <text:s text:c="25"/>&lt;/font&gt;&lt;/td&gt;<text:line-break/> <text:s text:c="21"/>&lt;/tr&gt;<text:line-break/> <text:s text:c="21"/>&lt;/tbody&gt;<text:line-break/> <text:s text:c="19"/>&lt;/table&gt;<text:line-break/> <text:s text:c="17"/>&lt;/td&gt;<text:line-break/> <text:s text:c="15"/>&lt;/tr&gt;<text:line-break/> <text:s text:c="15"/>&lt;/tbody&gt;<text:line-break/> <text:s text:c="13"/>&lt;/table&gt;<text:line-break/> <text:s text:c="11"/>&lt;/form&gt;<text:line-break/><text:line-break/> <text:s text:c="9"/>&lt;/td&gt;<text:line-break/> <text:s text:c="7"/>&lt;/tr&gt;<text:line-break/> <text:s text:c="5"/>&lt;/table&gt;<text:line-break/> <text:s text:c="3"/>&lt;td align="left" valign="top" width="44%" height="377"&gt;&lt;a href="http://theadmanager.com/server/c.asp?ad_key=YUESBHWAKMLK&amp;ext=1" target="_blank"&gt;&lt;img src="http://www.reliaquote.com/banner/bannerads/images/photo6.jpg" width="210" height="173" border="0"&gt;&lt;/a&gt;&lt;br&gt;<text:line-break/> <text:s text:c="5"/>&lt;table width="100%" border="0" cellspacing="0" cellpadding="0"&gt;<text:line-break/> <text:s text:c="7"/>&lt;tr align="center" valign="top"&gt;<text:line-break/> <text:s text:c="9"/>&lt;td height="217" nowrap&gt;<text:line-break/> <text:s text:c="11"/>&lt;table width="100%" border="0" cellspacing="0" cellpadding="10"&gt;<text:line-break/> <text:s text:c="13"/>&lt;tr align="left" valign="top"&gt;<text:line-break/> <text:s text:c="15"/>&lt;td height="40"&gt;<text:line-break/> <text:s text:c="17"/>&lt;div align="center"&gt;&lt;font face="Tahoma, Verdana, Arial" size="1" color="#FFFFFF"&gt;&lt;b&gt;ReliaQuote<text:line-break/> <text:s text:c="19"/>makes it easy and affordable. We can instantly provide you<text:line-break/> <text:s text:c="19"/>with free quotes from highly rated insurance companies. &lt;/b&gt;&lt;/font&gt;&lt;/div&gt;<text:line-break/> <text:s text:c="15"/>&lt;/td&gt;<text:line-break/> <text:s text:c="13"/>&lt;/tr&gt;<text:line-break/> <text:s text:c="11"/>&lt;/table&gt;<text:line-break/> <text:s text:c="11"/>&lt;table width="100%" border="0" cellspacing="0" cellpadding="0"&gt;<text:line-break/> <text:s text:c="13"/>&lt;tr align="left" valign="top"&gt;<text:line-break/> <text:s text:c="15"/>&lt;td height="106"&gt;<text:line-break/> <text:s text:c="17"/>&lt;table width="100%" border="0" cellspacing="0" cellpadding="0"&gt;<text:line-break/> <text:s text:c="19"/>&lt;tr align="center" valign="top"&gt;<text:line-break/> <text:s text:c="21"/>&lt;td height="2"&gt;&lt;font face="Tahoma, Verdana, Arial" size="3" color="#FFFFFF"&gt;&lt;b&gt;Save<text:line-break/> <text:s text:c="23"/>up to&lt;/b&gt;&lt;/font&gt;&lt;/td&gt;<text:line-break/> <text:s text:c="19"/>&lt;/tr&gt;<text:line-break/> <text:s text:c="19"/>&lt;tr align="center" valign="top"&gt;<text:line-break/> <text:s text:c="21"/>&lt;td height="36"&gt;&lt;a href="http://theadmanager.com/server/c.asp?ad_key=YUESBHWAKMLK&amp;ext=1" target="_blank"&gt;&lt;img src="http://www.reliaquote.com/banner/bannerads/images/70percent6.gif" width="131" height="57" border="0"&gt;&lt;/a&gt;&lt;/td&gt;<text:line-break/> <text:s text:c="19"/>&lt;/tr&gt;<text:line-break/> <text:s text:c="19"/>&lt;tr align="center" valign="top"&gt;<text:line-break/> <text:s text:c="21"/>&lt;td height="8"&gt;&lt;font face="Tahoma, Verdana, Arial" size="3" color="#FFFFFF"&gt;&lt;b&gt;on<text:line-break/> <text:s text:c="23"/>Life Insurance&lt;/b&gt;&lt;/font&gt;&lt;/td&gt;<text:line-break/> <text:s text:c="19"/>&lt;/tr&gt;<text:line-break/> <text:s text:c="17"/>&lt;/table&gt;<text:line-break/> <text:s text:c="15"/>&lt;/td&gt;<text:line-break/> <text:s text:c="13"/>&lt;/tr&gt;<text:line-break/> <text:s text:c="13"/>&lt;tr align="center" valign="middle"&gt;<text:line-break/> <text:s text:c="15"/>&lt;td height="67"&gt;&lt;font color="#FFCC33" size="3" face="Tahoma, Verdana, Arial"&gt;&lt;b&gt;&lt;font color="#FFCC99" size="2"&gt;&lt;a href="http://theadmanager.com/server/c.asp?ad_key=YUESBHWAKMLK&amp;ext=1" target="_blank"&gt;<text:line-break/> <text:s text:c="17"/>&lt;font color="#FFFFFF"&gt;Compare quotes today&lt;/font&gt;&lt;/a&gt;&lt;font color="#FFFFFF"&gt;.&lt;/font&gt;&lt;/font&gt;&lt;font face="Tahoma, Verdana, Arial" size="2" color="#0000FF"&gt;<text:line-break/> <text:s text:c="17"/>&lt;/font&gt;&lt;font face="Tahoma, Verdana, Arial" size="2" color="#FFCC00"&gt;&lt;br&gt;<text:line-break/> <text:s text:c="17"/>There is nothing more &lt;br&gt;<text:line-break/> <text:s text:c="17"/>important than protecting &lt;br&gt;<text:line-break/> <text:s text:c="17"/>their future.&lt;br&gt;<text:line-break/> <text:s text:c="17"/>&lt;/font&gt;&lt;/b&gt;&lt;/font&gt;&lt;/td&gt;<text:line-break/> <text:s text:c="13"/>&lt;/tr&gt;<text:line-break/> <text:s text:c="11"/>&lt;/table&gt;<text:line-break/> <text:s text:c="9"/>&lt;/td&gt;<text:line-break/> <text:s text:c="7"/>&lt;/tr&gt;<text:line-break/> <text:s text:c="5"/>&lt;/table&gt;<text:line-break/> <text:s text:c="5"/>&lt;div align="center"&gt;&lt;font color="#FFFFFF" size="1"&gt;Copyright 2001 ReliaQuote,<text:line-break/> <text:s text:c="7"/>Inc.&lt;br&gt;<text:line-break/> <text:s text:c="7"/>All rights reserved.&lt;/font&gt;&lt;/div&gt;<text:line-break/> <text:s text:c="3"/>&lt;/td&gt;<text:line-break/> <text:s/>&lt;/tr&gt;<text:line-break/>&lt;/table&gt;<text:line-break/>&lt;img src="http://admanmail.com/server/t.asp?ad_key=YUESBHWAKMLK" width="1" height="1" hspace="0" vspace="0" border="0" alt="T"&gt;<text:line-break/>&lt;hr size="1" noshade&gt;<text:line-break/>&lt;font face="Arial" size="1" color="#000000"&gt;<text:line-break/>You are receiving this mailing because you are a<text:line-break/>member of SendGreatOffers.com and subscribed as:JM@NETNOTEINC.COM<text:line-break/>To unsubscribe &lt;a href="http://admanmail.com/subscription.asp?em=JM@NETNOTEINC.COM&amp;l=SGO"&gt;<text:line-break/>&lt;font face="arial" size="1" color="#000000"&gt;Click Here&lt;/a&gt;<text:line-break/>(http://admanmail.com/subscription.asp?em=JM@NETNOTEINC.COM&amp;l=SGO)<text:line-break/>or reply to this email with REMOVE in the subject line - you must<text:line-break/>also include the body of this message to be unsubscribed. Any correspondence about<text:line-break/>the products/services should be directed to<text:line-break/>the company in the ad.<text:line-break/>%EM%JM@NETNOTEINC.COM%/EM%<text:line-break/>&lt;BR&gt;&lt;/FONT&gt; &lt;/body&gt; &lt;/html&gt;<text:line-break/><text:line-break/></text:p>
          </table:table-cell>
          <table:table-cell office:value="0" office:value-type="float"/>
          <table:table-cell office:value="1" office:value-type="float"/>
          <table:table-cell office:value="106" office:value-type="float"/>
          <table:table-cell office:value="3373" office:value-type="float"/>
          <table:table-cell office:value="1988" office:value-type="float"/>
          <table:table-cell office:value="624" office:value-type="float"/>
          <table:table-cell office:value="1" office:value-type="float"/>
          <table:table-cell office:value="0.0" office:value-type="float"/>
          <table:table-cell office:value="0.0" office:value-type="float"/>
          <table:table-cell office:value="0.6245195454434486" office:value-type="float"/>
          <table:table-cell office:value="0.6496584747148115" office:value-type="float"/>
        </table:table-row>
        <table:table-row>
          <table:table-cell office:value="59" office:value-type="float"/>
          <table:table-cell office:value="1" office:value-type="float"/>
          <table:table-cell office:value-type="string">
            <text:p>TIRED OF THE BULL OUT THERE?<text:line-break/>Want To Stop Losing Money?<text:line-break/><text:line-break/>WANT A REAL MONEY MAKER?<text:line-break/>RECEIVE $1,000-$5,000 TODAY!<text:line-break/>EXPERTS ARE CALLING THIS THE FASTEST WAY TO HUGE CASH FLOW EVER CONCEIVED!<text:line-break/><text:line-break/>A POWERHOUSE Gifting Program You Don't Want To Miss!<text:line-break/>We work as a TEAM! <text:line-break/><text:line-break/>This is YOUR Private Invitation GET IN WITH THE FOUNDERS! This is where the BIG BOYS PLAY! The MAJOR PLAYERS are on This ONE For ONCE be where the Players are<text:line-break/><text:line-break/>This is a system that will drive $1,000's to your doorstep <text:line-break/>In a short period of time!<text:line-break/><text:line-break/>Leverage $1000.00 into $50,000, Over and Over Again <text:line-break/><text:line-break/>THE QUESTION HERE IS:<text:line-break/><text:line-break/>YOU EITHER WANT TO BE WEALTHY OR YOU DON'T!!!<text:line-break/><text:line-break/>WHICH ONE ARE YOU?<text:line-break/><text:line-break/>I am tossing you a financial lifeline and for your sake I <text:line-break/><text:line-break/>Hope you GRAB onto it and hold on tight For the Ride of your life!<text:line-break/><text:line-break/>Testimonials<text:line-break/><text:line-break/>Hear what average people are doing their first few days:<text:line-break/>�We've received 8,000 in 1 day and we are doing that over and over again!' Q.S. in AL<text:line-break/> �I'm a single mother in FL and I've received 12,000 in the last 4 days.� D. S. in FL<text:line-break/>�I was not sure about this when I sent off my $1,000 pledge, but I got back $2,000 the very next day!� L.L. in KY<text:line-break/>�I didn't have the money, so I found myself a partner to work this with. We have received $4,000 over the last 2 days. I think I made the right decision; don't you?� K. C. in FL<text:line-break/>�I pick up $3,000 my first day and I they gave me free leads and all the training, you can too!� J.W. in CA<text:line-break/><text:line-break/>This WILL be the Most IMPORTANT Call you make this Year!<text:line-break/><text:line-break/><text:line-break/>FREE LEADS!!!!!!! TRAINING!!!!!!!<text:line-break/><text:line-break/>ANNOUNCING: We will CLOSE your sales for YOU! And Help you get a Fax Blast IMMEDIATELY Upon Your Entry!!! <text:s text:c="3"/>YOU Make the MONEY!!!<text:line-break/>FREE LEADS!!!!!!! TRAINING!!!!!!!<text:line-break/><text:line-break/>$$DON'T WAIT!!! CALL NOW $$ 1-800-896-6568<text:line-break/>Print and Fax to 1-800-421-6318 or send an email <text:line-break/>requesting more information to successleads@firemail.de<text:line-break/>Please include your name and telephone number. <text:line-break/><text:line-break/>*Receive 10,000 FREE LEADS just for responding! (a $499.99 value)<text:line-break/><text:line-break/>Name___________________________________<text:line-break/>Phone___________________________________<text:line-break/>Fax_____________________________________<text:line-break/>Email___________________________________ <text:line-break/><text:line-break/><text:line-break/>This message is sent in compliance of the new e-mail bill. "Per Section 301, Paragraph (a)(2)(C) of S. 1618, further transmissions by the sender of this email may be stopped, at no cost to you, by sending a reply to this email address with the word "REMOVE" in the subject line. Errors, omissions, and exceptions excluded. <text:line-break/>This is NOT spam! I have compiled this list from our Replicate Database, relative to Seattle Marketing Group, The Gigt, or Turbo Team for the sole purpose of these communications. Your continued inclusion is ONLY by your gracious permission. If you wish to not receive this mail from me, please send an email to <text:s/>tesrewinter@yahoo.com with "Remove" in the subject and you will be deleted immediately.<text:line-break/><text:line-break/><text:line-break/><text:line-break/><text:line-break/><text:line-break/><text:line-break/><text:line-break/><text:line-break/></text:p>
          </table:table-cell>
          <table:table-cell office:value="0" office:value-type="float"/>
          <table:table-cell office:value="1" office:value-type="float"/>
          <table:table-cell office:value="34" office:value-type="float"/>
          <table:table-cell office:value="806" office:value-type="float"/>
          <table:table-cell office:value="446" office:value-type="float"/>
          <table:table-cell office:value="332" office:value-type="float"/>
          <table:table-cell office:value="1" office:value-type="float"/>
          <table:table-cell office:value="0.0" office:value-type="float"/>
          <table:table-cell office:value="0.0" office:value-type="float"/>
          <table:table-cell office:value="0.8935933688990589" office:value-type="float"/>
          <table:table-cell office:value="0.78130973749894" office:value-type="float"/>
        </table:table-row>
        <table:table-row>
          <table:table-cell office:value="60" office:value-type="float"/>
          <table:table-cell office:value="1" office:value-type="float"/>
          <table:table-cell office:value-type="string">
            <text:p>Dear ricardo1 ,<text:line-break/><text:line-break/>&lt;html&gt;<text:line-break/>&lt;body&gt;<text:line-break/>&lt;center&gt;<text:line-break/>&lt;b&gt;&lt;font color = "red" size = "+2.5"&gt;COST EFFECTIVE Direct Email Advertising&lt;/font&gt;&lt;br&gt;<text:line-break/>&lt;font color = "blue" size = "+2"&gt;Promote Your Business For As Low As &lt;/font&gt;&lt;br&gt;<text:line-break/>&lt;font color = "red" size = "+2"&gt;$50&lt;/font&gt; &lt;font color = "blue" size = "+2"&gt;Per <text:line-break/>&lt;font color = "red" size = "+2"&gt;1 Million&lt;/font&gt;<text:line-break/>&lt;font color = "blue" size = "+2"&gt; Email Addresses&lt;/font&gt;&lt;/font&gt;&lt;p&gt;<text:line-break/>&lt;b&gt;&lt;font color = "#44C300" size ="+2"&gt;MAXIMIZE YOUR MARKETING DOLLARS!&lt;p&gt;&lt;/FONT&gt;&lt;/b&gt;<text:line-break/>&lt;font size = "+2"&gt;Complete and fax this information form to 309-407-7378.&lt;Br&gt;<text:line-break/>A Consultant will contact you to discuss your marketing needs.&lt;br&gt;<text:line-break/>&lt;/font&gt;&lt;/font&gt;<text:line-break/>&lt;Table&gt;&lt;tr&gt;&lt;td&gt;<text:line-break/>&lt;font size = "+1"&gt;&lt;b&gt;NAME:___________________________________________________________________&lt;br&gt;<text:line-break/>&lt;font size = "+1"&gt;&lt;b&gt;COMPANY:_______________________________________________________________&lt;br&gt;<text:line-break/>&lt;font size = "+1"&gt;&lt;b&gt;ADDRESS:________________________________________________________________&lt;br&gt;<text:line-break/>&lt;font size = "+1"&gt;&lt;b&gt;CITY:_____________________________________________________________________&lt;br&gt;<text:line-break/>&lt;font size = "+1"&gt;&lt;b&gt;STATE:___________________________________________________________________&lt;br&gt;<text:line-break/>&lt;font size = "+1"&gt;&lt;b&gt;PHONE:___________________________________________________________________&lt;br&gt;<text:line-break/>&lt;font size = "+1"&gt;&lt;b&gt;E-MAIL:__________________________________________________________________&lt;br&gt;<text:line-break/>&lt;font size = "+1"&gt;&lt;b&gt;WEBSITE: &lt;font size = "-1" color = "red"&gt;(Not Required)&lt;/font&gt;_______________________________________________________&lt;br&gt;<text:line-break/>___________________________________________________________________________&lt;br&gt;<text:line-break/>___________________________________________________________________________&lt;br&gt;<text:line-break/>&lt;b&gt;&lt;font color = "red"&gt;*&lt;/font&gt;COMMENTS: &lt;font color = "Red" size = "-1"&gt;(Provide details, pricing, etc. on the products and services you wish to market)&lt;/font&gt;&lt;br&gt;<text:line-break/>___________________________________________________________________________&lt;br&gt;<text:line-break/>___________________________________________________________________________&lt;br&gt;<text:line-break/>___________________________________________________________________________&lt;br&gt;<text:line-break/>___________________________________________________________________________&lt;br&gt;<text:line-break/>&lt;/td&gt;&lt;/tr&gt;<text:line-break/>&lt;/table&gt;<text:line-break/>&lt;/center&gt;<text:line-break/>&lt;/body&gt;<text:line-break/>&lt;/html&gt;<text:line-break/><text:line-break/> [247(^(PO1:KJ)_8J7BJK9^":}H&amp;*TG0BK5NKIYs5]<text:line-break/><text:line-break/><text:line-break/></text:p>
          </table:table-cell>
          <table:table-cell office:value="7" office:value-type="float"/>
          <table:table-cell office:value="3" office:value-type="float"/>
          <table:table-cell office:value="4" office:value-type="float"/>
          <table:table-cell office:value="797" office:value-type="float"/>
          <table:table-cell office:value="659" office:value-type="float"/>
          <table:table-cell office:value="105" office:value-type="float"/>
          <table:table-cell office:value="1" office:value-type="float"/>
          <table:table-cell office:value="0.0" office:value-type="float"/>
          <table:table-cell office:value="0.0" office:value-type="float"/>
          <table:table-cell office:value="0.5343616094239582" office:value-type="float"/>
          <table:table-cell office:value="0.4978730193741944" office:value-type="float"/>
        </table:table-row>
        <table:table-row>
          <table:table-cell office:value="61" office:value-type="float"/>
          <table:table-cell office:value="1" office:value-type="float"/>
          <table:table-cell office:value-type="string">
            <text:p>Cellular Phone Accessories All At Below Wholesale Prices!<text:line-break/><text:line-break/>http://202.101.163.34:81/sites/merchant/sales/<text:line-break/><text:line-break/>Hands Free Ear Buds 1.99! <text:line-break/>Phone Holsters 1.98! <text:line-break/>Booster Antennas Only $0.99<text:line-break/>Phone Cases 1.98! <text:line-break/>Car Chargers 1.98! <text:line-break/>Face Plates As Low As 0.99! <text:line-break/>Lithium Ion Batteries As Low As 6.94! <text:line-break/><text:line-break/>http://202.101.163.34:81/sites/merchant/sales/<text:line-break/><text:line-break/>Click Below For Accessories On All NOKIA, MOTOROLA LG, NEXTEL, <text:line-break/>SAMSUNG, QUALCOMM, ERICSSON, AUDIOVOX PHONES At Below <text:line-break/>WHOLESALE PRICES!<text:line-break/><text:line-break/>http://202.101.163.34:81/sites/merchant/sales/<text:line-break/><text:line-break/>***If You Need Assistance Please Call Us (732) 751-1457***<text:line-break/><text:line-break/><text:line-break/>~~~~~~~~~~~~~~~~~~~~~~~~~~~~~~~~<text:line-break/>To be removed from future mailings please send your remove <text:line-break/>request to: removemenow68994@btamail.net.cn <text:line-break/>Thank You and have a super day :)<text:line-break/><text:line-break/></text:p>
          </table:table-cell>
          <table:table-cell office:value="0" office:value-type="float"/>
          <table:table-cell office:value="1" office:value-type="float"/>
          <table:table-cell office:value="14" office:value-type="float"/>
          <table:table-cell office:value="137" office:value-type="float"/>
          <table:table-cell office:value="67" office:value-type="float"/>
          <table:table-cell office:value="87" office:value-type="float"/>
          <table:table-cell office:value="1" office:value-type="float"/>
          <table:table-cell office:value="0.0" office:value-type="float"/>
          <table:table-cell office:value="0.0" office:value-type="float"/>
          <table:table-cell office:value="0.7928327940324125" office:value-type="float"/>
          <table:table-cell office:value="0.7259814031285516" office:value-type="float"/>
        </table:table-row>
        <table:table-row>
          <table:table-cell office:value="62" office:value-type="float"/>
          <table:table-cell office:value="1" office:value-type="float"/>
          <table:table-cell office:value-type="string">
            <text:p>&lt;table width="600" border="20" align="center" bordercolor="#FFCCFF" bgcolor="#FFCCFF"&gt;<text:line-break/>&lt;tr&gt;<text:line-break/>&lt;td align="center"&gt;<text:line-break/>&lt;font face="verdana"&gt;<text:line-break/>&lt;a href="http://free4pornlovers.com/simply-amateur/"&gt;&lt;font size="+3" color="#990000"&gt;Click Here Now !&lt;/font&gt;&lt;/a&gt;&lt;br&gt;<text:line-break/>&lt;font size="+4" color="#660066"&gt;Simply Amateur&lt;/font&gt;&lt;br&gt;<text:line-break/>&lt;font size="+2" color="#9933FF"&gt;Just like the girl next door.&lt;/font&gt;&lt;br&gt;<text:line-break/>&lt;a href="http://free4pornlovers.com/simply-amateur/"&gt;&lt;font size="+3" color="#990000"&gt;XXX Free Tour !&lt;/font&gt;&lt;br&gt;<text:line-break/>&lt;font size="+2" color="#FF0099"&gt;First time photos !&lt;br&gt;Sneeky hidden cams !&lt;br&gt;Nude exibitionists !&lt;br&gt;Cheating Wives and Girlfriends !&lt;/font&gt;&lt;/a&gt;&lt;br&gt;&lt;br&gt;<text:line-break/>&lt;tr&gt;<text:line-break/><text:tab/>&lt;td align="center"&gt;&lt;a href="http://free4pornlovers.com/cgi-bin/list-remove.pl"&gt;Click here to be removed&lt;/a&gt;&lt;/td&gt;<text:line-break/>&lt;/tr&gt;<text:line-break/>&lt;/font&gt;<text:line-break/>&lt;/td&gt;<text:line-break/>&lt;/tr&gt;<text:line-break/>&lt;/table&gt;<text:line-break/><text:line-break/></text:p>
          </table:table-cell>
          <table:table-cell office:value="0" office:value-type="float"/>
          <table:table-cell office:value="1" office:value-type="float"/>
          <table:table-cell office:value="2" office:value-type="float"/>
          <table:table-cell office:value="159" office:value-type="float"/>
          <table:table-cell office:value="83" office:value-type="float"/>
          <table:table-cell office:value="69" office:value-type="float"/>
          <table:table-cell office:value="1" office:value-type="float"/>
          <table:table-cell office:value="0.0" office:value-type="float"/>
          <table:table-cell office:value="0.0" office:value-type="float"/>
          <table:table-cell office:value="0.6728783732404818" office:value-type="float"/>
          <table:table-cell office:value="0.6828673255826271" office:value-type="float"/>
        </table:table-row>
        <table:table-row>
          <table:table-cell office:value="63" office:value-type="float"/>
          <table:table-cell office:value="1" office:value-type="float"/>
          <table:table-cell office:value-type="string">
            <text:p>1) Fight The Risk of Cancer!<text:line-break/>http://www.adclick.ws/p.cfm?o=315&amp;s=pk007<text:line-break/><text:line-break/>2) Slim Down - Guaranteed to lose 10-12 lbs in 30 days<text:line-break/>http://www.adclick.ws/p.cfm?o=249&amp;s=pk007<text:line-break/><text:line-break/>3) Get the Child Support You Deserve - Free Legal Advice<text:line-break/>http://www.adclick.ws/p.cfm?o=245&amp;s=pk002<text:line-break/><text:line-break/>4) Join the Web's Fastest Growing Singles Community<text:line-break/>http://www.adclick.ws/p.cfm?o=259&amp;s=pk007<text:line-break/><text:line-break/>5) Start Your Private Photo Album Online!<text:line-break/>http://www.adclick.ws/p.cfm?o=283&amp;s=pk007<text:line-break/><text:line-break/>Have a Wonderful Day,<text:line-break/>Offer Manager<text:line-break/>PrizeMama<text:line-break/><text:line-break/><text:line-break/><text:line-break/><text:line-break/><text:line-break/><text:line-break/><text:line-break/><text:line-break/><text:line-break/><text:line-break/><text:line-break/><text:line-break/><text:line-break/>If you wish to leave this list please use the link below.<text:line-break/>http://www.qves.com/trim/?zzzz@example.com%7C17%7C308417<text:line-break/><text:line-break/></text:p>
          </table:table-cell>
          <table:table-cell office:value="0" office:value-type="float"/>
          <table:table-cell office:value="1" office:value-type="float"/>
          <table:table-cell office:value="11" office:value-type="float"/>
          <table:table-cell office:value="96" office:value-type="float"/>
          <table:table-cell office:value="35" office:value-type="float"/>
          <table:table-cell office:value="74" office:value-type="float"/>
          <table:table-cell office:value="1" office:value-type="float"/>
          <table:table-cell office:value="0.0" office:value-type="float"/>
          <table:table-cell office:value="0.0" office:value-type="float"/>
          <table:table-cell office:value="0.8613802309542997" office:value-type="float"/>
          <table:table-cell office:value="0.7757274716265985" office:value-type="float"/>
        </table:table-row>
        <table:table-row>
          <table:table-cell office:value="64" office:value-type="float"/>
          <table:table-cell office:value="1" office:value-type="float"/>
          <table:table-cell office:value-type="string">
            <text:p>&lt;HTML&gt;&lt;HEAD&gt;&lt;TITLE&gt;FREE Motorola Cell Phone with $50 Cash Back!&lt;/TITLE&gt;<text:line-break/>&lt;STYLE&gt;&lt;/STYLE&gt;<text:line-break/>&lt;/HEAD&gt;<text:line-break/>&lt;BODY bgColor=#ffffff&gt;<text:line-break/>&lt;TABLE align="center" border=0 cellPadding=0 cellSpacing=0 width=450&gt;<text:line-break/> <text:s/>&lt;TBODY&gt;<text:line-break/> <text:s/>&lt;TR&gt;<text:line-break/> <text:s text:c="3"/>&lt;TD&gt;&lt;IMG height=1 src="images/spacer.gif" width=185&gt;&lt;/TD&gt;<text:line-break/> <text:s text:c="3"/>&lt;TD&gt;&lt;IMG height=1 src="images/spacer.gif" width=65&gt;&lt;/TD&gt;<text:line-break/> <text:s text:c="3"/>&lt;TD&gt;&lt;IMG height=1 src="images/spacer.gif" width=50&gt;&lt;/TD&gt;<text:line-break/> <text:s text:c="3"/>&lt;TD&gt;&lt;IMG height=1 src="images/spacer.gif" width=150&gt;&lt;/TD&gt;&lt;/TR&gt;<text:line-break/> <text:s/>&lt;TR&gt;<text:line-break/> <text:s text:c="3"/>&lt;TD colSpan=2 rowSpan=2&gt;&lt;A href="http://theadmanager.com/server/c.asp?ad_key=QBFUIEXORXKL&amp;ext=1"&gt;&lt;IMG border=0<text:line-break/> <text:s text:c="5"/>height=150<text:line-break/> <text:s text:c="5"/>src="http://168.143.181.42/htmlemails/images/T193no_option_01.gif"<text:line-break/> <text:s text:c="5"/>width=250&gt;&lt;/A&gt;&lt;/TD&gt;<text:line-break/> <text:s text:c="3"/>&lt;TD rowSpan=2&gt;&lt;A href="http://theadmanager.com/server/c.asp?ad_key=QBFUIEXORXKL&amp;ext=1"&gt;&lt;IMG border=0<text:line-break/> <text:s text:c="5"/>height=150<text:line-break/> <text:s text:c="5"/>src="http://168.143.181.42/htmlemails/images/T193no_option_02.gif"<text:line-break/> <text:s text:c="5"/>width=50&gt;&lt;/A&gt;&lt;/TD&gt;<text:line-break/> <text:s text:c="3"/>&lt;TD&gt;&lt;A href="http://theadmanager.com/server/c.asp?ad_key=QBFUIEXORXKL&amp;ext=1"&gt;&lt;IMG border=0 height=100<text:line-break/> <text:s text:c="5"/>src="http://168.143.181.42/htmlemails/images/T193no_option_03.gif"<text:line-break/> <text:s text:c="5"/>width=150&gt;&lt;/A&gt;&lt;/TD&gt;&lt;/TR&gt;<text:line-break/> <text:s/>&lt;TR&gt;<text:line-break/> <text:s text:c="3"/>&lt;TD&gt;&lt;A href="http://theadmanager.com/server/c.asp?ad_key=QBFUIEXORXKL&amp;ext=1"&gt;&lt;IMG border=0 height=50<text:line-break/> <text:s text:c="5"/>src="http://168.143.181.42/htmlemails/images/T193no_option_04.gif"<text:line-break/> <text:s text:c="5"/>width=150&gt;&lt;/A&gt;&lt;/TD&gt;&lt;/TR&gt;<text:line-break/> <text:s/>&lt;TR&gt;<text:line-break/> <text:s text:c="3"/>&lt;TD&gt;&lt;A href="http://theadmanager.com/server/c.asp?ad_key=QBFUIEXORXKL&amp;ext=1"&gt;&lt;IMG border=0 height=66<text:line-break/> <text:s text:c="5"/>src="http://168.143.181.42/htmlemails/images/T193no_option_05.gif"<text:line-break/> <text:s text:c="5"/>width=185&gt;&lt;/A&gt;&lt;/TD&gt;<text:line-break/> <text:s text:c="3"/>&lt;TD colSpan=2&gt;&lt;A href="http://theadmanager.com/server/c.asp?ad_key=QBFUIEXORXKL&amp;ext=1"&gt;&lt;IMG border=0 height=66<text:line-break/> <text:s text:c="5"/>src="http://168.143.181.42/htmlemails/images/T193no_option_06.gif"<text:line-break/> <text:s text:c="5"/>width=115&gt;&lt;/A&gt;&lt;/TD&gt;<text:line-break/> <text:s text:c="3"/>&lt;TD&gt;&lt;A href="http://theadmanager.com/server/c.asp?ad_key=QBFUIEXORXKL&amp;ext=1"&gt;&lt;IMG border=0 height=66<text:line-break/> <text:s text:c="5"/>src="http://168.143.181.42/htmlemails/images/T193no_option_07.gif"<text:line-break/> <text:s text:c="5"/>width=150&gt;&lt;/A&gt;&lt;/TD&gt;&lt;/TR&gt;<text:line-break/> <text:s/>&lt;TR&gt;<text:line-break/> <text:s text:c="3"/>&lt;TD rowSpan=2&gt;&lt;A href="http://theadmanager.com/server/c.asp?ad_key=QBFUIEXORXKL&amp;ext=1"&gt;&lt;IMG border=0<text:line-break/> <text:s text:c="5"/>height=154<text:line-break/> <text:s text:c="5"/>src="http://168.143.181.42/htmlemails/images/T193no_option_08.gif"<text:line-break/> <text:s text:c="5"/>width=185&gt;&lt;/A&gt;&lt;/TD&gt;<text:line-break/> <text:s text:c="3"/>&lt;TD colSpan=2&gt;&lt;A href="http://theadmanager.com/server/c.asp?ad_key=QBFUIEXORXKL&amp;ext=1"&gt;&lt;IMG border=0 height=72<text:line-break/> <text:s text:c="5"/>src="http://168.143.181.42/htmlemails/images/T193no_option_09.gif"<text:line-break/> <text:s text:c="5"/>width=115&gt;&lt;/A&gt;&lt;/TD&gt;<text:line-break/> <text:s text:c="3"/>&lt;TD&gt;&lt;A href="http://theadmanager.com/server/c.asp?ad_key=QBFUIEXORXKL&amp;ext=1"&gt;&lt;IMG border=0 height=72<text:line-break/> <text:s text:c="5"/>src="http://168.143.181.42/htmlemails/images/T193no_option_10.gif"<text:line-break/> <text:s text:c="5"/>width=150&gt;&lt;/A&gt;&lt;/TD&gt;&lt;/TR&gt;<text:line-break/> <text:s/>&lt;TR&gt;<text:line-break/> <text:s text:c="3"/>&lt;TD colSpan=2&gt;&lt;A href="http://theadmanager.com/server/c.asp?ad_key=QBFUIEXORXKL&amp;ext=1"&gt;&lt;IMG border=0 height=82<text:line-break/> <text:s text:c="5"/>src="http://168.143.181.42/htmlemails/images/T193no_option_11.gif"<text:line-break/> <text:s text:c="5"/>width=115&gt;&lt;/A&gt;&lt;/TD&gt;<text:line-break/> <text:s text:c="3"/>&lt;TD&gt;&lt;A href="http://theadmanager.com/server/c.asp?ad_key=QBFUIEXORXKL&amp;ext=1"&gt;&lt;IMG border=0 height=82<text:line-break/> <text:s text:c="5"/>src="http://168.143.181.42/htmlemails/images/T193no_option_12.gif"<text:line-break/> <text:s text:c="5"/>width=150&gt;&lt;/A&gt;&lt;/TD&gt;&lt;/TR&gt;<text:line-break/> <text:s/>&lt;TR&gt;<text:line-break/> <text:s text:c="3"/>&lt;TD&gt;&lt;A href="http://theadmanager.com/server/c.asp?ad_key=QBFUIEXORXKL&amp;ext=1"&gt;&lt;IMG border=0 height=80<text:line-break/> <text:s text:c="5"/>src="http://168.143.181.42/htmlemails/images/T193no_option_13.gif"<text:line-break/> <text:s text:c="5"/>width=185&gt;&lt;/A&gt;&lt;/TD&gt;<text:line-break/> <text:s text:c="3"/>&lt;TD colSpan=3&gt;&lt;A href="http://theadmanager.com/server/c.asp?ad_key=QBFUIEXORXKL&amp;ext=1"&gt;&lt;IMG border=0 height=80<text:line-break/> <text:s text:c="5"/>src="http://168.143.181.42/htmlemails/images/T193no_option_14.gif"<text:line-break/> <text:s text:c="5"/>width=265&gt;&lt;/A&gt;&lt;/TD&gt;&lt;/TR&gt;&lt;/TBODY&gt;&lt;/TABLE&gt;<text:line-break/>&lt;TABLE align="center" width=450&gt;<text:line-break/> <text:s/>&lt;TBODY&gt;<text:line-break/> <text:s/>&lt;TR&gt;<text:line-break/> <text:s text:c="3"/>&lt;TD vAlign=top&gt;&lt;A href="http://theadmanager.com/server/c.asp?ad_key=QBFUIEXORXKL&amp;ext=1"&gt;&lt;IMG<text:line-break/> <text:s text:c="5"/>alt=SimplyWireless.com border=0 height=59 hspace=10<text:line-break/> <text:s text:c="5"/>src="http://168.143.181.42/htmlemails/images/swdotcomlogo1.gif"<text:line-break/> <text:s text:c="5"/>width=200&gt;&lt;/A&gt;&lt;/TD&gt;<text:line-break/> <text:s text:c="3"/>&lt;TD align=left vAlign=top width=273&gt;&lt;FONT face=Arial size=-3&gt;*Free phone<text:line-break/> <text:s text:c="5"/>offer subject to VoiceStream Wireless credit approval. Must activate a new<text:line-break/> <text:s text:c="5"/>line of service to receive a free phone. A one-time activation fee of $25<text:line-break/> <text:s text:c="5"/>applies to all new activations. Coverage not available in all areas. Offer<text:line-break/> <text:s text:c="5"/>fulfilled by SimplyWireless.com, a VoiceStream authorized dealer. See site<text:line-break/> <text:s text:c="5"/>for additional offer details.<text:line-break/> <text:s text:c="5"/>&lt;P&gt;&lt;/P&gt;**$50 mail-in rebate is available for new VoiceStream service plans<text:line-break/> <text:s text:c="5"/>$29.99 and greater. Rebate ends<text:line-break/>8/31/02.&lt;/FONT&gt;&lt;/TD&gt;&lt;/FONT&gt;&lt;/TD&gt;&lt;/TR&gt;&lt;/TBODY&gt;&lt;/TABLE&gt;<text:line-break/>&lt;img src="http://admanmail.com/server/t.asp?ad_key=QBFUIEXORXKL" width="1" height="1" hspace="0" vspace="0" border="0" alt="T"&gt;<text:line-break/>&lt;hr size="1" noshade&gt;<text:line-break/>&lt;font face="Arial" size="1" color="#000000"&gt;<text:line-break/>You are receiving this mailing because you are a<text:line-break/>member of SendGreatOffers.com and subscribed as:JM@NETNOTEINC.COM<text:line-break/>To unsubscribe &lt;a href="http://admanmail.com/subscription.asp?em=JM@NETNOTEINC.COM&amp;l=SGO"&gt;<text:line-break/>&lt;font face="arial" size="1" color="#000000"&gt;Click Here&lt;/a&gt;<text:line-break/>(http://admanmail.com/subscription.asp?em=JM@NETNOTEINC.COM&amp;l=SGO)<text:line-break/>or reply to this email with REMOVE in the subject line - you must<text:line-break/>also include the body of this message to be unsubscribed. Any correspondence about<text:line-break/>the products/services should be directed to<text:line-break/>the company in the ad.<text:line-break/>%EM%JM@NETNOTEINC.COM%/EM%<text:line-break/>&lt;BR&gt;&lt;/FONT&gt; &lt;/body&gt; &lt;/html&gt;<text:line-break/><text:line-break/></text:p>
          </table:table-cell>
          <table:table-cell office:value="0" office:value-type="float"/>
          <table:table-cell office:value="1" office:value-type="float"/>
          <table:table-cell office:value="23" office:value-type="float"/>
          <table:table-cell office:value="755" office:value-type="float"/>
          <table:table-cell office:value="392" office:value-type="float"/>
          <table:table-cell office:value="218" office:value-type="float"/>
          <table:table-cell office:value="1" office:value-type="float"/>
          <table:table-cell office:value="0.0" office:value-type="float"/>
          <table:table-cell office:value="0.0" office:value-type="float"/>
          <table:table-cell office:value="0.7230882559288123" office:value-type="float"/>
          <table:table-cell office:value="0.7259670893438716" office:value-type="float"/>
        </table:table-row>
        <table:table-row>
          <table:table-cell office:value="65" office:value-type="float"/>
          <table:table-cell office:value="1" office:value-type="float"/>
          <table:table-cell office:value-type="string">
            <text:p>===================================================================<text:line-break/><text:line-break/>Now you can have HUNDREDS of lenders compete for your loan!<text:line-break/><text:line-break/>FACT: Interest Rates are at their lowest point in 40 years!<text:line-break/><text:line-break/>You're eligible even with less than perfect credit !!<text:line-break/><text:line-break/><text:tab/>* Refinancing<text:line-break/><text:tab/>* New Home Loans<text:line-break/><text:tab/>* Debt Consolidation<text:line-break/><text:tab/>* Debt Consultation<text:line-break/><text:tab/>* Auto Loans<text:line-break/><text:tab/>* Credit Cards<text:line-break/><text:tab/>* Student Loans<text:line-break/><text:tab/>* Second Mortgage<text:line-break/><text:tab/>* Home Equity<text:line-break/><text:line-break/>This Service is 100% FREE without any obligation.<text:line-break/><text:line-break/>Visit Our Web Site at: <text:s/>http://marketing-fashion.com/user0201/index.asp?Afft=QM3<text:line-break/><text:line-break/>====================================================================<text:line-break/><text:line-break/>To Unsubscribe: http://marketing-fashion.com/light/watch.asp<text:line-break/><text:line-break/></text:p>
          </table:table-cell>
          <table:table-cell office:value="0" office:value-type="float"/>
          <table:table-cell office:value="1" office:value-type="float"/>
          <table:table-cell office:value="3" office:value-type="float"/>
          <table:table-cell office:value="237" office:value-type="float"/>
          <table:table-cell office:value="176" office:value-type="float"/>
          <table:table-cell office:value="71" office:value-type="float"/>
          <table:table-cell office:value="1" office:value-type="float"/>
          <table:table-cell office:value="0.0" office:value-type="float"/>
          <table:table-cell office:value="0.0" office:value-type="float"/>
          <table:table-cell office:value="0.5258482781777254" office:value-type="float"/>
          <table:table-cell office:value="0.5662355649954471" office:value-type="float"/>
        </table:table-row>
        <table:table-row>
          <table:table-cell office:value="66" office:value-type="float"/>
          <table:table-cell office:value="1" office:value-type="float"/>
          <table:table-cell office:value-type="string">
            <text:p>&lt;HTML&gt;&lt;HEAD&gt;&lt;TITLE&gt;Lowest Rate Services&lt;/TITLE&gt;<text:line-break/>&lt;META http-equiv=Content-Type content="text/html; charset=windows-1252"&gt;<text:line-break/>&lt;META content="MSHTML 5.50.4134.600" name=GENERATOR&gt;&lt;/HEAD&gt;<text:line-break/>&lt;BODY vLink=#c0c0c0 link=#c0c0c0 bgColor=#000033 leftMargin=0&gt;&lt;FONT <text:line-break/>face=arial,helvetica&gt;<text:line-break/>&lt;P&gt;<text:line-break/>&lt;CENTER&gt;<text:line-break/>&lt;TABLE width=600 border=0&gt;<text:line-break/> <text:s/>&lt;TBODY&gt;<text:line-break/> <text:s/>&lt;TR&gt;<text:line-break/> <text:s text:c="3"/>&lt;TD align=middle&gt;&lt;B&gt;&lt;FONT color=#999999 size=6&gt;Conferencing Made Easy&lt;/FONT&gt;&lt;BR&gt;<text:line-break/>&lt;FONT color=#999999 size=5&gt;Only &lt;U&gt;18 Cents&lt;/U&gt; Per Minute!&lt;/B&gt;&lt;/FONT&gt;&lt;/TD&gt;&lt;/TR&gt;&lt;/TBODY&gt;&lt;/TABLE&gt;<text:line-break/>&lt;P&gt;&lt;FONT color=#ff0000 size=5&gt;&lt;B&gt;(Including Long Distance!)&lt;/B&gt;&lt;/FONT&gt; <text:line-break/>&lt;P&gt;<text:line-break/>&lt;TABLE width=350 border=0&gt;<text:line-break/> <text:s/>&lt;TBODY&gt;<text:line-break/> <text:s/>&lt;TR&gt;<text:line-break/> <text:s text:c="3"/>&lt;TD&gt;&lt;FONT color=#999999 size=3&gt;&lt;B&gt;<text:line-break/> <text:s text:c="5"/>&lt;LI&gt;No setup fees <text:line-break/> <text:s text:c="5"/>&lt;LI&gt;No contracts or monthly fees <text:line-break/> <text:s text:c="5"/>&lt;LI&gt;Call anytime, from anywhere, to anywhere <text:line-break/> <text:s text:c="5"/>&lt;LI&gt;Connects up to 100 Participants <text:line-break/> <text:s text:c="5"/>&lt;LI&gt;Simplicity in set up and administration <text:line-break/> <text:s text:c="5"/>&lt;LI&gt;Operator Help available 24/7 &lt;/B&gt;&lt;/FONT&gt;&lt;/LI&gt;&lt;/TD&gt;&lt;/TR&gt;&lt;/TBODY&gt;&lt;/TABLE&gt;<text:line-break/>&lt;P&gt;<text:line-break/>&lt;TABLE width=500 border=0&gt;<text:line-break/> <text:s/>&lt;TBODY&gt;<text:line-break/> <text:s/>&lt;TR&gt;<text:line-break/> <text:s text:c="3"/>&lt;TD align=middle&gt;&lt;FONT color=#ff0000 size=60&gt;&lt;B&gt;&lt;FONT size=5&gt;The Highest Quality Service For The Lowest Rate In The Industry!&lt;/B&gt;&lt;/FONT&gt;&lt;/FONT&gt;&lt;/TD&gt;&lt;/TR&gt;&lt;/TBODY&gt;&lt;/TABLE&gt;<text:line-break/>&lt;P&gt;<text:line-break/>&lt;TABLE width=400 border=0&gt;<text:line-break/> <text:s/>&lt;TBODY&gt;<text:line-break/> <text:s/>&lt;TR&gt;<text:line-break/> <text:s text:c="3"/>&lt;TD align=middle&gt;&lt;FONT color=#999999 size=4&gt;Fill out the form below to find out how you can lower your phone bill every month.&lt;/FONT&gt;&lt;/TD&gt;&lt;/TR&gt;&lt;/TBODY&gt;&lt;/TABLE&gt;<text:line-break/>&lt;P&gt;&lt;FONT color=#999999 size=2&gt;Required Input Field&lt;FONT color=#ff0000 <text:line-break/>size=2&gt;*&lt;/FONT&gt;&lt;/FONT&gt; <text:line-break/>&lt;P&gt;<text:line-break/>&lt;TABLE cellSpacing=0 borderColorDark=#333300 cellPadding=3 width=600 <text:line-break/>borderColorLight=#ffffcc&gt;<text:line-break/> <text:s/>&lt;TBODY&gt;<text:line-break/> <text:s/>&lt;TR&gt;<text:line-break/> <text:s text:c="3"/>&lt;TD align=middle&gt;<text:line-break/> <text:s text:c="5"/>&lt;FORM action=mailto:aud.conf@marketing401.com?subject=Audioc_Inquiry <text:line-break/> <text:s text:c="5"/>method=post encType=text/plain&gt;<text:line-break/> <text:s text:c="5"/>&lt;TABLE width="100%"&gt;<text:line-break/> <text:s text:c="7"/>&lt;TBODY&gt;<text:line-break/> <text:s text:c="7"/>&lt;TR&gt;<text:line-break/> <text:s text:c="9"/>&lt;TD align=right width="50%"&gt;&lt;FONT <text:line-break/> <text:s text:c="11"/>face="Arial, Helvetica, sans-serif" color=#999999<text:line-break/> <text:s text:c="9"/>size=2&gt;Name&lt;/FONT&gt;&lt;FONT <text:line-break/> <text:s text:c="11"/>face="Arial, Helvetica, sans-serif" color=#ff0000 <text:line-break/> <text:s text:c="11"/>size=2&gt;*&lt;/FONT&gt;&lt;/TD&gt;<text:line-break/> <text:s text:c="9"/>&lt;TD&gt;&lt;INPUT name=NAME&gt;&lt;/TD&gt;&lt;/TR&gt;<text:line-break/> <text:s text:c="7"/>&lt;TR&gt;<text:line-break/> <text:s text:c="9"/>&lt;TD align=right width="50%"&gt;&lt;FONT <text:line-break/> <text:s text:c="11"/>face="Arial, Helvetica, sans-serif" color=#999999 size=2&gt;Web <text:line-break/> <text:s text:c="11"/>Address&lt;/FONT&gt;&lt;/TD&gt;<text:line-break/> <text:s text:c="9"/>&lt;TD&gt;&lt;INPUT value=http:// name=URL&gt;&lt;/TD&gt;&lt;/TR&gt;<text:line-break/> <text:s text:c="7"/>&lt;TR&gt;<text:line-break/> <text:s text:c="9"/>&lt;TD align=right width="50%"&gt;&lt;FONT <text:line-break/> <text:s text:c="11"/>face="Arial, Helvetica, sans-serif" color=#999999 size=2&gt;Company <text:line-break/> <text:s text:c="11"/>Name&lt;/FONT&gt;&lt;FONT <text:line-break/> <text:s text:c="11"/>face="Arial, Helvetica, sans-serif" color=#ff0000 <text:line-break/> <text:s text:c="11"/>size=2&gt;*&lt;/FONT&gt;&lt;/TD&gt;<text:line-break/> <text:s text:c="9"/>&lt;TD&gt;&lt;INPUT name=COMPANY_NAME&gt;&lt;/TD&gt;&lt;/TR&gt;<text:line-break/> <text:s text:c="7"/>&lt;TR&gt;<text:line-break/> <text:s text:c="9"/>&lt;TD align=right width="50%"&gt;&lt;FONT <text:line-break/> <text:s text:c="11"/>face="Arial, Helvetica, sans-serif" color=#999999 size=2&gt;<text:line-break/> <text:s text:c="11"/>State&lt;/FONT&gt;&lt;FONT <text:line-break/> <text:s text:c="11"/>face="Arial, Helvetica, sans-serif" color=#ff0000 <text:line-break/> <text:s text:c="11"/>size=2&gt;*&lt;/FONT&gt;&lt;/TD&gt;<text:line-break/> <text:s text:c="9"/>&lt;TD&gt;&lt;INPUT size=2 name=STATE&gt;&lt;/TD&gt;&lt;/TR&gt;<text:line-break/> <text:s text:c="7"/>&lt;TR&gt;<text:line-break/> <text:s text:c="9"/>&lt;TD align=right width="50%"&gt;&lt;FONT <text:line-break/> <text:s text:c="11"/>face="Arial, Helvetica, sans-serif" color=#999999 size=2&gt;Business <text:line-break/> <text:s text:c="11"/>Phone&lt;/FONT&gt;&lt;FONT <text:line-break/> <text:s text:c="11"/>face="Arial, Helvetica, sans-serif" color=#ff0000 <text:line-break/> <text:s text:c="11"/>size=2&gt;*&lt;/FONT&gt;&lt;/TD&gt;<text:line-break/> <text:s text:c="9"/>&lt;TD&gt;&lt;INPUT name=BUS_PHONE&gt;&lt;/TD&gt;&lt;/TR&gt;<text:line-break/> <text:s text:c="7"/>&lt;TR&gt;<text:line-break/> <text:s text:c="9"/>&lt;TD align=right width="50%"&gt;&lt;FONT <text:line-break/> <text:s text:c="11"/>face="Arial, Helvetica, sans-serif" color=#999999 size=2&gt;Home <text:line-break/> <text:s text:c="11"/>Phone&lt;/FONT&gt;&lt;/TD&gt;<text:line-break/> <text:s text:c="9"/>&lt;TD&gt;&lt;INPUT name=HOME_PHONE&gt;&lt;/TD&gt;&lt;/TR&gt;<text:line-break/> <text:s text:c="7"/>&lt;TR&gt;<text:line-break/> <text:s text:c="9"/>&lt;TD align=right width="50%"&gt;&lt;FONT <text:line-break/> <text:s text:c="11"/>face="Arial, Helvetica, sans-serif" color=#999999 size=2&gt;Email <text:line-break/> <text:s text:c="11"/>Address&lt;/FONT&gt;&lt;FONT <text:line-break/> <text:s text:c="11"/>face="Arial, Helvetica, sans-serif" color=#ff0000 <text:line-break/> <text:s text:c="11"/>size=2&gt;*&lt;/FONT&gt;&lt;/TD&gt;<text:line-break/> <text:s text:c="9"/>&lt;TD&gt;&lt;INPUT name=EMAIL&gt;&lt;/TD&gt;&lt;/TR&gt;<text:line-break/> <text:s text:c="7"/>&lt;TR&gt;<text:line-break/> <text:s text:c="9"/>&lt;TD align=right width="50%"&gt;&lt;FONT <text:line-break/> <text:s text:c="11"/>face="Arial, Helvetica, sans-serif" color=#999999 size=2&gt;Type of <text:line-break/> <text:s text:c="11"/>Business&lt;/FONT&gt;&lt;/TD&gt;<text:line-break/> <text:s text:c="9"/>&lt;TD&gt;&lt;INPUT name=TYPE_OF_BUSINESS&gt;&lt;/TD&gt;&lt;/TR&gt;&lt;/TBODY&gt;&lt;/TABLE&gt;<text:line-break/> <text:s text:c="5"/>&lt;P&gt;&lt;INPUT type=submit value="Submit Information" name=submit&gt; <text:line-break/> <text:s text:c="3"/>&lt;/FORM&gt;&lt;/P&gt;&lt;/TD&gt;&lt;/TR&gt;&lt;/TBODY&gt;&lt;/TABLE&gt;<text:line-break/>&lt;BR&gt;&lt;BR&gt;<text:line-break/>&lt;TABLE width=500&gt;<text:line-break/> <text:s/>&lt;TBODY&gt;<text:line-break/> <text:s/>&lt;TR&gt;<text:line-break/> <text:s text:c="3"/>&lt;TD align=middle&gt;&lt;FONT face="Arial, Helvetica, sans-serif" color=#999999 <text:line-break/> <text:s text:c="5"/>size=1&gt;To be removed from our distribution lists, please <text:s/><text:line-break/> <text:s text:c="5"/>&lt;FONT color=#666666&gt;&lt;A href="mailto:delete@marketing401.com?subject=Remove_Conferencing"&gt;Click <text:line-break/> <text:s text:c="5"/>here&lt;/A&gt;&lt;/FONT&gt;.&lt;/FONT&gt;&lt;/TD&gt;&lt;/TR&gt;&lt;/TBODY&gt;&lt;/TABLE&gt;&lt;/P&gt;&lt;/CENTER&gt;&lt;/BODY&gt;&lt;/HTML&gt;<text:line-break/><text:line-break/><text:line-break/><text:line-break/></text:p>
          </table:table-cell>
          <table:table-cell office:value="0" office:value-type="float"/>
          <table:table-cell office:value="1" office:value-type="float"/>
          <table:table-cell office:value="20" office:value-type="float"/>
          <table:table-cell office:value="748" office:value-type="float"/>
          <table:table-cell office:value="462" office:value-type="float"/>
          <table:table-cell office:value="193" office:value-type="float"/>
          <table:table-cell office:value="1" office:value-type="float"/>
          <table:table-cell office:value="0.0" office:value-type="float"/>
          <table:table-cell office:value="0.0" office:value-type="float"/>
          <table:table-cell office:value="0.6621397518945848" office:value-type="float"/>
          <table:table-cell office:value="0.6740926702971991" office:value-type="float"/>
        </table:table-row>
        <table:table-row>
          <table:table-cell office:value="67" office:value-type="float"/>
          <table:table-cell office:value="1" office:value-type="float"/>
          <table:table-cell office:value-type="string">
            <text:p><text:line-break/><text:line-break/>Want to watch Sporting Events?--Movies?--Pay-Per-View?? <text:line-break/>You can assemble from electronic store parts for about $12.00.<text:line-break/>We Send You:<text:line-break/>E-Z To follow Assembly Instructions<text:line-break/>E-Z To read Original Drawings.<text:line-break/>Electronic parts lists.<text:line-break/>PLUS SOMETHING NEW YOU MUST HAVE! <text:line-break/>Something you can't do without. <text:line-break/>THE UP-TO-DATE REPORT: USING A DESCRAMBLER LEGALLY <text:line-break/>Warning: You should not build a TV Descrambler without <text:line-break/>reading this report first. <text:line-break/>Frequently Asked Questions--CABLE TV DESCRAMBLER <text:line-break/>Q: Will the descrambler work on Fiber, TCI, Jarrod <text:line-break/>A: The answer is YES. <text:line-break/>Q: Do I need a converter box?<text:line-break/>A: This plan works with or without a converter box.<text:line-break/>Specific instructions are included in the plans for each! <text:line-break/>Q: Can the cable company detect that I have the descrambler?<text:line-break/>A: No, the signal descrambles right at the box and does<text:line-break/>not move back through the line! <text:line-break/>Q: Do I have to alter my existing cable system, <text:line-break/>television or VCR?<text:line-break/>A: The answer is no! <text:line-break/>Q: Does this work with my remote control?<text:line-break/>A: The answer is yes. The descrambler is <text:line-break/>manually controlled--but very easy to use! <text:line-break/>Q: Can you email me the plans?<text:line-break/>A: No the program comes with an easy to follow picture guide. <text:line-break/>Q: Does this work everywhere across the country?<text:line-break/>A: Yes, every where in the USA plus England,<text:line-break/>Brazil, Canada and other countries! <text:line-break/>Q: Is this deal guaranteed?<text:line-break/>A: Yes, if you are unhappy for any reason we will refund your money.<text:line-break/><text:line-break/>ORDER INFORMATION <text:line-break/>ACT WITHIN THE NEXT 7 DAYS AND RECEIVE TWO FREE BONUS!!<text:line-break/>THE CABLE MANUAL! This manual contains hard to find information your<text:line-break/>cable company does not want you to know. Also receive The RADAR<text:line-break/>JAMMER PLANS! Never get another speeding ticket. Build you own<text:line-break/>radar jammer, this unit will jam police radar so they can't get a <text:line-break/>reading on <text:line-break/>your vechicle. Radar jammers are legal in 48 states. It is simple to <text:line-break/>build.<text:line-break/><text:line-break/>The FREE BONUSES ALONE ARE WORTH ACTING NOW! <text:line-break/>THE CABLE DESCRAMBLER KIT COMES WITH A THIRTY DAY<text:line-break/>MONEY BACK GUARANTEE! IF YOUR NOT COMPLETELY SATISFIED,<text:line-break/>SEND THE CABLE DESCRAMBLER KIT BACK AND YOU KEEP<text:line-break/>THE BONUSES FOR FREE. YOU HAVE NOTHING TO LOSE!!<text:line-break/><text:line-break/>REGULAR PRICE $19.95 ACT WITHIN THE NEXT 7 DAYS<text:line-break/>AND RECEIVE FOR $12.95 ACT NOW!! <text:line-break/><text:line-break/>SIMPLY SEND $12.95 THAT'S RIGHT ONLY $12.95 BUT YOU MUST <text:line-break/>ACT WITHIN 7 DAYS FOR THIS SPECIAL PRICE!!!<text:line-break/><text:line-break/>SEND $12.95 CHECK OR MONEY ORDER.<text:line-break/><text:line-break/>TO:<text:line-break/><text:line-break/>GPG SOFTWARE<text:line-break/>12105 WEST CENTER RD #382<text:line-break/>OMAHA, NE 68144<text:line-break/><text:line-break/><text:line-break/>THIS INFORMATION IS SOLD FOR EDUCATIONAL PURPOSES ONLY<text:line-break/><text:line-break/><text:line-break/>If you would like to be removed richeyg40@yahoo.com<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able:table-cell>
          <table:table-cell office:value="0" office:value-type="float"/>
          <table:table-cell office:value="0" office:value-type="float"/>
          <table:table-cell office:value="23" office:value-type="float"/>
          <table:table-cell office:value="580" office:value-type="float"/>
          <table:table-cell office:value="318" office:value-type="float"/>
          <table:table-cell office:value="280" office:value-type="float"/>
          <table:table-cell office:value="1" office:value-type="float"/>
          <table:table-cell office:value="0.0" office:value-type="float"/>
          <table:table-cell office:value="0.0" office:value-type="float"/>
          <table:table-cell office:value="0.8815892082516871" office:value-type="float"/>
          <table:table-cell office:value="0.764689211018339" office:value-type="float"/>
        </table:table-row>
        <table:table-row>
          <table:table-cell office:value="68" office:value-type="float"/>
          <table:table-cell office:value="1" office:value-type="float"/>
          <table:table-cell office:value-type="string">
            <text:p>Help wanted. <text:s/>We are a 14 year old fortune 500 company, that is<text:line-break/>growing at a tremendous rate. <text:s/>We are looking for individuals who<text:line-break/>want to work from home.<text:line-break/><text:line-break/>This is an opportunity to make an excellent income. <text:s/>No experience<text:line-break/>is required. <text:s/>We will train you.<text:line-break/><text:line-break/>So if you are looking to be employed from home with a career that has<text:line-break/>vast opportunities, then go:<text:line-break/><text:line-break/>http://www.basetel.com/wealthnow<text:line-break/><text:line-break/>We are looking for energetic and self motivated people. <text:s/>If that is you<text:line-break/>than click on the link and fill out the form, and one of our<text:line-break/>employement specialist will contact you.<text:line-break/><text:line-break/>To be removed from our link simple go to:<text:line-break/><text:line-break/>http://www.basetel.com/remove.html<text:line-break/><text:line-break/><text:line-break/>1349lmrd5-948HyhJ3622xXiM0-290VZdq6044fFvN0-799hUsU07l50<text:line-break/><text:line-break/></text:p>
          </table:table-cell>
          <table:table-cell office:value="0" office:value-type="float"/>
          <table:table-cell office:value="1" office:value-type="float"/>
          <table:table-cell office:value="4" office:value-type="float"/>
          <table:table-cell office:value="147" office:value-type="float"/>
          <table:table-cell office:value="37" office:value-type="float"/>
          <table:table-cell office:value="86" office:value-type="float"/>
          <table:table-cell office:value="1" office:value-type="float"/>
          <table:table-cell office:value="0.0" office:value-type="float"/>
          <table:table-cell office:value="0.0" office:value-type="float"/>
          <table:table-cell office:value="0.8604155201421668" office:value-type="float"/>
          <table:table-cell office:value="0.7410584146646362" office:value-type="float"/>
        </table:table-row>
        <table:table-row>
          <table:table-cell office:value="69" office:value-type="float"/>
          <table:table-cell office:value="1" office:value-type="float"/>
          <table:table-cell office:value-type="string">
            <text:p>DEAR FRIEND,I AM MRS. <text:s/>SESE-SEKO WIDOW OF LATE PRESIDENT MOBUTU<text:line-break/>SESE-SEKO OF ZAIRE? NOW KNOWN AS DEMOCRATIC REPUBLIC<text:line-break/>OF CONGO (DRC). <text:s/>I AM MOVED TO WRITE YOU THIS LETTER,<text:line-break/>THIS WAS IN CONFIDENCE <text:s/>CONSIDERING MY PRESENTCIRCUMSTANCE AND SITUATION.<text:line-break/>I ESCAPED ALONG WITH MY HUSBAND AND TWO OF OUR SONS<text:line-break/>GEORGE <text:s/>KONGOLO <text:s/>AND BASHER <text:s/>OUT OF DEMOCRATIC REPUBLIC OF<text:line-break/>CONGO (DRC) TO ABIDJAN, COTE D'IVOIRE WHERE MY FAMILY<text:line-break/>AND I SETTLED, WHILE WE LATER MOVED <text:s/>TO SETTLED IN<text:line-break/>MORROCO WHERE MY HUSBAND LATER DIED OF CANCER<text:line-break/>DISEASE. HOWEVER DUE TO THIS SITUATION WE DECIDED TO<text:line-break/>CHANGED <text:s/>MOST OF MY HUSBAND'S BILLIONS OF DOLLARS<text:line-break/>DEPOSITED IN SWISS BANK AND OTHER COUNTRIES INTO OTHER<text:line-break/>FORMS OF MONEY CODED FOR <text:s/>SAFE PURPOSE BECAUSE THE NEW<text:line-break/>HEAD OF STATE OF (DR) MR LAURENT <text:s/>KABILA HAS MADE<text:line-break/>ARRANGEMENT WITH THE SWISS GOVERNMENT AND OTHER<text:line-break/>EUROPEAN COUNTRIES TO FREEZE ALL MY LATE HUSBAND'S<text:line-break/>TREASURES <text:s/>DEPOSITED IN SOME EUROPEAN COUNTRIES. HENCE<text:line-break/>MY CHILDREN AND I DECIDED LAYING LOW IN AFRICA TO<text:line-break/>STUDY THE SITUATION TILL <text:s/>WHEN THINGS GETS BETTER,<text:line-break/>LIKE NOW THAT PRESIDENT KABILA IS DEAD AND THE SON<text:line-break/>TAKING OVER (JOSEPH KABILA). ONE OF MY LATE HUSBAND'S<text:line-break/>CHATEAUX IN SOUTHERN FRANCE WAS CONFISCATED <text:s/>BY THE<text:line-break/>FRENCH GOVERNMENT, AND AS SUCH I HAD TO CHANGE MY<text:line-break/>IDENTITY <text:s/>SO THAT MY INVESTMENT WILL NOT BE TRACED AND<text:line-break/>CONFISCATED. I HAVE DEPOSITED THE SUM EIGHTEEN MILLION<text:line-break/>UNITED STATE DOLLARS(US$18,000,000,00.) <text:s/>WITH A<text:line-break/>SECURITY COMPANY , FOR SAFEKEEPING. THE <text:s/>FUNDS ARE<text:line-break/>SECURITY CODED TO PREVENT THEM FROM<text:line-break/>KNOWING THE CONTENT. WHAT I WANT YOU TO DO IS TO<text:line-break/>INDICATE YOUR INTEREST THAT YOU WILL ASSIST US BY RECEIVING THE MONEY ON OUR<text:line-break/>BEHALF.ACKNOWLEDGE THIS MESSAGE, SO THAT I CAN INTRODUCE YOU TO MY SON<text:line-break/>(KONGOLO) WHO HAS THE OUT MODALITIES FOR THE CLAIM OF THE SAID FUNDS. I<text:line-break/>WANT YOU TO ASSIST IN INVESTING THIS MONEY, BUT I WILL NOT WANT MY IDENTITY<text:line-break/>REVEALED. I WILL ALSO WANT TO BUY PROPERTIES AND STOCK IN MULTI-NATIONAL<text:line-break/>COMPANIES AND TO ENGAGE IN OTHER SAFE AND<text:line-break/>NON-SPECULATIVE INVESTMENTS. MAY I AT THIS POINT<text:line-break/>EMPHASISE THE HIGH LEVEL OF CONFIDENTIALITY, <text:s/>WHICH<text:line-break/>THIS BUSINESS DEMANDS, AND HOPE YOU WILL NOT BETRAY<text:line-break/>THE TRUST AND CONFIDENCE, WHICH I REPOSE IN YOU. IN<text:line-break/>CONCLUSION, <text:s/>IF YOU WANT TO ASSIST US , MY SON SHALL<text:line-break/>PUT YOU IN THE PICTURE <text:s/>OF THE BUSINESS, TELL YOU<text:line-break/>WHERE THE FUNDS ARE CURRENTLY BEING <text:s/>MAINTAINED AND<text:line-break/>ALSO DISCUSS OTHER MODALITIES INCLUDING REMUNERATIONFOR YOUR SERVICES.<text:line-break/>FOR THIS REASON KINDLY FURNISH US YOUR CONTACT<text:line-break/>INFORMATION, THAT IS YOUR PERSONAL TELEPHONE AND FAX<text:line-break/>NUMBER FOR CONFIDENTIAL PURPOSE.BEST REGARDS,MRS M. SESE SEKO<text:line-break/><text:line-break/><text:line-break/></text:p>
          </table:table-cell>
          <table:table-cell office:value="0" office:value-type="float"/>
          <table:table-cell office:value="1" office:value-type="float"/>
          <table:table-cell office:value="30" office:value-type="float"/>
          <table:table-cell office:value="546" office:value-type="float"/>
          <table:table-cell office:value="546" office:value-type="float"/>
          <table:table-cell office:value="230" office:value-type="float"/>
          <table:table-cell office:value="1" office:value-type="float"/>
          <table:table-cell office:value="0.0" office:value-type="float"/>
          <table:table-cell office:value="0.0" office:value-type="float"/>
          <table:table-cell office:value="0.8620545011160222" office:value-type="float"/>
          <table:table-cell office:value="0.7225357509129818" office:value-type="float"/>
        </table:table-row>
        <table:table-row>
          <table:table-cell office:value="70" office:value-type="float"/>
          <table:table-cell office:value="1" office:value-type="float"/>
          <table:table-cell office:value-type="string">
            <text:p>Lowest rates available for term life insurance! Take a moment and fill out our online form to see the low rate you qualify for. Save up to 70% from regular rates! Smokers accepted! http://www.newnamedns.com/termlife/ <text:line-break/> <text:s text:c="9"/><text:line-break/>Representing quality nationwide carriers. Act now!<text:line-break/> <text:s text:c="6"/><text:line-break/> <text:s text:c="6"/><text:line-break/> <text:s text:c="6"/><text:line-break/> <text:s text:c="6"/><text:line-break/> <text:s text:c="7"/><text:line-break/>---------------------------------------<text:line-break/>To easily remove your address from the list, go to: <text:line-break/>http://www.newnamedns.com/stopthemailplease/<text:line-break/>Please allow 48-72 hours for removal.<text:line-break/><text:line-break/></text:p>
          </table:table-cell>
          <table:table-cell office:value="0" office:value-type="float"/>
          <table:table-cell office:value="1" office:value-type="float"/>
          <table:table-cell office:value="2" office:value-type="float"/>
          <table:table-cell office:value="76" office:value-type="float"/>
          <table:table-cell office:value="21" office:value-type="float"/>
          <table:table-cell office:value="62" office:value-type="float"/>
          <table:table-cell office:value="1" office:value-type="float"/>
          <table:table-cell office:value="0.0" office:value-type="float"/>
          <table:table-cell office:value="0.0" office:value-type="float"/>
          <table:table-cell office:value="0.836381175181995" office:value-type="float"/>
          <table:table-cell office:value="0.7528323760555409" office:value-type="float"/>
        </table:table-row>
        <table:table-row>
          <table:table-cell office:value="71" office:value-type="float"/>
          <table:table-cell office:value="1" office:value-type="float"/>
          <table:table-cell office:value-type="string">
            <text:p>1) Fight The Risk of Cancer!<text:line-break/>http://www.adclick.ws/p.cfm?o=315&amp;s=pk007<text:line-break/><text:line-break/>2) Slim Down - Guaranteed to lose 10-12 lbs in 30 days<text:line-break/>http://www.adclick.ws/p.cfm?o=249&amp;s=pk007<text:line-break/><text:line-break/>3) Get the Child Support You Deserve - Free Legal Advice<text:line-break/>http://www.adclick.ws/p.cfm?o=245&amp;s=pk002<text:line-break/><text:line-break/>4) Join the Web's Fastest Growing Singles Community<text:line-break/>http://www.adclick.ws/p.cfm?o=259&amp;s=pk007<text:line-break/><text:line-break/>5) Start Your Private Photo Album Online!<text:line-break/>http://www.adclick.ws/p.cfm?o=283&amp;s=pk007<text:line-break/><text:line-break/>Have a Wonderful Day,<text:line-break/>Offer Manager<text:line-break/>PrizeMama<text:line-break/><text:line-break/><text:line-break/><text:line-break/><text:line-break/><text:line-break/><text:line-break/><text:line-break/><text:line-break/><text:line-break/><text:line-break/><text:line-break/><text:line-break/><text:line-break/>If you wish to leave this list please use the link below.<text:line-break/>http://www.qves.com/trim/?ilug@linux.ie%7C17%7C114258<text:line-break/><text:line-break/>-- <text:line-break/>Irish Linux Users' Group: ilug@linux.ie<text:line-break/>http://www.linux.ie/mailman/listinfo/ilug for (un)subscription information.<text:line-break/>List maintainer: listmaster@linux.ie<text:line-break/><text:line-break/></text:p>
          </table:table-cell>
          <table:table-cell office:value="0" office:value-type="float"/>
          <table:table-cell office:value="1" office:value-type="float"/>
          <table:table-cell office:value="11" office:value-type="float"/>
          <table:table-cell office:value="118" office:value-type="float"/>
          <table:table-cell office:value="45" office:value-type="float"/>
          <table:table-cell office:value="90" office:value-type="float"/>
          <table:table-cell office:value="1" office:value-type="float"/>
          <table:table-cell office:value="0.0" office:value-type="float"/>
          <table:table-cell office:value="0.0" office:value-type="float"/>
          <table:table-cell office:value="0.8708709454224923" office:value-type="float"/>
          <table:table-cell office:value="0.7857655397766463" office:value-type="float"/>
        </table:table-row>
        <table:table-row>
          <table:table-cell office:value="72" office:value-type="float"/>
          <table:table-cell office:value="1" office:value-type="float"/>
          <table:table-cell office:value-type="string">
            <text:p>CENTRAL BANK OF NIGERIA<text:line-break/>FOREIGN REMITTANCE DEPT.<text:line-break/>TINUBU SQUARE, LAGOS <text:s/>NIGERIA<text:line-break/>EMAIL-smith_j@mailsurf.com<text:line-break/>23TH OF August 2002<text:line-break/><text:line-break/>ATTN:PRESIDENT/CEO<text:line-break/><text:line-break/><text:line-break/> <text:s text:c="19"/>STRICTLY PRIVATE BUSINESS PROPOSAL<text:line-break/>I am MR.Johnson S. Abu, the bills and exchange Director at the<text:line-break/>ForeignRemittance Department of the Central Bank of Nigeria. <text:s/>I am <text:line-break/>writingyou<text:line-break/>this letter to ask for your support and cooperation to carrying thisbusiness<text:line-break/>opportunity in my department. <text:s/>We discovered abandoned the sumof<text:line-break/>US$37,400,000.00 (Thirty seven million four hundred thousand unitedstates<text:line-break/>dollars) in an account that belong to one of our foreign customers,an<text:line-break/>American<text:line-break/>late Engr. John Creek (Junior) an oil merchant with the federal government<text:line-break/>of<text:line-break/>Nigeria who died along with his entire family of a wifeand two children in<text:line-break/>Kenya Airbus (A310-300) flight KQ430 in November2000.<text:line-break/><text:line-break/>Since we heard of his death, we have been expecting his next of kin tocome<text:line-break/>over<text:line-break/>and put claims for his money as the heir, because we cannotrelease the fund<text:line-break/>from his account unless someone applies for claims asthe next <text:s/>of kin to the<text:line-break/>deceased as indicated in our banking guidelines. Unfortunately, neither<text:line-break/>their<text:line-break/>family member nor distant relative hasappeared to claim the said fund. <text:s/>Upon<text:line-break/>this discovery, I and other officialsin my department have agreed to make<text:line-break/>business with you release the totalamount into your account as the heir of<text:line-break/>the<text:line-break/>fund since no one came forit or discovered either maintained account with<text:line-break/>our<text:line-break/>bank, other wisethe fund will be returned to the bank treasury as unclaimed<text:line-break/>fund.<text:line-break/><text:line-break/>We have agreed that our ratio of sharing will be as stated thus: 30%for<text:line-break/>you as<text:line-break/>foreign partner and 70% for us the officials in my department.<text:line-break/><text:line-break/>Upon the successful completion of this transfer, my colleague and I<text:line-break/>willcome to<text:line-break/>your country and mind our share. It is from our 60% we intendto import<text:line-break/>computer<text:line-break/>accessories into my country as way of recycling thefund. <text:s/>To commence this<text:line-break/>transaction we require you to immediately indicateyour interest by calling<text:line-break/>me<text:line-break/>or sending me a fax immediately on the aboveTelefax # and enclose your<text:line-break/>private<text:line-break/>contact Telephone #, Fax #, full nameand address and your designated<text:line-break/>banking co-<text:line-break/> ordinates to enable us fileletter of <text:s/>claim to the appropriate department<text:line-break/>for<text:line-break/>necessary approvalsbefore the transfer can be made.<text:line-break/><text:line-break/>Note also, this transaction must be kept strictly confidential becauseof its<text:line-break/>nature.<text:line-break/><text:line-break/>NB: Please remember to give me your Phone and Fax No<text:line-break/><text:line-break/>MR.Johnson Smith <text:s/>Abu<text:line-break/><text:line-break/>-- <text:line-break/>Irish Linux Users' Group: ilug@linux.ie<text:line-break/>http://www.linux.ie/mailman/listinfo/ilug for (un)subscription information.<text:line-break/>List maintainer: listmaster@linux.ie<text:line-break/><text:line-break/></text:p>
          </table:table-cell>
          <table:table-cell office:value="0" office:value-type="float"/>
          <table:table-cell office:value="1" office:value-type="float"/>
          <table:table-cell office:value="17" office:value-type="float"/>
          <table:table-cell office:value="516" office:value-type="float"/>
          <table:table-cell office:value="147" office:value-type="float"/>
          <table:table-cell office:value="268" office:value-type="float"/>
          <table:table-cell office:value="1" office:value-type="float"/>
          <table:table-cell office:value="0.0" office:value-type="float"/>
          <table:table-cell office:value="0.0" office:value-type="float"/>
          <table:table-cell office:value="0.8521057511632147" office:value-type="float"/>
          <table:table-cell office:value="0.7240592806429382" office:value-type="float"/>
        </table:table-row>
        <table:table-row>
          <table:table-cell office:value="73" office:value-type="float"/>
          <table:table-cell office:value="1" office:value-type="float"/>
          <table:table-cell office:value-type="string">
            <text:p>URGENT PRIVATE &amp; EXTREMELY CONFIDENTIAL<text:line-break/><text:line-break/><text:line-break/><text:line-break/>Dear ,<text:line-break/><text:line-break/>With profound interest and in utmost confidence, I am<text:line-break/>soliciting your immediate assistance or co-operation<text:line-break/>as to enable us round up an opportunity within my<text:line-break/>capability as a result of the death of one of our<text:line-break/>contractor (Beneficiary). You should not be surprised<text:line-break/>as to how I got your contact, you were highly<text:line-break/>recommended to me with the believe that you are<text:line-break/>competent, reliable, Trustworthy and confident.<text:line-break/><text:line-break/>I am <text:s/>Dr. Bello Ahmed, Chief Auditor, Special Project<text:line-break/>and Foreign Contract Regularization and Disbursement,<text:line-break/>in the Office of the Auditor General of the Federation<text:line-break/>of Federal Republic of Nigeria. We work in hand with<text:line-break/>the Senate Committee on Foreign Contract Payment. Our<text:line-break/>duty is to ensure that all contractors are paid their<text:line-break/>contract sum in due time.<text:line-break/><text:line-break/>This last payment quarter, a total of 30 contractors<text:line-break/>were short listed for payment and about 25 of them<text:line-break/>have been paid remaining about 5 (Five), information<text:line-break/>reaching this office indicates that one among the<text:line-break/>remaining has been reported dead. His name is Mr.<text:line-break/>Gerrand Schwartz from Sweden, he died in the last Air<text:line-break/>France Concorde plane crash. Meanwhile he finished the<text:line-break/>execution of his contract December 19th 1999. But<text:line-break/>since his death, nobody has come forward to put a<text:line-break/>claim to his contract fund which is about<text:line-break/>US$15,500,000.00 Million (fifteen Million Five<text:line-break/>Hundred Thousand U.S Dollars) that is why I need your<text:line-break/>immediate assistance to expedite the transfer of the<text:line-break/>contract amount.<text:line-break/><text:line-break/>With my position as a Director <text:s/>in the Department of<text:line-break/>Contract Regularisation and Disbursement, I will<text:line-break/>regularize all the necessary documents and present<text:line-break/>your company as the bona-fide beneficiary of this fund<text:line-break/>in as <text:s text:c="2"/>much as you respond within 48 hours for<text:line-break/>respect of this important message. Your unreserved<text:line-break/>cooperation in this business is just what we require<text:line-break/>for a successful and hitch � free transaction.<text:line-break/>Necessary measures to ensure a risk � free and fool<text:line-break/>proof transaction and confidentiality has been taken.<text:line-break/><text:line-break/><text:line-break/>Kindly signify your interest by replying via my<text:line-break/>personal e �mail address above. Upon receipt of your<text:line-break/>positive reply we shall discuss on (1) Basic Program<text:line-break/>for Operation (2) Financial Status as to ascertain<text:line-break/>your capability. <text:s/>Upon completion of this transaction<text:line-break/>I have decided to give you 30% of the total sum, 60%<text:line-break/>of the fund which is our share will be used for<text:line-break/>investment in your company or in any other company of<text:line-break/>our choice. While10% has been mapped out to take care<text:line-break/>of any minor expenses incurred. Take note that this<text:line-break/>project will last for only 21 working days.<text:line-break/><text:line-break/>I expect your response in time (within 48 hours) as<text:line-break/>time is of great essence in this transaction.<text:line-break/><text:line-break/>God Bless and Kind Regards,<text:line-break/><text:line-break/>Dr. Bello Ahmed<text:line-break/><text:line-break/> </text:p>
          </table:table-cell>
          <table:table-cell office:value="0" office:value-type="float"/>
          <table:table-cell office:value="0" office:value-type="float"/>
          <table:table-cell office:value="31" office:value-type="float"/>
          <table:table-cell office:value="568" office:value-type="float"/>
          <table:table-cell office:value="139" office:value-type="float"/>
          <table:table-cell office:value="278" office:value-type="float"/>
          <table:table-cell office:value="1" office:value-type="float"/>
          <table:table-cell office:value="0.0" office:value-type="float"/>
          <table:table-cell office:value="0.0" office:value-type="float"/>
          <table:table-cell office:value="0.8512841200155598" office:value-type="float"/>
          <table:table-cell office:value="0.7252841833783238" office:value-type="float"/>
        </table:table-row>
        <table:table-row>
          <table:table-cell office:value="74" office:value-type="float"/>
          <table:table-cell office:value="1" office:value-type="float"/>
          <table:table-cell office:value-type="string">
            <text:p/>
          </table:table-cell>
          <table:table-cell office:value="0" office:value-type="float"/>
          <table:table-cell office:value="1" office:value-type="float"/>
          <table:table-cell office:value="0" office:value-type="float"/>
          <table:table-cell office:value="0" office:value-type="float"/>
          <table:table-cell office:value="0" office:value-type="float"/>
          <table:table-cell office:value="0" office:value-type="float"/>
          <table:table-cell office:value="1" office:value-type="float"/>
          <table:table-cell office:value="0.0" office:value-type="float"/>
          <table:table-cell office:value="0.0" office:value-type="float"/>
          <table:table-cell office:value="0.0" office:value-type="float"/>
          <table:table-cell office:value="0.04" office:value-type="float"/>
        </table:table-row>
        <table:table-row>
          <table:table-cell office:value="75" office:value-type="float"/>
          <table:table-cell office:value="1" office:value-type="float"/>
          <table:table-cell office:value-type="string">
            <text:p> Save 84% on C.E. Credits &amp; Pre-Licensing Courses<text:line-break/> <text:line-break/> State CE, CLU, CFP, CPA and Securities<text:line-break/> Unlimited courses &amp; credits for 24 months<text:line-break/> Regular Price:$1298, IQ Price:$199<text:tab/><text:line-break/><text:line-break/>*<text:tab/>No Hidden Fees<text:line-break/>*<text:tab/>Over 16,000 Credits<text:line-break/>*<text:tab/>Over 300 Courses<text:line-break/><text:line-break/>*<text:tab/>90% Internet Based<text:line-break/>*<text:tab/>High Quality Courses<text:line-break/>*<text:tab/>Unlimited Access<text:line-break/><text:line-break/>Complete this form for a FREE Guest Demo!<text:tab/> <text:line-break/>Name:<text:tab/> <text:tab/> <text:line-break/>E-mail:<text:tab/> <text:tab/> <text:line-break/>Phone:<text:tab/> <text:tab/> <text:line-break/>City:<text:tab/> <text:tab/> State:<text:tab/> <text:tab/> <text:s/><text:tab/><text:line-break/> <text:tab/> <text:s text:c="4"/><text:tab/><text:line-break/> <text:line-break/> <text:line-break/>We don't want anybody to receive our mailing who does not wish to<text:line-break/>receive them. To be removed from this mailing list, DO NOT REPLY to this<text:line-break/>message. Instead, go here: http://www.InsuranceIQ.com/optout<text:line-break/>Legal Notice &lt;http://www.insuranceiq.com/legal.htm&gt; <text:s/><text:line-break/><text:line-break/> </text:p>
          </table:table-cell>
          <table:table-cell office:value="0" office:value-type="float"/>
          <table:table-cell office:value="1" office:value-type="float"/>
          <table:table-cell office:value="11" office:value-type="float"/>
          <table:table-cell office:value="148" office:value-type="float"/>
          <table:table-cell office:value="72" office:value-type="float"/>
          <table:table-cell office:value="101" office:value-type="float"/>
          <table:table-cell office:value="1" office:value-type="float"/>
          <table:table-cell office:value="0.0" office:value-type="float"/>
          <table:table-cell office:value="0.0" office:value-type="float"/>
          <table:table-cell office:value="0.8620945591571929" office:value-type="float"/>
          <table:table-cell office:value="0.7782491768455606" office:value-type="float"/>
        </table:table-row>
        <table:table-row>
          <table:table-cell office:value="76" office:value-type="float"/>
          <table:table-cell office:value="1" office:value-type="float"/>
          <table:table-cell office:value-type="string">
            <text:p>&lt;HTML&gt;&lt;HEAD&gt;<text:line-break/>&lt;META http-equiv=Content-Type content="text/html; charset=iso-8859-1"&gt;<text:line-break/>&lt;/HEAD&gt;&lt;BODY&gt;&lt;CENTER&gt;<text:line-break/>&lt;A href="http://marketing-fashion.com/user0205/index.asp?Afft=DP15"&gt; <text:line-break/>&lt;IMG src="http://61.129.68.17/debt1.gif" border=0&gt;&lt;/A&gt;<text:line-break/>&lt;BR&gt;&lt;BR&gt;&lt;FONT face=Arial,Helvetica color=#000000 size=1&gt;<text:line-break/>Copyright 2002 - All rights reserved&lt;BR&gt;&lt;BR&gt;If you would no longer like us <text:line-break/>to contact you or feel that you have&lt;BR&gt;received this email in error, <text:line-break/>please &lt;A href="http://marketing-fashion.com/light/watch.asp"&gt;click here <text:line-break/>to unsubscribe&lt;/A&gt;.&lt;/FONT&gt;&lt;/CENTER&gt;&lt;/BODY&gt;&lt;/HTML&gt;<text:line-break/><text:line-break/><text:line-break/><text:line-break/><text:line-break/></text:p>
          </table:table-cell>
          <table:table-cell office:value="0" office:value-type="float"/>
          <table:table-cell office:value="1" office:value-type="float"/>
          <table:table-cell office:value="4" office:value-type="float"/>
          <table:table-cell office:value="114" office:value-type="float"/>
          <table:table-cell office:value="62" office:value-type="float"/>
          <table:table-cell office:value="68" office:value-type="float"/>
          <table:table-cell office:value="1" office:value-type="float"/>
          <table:table-cell office:value="0.0" office:value-type="float"/>
          <table:table-cell office:value="0.0" office:value-type="float"/>
          <table:table-cell office:value="0.7787454640818153" office:value-type="float"/>
          <table:table-cell office:value="0.7622681459042313" office:value-type="float"/>
        </table:table-row>
        <table:table-row>
          <table:table-cell office:value="77" office:value-type="float"/>
          <table:table-cell office:value="1" office:value-type="float"/>
          <table:table-cell office:value-type="string">
            <text:p>DEAR FRIEND,I AM MRS. <text:s/>SESE-SEKO WIDOW OF LATE PRESIDENT MOBUTU<text:line-break/>SESE-SEKO OF ZAIRE? NOW KNOWN AS DEMOCRATIC REPUBLIC<text:line-break/>OF CONGO (DRC). <text:s/>I AM MOVED TO WRITE YOU THIS LETTER,<text:line-break/>THIS WAS IN CONFIDENCE <text:s/>CONSIDERING MY PRESENTCIRCUMSTANCE AND SITUATION.<text:line-break/>I ESCAPED ALONG WITH MY HUSBAND AND TWO OF OUR SONS<text:line-break/>GEORGE <text:s/>KONGOLO <text:s/>AND BASHER <text:s/>OUT OF DEMOCRATIC REPUBLIC OF<text:line-break/>CONGO (DRC) TO ABIDJAN, COTE D'IVOIRE WHERE MY FAMILY<text:line-break/>AND I SETTLED, WHILE WE LATER MOVED <text:s/>TO SETTLED IN<text:line-break/>MORROCO WHERE MY HUSBAND LATER DIED OF CANCER<text:line-break/>DISEASE. HOWEVER DUE TO THIS SITUATION WE DECIDED TO<text:line-break/>CHANGED <text:s/>MOST OF MY HUSBAND'S BILLIONS OF DOLLARS<text:line-break/>DEPOSITED IN SWISS BANK AND OTHER COUNTRIES INTO OTHER<text:line-break/>FORMS OF MONEY CODED FOR <text:s/>SAFE PURPOSE BECAUSE THE NEW<text:line-break/>HEAD OF STATE OF (DR) MR LAURENT <text:s/>KABILA HAS MADE<text:line-break/>ARRANGEMENT WITH THE SWISS GOVERNMENT AND OTHER<text:line-break/>EUROPEAN COUNTRIES TO FREEZE ALL MY LATE HUSBAND'S<text:line-break/>TREASURES <text:s/>DEPOSITED IN SOME EUROPEAN COUNTRIES. HENCE<text:line-break/>MY CHILDREN AND I DECIDED LAYING LOW IN AFRICA TO<text:line-break/>STUDY THE SITUATION TILL <text:s/>WHEN THINGS GETS BETTER,<text:line-break/>LIKE NOW THAT PRESIDENT KABILA IS DEAD AND THE SON<text:line-break/>TAKING OVER (JOSEPH KABILA). ONE OF MY LATE HUSBAND'S<text:line-break/>CHATEAUX IN SOUTHERN FRANCE WAS CONFISCATED <text:s/>BY THE<text:line-break/>FRENCH GOVERNMENT, AND AS SUCH I HAD TO CHANGE MY<text:line-break/>IDENTITY <text:s/>SO THAT MY INVESTMENT WILL NOT BE TRACED AND<text:line-break/>CONFISCATED. I HAVE DEPOSITED THE SUM EIGHTEEN MILLION<text:line-break/>UNITED STATE DOLLARS(US$18,000,000,00.) <text:s/>WITH A<text:line-break/>SECURITY COMPANY , FOR SAFEKEEPING. THE <text:s/>FUNDS ARE<text:line-break/>SECURITY CODED TO PREVENT THEM FROM<text:line-break/>KNOWING THE CONTENT. WHAT I WANT YOU TO DO IS TO<text:line-break/>INDICATE YOUR INTEREST THAT YOU WILL ASSIST US BY RECEIVING THE MONEY ON OUR<text:line-break/>BEHALF.ACKNOWLEDGE THIS MESSAGE, SO THAT I CAN INTRODUCE YOU TO MY SON<text:line-break/>(KONGOLO) WHO HAS THE OUT MODALITIES FOR THE CLAIM OF THE SAID FUNDS. I<text:line-break/>WANT YOU TO ASSIST IN INVESTING THIS MONEY, BUT I WILL NOT WANT MY IDENTITY<text:line-break/>REVEALED. I WILL ALSO WANT TO BUY PROPERTIES AND STOCK IN MULTI-NATIONAL<text:line-break/>COMPANIES AND TO ENGAGE IN OTHER SAFE AND<text:line-break/>NON-SPECULATIVE INVESTMENTS. MAY I AT THIS POINT<text:line-break/>EMPHASISE THE HIGH LEVEL OF CONFIDENTIALITY, <text:s/>WHICH<text:line-break/>THIS BUSINESS DEMANDS, AND HOPE YOU WILL NOT BETRAY<text:line-break/>THE TRUST AND CONFIDENCE, WHICH I REPOSE IN YOU. IN<text:line-break/>CONCLUSION, <text:s/>IF YOU WANT TO ASSIST US , MY SON SHALL<text:line-break/>PUT YOU IN THE PICTURE <text:s/>OF THE BUSINESS, TELL YOU<text:line-break/>WHERE THE FUNDS ARE CURRENTLY BEING <text:s/>MAINTAINED AND<text:line-break/>ALSO DISCUSS OTHER MODALITIES INCLUDING REMUNERATIONFOR YOUR SERVICES.<text:line-break/>FOR THIS REASON KINDLY FURNISH US YOUR CONTACT<text:line-break/>INFORMATION, THAT IS YOUR PERSONAL TELEPHONE AND FAX<text:line-break/>NUMBER FOR CONFIDENTIAL PURPOSE.BEST REGARDS,MRS M. SESE SEKO<text:line-break/><text:line-break/><text:line-break/><text:line-break/></text:p>
          </table:table-cell>
          <table:table-cell office:value="0" office:value-type="float"/>
          <table:table-cell office:value="1" office:value-type="float"/>
          <table:table-cell office:value="30" office:value-type="float"/>
          <table:table-cell office:value="546" office:value-type="float"/>
          <table:table-cell office:value="546" office:value-type="float"/>
          <table:table-cell office:value="230" office:value-type="float"/>
          <table:table-cell office:value="1" office:value-type="float"/>
          <table:table-cell office:value="0.0" office:value-type="float"/>
          <table:table-cell office:value="0.0" office:value-type="float"/>
          <table:table-cell office:value="0.8620545011160222" office:value-type="float"/>
          <table:table-cell office:value="0.7225357509129818" office:value-type="float"/>
        </table:table-row>
        <table:table-row>
          <table:table-cell office:value="78" office:value-type="float"/>
          <table:table-cell office:value="1" office:value-type="float"/>
          <table:table-cell office:value-type="string">
            <text:p>1) Fight The Risk of Cancer!<text:line-break/>http://www.adclick.ws/p.cfm?o=315&amp;s=pk007<text:line-break/><text:line-break/>2) Slim Down - Guaranteed to lose 10-12 lbs in 30 days<text:line-break/>http://www.adclick.ws/p.cfm?o=249&amp;s=pk007<text:line-break/><text:line-break/>3) Get the Child Support You Deserve - Free Legal Advice<text:line-break/>http://www.adclick.ws/p.cfm?o=245&amp;s=pk002<text:line-break/><text:line-break/>4) Join the Web's Fastest Growing Singles Community<text:line-break/>http://www.adclick.ws/p.cfm?o=259&amp;s=pk007<text:line-break/><text:line-break/>5) Start Your Private Photo Album Online!<text:line-break/>http://www.adclick.ws/p.cfm?o=283&amp;s=pk007<text:line-break/><text:line-break/>Have a Wonderful Day,<text:line-break/>Offer Manager<text:line-break/>PrizeMama<text:line-break/><text:line-break/><text:line-break/><text:line-break/><text:line-break/><text:line-break/><text:line-break/><text:line-break/><text:line-break/><text:line-break/><text:line-break/><text:line-break/><text:line-break/>If you wish to leave this list please use the link below.<text:line-break/>http://www.qves.com/trim/?zzzz@example.com%7C17%7C308417<text:line-break/><text:line-break/></text:p>
          </table:table-cell>
          <table:table-cell office:value="0" office:value-type="float"/>
          <table:table-cell office:value="1" office:value-type="float"/>
          <table:table-cell office:value="11" office:value-type="float"/>
          <table:table-cell office:value="96" office:value-type="float"/>
          <table:table-cell office:value="35" office:value-type="float"/>
          <table:table-cell office:value="74" office:value-type="float"/>
          <table:table-cell office:value="1" office:value-type="float"/>
          <table:table-cell office:value="0.0" office:value-type="float"/>
          <table:table-cell office:value="0.0" office:value-type="float"/>
          <table:table-cell office:value="0.8613802309542997" office:value-type="float"/>
          <table:table-cell office:value="0.7757274736251216" office:value-type="float"/>
        </table:table-row>
        <table:table-row>
          <table:table-cell office:value="79" office:value-type="float"/>
          <table:table-cell office:value="1" office:value-type="float"/>
          <table:table-cell office:value-type="string">
            <text:p>&lt;HTML&gt;&lt;HEAD&gt;&lt;TITLE&gt;MILFhunter&lt;/TITLE&gt;<text:line-break/>&lt;META http-equiv=Content-Type<text:line-break/>content="text/html; charset=windows-1252"&gt;&lt;HTTP-EQUIV="PRAGMA"<text:line-break/>CONTENT="NO-CACHE"&gt;<text:line-break/>&lt;SCRIPT language=JavaScript&gt;<text:line-break/>&lt;!-- hide from old browsers<text:line-break/><text:tab/>function loadPage(pageURL){<text:line-break/><text:tab/>location.href = pageURL.options[pageURL.selectedIndex].value<text:line-break/><text:tab/>}<text:line-break/>//--&gt;<text:line-break/>&lt;/SCRIPT&gt;<text:line-break/><text:line-break/>&lt;META content="MSHTML 6.00.2716.2200" name=GENERATOR&gt;&lt;/HEAD&gt;<text:line-break/>&lt;BODY text=#eaebec vLink=#ffffcc aLink=#ffffff link=#ffffcc bgColor=#647481<text:line-break/>leftMargin=0 background="http://www.fromyou2.com/nasty/milf/bg.jpg"<text:line-break/>topMargin=0&gt;<text:line-break/>&lt;CENTER&gt;&lt;BR&gt;<text:line-break/> <text:s/>&lt;CENTER&gt;<text:line-break/> <text:s text:c="3"/>&lt;CENTER&gt;<text:line-break/> <text:s text:c="5"/>&lt;FONT face=verdana&gt;&lt;BR&gt;<text:line-break/> <text:s text:c="5"/>&lt;/FONT&gt;<text:line-break/> <text:s text:c="5"/>&lt;CENTER&gt;<text:line-break/> <text:s text:c="7"/>&lt;TABLE cellPadding=15 bgColor=gray&gt;<text:line-break/> <text:s text:c="9"/>&lt;TBODY&gt;<text:line-break/> <text:s text:c="9"/>&lt;TR&gt;<text:line-break/> <text:s text:c="11"/>&lt;TD&gt;<text:line-break/> <text:s text:c="13"/>&lt;CENTER&gt;<text:line-break/> <text:s text:c="15"/>&lt;font color="black" face="verdana"&gt;&lt;A<text:line-break/> <text:s text:c="5"/>onmouseover="window.status='MILFhunter.com - Do you know where your mom is?';return true"<text:line-break/> <text:s text:c="5"/>href="http://www.fromyou2.com/nasty/milf/milf/bindex.htm"&gt;&lt;IMG<text:line-break/> <text:s text:c="5"/>src="http://www.fromyou2.com/nasty/milf/1.jpg" border=1&gt;&lt;/A&gt;&lt;BR&gt;<text:line-break/> <text:s text:c="15"/>&lt;/font&gt;&lt;FONT color=black&gt;<text:line-break/> <text:s text:c="15"/>&lt;TABLE cellSpacing=24&gt;<text:line-break/> <text:s text:c="17"/>&lt;TBODY&gt;<text:line-break/> <text:s text:c="17"/>&lt;TR&gt;<text:line-break/> <text:s text:c="19"/>&lt;TD&gt;&lt;font face="verdana"&gt;&lt;A<text:line-break/> <text:s text:c="11"/>href="http://www.fromyou2.com/nasty/milf/milf/bindex.htm"&gt;&lt;FONT<text:line-break/> <text:s text:c="11"/>color=lime&gt;&lt;IMG<text:line-break/> <text:s text:c="11"/>src="http://www.fromyou2.com/nasty/milf/amber-041.jpg" border="0"&gt;&lt;/font&gt;&lt;/A&gt;&lt;/font&gt;&lt;/TD&gt;<text:line-break/> <text:s text:c="19"/>&lt;TD&gt;&lt;font face="verdana"&gt;&lt;A<text:line-break/> <text:s text:c="11"/>href="http://www.fromyou2.com/nasty/milf/milf/bindex.htm"&gt;&lt;FONT<text:line-break/> <text:s text:c="11"/>color=lime&gt;&lt;IMG<text:line-break/> <text:s text:c="11"/>src="http://www.fromyou2.com/nasty/milf/amber-054.jpg" border="0"&gt;&lt;/font&gt;&lt;/A&gt;&lt;/font&gt;&lt;/TD&gt;<text:line-break/> <text:s text:c="19"/>&lt;TD&gt;&lt;font face="verdana"&gt;&lt;A<text:line-break/> <text:s text:c="11"/>href="http://www.fromyou2.com/nasty/milf/milf/bindex.htm"&gt;&lt;FONT<text:line-break/> <text:s text:c="11"/>color=lime&gt;&lt;IMG<text:line-break/> <text:s text:c="11"/>src="http://www.fromyou2.com/nasty/milf/amber-056.jpg" border="0"&gt;&lt;/font&gt;&lt;/A&gt;&lt;/font&gt;&lt;/TD&gt;<text:line-break/> <text:s text:c="19"/>&lt;TD&gt;&lt;font face="verdana"&gt;&lt;A<text:line-break/> <text:s text:c="11"/>href="http://www.fromyou2.com/nasty/milf/milf/bindex.htm"&gt;&lt;FONT<text:line-break/> <text:s text:c="11"/>color=lime&gt;&lt;IMG<text:line-break/> <text:s text:c="11"/>src="http://www.fromyou2.com/nasty/milf/amber-057.jpg" border="0"&gt;&lt;/font&gt;&lt;/A&gt;&lt;/font&gt;&lt;/TD&gt;<text:line-break/> <text:s text:c="17"/>&lt;/TR&gt;<text:line-break/> <text:s text:c="17"/>&lt;TR&gt;<text:line-break/> <text:s text:c="19"/>&lt;TD&gt;&lt;font face="verdana"&gt;&lt;A<text:line-break/> <text:s text:c="11"/>href="http://www.fromyou2.com/nasty/milf/milf/bindex.htm"&gt;&lt;FONT<text:line-break/> <text:s text:c="11"/>color=lime&gt;&lt;IMG<text:line-break/> <text:s text:c="11"/>src="http://www.fromyou2.com/nasty/milf/amber-074.jpg" border="0"&gt;&lt;/font&gt;&lt;/A&gt;&lt;/font&gt;&lt;/TD&gt;<text:line-break/> <text:s text:c="19"/>&lt;TD&gt;&lt;font face="verdana"&gt;&lt;A<text:line-break/> <text:s text:c="11"/>href="http://www.fromyou2.com/nasty/milf/milf/bindex.htm"&gt;&lt;FONT<text:line-break/> <text:s text:c="11"/>color=lime&gt;&lt;IMG<text:line-break/> <text:s text:c="11"/>src="http://www.fromyou2.com/nasty/milf/amber-142.jpg" border="0"&gt;&lt;/font&gt;&lt;/A&gt;&lt;/font&gt;&lt;/TD&gt;<text:line-break/> <text:s text:c="19"/>&lt;TD&gt;&lt;font face="verdana"&gt;&lt;A<text:line-break/> <text:s text:c="11"/>href="http://www.fromyou2.com/nasty/milf/milf/bindex.htm"&gt;&lt;FONT<text:line-break/> <text:s text:c="11"/>color=lime&gt;&lt;IMG<text:line-break/> <text:s text:c="11"/>src="http://www.fromyou2.com/nasty/milf/amber-156.jpg" border="0"&gt;&lt;/font&gt;&lt;/A&gt;&lt;/font&gt;&lt;/TD&gt;<text:line-break/> <text:s text:c="19"/>&lt;TD&gt;&lt;font face="verdana"&gt;&lt;A<text:line-break/> <text:s text:c="11"/>href="http://www.fromyou2.com/nasty/milf/milf/bindex.htm"&gt;&lt;FONT<text:line-break/> <text:s text:c="11"/>color=lime&gt;&lt;IMG<text:line-break/> <text:s text:c="11"/>src="http://www.fromyou2.com/nasty/milf/amber-148.jpg" border="0"&gt;&lt;/font&gt;&lt;/A&gt;&lt;/font&gt;&lt;/TD&gt;<text:line-break/> <text:s text:c="17"/>&lt;/TR&gt;<text:line-break/> <text:s text:c="17"/>&lt;TR&gt;<text:line-break/> <text:s text:c="19"/>&lt;TD&gt;&lt;font face="verdana"&gt;&lt;A<text:line-break/> <text:s text:c="11"/>href="http://www.fromyou2.com/nasty/milf/milf/bindex.htm"&gt;&lt;FONT<text:line-break/> <text:s text:c="11"/>color=lime&gt;&lt;IMG<text:line-break/> <text:s text:c="11"/>src="http://www.fromyou2.com/nasty/milf/amber-084.jpg" border="0"&gt;&lt;/font&gt;&lt;/A&gt;&lt;/font&gt;&lt;/TD&gt;<text:line-break/> <text:s text:c="19"/>&lt;TD&gt;&lt;font face="verdana"&gt;&lt;A<text:line-break/> <text:s text:c="11"/>href="http://www.fromyou2.com/nasty/milf/milf/bindex.htm"&gt;&lt;FONT<text:line-break/> <text:s text:c="11"/>color=lime&gt;&lt;IMG<text:line-break/> <text:s text:c="11"/>src="http://www.fromyou2.com/nasty/milf/amber-137.jpg" border="0"&gt;&lt;/font&gt;&lt;/A&gt;&lt;/font&gt;&lt;/TD&gt;<text:line-break/> <text:s text:c="19"/>&lt;TD&gt;&lt;font face="verdana"&gt;&lt;A<text:line-break/> <text:s text:c="11"/>href="http://www.fromyou2.com/nasty/milf/milf/bindex.htm"&gt;&lt;FONT<text:line-break/> <text:s text:c="11"/>color=lime&gt;&lt;IMG<text:line-break/> <text:s text:c="11"/>src="http://www.fromyou2.com/nasty/milf/amber-093.jpg" border="0"&gt;&lt;/font&gt;&lt;/A&gt;&lt;/font&gt;&lt;/TD&gt;<text:line-break/> <text:s text:c="19"/>&lt;TD&gt;&lt;font face="verdana"&gt;&lt;A<text:line-break/> <text:s text:c="11"/>href="http://www.fromyou2.com/nasty/milf/milf/bindex.htm"&gt;&lt;FONT<text:line-break/> <text:s text:c="11"/>color=lime&gt;&lt;IMG<text:line-break/> <text:s text:c="11"/>src="http://www.fromyou2.com/nasty/milf/amber-143.jpg" border="0"&gt;&lt;/font&gt;&lt;/A&gt;&lt;/font&gt;&lt;/TD&gt;<text:line-break/> <text:s text:c="17"/>&lt;/TR&gt;<text:line-break/> <text:s text:c="17"/>&lt;TR&gt;<text:line-break/> <text:s text:c="19"/>&lt;TD&gt;&lt;font face="verdana"&gt;&lt;A<text:line-break/> <text:s text:c="11"/>href="http://www.fromyou2.com/nasty/milf/milf/bindex.htm"&gt;&lt;FONT<text:line-break/> <text:s text:c="11"/>color=lime&gt;&lt;IMG<text:line-break/> <text:s text:c="11"/>src="http://www.fromyou2.com/nasty/milf/amber-117.jpg" border="0"&gt;&lt;/font&gt;&lt;/A&gt;&lt;/font&gt;&lt;/TD&gt;<text:line-break/> <text:s text:c="19"/>&lt;TD&gt;&lt;font face="verdana"&gt;&lt;A<text:line-break/> <text:s text:c="11"/>href="http://www.fromyou2.com/nasty/milf/milf/bindex.htm"&gt;&lt;FONT<text:line-break/> <text:s text:c="11"/>color=lime&gt;&lt;IMG<text:line-break/> <text:s text:c="11"/>src="http://www.fromyou2.com/nasty/milf/amber-010.jpg" border="0"&gt;&lt;/font&gt;&lt;/A&gt;&lt;/font&gt;&lt;/TD&gt;<text:line-break/> <text:s text:c="19"/>&lt;TD&gt;&lt;font face="verdana"&gt;&lt;A<text:line-break/> <text:s text:c="11"/>href="http://www.fromyou2.com/nasty/milf/milf/bindex.htm"&gt;&lt;FONT<text:line-break/> <text:s text:c="11"/>color=lime&gt;&lt;IMG<text:line-break/> <text:s text:c="11"/>src="http://www.fromyou2.com/nasty/milf/amber-025.jpg" border="0"&gt;&lt;/font&gt;&lt;/A&gt;&lt;/font&gt;&lt;/TD&gt;<text:line-break/> <text:s text:c="19"/>&lt;TD&gt;&lt;font face="verdana"&gt;&lt;A<text:line-break/> <text:s text:c="11"/>href="http://www.fromyou2.com/nasty/milf/milf/bindex.htm"&gt;&lt;FONT<text:line-break/> <text:s text:c="11"/>color=lime&gt;&lt;IMG<text:line-break/> <text:s text:c="11"/>src="http://www.fromyou2.com/nasty/milf/amber-029.jpg" border="0"&gt;&lt;/font&gt;&lt;/A&gt;&lt;/font&gt;&lt;/TD&gt;<text:line-break/> <text:s text:c="17"/>&lt;/TR&gt;<text:line-break/> <text:s text:c="17"/>&lt;/TBODY&gt;<text:line-break/> <text:s text:c="15"/>&lt;/TABLE&gt;<text:line-break/> <text:s text:c="15"/>&lt;font face="verdana" size="6"&gt;&lt;B&gt;&lt;A<text:line-break/> <text:s text:c="5"/>onmouseover="window.status='MILFhunter.com - Do you know where your mom is?';return true"<text:line-break/> <text:s text:c="5"/>href="http://www.fromyou2.com/nasty/milf/milf/bindex.htm"&gt;&lt;FONT<text:line-break/> <text:s text:c="5"/>color=lime&gt;MILF HUNTER&lt;/FONT&gt;&lt;/A&gt;&lt;/b&gt;&lt;/font&gt;&lt;font face="verdana"&gt;&lt;B&gt;&lt;BR&gt;<text:line-break/> <text:s text:c="15"/>&lt;/B&gt;&lt;FONT<text:line-break/> <text:s text:c="5"/>size=3&gt;Do you know where your mom is? &lt;BR&gt;<text:line-break/> <text:s text:c="15"/>&lt;a href="http://www.fromyou2.com/nasty/milf/milf/bindex.htm"&gt;&lt;BR&gt;<text:line-break/> <text:s text:c="15"/>&lt;FONT size=2&gt;&lt;B&gt;&lt;FONT<text:line-break/> <text:s text:c="5"/>color=lime&gt;MORE SAMPLE PICS&lt;/FONT&gt; &amp;nbsp;&amp;nbsp;&amp;nbsp;&amp;nbsp; &lt;FONT<text:line-break/> <text:s text:c="5"/>color=lime&gt;MORE SAMPLE MOVIES&lt;/FONT&gt; &amp;nbsp;&amp;nbsp;&amp;nbsp;&amp;nbsp; &lt;FONT<text:line-break/> <text:s text:c="5"/>color=lime&gt;LIST OF MILFs&lt;/FONT&gt;&lt;/B&gt;&lt;/FONT&gt;&lt;/a&gt;&lt;FONT size=2&gt;&lt;B&gt; &lt;BR&gt;<text:line-break/> <text:s text:c="15"/>&lt;/B&gt;&lt;/FONT&gt;&lt;/FONT&gt;&lt;/font&gt;&lt;/FONT&gt;<text:line-break/> <text:s text:c="13"/>&lt;/CENTER&gt;<text:line-break/> <text:s text:c="11"/>&lt;/TD&gt;<text:line-break/> <text:s text:c="9"/>&lt;/TR&gt;<text:line-break/> <text:s text:c="9"/>&lt;/TBODY&gt;<text:line-break/> <text:s text:c="7"/>&lt;/TABLE&gt;<text:line-break/> <text:s text:c="7"/>&lt;p&gt;&amp;nbsp;&lt;/p&gt;<text:line-break/> <text:s text:c="7"/>&lt;p align="left"&gt;&lt;font color="#333333"&gt;&lt;a href="http://www.fromyou2.com/herbalo/bpenis/index.html"&gt;&lt;font size="+2"&gt;CLICK <text:line-break/> <text:s text:c="9"/>HERE&lt;/font&gt;&lt;/a&gt;&lt;font size="+2"&gt; to enlarge your PENIS 3-4 inches NATURALLY!!&lt;/font&gt;&lt;/font&gt;&lt;/p&gt;<text:line-break/> <text:s text:c="7"/>&lt;p&gt;&amp;nbsp;&lt;/p&gt;<text:line-break/> <text:s text:c="7"/>&lt;p&gt;&amp;nbsp;&lt;/p&gt;<text:line-break/> <text:s text:c="7"/>&lt;div align="left"&gt;&lt;a href="http://www.wowthisiscool.net:81/removal/boca/"&gt;Click<text:line-break/> <text:s text:c="9"/>Here&lt;/a&gt; to be removed&lt;/div&gt;<text:line-break/> <text:s text:c="7"/>&lt;p&gt;&lt;font face="verdana"&gt;&lt;BR&gt;<text:line-break/> <text:s text:c="9"/>&lt;BR&gt;<text:line-break/> <text:s text:c="9"/>&lt;BR&gt;<text:line-break/> <text:s text:c="9"/>&lt;BR&gt;<text:line-break/> <text:s text:c="9"/>&lt;BR&gt;<text:line-break/> <text:s text:c="9"/>&lt;BR&gt;<text:line-break/> <text:s text:c="9"/>&lt;BR&gt;<text:line-break/> <text:s text:c="9"/>&lt;/font&gt;&lt;/p&gt;<text:line-break/> <text:s text:c="5"/>&lt;/CENTER&gt;<text:line-break/> <text:s text:c="3"/>&lt;/CENTER&gt;&lt;/CENTER&gt;&lt;/CENTER&gt;&lt;/BODY&gt;&lt;/HTML&gt;<text:line-break/><text:line-break/><text:line-break/></text:p>
          </table:table-cell>
          <table:table-cell office:value="0" office:value-type="float"/>
          <table:table-cell office:value="1" office:value-type="float"/>
          <table:table-cell office:value="25" office:value-type="float"/>
          <table:table-cell office:value="938" office:value-type="float"/>
          <table:table-cell office:value="575" office:value-type="float"/>
          <table:table-cell office:value="182" office:value-type="float"/>
          <table:table-cell office:value="1" office:value-type="float"/>
          <table:table-cell office:value="0.0" office:value-type="float"/>
          <table:table-cell office:value="0.0" office:value-type="float"/>
          <table:table-cell office:value="0.60434783842454" office:value-type="float"/>
          <table:table-cell office:value="0.6267399661166775" office:value-type="float"/>
        </table:table-row>
        <table:table-row>
          <table:table-cell office:value="80" office:value-type="float"/>
          <table:table-cell office:value="1" office:value-type="float"/>
          <table:table-cell office:value-type="string">
            <text:p>&lt;html&gt;<text:line-break/>&lt;head&gt;<text:line-break/>&lt;/head&gt;<text:line-break/>&lt;body&gt;<text:line-break/><text:line-break/>&lt;center&gt;<text:line-break/>&lt;font face="times" size="6" color="#000000"&gt;Save up to<text:line-break/><text:line-break/>&lt;font color="#ff0000"&gt;75%&lt;/font&gt; on your Term Life<text:line-break/>Insurance!&lt;/font&gt;<text:line-break/>&lt;br&gt; <text:s/><text:line-break/>&lt;font face="times" size="4" color="#000000"&gt;<text:line-break/>&lt;i&gt;Compare rates from top insurance companies around<text:line-break/>the country&lt;/i&gt;&lt;/font&gt;<text:line-break/>&lt;br&gt;&lt;br&gt;<text:line-break/>&lt;font face="arial" size="4" color="#7084D6"&gt;<text:line-break/>&lt;b&gt;In our life and times, it's important to plan for<text:line-break/>your family's future, while <text:line-break/>&lt;br&gt;being comfortable financially. <text:s/>Choose the right<text:line-break/>Life Insurance policy today.&lt;/font&gt;<text:line-break/>&lt;p&gt;<text:line-break/>&lt;font face="arial" size="3" color="#000000"&gt;<text:line-break/>&lt;i&gt;Click the link below to compare the lowest rates<text:line-break/>and save up to &lt;font<text:line-break/>color="#ff0000"&gt;75%&lt;/font&gt;&lt;/i&gt;&lt;/b&gt;&lt;/font&gt; <text:s/><text:line-break/>&lt;p&gt;<text:line-break/>&lt;a<text:line-break/>href="http://insurancequotesource.com/user0202/termquotes/473400/"&gt;&lt;font<text:line-break/>face="arial"<text:line-break/>size="4"&gt;<text:line-break/>&lt;b&gt;COMPARE YOUR COVERAGE&lt;/b&gt;&lt;/font&gt;&lt;/a&gt;<text:line-break/>&lt;p&gt;<text:line-break/>&lt;font face="times" size="5" color="#000000"&gt;<text:line-break/>You'll be able to compare rates and get a free<text:line-break/>application in &lt;i&gt;less than a minute!&lt;/i&gt;&lt;/font&gt;<text:line-break/>&lt;p&gt;<text:line-break/>&lt;font face="arial" size="5" color="#ff0000"&gt;<text:line-break/>&lt;b&gt;*Get your FREE instant quotes...&lt;br&gt;<text:line-break/>*Compare the lowest prices, then...&lt;br&gt;<text:line-break/>*Select a company and Apply Online.&lt;/b&gt;&lt;/font&gt;<text:line-break/>&lt;p&gt;<text:line-break/>&lt;a<text:line-break/>href="http://insurancequotesource.com/user0202/termquotes/473400/<text:line-break/>"&gt;&lt;font<text:line-break/>face="arial"<text:line-break/>size="5"&gt;<text:line-break/>&lt;b&gt;GET A FREE QUOTE NOW!&lt;/b&gt;&lt;/font&gt;&lt;/a&gt;<text:line-break/>&lt;br&gt;<text:line-break/>&lt;font face="arial" size="2" color="#000000"&gt;<text:line-break/>&lt;i&gt;You can't predict the future, but you can always<text:line-break/>prepare for it.&lt;/i&gt;&lt;/font&gt;<text:line-break/><text:line-break/>&lt;/center&gt;&lt;/TR&gt;&lt;/TABLE&gt;&lt;/CENTER&gt;&lt;br&gt;&lt;br&gt;<text:line-break/>&lt;font face="arial,verdana" size=1.5 color="#8182AB"&gt;&lt;p<text:line-break/>align="center"&gt;&lt;br&gt;&lt;br&gt;<text:line-break/>&lt;a<text:line-break/>href="http://marketing-fashion.com/light/watch.asp"&gt;to be<text:line-break/>excluded from future contacts &lt;/a&gt;&lt;/p&gt;&lt;/font&gt;<text:line-break/>&lt;/body&gt;<text:line-break/>&lt;/html&gt;<text:line-break/>tuckers<text:line-break/><text:line-break/><text:line-break/><text:line-break/><text:line-break/><text:line-break/></text:p>
          </table:table-cell>
          <table:table-cell office:value="6" office:value-type="float"/>
          <table:table-cell office:value="0" office:value-type="float"/>
          <table:table-cell office:value="3" office:value-type="float"/>
          <table:table-cell office:value="387" office:value-type="float"/>
          <table:table-cell office:value="196" office:value-type="float"/>
          <table:table-cell office:value="139" office:value-type="float"/>
          <table:table-cell office:value="1" office:value-type="float"/>
          <table:table-cell office:value="0.0" office:value-type="float"/>
          <table:table-cell office:value="0.0" office:value-type="float"/>
          <table:table-cell office:value="0.7796923665698084" office:value-type="float"/>
          <table:table-cell office:value="0.757991051544929" office:value-type="float"/>
        </table:table-row>
        <table:table-row>
          <table:table-cell office:value="81" office:value-type="float"/>
          <table:table-cell office:value="1" office:value-type="float"/>
          <table:table-cell office:value-type="string">
            <text:p>&lt;html&gt;<text:line-break/><text:line-break/>&lt;head&gt;<text:line-break/>&lt;meta http-equiv="Content-Language" content="en-us"&gt;<text:line-break/>&lt;meta name="GENERATOR" content="Microsoft FrontPage 5.0"&gt;<text:line-break/>&lt;meta name="ProgId" content="FrontPage.Editor.Document"&gt;<text:line-break/>&lt;meta http-equiv="Content-Type" content="text/html; charset=windows-1252"&gt;<text:line-break/>&lt;title&gt;Norton AD&lt;/title&gt;<text:line-break/>&lt;/head&gt;<text:line-break/><text:line-break/>&lt;body&gt;<text:line-break/><text:line-break/>&lt;table border="3" cellspacing="3" width="469" cellpadding="3" bgcolor="#000080" <text:s/>bordercolor="#FFFFFF" style="border-collapse: collapse" bordercolordark="#FFFFFF"&gt;<text:line-break/> <text:s/>&lt;tr&gt;<text:line-break/> <text:s text:c="3"/>&lt;td width="447"&gt;&amp;nbsp;<text:line-break/> <text:s text:c="5"/>&lt;table border="1" width="100%" bgcolor="#FFFFFF" bordercolor="#000080"&gt;<text:line-break/> <text:s text:c="7"/>&lt;tr&gt;<text:line-break/> <text:s text:c="9"/>&lt;td width="100%" align="center"&gt;&lt;font face="Impact" size="4" color="#CC0000"&gt;ATTENTION:<text:line-break/> <text:s text:c="11"/>This is a MUST for &lt;u&gt;ALL&lt;/u&gt; Computer Users!!!&lt;/font&gt;&lt;/td&gt;<text:line-break/> <text:s text:c="7"/>&lt;/tr&gt;<text:line-break/> <text:s text:c="5"/>&lt;/table&gt;<text:line-break/> <text:s text:c="5"/>&lt;p align="center"&gt;&lt;font size="3" face="Verdana"&gt;&lt;b&gt;&amp;nbsp;&lt;font color="#FFFFFF"&gt;*NEW<text:line-break/> <text:s text:c="5"/>- Special Package Deal!*&lt;/font&gt;&lt;/b&gt;&lt;/font&gt;&lt;/p&gt;<text:line-break/> <text:s text:c="5"/>&lt;table border="8" width="100%" height="86" bgcolor="#FFFFFF" bordercolor="#FFFF00"&gt;<text:line-break/> <text:s text:c="7"/>&lt;tr&gt;<text:line-break/> <text:s text:c="9"/>&lt;td width="100%" height="80" align="center"&gt;&lt;font face="Verdana, Arial, Helvetica, sans-serif" color="#000099" size="5"&gt;&lt;b&gt;Norton<text:line-break/> <text:s text:c="11"/>SystemWorks 2002 Software Suite&lt;br&gt;<text:line-break/> <text:s text:c="11"/>-&lt;i&gt;Professional Edition&lt;/i&gt;-&lt;/b&gt;&lt;/font&gt;&lt;/td&gt;<text:line-break/> <text:s text:c="7"/>&lt;/tr&gt;<text:line-break/> <text:s text:c="5"/>&lt;/table&gt;<text:line-break/> <text:s text:c="5"/>&lt;table border="0" width="100%" height="62"&gt;<text:line-break/> <text:s text:c="7"/>&lt;tr&gt;<text:line-break/> <text:s text:c="9"/>&lt;td width="100%" height="56" align="center"&gt;&lt;b&gt;&lt;font face="Tahoma" color="#FFFFFF" size="4"&gt;Includes<text:line-break/> <text:s text:c="11"/>Six - &lt;/font&gt;&lt;i&gt;&lt;font face="Tahoma" size="4" color="#FFFF00"&gt;Yes 6!&lt;/font&gt;&lt;/i&gt;&lt;font face="Tahoma" color="#FFFFFF" size="4"&gt; - Feature-Packed Utilities&lt;br&gt;ALL<text:line-break/> <text:s text:c="11"/>for &lt;/font&gt;&lt;font face="Tahoma" size="4" color="#FFFF00"&gt;1&lt;/font&gt;&lt;font face="Tahoma" color="#FFFFFF" size="4"&gt;<text:line-break/> <text:s text:c="11"/>Special &lt;/font&gt;&lt;font face="Tahoma" size="4" color="#FFFF00"&gt;LOW&lt;/font&gt;&lt;font face="Tahoma" color="#FFFFFF" size="4"&gt;<text:line-break/> <text:s text:c="11"/>Price!&lt;/font&gt;&lt;/b&gt;&lt;/td&gt;<text:line-break/> <text:s text:c="7"/>&lt;/tr&gt;<text:line-break/> <text:s text:c="5"/>&lt;/table&gt;<text:line-break/> <text:s text:c="5"/>&lt;table border="0" width="100%" height="115" bgcolor="#000080" bordercolor="#FFFFFF"&gt;<text:line-break/> <text:s text:c="7"/>&lt;tr&gt;<text:line-break/> <text:s text:c="9"/>&lt;td width="100%" height="109"&gt;&lt;b&gt;&lt;font face="Tahoma" size="2" color="#FFFF00"&gt;This Software Will:&lt;/font&gt;&lt;font face="Tahoma" size="2" color="#FFFFFF"&gt;&lt;br&gt;- Protect your<text:line-break/> <text:s text:c="11"/>computer from unwanted and &lt;i&gt; hazardous&lt;/i&gt; viruses&lt;br&gt;- Help secure your<text:line-break/> <text:s text:c="11"/>private &amp;amp; valuable information&lt;br&gt;- Allow you to transfer files<text:line-break/> <text:s text:c="11"/>and send e-mails &lt;u&gt; safely&lt;/u&gt;&lt;br&gt;- Backup your ALL your data quick and<text:line-break/> <text:s text:c="11"/>easily&lt;br&gt;- Improve your PC's performance w/&lt;i&gt;superior&lt;/i&gt;<text:line-break/> <text:s text:c="11"/>integral diagnostics!&lt;br&gt;&lt;/font&gt;&lt;/b&gt;&lt;/td&gt;<text:line-break/> <text:s text:c="7"/>&lt;/tr&gt;<text:line-break/> <text:s text:c="5"/>&lt;/table&gt;&amp;nbsp;<text:line-break/> <text:s text:c="5"/>&lt;table border="4" width="100%" height="4" bgcolor="#FFFFFF" bordercolor="#FFFF00"&gt;<text:line-break/> <text:s text:c="7"/>&lt;tr&gt;<text:line-break/> <text:s text:c="9"/>&lt;td width="100%" height="1"&gt;<text:line-break/> <text:s text:c="11"/>&lt;p align="center"&gt;&lt;b&gt;&lt;font face="Verdana" size="5"&gt;&lt;font color="#000000"&gt;&lt;font color="#ff0000"&gt;6&lt;/font&gt;<text:line-break/> <text:s text:c="11"/>&lt;/font&gt;&lt;font color="#000080"&gt;Feature-Packed Utilities&lt;br&gt;&lt;/font&gt;&lt;font color="#000000"&gt;<text:line-break/> <text:s text:c="11"/>&lt;/font&gt;&lt;u&gt;&lt;font color="#ff0000"&gt;1&lt;/font&gt;&lt;/u&gt;&lt;u&gt;&lt;font color="#000000"&gt; <text:line-break/> <text:s text:c="11"/>&lt;/font&gt;&lt;font color="#000080"&gt; Great<text:line-break/> <text:s text:c="11"/>Price&lt;/font&gt;&lt;/u&gt;&lt;font color="#000000"&gt; &lt;br&gt;<text:line-break/> <text:s text:c="11"/>&lt;/font&gt;&lt;font color="#000080"&gt;<text:line-break/> <text:s text:c="11"/>A&lt;/font&gt;&lt;font color="#000000"&gt; &lt;font color="#ff0000"&gt;$300+&lt;/font&gt; <text:s/>&lt;/font&gt;&lt;font color="#000080"&gt; Combined Retail Value<text:line-break/> <text:s text:c="11"/>&lt;i&gt;YOURS&lt;/i&gt; for Only&lt;/font&gt;&lt;font color="#000000"&gt; &lt;font color="#ff0000"&gt;$29.99!&lt;/font&gt;&lt;br&gt;<text:line-break/> <text:s text:c="11"/>&lt;/font&gt;&lt;/font&gt;&lt;font face="Verdana" size="4"&gt;&lt;font color="#000080"&gt;&amp;lt;Includes<text:line-break/> <text:s text:c="11"/>&lt;/font&gt;&lt;font color="#FF0000"&gt;FREE&lt;/font&gt;&lt;font color="#000080"&gt; Shipping!&amp;gt;&lt;/font&gt;&lt;/font&gt;&lt;/b&gt;&lt;/td&gt;<text:line-break/> <text:s text:c="7"/>&lt;/tr&gt;<text:line-break/> <text:s text:c="5"/>&lt;/table&gt;<text:line-break/> <text:s text:c="3"/>&lt;p align="Center"&gt;&lt;b&gt; &lt;font face="Arial, Helvetica, sans-serif" <text:s/>color="#ffffff"&gt;Don't fall prey to destructive viruses<text:line-break/> <text:s text:c="3"/>or hackers!&lt;br&gt;Protect&amp;nbsp; your computer and your valuable <text:s/>information<text:line-break/> <text:s text:c="3"/>and&lt;/font&gt;&lt;/b&gt;&lt;/p&gt;<text:line-break/> <text:s text:c="5"/>&lt;table border="1" width="100%" height="44" bordercolor="#FFFFFF"&gt;<text:line-break/> <text:s text:c="7"/>&lt;tr&gt;<text:line-break/> <text:s text:c="9"/>&lt;td width="100%" height="38" bgcolor="#0000FF" align="center"&gt;&lt;b&gt;&lt;font face="Verdana" size="4" color="#FFFFFF"&gt;<text:line-break/> <text:s text:c="9"/>&lt;a style="color: #FFFFFF; font-family: Verdana; font-size: 14pt; font-weight: bold" href="http://64.251.22.98/affiliates/norton/systemworks.htm"&gt;-&amp;gt;<text:line-break/> <text:s text:c="11"/>CLICK HERE to Order Yours NOW! &amp;lt;-&lt;/a&gt;&lt;/font&gt;&lt;/b&gt;&lt;/td&gt;<text:line-break/> <text:s text:c="7"/>&lt;/tr&gt;<text:line-break/> <text:s text:c="5"/>&lt;/table&gt;<text:line-break/> <text:s text:c="5"/>&lt;p align="Center"&gt;&lt;b&gt;&lt;font face="Arial" size="5"&gt;<text:line-break/> <text:s text:c="5"/>&lt;a style="text-decoration: none; background-color: rgb(255,255,0); color: #0000FF" href="http://64.251.22.98/affiliates/norton/systemworks.htm"&gt;Click<text:line-break/> <text:s text:c="5"/>here for more information&lt;/a&gt;&lt;/font&gt;&lt;/b&gt;&lt;/p&gt;<text:line-break/> <text:s text:c="5"/>&lt;p align="Center"&gt;&lt;font face="Tahoma" size="1" color="#ffffff"&gt;&amp;nbsp;&amp;nbsp;&amp;nbsp;&amp;nbsp;&amp;nbsp;&amp;nbsp;&amp;nbsp;<text:line-break/> <text:s text:c="5"/>&lt;/font&gt;&lt;p align="Center"&gt;&lt;font color="#ffffff" size="1" face="Tahoma"&gt;Your<text:line-break/> <text:s text:c="5"/>email address was obtained from an opt-in list. Opt-in MRSA List&lt;br&gt;<text:line-break/> <text:s text:c="5"/>&amp;nbsp;Purchase Code # 312-1-010.&amp;nbsp;&amp;nbsp;If you wish to be unsubscribed<text:line-break/> <text:s text:c="5"/>from this list, please &lt;a style="COLOR: #ffffcc" href="mailto:removeme@btamail.net.cn?Subject=Unsubcribe Immediately"&gt;Click<text:line-break/> <text:s text:c="5"/>here&lt;/a&gt; and press send to be removed. If you have previously unsubscribed<text:line-break/> <text:s text:c="5"/>and are still receiving this message, you may email our &lt;a style="COLOR: #ffffcc" href="mailto:sortofridiculous@bigfoot.com?Subject=Abuse Report"&gt;Spam<text:line-break/> <text:s text:c="5"/>Abuse Control Center&lt;/a&gt;. We do not condone spam in any shape or form.<text:line-break/> <text:s text:c="5"/>Thank You kindly for your cooperation.&lt;/font&gt;&lt;/td&gt;<text:line-break/> <text:s/>&lt;/tr&gt;<text:line-break/>&lt;/table&gt;<text:line-break/><text:line-break/>&lt;/body&gt;<text:line-break/><text:line-break/>&lt;/html&gt;<text:line-break/><text:line-break/><text:line-break/><text:line-break/><text:line-break/></text:p>
          </table:table-cell>
          <table:table-cell office:value="3" office:value-type="float"/>
          <table:table-cell office:value="5" office:value-type="float"/>
          <table:table-cell office:value="25" office:value-type="float"/>
          <table:table-cell office:value="903" office:value-type="float"/>
          <table:table-cell office:value="465" office:value-type="float"/>
          <table:table-cell office:value="305" office:value-type="float"/>
          <table:table-cell office:value="1" office:value-type="float"/>
          <table:table-cell office:value="0.0" office:value-type="float"/>
          <table:table-cell office:value="0.0" office:value-type="float"/>
          <table:table-cell office:value="0.7415663129121625" office:value-type="float"/>
          <table:table-cell office:value="0.734682981867287" office:value-type="float"/>
        </table:table-row>
        <table:table-row>
          <table:table-cell office:value="82" office:value-type="float"/>
          <table:table-cell office:value="1" office:value-type="float"/>
          <table:table-cell office:value-type="string">
            <text:p>Suppliers of Computers, Printers, etc. &amp; Consumables <text:line-break/>Central Data Supplies <text:line-break/>24, Middleton Road, Banbury, Oxon, OX16 4QJ. Tel: 01295 271666 Fax 01295<text:line-break/>256876 <text:line-break/>Est 1985<text:line-break/>Good Afternoon,<text:line-break/> <text:line-break/>Please find below the pricing and specification of the laptops which<text:line-break/>currently have available in stock for immediate despatch.<text:line-break/> <text:line-break/>IBM ThinkPad 760EL Laptop Computer (Stock Ref 683)<text:line-break/>Intel Pentium 1 133MHz Processor<text:line-break/>8MB RAM<text:line-break/>1GB Hard Drive<text:line-break/>12.1' TFT Display <text:line-break/>Sound &amp; Speakers<text:line-break/>No Modem<text:line-break/>No CD-ROM Drive <text:s/><text:line-break/>Internal 3.5' Floppy Drive <text:s text:c="3"/><text:line-break/>3 Months Warranty <text:s text:c="21"/>@ <text:s text:c="12"/>£119<text:line-break/> <text:line-break/>IBM ThinkPad 765L Laptop Computer (Stock Ref 6076)<text:line-break/>Intel Pentium 1 166MHz Processor<text:line-break/>32MB RAM<text:line-break/>5GB Hard Drive<text:line-break/>13.3' TFT Display <text:line-break/>Sound &amp; Speakers<text:line-break/>No Modem<text:line-break/>No CD-ROM Drive <text:s/><text:line-break/>Internal 3.5' Floppy Drive <text:s text:c="3"/><text:line-break/>3 Months Warranty <text:s text:c="21"/>@ <text:s text:c="12"/>£149<text:line-break/> <text:line-break/>IBM ThinkPad 770 Laptop Computer (Stock Ref 4225)<text:line-break/>Intel Pentium 1 233MHz Processor<text:line-break/>32MB RAM<text:line-break/>5GB Hard Drive<text:line-break/>14.1' TFT Display <text:line-break/>USB, IRDA, Sound &amp; Speakers<text:line-break/>Internal 56K Modem<text:line-break/>No CD-ROM Drive <text:s/><text:line-break/>Internal 3.5' Floppy Drive <text:s text:c="3"/><text:line-break/>3 Months Warranty <text:s text:c="21"/>@ <text:s text:c="12"/>£249<text:line-break/> <text:line-break/>IBM ThinkPad 380 Laptop Computer (Stock Ref 7868)<text:line-break/>Intel Pentium 11 233MHz Processor<text:line-break/>32MB RAM<text:line-break/>4GB Hard Drive<text:line-break/>12.1' TFT Display <text:line-break/>USB, IRDA, Sound &amp; Speakers<text:line-break/>No Modem<text:line-break/>Internal CD-ROM Drive <text:s/><text:line-break/>Internal 3.5' Floppy Drive <text:s text:c="3"/><text:line-break/>3 Months Warranty <text:s text:c="21"/>@ <text:s text:c="12"/>£289<text:line-break/> <text:line-break/>IBM ThinkPad 770X Laptop Computer (Stock Ref 8051)<text:line-break/>Intel Pentium 11 300MHz Processor<text:line-break/>64MB RAM<text:line-break/>8GB Hard Drive<text:line-break/>14.1' TFT Display <text:line-break/>USB, IRDA, Sound &amp; Speakers<text:line-break/>Internal 56K Modem<text:line-break/>External CD-ROM Drive <text:s/><text:line-break/>Internal 3.5' Floppy Drive <text:s text:c="3"/><text:line-break/>3 Months Warranty <text:s text:c="21"/>@ <text:s text:c="12"/>£349<text:line-break/> <text:line-break/>IBM ThinkPad 770X Laptop Computer (Stock Ref 8220)<text:line-break/>Intel Pentium 11 233MHz Processor<text:line-break/>64MB RAM<text:line-break/>6.4GB Hard Drive<text:line-break/>14.1' TFT Display <text:line-break/>USB, IRDA, Sound &amp; Speakers<text:line-break/>Internal 56K Modem<text:line-break/>Internal CD-ROM Drive <text:s/><text:line-break/>Internal 3.5' Floppy Drive <text:s text:c="3"/><text:line-break/>3 Months Warranty <text:s text:c="21"/>@ <text:s text:c="12"/>£389<text:line-break/> <text:line-break/>Toshiba 7020CT Laptop Computer (Stock Ref 3111)<text:line-break/>Intel Pentium 11 266MHz Processor<text:line-break/>128MB RAM<text:line-break/>6GB Hard Drive<text:line-break/>13.3' TFT Display <text:line-break/>USB, IRDA, Sound &amp; Speakers<text:line-break/>Internal 56K Modem <text:s/><text:line-break/>Docking Station Including 3.5' Floppy Drive And CD-ROM Drive <text:s/><text:line-break/>3 Months Warranty <text:s text:c="21"/>@ <text:s text:c="12"/>£389<text:line-break/> <text:line-break/>IBM T20 Laptop Computer (Stock Ref 6062)<text:line-break/>Intel Pentium 111 550MHz Processor<text:line-break/>256MB RAM<text:line-break/>12GB Hard Drive<text:line-break/>14.1' XGA TFT Display <text:line-break/>USB, IRDA, Sound &amp; Speakers<text:line-break/>Internal 56K Modem <text:s/><text:line-break/>No CD-ROM Drive<text:line-break/>Internal 3.5' Floppy Drive <text:line-break/>3 Months Warranty <text:s text:c="21"/>@ <text:s text:c="12"/>£549<text:line-break/> <text:line-break/>Dell C500 Laptop Computer (Stock Ref 7052)<text:line-break/>Intel Celeron 700MHz Processor<text:line-break/>128MB RAM<text:line-break/>6GB Hard Drive<text:line-break/>12.1' XGA TFT Display <text:line-break/>USB, IRDA, Sound &amp; Speakers<text:line-break/>Internal 56K Modem <text:s/><text:line-break/>Internal CD-ROM Drive<text:line-break/>External 3.5' Floppy Drive <text:line-break/>3 Months Warranty <text:s text:c="21"/>@ <text:s text:c="12"/>£609<text:line-break/> <text:line-break/>Other specifications are available, so if the spec you require is not<text:line-break/>listed please do not hesitate to call our sales team on 01295 271666 for<text:line-break/>other models.<text:line-break/> <text:line-break/>If you do not wish to recieve special offer emails of this kind please<text:line-break/>reply with remove in the subject and you will be taken off our mailing list.<text:line-break/> <text:line-break/>All Prices Are Ex Vat. <text:s/><text:line-break/> <text:s/><text:line-break/>For And On Behalf Of<text:line-break/>CENTRAL DATA SUPPLIES<text:line-break/> <text:line-break/> <text:line-break/>Peter Cutress BEng (Hons) DIS AICHEME<text:line-break/>Sales Manager<text:line-break/> <text:line-break/> <text:line-break/>E&amp;OE.<text:line-break/><text:line-break/><text:line-break/>-- <text:line-break/>Irish Linux Users' Group: ilug@linux.ie<text:line-break/>http://www.linux.ie/mailman/listinfo/ilug for (un)subscription information.<text:line-break/>List maintainer: listmaster@linux.ie<text:line-break/><text:line-break/></text:p>
          </table:table-cell>
          <table:table-cell office:value="0" office:value-type="float"/>
          <table:table-cell office:value="1" office:value-type="float"/>
          <table:table-cell office:value="105" office:value-type="float"/>
          <table:table-cell office:value="754" office:value-type="float"/>
          <table:table-cell office:value="426" office:value-type="float"/>
          <table:table-cell office:value="224" office:value-type="float"/>
          <table:table-cell office:value="1" office:value-type="float"/>
          <table:table-cell office:value="0.0" office:value-type="float"/>
          <table:table-cell office:value="0.0" office:value-type="float"/>
          <table:table-cell office:value="0.7089563358049495" office:value-type="float"/>
          <table:table-cell office:value="0.640641119729181" office:value-type="float"/>
        </table:table-row>
        <table:table-row>
          <table:table-cell office:value="83" office:value-type="float"/>
          <table:table-cell office:value="1" office:value-type="float"/>
          <table:table-cell office:value-type="string">
            <text:p>1) Fight The Risk of Cancer!<text:line-break/>http://www.adclick.ws/p.cfm?o=315&amp;s=pk007<text:line-break/><text:line-break/>2) Slim Down - Guaranteed to lose 10-12 lbs in 30 days<text:line-break/>http://www.adclick.ws/p.cfm?o=249&amp;s=pk007<text:line-break/><text:line-break/>3) Get the Child Support You Deserve - Free Legal Advice<text:line-break/>http://www.adclick.ws/p.cfm?o=245&amp;s=pk002<text:line-break/><text:line-break/>4) Join the Web's Fastest Growing Singles Community<text:line-break/>http://www.adclick.ws/p.cfm?o=259&amp;s=pk007<text:line-break/><text:line-break/>5) Start Your Private Photo Album Online!<text:line-break/>http://www.adclick.ws/p.cfm?o=283&amp;s=pk007<text:line-break/><text:line-break/>Have a Wonderful Day,<text:line-break/>Offer Manager<text:line-break/>PrizeMama<text:line-break/><text:line-break/><text:line-break/><text:line-break/><text:line-break/><text:line-break/><text:line-break/><text:line-break/><text:line-break/><text:line-break/><text:line-break/><text:line-break/><text:line-break/>If you wish to leave this list please use the link below.<text:line-break/>http://www.qves.com/trim/?ilug@linux.ie%7C17%7C114258<text:line-break/><text:line-break/><text:line-break/>-- <text:line-break/>Irish Linux Users' Group: ilug@linux.ie<text:line-break/>http://www.linux.ie/mailman/listinfo/ilug for (un)subscription information.<text:line-break/>List maintainer: listmaster@linux.ie<text:line-break/><text:line-break/></text:p>
          </table:table-cell>
          <table:table-cell office:value="0" office:value-type="float"/>
          <table:table-cell office:value="1" office:value-type="float"/>
          <table:table-cell office:value="12" office:value-type="float"/>
          <table:table-cell office:value="118" office:value-type="float"/>
          <table:table-cell office:value="45" office:value-type="float"/>
          <table:table-cell office:value="91" office:value-type="float"/>
          <table:table-cell office:value="1" office:value-type="float"/>
          <table:table-cell office:value="0.0" office:value-type="float"/>
          <table:table-cell office:value="0.0" office:value-type="float"/>
          <table:table-cell office:value="0.8708709454224923" office:value-type="float"/>
          <table:table-cell office:value="0.7857655397766462" office:value-type="float"/>
        </table:table-row>
        <table:table-row>
          <table:table-cell office:value="84" office:value-type="float"/>
          <table:table-cell office:value="1" office:value-type="float"/>
          <table:table-cell office:value-type="string">
            <text:p>This is the bottom line. <text:s/>If you can GIVE AWAY CD's for FREE to people (like 80-100 in one month) and then let ME talk to them FOR you - if you can GIVE AWAY free product samples - <text:s/>then YOU can earn $5,000 in the next 30 - 45 days.<text:line-break/><text:line-break/>Think I'm kidding? <text:s/>We earned PRECISELY $26,087.58 in our first 94 days doing JUST that - and we scanned our checks online for you to see them with your own eyes! <text:s/>We've TWEAKED things a little because WE DON'T WANT you to talk to ANYONE. <text:s/>WE WANT to talk to people FOR YOU.<text:line-break/><text:line-break/>if you are ....<text:line-break/>VERY BUSY or,<text:line-break/>Aren't GOOD AT TALKING TO PEOPLE or,<text:line-break/>DON'T WANT to talk to people....<text:line-break/><text:line-break/>Then let US work FULL TIME for you. <text:s/>We've helped others....<text:line-break/> <text:s text:c="2"/>Julie P. earned $750 in one week with us<text:line-break/> <text:s text:c="2"/>Jeff A. earned $6500 in 5 weeks with us<text:line-break/><text:line-break/>And we NOW have an EXACT business plan for you and can tell you EXACTLY what to expect with where you're starting. <text:s/>No guesswork - we've done it.<text:line-break/><text:line-break/>And if you DO want to seriously evaluate this, we would be HAPPY to even fly you to Los Angeles at OUR expense to get a closer look! <text:s/>NO KIDDING! <text:line-break/><text:line-break/>To get your FREE CD, please send the following information:<text:line-break/><text:line-break/>Name<text:line-break/>Postal Mailing Address<text:line-break/>Phone Number with Area Code<text:line-break/><text:line-break/>mailto:cashflows99@excite.com?subject=FREE_CD<text:line-break/><text:line-break/>To be removed from future mailings, please<text:line-break/>mailto:cashflows99@excite.com?subject=REMOVE<text:line-break/><text:line-break/>********************************<text:line-break/>This email ad is being sent in full compliance with U.S. Senate Bill 1618, Title #3, Section 301, which states "A statement that further transmissions of unsolicited commercial electronic mail to the recipient by the person who initiates transmission of the message may be stopped at no cost to the recipient by sending a reply to the originating electronic mail address with the word 'remove' in the subject line."<text:line-break/><text:line-break/><text:line-break/><text:line-break/><text:line-break/></text:p>
          </table:table-cell>
          <table:table-cell office:value="0" office:value-type="float"/>
          <table:table-cell office:value="2" office:value-type="float"/>
          <table:table-cell office:value="18" office:value-type="float"/>
          <table:table-cell office:value="411" office:value-type="float"/>
          <table:table-cell office:value="161" office:value-type="float"/>
          <table:table-cell office:value="220" office:value-type="float"/>
          <table:table-cell office:value="1" office:value-type="float"/>
          <table:table-cell office:value="0.0" office:value-type="float"/>
          <table:table-cell office:value="0.0" office:value-type="float"/>
          <table:table-cell office:value="0.8887252913127219" office:value-type="float"/>
          <table:table-cell office:value="0.777490061616932" office:value-type="float"/>
        </table:table-row>
        <table:table-row>
          <table:table-cell office:value="85" office:value-type="float"/>
          <table:table-cell office:value="1" office:value-type="float"/>
          <table:table-cell office:value-type="string">
            <text:p>As seen on NBC, CBS, CNN, and even Oprah! The health <text:line-break/>discovery that actually reverses aging while burning fat, <text:line-break/>without dieting or exercise! This proven discovery has even <text:line-break/>been reported on by the New England Journal of Medicine. <text:line-break/>Forget <text:s/>aging and dieting forever! And it's Guaranteed! <text:s text:c="2"/><text:line-break/><text:line-break/>Click here:<text:line-break/>http://web.kuhleersparnis.ch/hgh/index.html <text:line-break/><text:line-break/>Would you like to lose weight while you sleep!<text:line-break/>No dieting!<text:line-break/>No hunger pains!<text:line-break/>No Cravings!<text:line-break/>No strenuous exercise!<text:line-break/>Change your life forever! <text:line-break/><text:line-break/>100% GUARANTEED!<text:line-break/><text:line-break/>1.Body Fat Loss <text:s text:c="11"/>82% improvement.<text:line-break/>2.Wrinkle Reduction <text:s text:c="4"/>61% improvement.<text:line-break/>3.Energy Level <text:s text:c="13"/>84% improvement.<text:line-break/>4.Muscle Strength <text:s text:c="8"/>88% improvement.<text:line-break/>5.Sexual Potency <text:s text:c="8"/>75% improvement.<text:line-break/>6.Emotional Stability <text:s text:c="5"/>67% improvement.<text:line-break/>7.Memory <text:s text:c="21"/>62% improvement.<text:line-break/><text:line-break/>***********************************************************<text:line-break/><text:line-break/>You are receiving this email as a subscriber<text:line-break/>to the Opt-In America Mailing List. <text:line-break/>To unsubscribe from future offers,<text:line-break/>just click here:<text:line-break/>mailto:affiliateoptout@btamail.net.cn?Subject=off<text:line-break/><text:line-break/><text:line-break/></text:p>
          </table:table-cell>
          <table:table-cell office:value="0" office:value-type="float"/>
          <table:table-cell office:value="2" office:value-type="float"/>
          <table:table-cell office:value="15" office:value-type="float"/>
          <table:table-cell office:value="257" office:value-type="float"/>
          <table:table-cell office:value="142" office:value-type="float"/>
          <table:table-cell office:value="122" office:value-type="float"/>
          <table:table-cell office:value="1" office:value-type="float"/>
          <table:table-cell office:value="0.0" office:value-type="float"/>
          <table:table-cell office:value="0.0" office:value-type="float"/>
          <table:table-cell office:value="0.7912050053412991" office:value-type="float"/>
          <table:table-cell office:value="0.7417235143965314" office:value-type="float"/>
        </table:table-row>
        <table:table-row>
          <table:table-cell office:value="86" office:value-type="float"/>
          <table:table-cell office:value="1" office:value-type="float"/>
          <table:table-cell office:value-type="string">
            <text:p>As seen on NBC, CBS, CNN, and even Oprah! The health <text:line-break/>discovery that actually reverses aging while burning fat, <text:line-break/>without dieting or exercise! This proven discovery has even <text:line-break/>been reported on by the New England Journal of Medicine. <text:line-break/>Forget <text:s/>aging and dieting forever! And it's Guaranteed! <text:s text:c="2"/><text:line-break/><text:line-break/>Click here:<text:line-break/>http://web.kuhleersparnis.ch/hgh/index.html <text:line-break/><text:line-break/>Would you like to lose weight while you sleep!<text:line-break/>No dieting!<text:line-break/>No hunger pains!<text:line-break/>No Cravings!<text:line-break/>No strenuous exercise!<text:line-break/>Change your life forever! <text:line-break/><text:line-break/>100% GUARANTEED!<text:line-break/><text:line-break/>1.Body Fat Loss <text:s text:c="11"/>82% improvement.<text:line-break/>2.Wrinkle Reduction <text:s text:c="4"/>61% improvement.<text:line-break/>3.Energy Level <text:s text:c="13"/>84% improvement.<text:line-break/>4.Muscle Strength <text:s text:c="8"/>88% improvement.<text:line-break/>5.Sexual Potency <text:s text:c="8"/>75% improvement.<text:line-break/>6.Emotional Stability <text:s text:c="5"/>67% improvement.<text:line-break/>7.Memory <text:s text:c="21"/>62% improvement.<text:line-break/><text:line-break/>***********************************************************<text:line-break/><text:line-break/>You are receiving this email as a subscriber<text:line-break/>to the Opt-In America Mailing List. <text:line-break/>To unsubscribe from future offers,<text:line-break/>just click here:<text:line-break/>mailto:affiliateoptout@btamail.net.cn?Subject=off<text:line-break/><text:line-break/><text:line-break/></text:p>
          </table:table-cell>
          <table:table-cell office:value="0" office:value-type="float"/>
          <table:table-cell office:value="2" office:value-type="float"/>
          <table:table-cell office:value="15" office:value-type="float"/>
          <table:table-cell office:value="257" office:value-type="float"/>
          <table:table-cell office:value="142" office:value-type="float"/>
          <table:table-cell office:value="122" office:value-type="float"/>
          <table:table-cell office:value="1" office:value-type="float"/>
          <table:table-cell office:value="0.0" office:value-type="float"/>
          <table:table-cell office:value="0.0" office:value-type="float"/>
          <table:table-cell office:value="0.7912050053412991" office:value-type="float"/>
          <table:table-cell office:value="0.7417235143965314" office:value-type="float"/>
        </table:table-row>
        <table:table-row>
          <table:table-cell office:value="87" office:value-type="float"/>
          <table:table-cell office:value="1" office:value-type="float"/>
          <table:table-cell office:value-type="string">
            <text:p>&lt;html&gt;<text:line-break/>&lt;head&gt;<text:line-break/>&lt;meta http-equiv="content-type" content="text/html; charset=euc-kr"&gt;<text:line-break/>&lt;title&gt;요즘 뜨는 직종 Best 5 : 금융 / IT / 방송 / 뷰티 / 인테리어&lt;/title&gt;<text:line-break/>&lt;meta name="generator" content="Namo WebEditor v5.0"&gt;<text:line-break/>&lt;/head&gt;<text:line-break/>&lt;BODY text=black vLink=purple aLink=red link=blue bgColor=white&gt;<text:line-break/>&lt;TABLE cellSpacing=0 cellPadding=0 width=672 border=0&gt;<text:line-break/>&lt;TBODY&gt;<text:line-break/>&lt;TR&gt;<text:line-break/>&lt;TD width=7 bgColor=#ffffff&gt;&lt;IMG height=1<text:line-break/>src="http://image.hanmail.net/hanmail/general/trans.gif" width=7&gt;&lt;BR&gt;&lt;/TD&gt;<text:line-break/>&lt;TD vAlign=top width="99%" bgColor=#ffffff&gt;&lt;IMG height=105<text:line-break/>src="http://image.hanmail.net/hanmail/s_img/recruit/sp_top01.gif"<text:line-break/>width=221&gt;&lt;IMG height=105<text:line-break/>src="http://image.hanmail.net/hanmail/s_img/recruit/sp_top02.gif"<text:line-break/>width=442&gt;<text:line-break/>&lt;TABLE cellSpacing=0 cellPadding=0 width="100%" border=0&gt;<text:line-break/>&lt;TBODY&gt;<text:line-break/>&lt;TR&gt;<text:line-break/>&lt;TD width=5&gt;&lt;IMG height=8<text:line-break/>src="http://image.hanmail.net/hanmail/s_img/recruit/g_raound01.gif"<text:line-break/>width=5&gt;&lt;BR&gt;&lt;/TD&gt;<text:line-break/>&lt;TD width="97%" bgColor=#cbd940&gt;&lt;/TD&gt;<text:line-break/>&lt;TD width=13&gt;&lt;IMG height=8<text:line-break/>src="http://image.hanmail.net/hanmail/s_img/recruit/g_raound02.gif"<text:line-break/>width=5&gt;&lt;BR&gt;&lt;/TD&gt;&lt;/TR&gt;<text:line-break/>&lt;TR&gt;<text:line-break/>&lt;TD<text:line-break/>style="BORDER-RIGHT: #abc25c 1px solid; BORDER-TOP: #abc25c 1px solid; BORDER-LEFT: #abc25c 1px solid; BORDER-BOTTOM: #abc25c 1px solid"<text:line-break/>width=681 colSpan=3&gt;<text:line-break/>&lt;TABLE cellSpacing=0 cellPadding=0 width="100%" border=0&gt;<text:line-break/>&lt;TBODY&gt;<text:line-break/>&lt;TR&gt;<text:line-break/>&lt;TD<text:line-break/>style="PADDING-RIGHT: 8px; PADDING-LEFT: 8px; PADDING-BOTTOM: 8px; PADDING-TOP: 8px"&gt;&lt;IMG<text:line-break/>height=6<text:line-break/>src="http://image.hanmail.net/hanmail/s_img/recruit/g_arrow01.gif"<text:line-break/>width=4 align=absMiddle&gt; &lt;B&gt;&lt;FONT color=#518900&gt;요즘 뜨는 직종 Best<text:line-break/>5 : 금융 / IT / 방송 / 뷰티 / 인테리어&lt;/FONT&gt;&lt;/B&gt; &lt;/TD&gt;&lt;/TR&gt;<text:line-break/>&lt;TR&gt;<text:line-break/>&lt;TD<text:line-break/>background=http://image.hanmail.net/hanmail/s_img/recruit/g_jeum.gif&gt;&lt;/TD&gt;&lt;/TR&gt;<text:line-break/>&lt;TR&gt;<text:line-break/>&lt;TD<text:line-break/>style="PADDING-RIGHT: 8px; PADDING-LEFT: 8px; PADDING-BOTTOM: 8px; LINE-HEIGHT: 135%; PADDING-TOP: 8px"&gt;&lt;FONT<text:line-break/>face=굴림&gt;&lt;SPAN style="FONT-SIZE: 10pt"&gt;20대 젊은이들이 뽑은 '일하고 싶은<text:line-break/>분야'로 금융, IT, 방송, 뷰티/패션, 인테리어/건축분야가 선정되었다.&lt;/SPAN&gt;&lt;/FONT&gt;<text:line-break/>&lt;P&gt;&lt;FONT face=굴림&gt;&lt;SPAN style="FONT-SIZE: 10pt"&gt;이들 중에서도 금융분야는<text:line-break/>급여가 상대적으로 높고 주5일제 근무에 앞서있는 '외국계 은행'이, IT분야는 '게임'분야가, 방송분야는 요즘<text:line-break/>신세대 대학생들이 가장 선호하는 직업인 홈쇼핑의 '쇼핑호스트'와 케이블방송의 'VJ'를, 뷰티/패션분야는 美에<text:line-break/>대한 관심고조로 인해 '피부관리사' 또는 '스타일리스트', 인테리어/건축분야에서는 리모델링 붐에 힘입어<text:line-break/>'인테리어'쪽이 높은 순위로 꼽혔다.&lt;/SPAN&gt;&lt;/FONT&gt;<text:line-break/>&lt;P&gt;&lt;B&gt;&lt;FONT face=굴림&gt;&lt;SPAN style="FONT-SIZE: 10pt"&gt;그럼, 이처럼 높은<text:line-break/>주가를 구가하고 있는 직종에 근무하기 위해서는 어떤 자격요소를 갖추는 것이 좋을까?&lt;BR&gt;본격적인 여름이<text:line-break/>시작되는 이때, 뜨는 직종으로의 확실한 준비를 해보자.&lt;/SPAN&gt;&lt;/FONT&gt;&lt;/B&gt;<text:line-break/>&lt;P&gt;&lt;FONT face=굴림&gt;&lt;SPAN style="FONT-SIZE: 10pt"&gt;&lt;IMG height=9<text:line-break/>src="http://image.hanmail.net/hanmail/s_img/recruit/g_arrow02.gif"<text:line-break/>width=9 align=absMiddle&gt; &lt;/SPAN&gt;&lt;/FONT&gt;&lt;B&gt;&lt;FONT face=굴림&gt;&lt;SPAN<text:line-break/>style="FONT-SIZE: 10pt"&gt;금융&lt;/SPAN&gt;&lt;/FONT&gt;&lt;/B&gt;&lt;FONT<text:line-break/>face=굴림&gt;&lt;SPAN style="FONT-SIZE: 10pt"&gt; : 98년 말 IMF가 시작될 무렵만 해도<text:line-break/>은행/보험/증권계의 한파는 그 어느분야보다도 치열했고 무차별적인 구조조정으로 인해 많은 직장인들이 거리로<text:line-break/>내몰리다시피 되었었다. 하지만 2002년 현재, 카드사의 호황을 시작으로 은행권, 증권, 보험분야의 경력직<text:line-break/>수요가 많아지고 있으며, 신입직의 채용 또한 많아지고 있다. 올 하반기까지 인력시장은 맑음<text:line-break/>상태.&lt;/SPAN&gt;&lt;/FONT&gt;<text:line-break/>&lt;P&gt;&lt;FONT face=굴림&gt;&lt;SPAN style="FONT-SIZE: 10pt"&gt;금융분야는 자격증이 있으면<text:line-break/>있을수록 좋다. 금융권에서 유용하게 쓰이는 자격증으로는 투자상담사, 금융자산관리사(FP),<text:line-break/>재무위험관리사(FRM) 등. 특히 증권사에 근무할 이들이라면 투자상담사나 금융자산관리사의 자격증은 기본이 되고<text:line-break/>있으니 반드시 취득해두도록 하자. &lt;IMG height=10<text:line-break/>src="http://image.hanmail.net/hanmail/s_img/recruit/g_arrow04.gif"<text:line-break/>width=10 align=absMiddle&gt; &lt;/SPAN&gt;&lt;/FONT&gt;&lt;A<text:line-break/>href="http://job.daum.net/info/lacademy/lice_list.asp?officekind=2"<text:line-break/>target=new&gt;&lt;FONT face=굴림&gt;&lt;SPAN style="FONT-SIZE: 10pt"&gt;시험일정<text:line-break/>보기&lt;/SPAN&gt;&lt;/FONT&gt;&lt;/A&gt;<text:line-break/>&lt;P&gt;&lt;FONT face=굴림&gt;&lt;SPAN style="FONT-SIZE: 10pt"&gt;&lt;IMG height=9<text:line-break/>src="http://image.hanmail.net/hanmail/s_img/recruit/g_arrow02.gif"<text:line-break/>width=9 align=absMiddle&gt; &lt;/SPAN&gt;&lt;/FONT&gt;&lt;B&gt;&lt;FONT face=굴림&gt;&lt;SPAN<text:line-break/>style="FONT-SIZE: 10pt"&gt;IT&lt;/SPAN&gt;&lt;/FONT&gt;&lt;/B&gt;&lt;FONT<text:line-break/>face=굴림&gt;&lt;SPAN style="FONT-SIZE: 10pt"&gt; : 올해들면서 IT/인터넷 업계의<text:line-break/>수익구조가 좋아지고 있으며, 인터넷 분야는 토종인터넷 기업의 수익성이 외국계보다 훨씬 앞서가고 있는 상황이다.<text:line-break/>몇 년전부터 게임으로의 관심이 높아지면서 투자 또한 많아지고 있는 상태. 하반기 인력시장<text:line-break/>맑음.&lt;/SPAN&gt;&lt;/FONT&gt;<text:line-break/>&lt;P&gt;&lt;FONT face=굴림&gt;&lt;SPAN style="FONT-SIZE: 10pt"&gt;IT분야에서는 인력수급을 할<text:line-break/>때 사실 자격증 유무보다는 실무경험과 적극성을 더 선호하는 경향이 있다. 하지만 직종을 바꾸어보려 한다거나 보다<text:line-break/>높은 실무지식을 원한다면 이번 여름에 학원에서의 실무지식 습득은 어떨까? &lt;IMG height=10<text:line-break/>src="http://image.hanmail.net/hanmail/s_img/recruit/g_arrow04.gif"<text:line-break/>width=10 align=absMiddle&gt; &lt;/SPAN&gt;&lt;/FONT&gt;&lt;A<text:line-break/>href="http://www.ibd.pe.kr" target=new&gt;&lt;FONT face=굴림&gt;&lt;SPAN<text:line-break/>style="FONT-SIZE: 10pt"&gt;추천IT학원 보기&lt;/SPAN&gt;&lt;/FONT&gt;&lt;/A&gt;<text:line-break/>&lt;P&gt;&lt;FONT face=굴림&gt;&lt;SPAN style="FONT-SIZE: 10pt"&gt;&lt;IMG height=9<text:line-break/>src="http://image.hanmail.net/hanmail/s_img/recruit/g_arrow02.gif"<text:line-break/>width=9 align=absMiddle&gt; &lt;/SPAN&gt;&lt;/FONT&gt;&lt;B&gt;&lt;FONT face=굴림&gt;&lt;SPAN<text:line-break/>style="FONT-SIZE: 10pt"&gt;방송&lt;/SPAN&gt;&lt;/FONT&gt;&lt;/B&gt;&lt;FONT<text:line-break/>face=굴림&gt;&lt;SPAN style="FONT-SIZE: 10pt"&gt; : 방송분야 중에서도 아나운서, 성우,<text:line-break/>작가, PD 등은 예전부터 꾸준한 인기몰이를 하고 있는 직업이다. 하지만 요즘 새롭게 각광받고 있는 직업이 바로<text:line-break/>'쇼핑호스트'. 쇼핑호스트에 관해서는 서점에서도 관련서적이 많이 나올정도로 여대생들 사이에선 인기가 높은<text:line-break/>직업이다. 순간 재치력과 표현력이 있다면 이쪽으로의 도전은 한번쯤 생각해봐도 좋을법. &lt;IMG height=10<text:line-break/>src="http://image.hanmail.net/hanmail/s_img/recruit/g_arrow04.gif"<text:line-break/>width=10 align=absMiddle&gt; &lt;/SPAN&gt;&lt;/FONT&gt;&lt;A<text:line-break/>href="http://job1.daum.net/info/news/newsview.asp?id=7731"<text:line-break/>target=new&gt;&lt;FONT face=굴림&gt;&lt;SPAN<text:line-break/>style="FONT-SIZE: 10pt"&gt;쇼핑호스트란?&lt;/SPAN&gt;&lt;/FONT&gt;&lt;/A&gt;<text:line-break/>&lt;P&gt;&lt;FONT face=굴림&gt;&lt;SPAN style="FONT-SIZE: 10pt"&gt;쇼핑호스트와 함께 '유통<text:line-break/>분야에서의 꽃'이라 불리우는 MD(Merchandiser). &lt;IMG height=10<text:line-break/>src="http://image.hanmail.net/hanmail/s_img/recruit/g_arrow04.gif"<text:line-break/>width=10 align=absMiddle&gt; &lt;/SPAN&gt;&lt;/FONT&gt;&lt;A<text:line-break/>href="http://job1.daum.net/info/news/newsview.asp?id=8457"<text:line-break/>target=new&gt;&lt;FONT face=굴림&gt;&lt;SPAN style="FONT-SIZE: 10pt"&gt;유통의 꽃<text:line-break/>MD의 전문성&lt;/SPAN&gt;&lt;/FONT&gt;&lt;/A&gt;<text:line-break/>&lt;P&gt;&lt;FONT face=굴림&gt;&lt;SPAN style="FONT-SIZE: 10pt"&gt;&lt;IMG height=9<text:line-break/>src="http://image.hanmail.net/hanmail/s_img/recruit/g_arrow02.gif"<text:line-break/>width=9 align=absMiddle&gt; &lt;/SPAN&gt;&lt;/FONT&gt;&lt;B&gt;&lt;FONT face=굴림&gt;&lt;SPAN<text:line-break/>style="FONT-SIZE: 10pt"&gt;뷰티&lt;/SPAN&gt;&lt;/FONT&gt;&lt;/B&gt;&lt;FONT<text:line-break/>face=굴림&gt;&lt;SPAN style="FONT-SIZE: 10pt"&gt; : 美 또는 건강에 대한 관심이 높아지면서<text:line-break/>뷰티 관련 산업이 활황을 맞고 있다. 이에 피부관리사, 발관리사, 스포츠마사지를 비롯하여 네일아티스트,<text:line-break/>메이크업아티스트, 헤어디자이너, 컬러디렉터를 양성하는 학원들도 많이 생겨나고 있는 추세. 美에 대한 관심은<text:line-break/>여성뿐만 아니라 남성에게도 중요시 되고 있는 분야이며, 요즈음은 '꽃미남'이라 불리우는 피부가 곱고 예쁘장한<text:line-break/>남자들이 인기가 높다. 따라서 피부관리사 자격증을 소지하고 있으면 피부과, 전문피부마사지센터 등 인력수급이 좋은<text:line-break/>상태. &lt;IMG height=10<text:line-break/>src="http://image.hanmail.net/hanmail/s_img/recruit/g_arrow04.gif"<text:line-break/>width=10 align=absMiddle&gt; &lt;/SPAN&gt;&lt;/FONT&gt;&lt;A<text:line-break/>href="http://job.daum.net/edu/index.html" target=new&gt;&lt;FONT<text:line-break/>face=굴림&gt;&lt;SPAN style="FONT-SIZE: 10pt"&gt;추천뷰티학원<text:line-break/>보기&lt;/SPAN&gt;&lt;/FONT&gt;&lt;/A&gt;<text:line-break/>&lt;P&gt;&lt;FONT face=굴림&gt;&lt;SPAN style="FONT-SIZE: 10pt"&gt;&lt;IMG height=9<text:line-break/>src="http://image.hanmail.net/hanmail/s_img/recruit/g_arrow02.gif"<text:line-break/>width=9 align=absMiddle&gt; &lt;/SPAN&gt;&lt;/FONT&gt;&lt;B&gt;&lt;FONT face=굴림&gt;&lt;SPAN<text:line-break/>style="FONT-SIZE: 10pt"&gt;인테리어&lt;/SPAN&gt;&lt;/FONT&gt;&lt;/B&gt;&lt;FONT<text:line-break/>face=굴림&gt;&lt;SPAN style="FONT-SIZE: 10pt"&gt; : 작년부터 건축리뉴얼 및 재건축 바람이<text:line-break/>불면서 인테리어 산업이 각광받고 있다. 또한 MBC에서 인기리에 방영되고 있는 '러브하우스'를 통해서도 이미<text:line-break/>건축리뉴얼이나 인테리어가 주목받고 있는 상태. 인테리어 등의 분야에서 일 하려면 반드시 관련 자격증이 필요하다.<text:line-break/>&lt;IMG height=10<text:line-break/>src="http://image.hanmail.net/hanmail/s_img/recruit/g_arrow04.gif"<text:line-break/>width=10 align=absMiddle&gt; &lt;/SPAN&gt;&lt;/FONT&gt;&lt;A<text:line-break/>href="http://job.daum.net/info/lacademy/view_liceoff.asp?kind=12"<text:line-break/>target=new&gt;&lt;FONT face=굴림&gt;&lt;SPAN style="FONT-SIZE: 10pt"&gt;건축관련<text:line-break/>자격증보기&lt;/SPAN&gt;&lt;/FONT&gt;&lt;/A&gt; &lt;/P&gt;&lt;/TD&gt;&lt;/TR&gt;&lt;/TBODY&gt;&lt;/TABLE&gt;&lt;/TD&gt;&lt;/TR&gt;<text:line-break/>&lt;TR&gt;<text:line-break/>&lt;TD width=5 height=7&gt;&lt;/TD&gt;<text:line-break/>&lt;TD width=665&gt;<text:line-break/>&lt;DIV align=center&gt;&lt;FONT size=2&gt;&lt;FONT face=굴림&gt;&lt;FONT size=2&gt;&lt;SPAN<text:line-break/>style="FONT-SIZE: 9pt"&gt;0 본메일은 정보통신망 이용촉진 및 정보보호 등에 관한 법률 제 50조에 의거한<text:line-break/>[광고]메일 입니다.&lt;BR&gt;0. &lt;/SPAN&gt;&lt;SPAN style="FONT-SIZE: 9pt"&gt;귀하의 메일주소는<text:line-break/>웹서핑중,@memo@ 에서 알게 된것이며, E-Mail 주소 외에, 다른 정보는 갖고 있지 않습니다&lt;/SPAN&gt;&lt;SPAN<text:line-break/>style="FONT-SIZE: 9pt"&gt;. &lt;/SPAN&gt;&lt;/FONT&gt;&lt;/FONT&gt;&lt;SPAN<text:line-break/>style="FONT-SIZE: 9pt"&gt;&lt;FONT face=굴림 size=2&gt;먼저 허락없이 메일을 발송해서 대단히<text:line-break/>죄송합니다&amp;nbsp;&lt;BR&gt;&lt;/FONT&gt;&lt;/SPAN&gt;&lt;FONT face=굴림 size=2&gt;&lt;SPAN<text:line-break/>style="FONT-SIZE: 9pt"&gt;&lt;FONT face="Times New Roman" size=2&gt;<text:line-break/>&lt;/FONT&gt;&lt;A href="mailto:master@ibd.pe.kr?subject=andyliao@bigfoot.com 의 사용자로써 #수신을거부합니다#&amp;amp;body=andyliao@bigfoot.com 을 귀하의 리스트에서 삭제요망!"&gt;&lt;FONT<text:line-break/>color=#000000&gt;&lt;FONT size=2&gt;&lt;FONT face="Times New Roman"&gt;[&lt;FONT<text:line-break/>color=#0000ff&gt;수신 거부]&lt;/FONT&gt;&lt;/FONT&gt;&lt;/FONT&gt;&lt;/FONT&gt;&lt;/A&gt;&amp;nbsp;클릭하시어 메일을<text:line-break/>보내주시면 다시는 메일을 보내지 않도록 노력하겠습니다. &amp;nbsp;감사합니다&lt;/SPAN&gt;&lt;/FONT&gt;&lt;/FONT&gt;&lt;FONT<text:line-break/>size=2&gt;.&lt;/FONT&gt;&lt;/DIV&gt;&lt;/TD&gt;<text:line-break/>&lt;TD width=13&gt;&lt;/TD&gt;&lt;/TR&gt;&lt;/TBODY&gt;&lt;/TABLE&gt;&lt;/TD&gt;&lt;/TR&gt;&lt;/TBODY&gt;&lt;/TABLE&gt;<text:line-break/>&lt;/BODY&gt;<text:line-break/>&lt;/html&gt;<text:line-break/><text:line-break/><text:line-break/></text:p>
          </table:table-cell>
          <table:table-cell office:value="0" office:value-type="float"/>
          <table:table-cell office:value="1" office:value-type="float"/>
          <table:table-cell office:value="75" office:value-type="float"/>
          <table:table-cell office:value="1621" office:value-type="float"/>
          <table:table-cell office:value="1238" office:value-type="float"/>
          <table:table-cell office:value="529" office:value-type="float"/>
          <table:table-cell office:value="1" office:value-type="float"/>
          <table:table-cell office:value="0.0" office:value-type="float"/>
          <table:table-cell office:value="0.0" office:value-type="float"/>
          <table:table-cell office:value="0.6455950988773155" office:value-type="float"/>
          <table:table-cell office:value="0.6729474024864566" office:value-type="float"/>
        </table:table-row>
        <table:table-row>
          <table:table-cell office:value="88" office:value-type="float"/>
          <table:table-cell office:value="1" office:value-type="float"/>
          <table:table-cell office:value-type="string">
            <text:p>&lt;html&gt;<text:line-break/>&lt;head&gt;<text:line-break/>&lt;meta http-equiv="content-type" content="text/html; charset=euc-kr"&gt;<text:line-break/>&lt;title&gt;요즘 뜨는 직종 Best 5 : 금융 / IT / 방송 / 뷰티 / 인테리어&lt;/title&gt;<text:line-break/>&lt;meta name="generator" content="Namo WebEditor v5.0"&gt;<text:line-break/>&lt;/head&gt;<text:line-break/>&lt;BODY text=black vLink=purple aLink=red link=blue bgColor=white&gt;<text:line-break/>&lt;TABLE cellSpacing=0 cellPadding=0 width=672 border=0&gt;<text:line-break/>&lt;TBODY&gt;<text:line-break/>&lt;TR&gt;<text:line-break/>&lt;TD width=7 bgColor=#ffffff&gt;&lt;IMG height=1<text:line-break/>src="http://image.hanmail.net/hanmail/general/trans.gif" width=7&gt;&lt;BR&gt;&lt;/TD&gt;<text:line-break/>&lt;TD vAlign=top width="99%" bgColor=#ffffff&gt;&lt;IMG height=105<text:line-break/>src="http://image.hanmail.net/hanmail/s_img/recruit/sp_top01.gif"<text:line-break/>width=221&gt;&lt;IMG height=105<text:line-break/>src="http://image.hanmail.net/hanmail/s_img/recruit/sp_top02.gif"<text:line-break/>width=442&gt;<text:line-break/>&lt;TABLE cellSpacing=0 cellPadding=0 width="100%" border=0&gt;<text:line-break/>&lt;TBODY&gt;<text:line-break/>&lt;TR&gt;<text:line-break/>&lt;TD width=5&gt;&lt;IMG height=8<text:line-break/>src="http://image.hanmail.net/hanmail/s_img/recruit/g_raound01.gif"<text:line-break/>width=5&gt;&lt;BR&gt;&lt;/TD&gt;<text:line-break/>&lt;TD width="97%" bgColor=#cbd940&gt;&lt;/TD&gt;<text:line-break/>&lt;TD width=13&gt;&lt;IMG height=8<text:line-break/>src="http://image.hanmail.net/hanmail/s_img/recruit/g_raound02.gif"<text:line-break/>width=5&gt;&lt;BR&gt;&lt;/TD&gt;&lt;/TR&gt;<text:line-break/>&lt;TR&gt;<text:line-break/>&lt;TD<text:line-break/>style="BORDER-RIGHT: #abc25c 1px solid; BORDER-TOP: #abc25c 1px solid; BORDER-LEFT: #abc25c 1px solid; BORDER-BOTTOM: #abc25c 1px solid"<text:line-break/>width=681 colSpan=3&gt;<text:line-break/>&lt;TABLE cellSpacing=0 cellPadding=0 width="100%" border=0&gt;<text:line-break/>&lt;TBODY&gt;<text:line-break/>&lt;TR&gt;<text:line-break/>&lt;TD<text:line-break/>style="PADDING-RIGHT: 8px; PADDING-LEFT: 8px; PADDING-BOTTOM: 8px; PADDING-TOP: 8px"&gt;&lt;IMG<text:line-break/>height=6<text:line-break/>src="http://image.hanmail.net/hanmail/s_img/recruit/g_arrow01.gif"<text:line-break/>width=4 align=absMiddle&gt; &lt;B&gt;&lt;FONT color=#518900&gt;요즘 뜨는 직종 Best<text:line-break/>5 : 금융 / IT / 방송 / 뷰티 / 인테리어&lt;/FONT&gt;&lt;/B&gt; &lt;/TD&gt;&lt;/TR&gt;<text:line-break/>&lt;TR&gt;<text:line-break/>&lt;TD<text:line-break/>background=http://image.hanmail.net/hanmail/s_img/recruit/g_jeum.gif&gt;&lt;/TD&gt;&lt;/TR&gt;<text:line-break/>&lt;TR&gt;<text:line-break/>&lt;TD<text:line-break/>style="PADDING-RIGHT: 8px; PADDING-LEFT: 8px; PADDING-BOTTOM: 8px; LINE-HEIGHT: 135%; PADDING-TOP: 8px"&gt;&lt;FONT<text:line-break/>face=굴림&gt;&lt;SPAN style="FONT-SIZE: 10pt"&gt;20대 젊은이들이 뽑은 '일하고 싶은<text:line-break/>분야'로 금융, IT, 방송, 뷰티/패션, 인테리어/건축분야가 선정되었다.&lt;/SPAN&gt;&lt;/FONT&gt;<text:line-break/>&lt;P&gt;&lt;FONT face=굴림&gt;&lt;SPAN style="FONT-SIZE: 10pt"&gt;이들 중에서도 금융분야는<text:line-break/>급여가 상대적으로 높고 주5일제 근무에 앞서있는 '외국계 은행'이, IT분야는 '게임'분야가, 방송분야는 요즘<text:line-break/>신세대 대학생들이 가장 선호하는 직업인 홈쇼핑의 '쇼핑호스트'와 케이블방송의 'VJ'를, 뷰티/패션분야는 美에<text:line-break/>대한 관심고조로 인해 '피부관리사' 또는 '스타일리스트', 인테리어/건축분야에서는 리모델링 붐에 힘입어<text:line-break/>'인테리어'쪽이 높은 순위로 꼽혔다.&lt;/SPAN&gt;&lt;/FONT&gt;<text:line-break/>&lt;P&gt;&lt;B&gt;&lt;FONT face=굴림&gt;&lt;SPAN style="FONT-SIZE: 10pt"&gt;그럼, 이처럼 높은<text:line-break/>주가를 구가하고 있는 직종에 근무하기 위해서는 어떤 자격요소를 갖추는 것이 좋을까?&lt;BR&gt;본격적인 여름이<text:line-break/>시작되는 이때, 뜨는 직종으로의 확실한 준비를 해보자.&lt;/SPAN&gt;&lt;/FONT&gt;&lt;/B&gt;<text:line-break/>&lt;P&gt;&lt;FONT face=굴림&gt;&lt;SPAN style="FONT-SIZE: 10pt"&gt;&lt;IMG height=9<text:line-break/>src="http://image.hanmail.net/hanmail/s_img/recruit/g_arrow02.gif"<text:line-break/>width=9 align=absMiddle&gt; &lt;/SPAN&gt;&lt;/FONT&gt;&lt;B&gt;&lt;FONT face=굴림&gt;&lt;SPAN<text:line-break/>style="FONT-SIZE: 10pt"&gt;금융&lt;/SPAN&gt;&lt;/FONT&gt;&lt;/B&gt;&lt;FONT<text:line-break/>face=굴림&gt;&lt;SPAN style="FONT-SIZE: 10pt"&gt; : 98년 말 IMF가 시작될 무렵만 해도<text:line-break/>은행/보험/증권계의 한파는 그 어느분야보다도 치열했고 무차별적인 구조조정으로 인해 많은 직장인들이 거리로<text:line-break/>내몰리다시피 되었었다. 하지만 2002년 현재, 카드사의 호황을 시작으로 은행권, 증권, 보험분야의 경력직<text:line-break/>수요가 많아지고 있으며, 신입직의 채용 또한 많아지고 있다. 올 하반기까지 인력시장은 맑음<text:line-break/>상태.&lt;/SPAN&gt;&lt;/FONT&gt;<text:line-break/>&lt;P&gt;&lt;FONT face=굴림&gt;&lt;SPAN style="FONT-SIZE: 10pt"&gt;금융분야는 자격증이 있으면<text:line-break/>있을수록 좋다. 금융권에서 유용하게 쓰이는 자격증으로는 투자상담사, 금융자산관리사(FP),<text:line-break/>재무위험관리사(FRM) 등. 특히 증권사에 근무할 이들이라면 투자상담사나 금융자산관리사의 자격증은 기본이 되고<text:line-break/>있으니 반드시 취득해두도록 하자. &lt;IMG height=10<text:line-break/>src="http://image.hanmail.net/hanmail/s_img/recruit/g_arrow04.gif"<text:line-break/>width=10 align=absMiddle&gt; &lt;/SPAN&gt;&lt;/FONT&gt;&lt;A<text:line-break/>href="http://job.daum.net/info/lacademy/lice_list.asp?officekind=2"<text:line-break/>target=new&gt;&lt;FONT face=굴림&gt;&lt;SPAN style="FONT-SIZE: 10pt"&gt;시험일정<text:line-break/>보기&lt;/SPAN&gt;&lt;/FONT&gt;&lt;/A&gt;<text:line-break/>&lt;P&gt;&lt;FONT face=굴림&gt;&lt;SPAN style="FONT-SIZE: 10pt"&gt;&lt;IMG height=9<text:line-break/>src="http://image.hanmail.net/hanmail/s_img/recruit/g_arrow02.gif"<text:line-break/>width=9 align=absMiddle&gt; &lt;/SPAN&gt;&lt;/FONT&gt;&lt;B&gt;&lt;FONT face=굴림&gt;&lt;SPAN<text:line-break/>style="FONT-SIZE: 10pt"&gt;IT&lt;/SPAN&gt;&lt;/FONT&gt;&lt;/B&gt;&lt;FONT<text:line-break/>face=굴림&gt;&lt;SPAN style="FONT-SIZE: 10pt"&gt; : 올해들면서 IT/인터넷 업계의<text:line-break/>수익구조가 좋아지고 있으며, 인터넷 분야는 토종인터넷 기업의 수익성이 외국계보다 훨씬 앞서가고 있는 상황이다.<text:line-break/>몇 년전부터 게임으로의 관심이 높아지면서 투자 또한 많아지고 있는 상태. 하반기 인력시장<text:line-break/>맑음.&lt;/SPAN&gt;&lt;/FONT&gt;<text:line-break/>&lt;P&gt;&lt;FONT face=굴림&gt;&lt;SPAN style="FONT-SIZE: 10pt"&gt;IT분야에서는 인력수급을 할<text:line-break/>때 사실 자격증 유무보다는 실무경험과 적극성을 더 선호하는 경향이 있다. 하지만 직종을 바꾸어보려 한다거나 보다<text:line-break/>높은 실무지식을 원한다면 이번 여름에 학원에서의 실무지식 습득은 어떨까? &lt;IMG height=10<text:line-break/>src="http://image.hanmail.net/hanmail/s_img/recruit/g_arrow04.gif"<text:line-break/>width=10 align=absMiddle&gt; &lt;/SPAN&gt;&lt;/FONT&gt;&lt;A<text:line-break/>href="http://www.ibd.pe.kr" target=new&gt;&lt;FONT face=굴림&gt;&lt;SPAN<text:line-break/>style="FONT-SIZE: 10pt"&gt;추천IT학원 보기&lt;/SPAN&gt;&lt;/FONT&gt;&lt;/A&gt;<text:line-break/>&lt;P&gt;&lt;FONT face=굴림&gt;&lt;SPAN style="FONT-SIZE: 10pt"&gt;&lt;IMG height=9<text:line-break/>src="http://image.hanmail.net/hanmail/s_img/recruit/g_arrow02.gif"<text:line-break/>width=9 align=absMiddle&gt; &lt;/SPAN&gt;&lt;/FONT&gt;&lt;B&gt;&lt;FONT face=굴림&gt;&lt;SPAN<text:line-break/>style="FONT-SIZE: 10pt"&gt;방송&lt;/SPAN&gt;&lt;/FONT&gt;&lt;/B&gt;&lt;FONT<text:line-break/>face=굴림&gt;&lt;SPAN style="FONT-SIZE: 10pt"&gt; : 방송분야 중에서도 아나운서, 성우,<text:line-break/>작가, PD 등은 예전부터 꾸준한 인기몰이를 하고 있는 직업이다. 하지만 요즘 새롭게 각광받고 있는 직업이 바로<text:line-break/>'쇼핑호스트'. 쇼핑호스트에 관해서는 서점에서도 관련서적이 많이 나올정도로 여대생들 사이에선 인기가 높은<text:line-break/>직업이다. 순간 재치력과 표현력이 있다면 이쪽으로의 도전은 한번쯤 생각해봐도 좋을법. &lt;IMG height=10<text:line-break/>src="http://image.hanmail.net/hanmail/s_img/recruit/g_arrow04.gif"<text:line-break/>width=10 align=absMiddle&gt; &lt;/SPAN&gt;&lt;/FONT&gt;&lt;A<text:line-break/>href="http://job1.daum.net/info/news/newsview.asp?id=7731"<text:line-break/>target=new&gt;&lt;FONT face=굴림&gt;&lt;SPAN<text:line-break/>style="FONT-SIZE: 10pt"&gt;쇼핑호스트란?&lt;/SPAN&gt;&lt;/FONT&gt;&lt;/A&gt;<text:line-break/>&lt;P&gt;&lt;FONT face=굴림&gt;&lt;SPAN style="FONT-SIZE: 10pt"&gt;쇼핑호스트와 함께 '유통<text:line-break/>분야에서의 꽃'이라 불리우는 MD(Merchandiser). &lt;IMG height=10<text:line-break/>src="http://image.hanmail.net/hanmail/s_img/recruit/g_arrow04.gif"<text:line-break/>width=10 align=absMiddle&gt; &lt;/SPAN&gt;&lt;/FONT&gt;&lt;A<text:line-break/>href="http://job1.daum.net/info/news/newsview.asp?id=8457"<text:line-break/>target=new&gt;&lt;FONT face=굴림&gt;&lt;SPAN style="FONT-SIZE: 10pt"&gt;유통의 꽃<text:line-break/>MD의 전문성&lt;/SPAN&gt;&lt;/FONT&gt;&lt;/A&gt;<text:line-break/>&lt;P&gt;&lt;FONT face=굴림&gt;&lt;SPAN style="FONT-SIZE: 10pt"&gt;&lt;IMG height=9<text:line-break/>src="http://image.hanmail.net/hanmail/s_img/recruit/g_arrow02.gif"<text:line-break/>width=9 align=absMiddle&gt; &lt;/SPAN&gt;&lt;/FONT&gt;&lt;B&gt;&lt;FONT face=굴림&gt;&lt;SPAN<text:line-break/>style="FONT-SIZE: 10pt"&gt;뷰티&lt;/SPAN&gt;&lt;/FONT&gt;&lt;/B&gt;&lt;FONT<text:line-break/>face=굴림&gt;&lt;SPAN style="FONT-SIZE: 10pt"&gt; : 美 또는 건강에 대한 관심이 높아지면서<text:line-break/>뷰티 관련 산업이 활황을 맞고 있다. 이에 피부관리사, 발관리사, 스포츠마사지를 비롯하여 네일아티스트,<text:line-break/>메이크업아티스트, 헤어디자이너, 컬러디렉터를 양성하는 학원들도 많이 생겨나고 있는 추세. 美에 대한 관심은<text:line-break/>여성뿐만 아니라 남성에게도 중요시 되고 있는 분야이며, 요즈음은 '꽃미남'이라 불리우는 피부가 곱고 예쁘장한<text:line-break/>남자들이 인기가 높다. 따라서 피부관리사 자격증을 소지하고 있으면 피부과, 전문피부마사지센터 등 인력수급이 좋은<text:line-break/>상태. &lt;IMG height=10<text:line-break/>src="http://image.hanmail.net/hanmail/s_img/recruit/g_arrow04.gif"<text:line-break/>width=10 align=absMiddle&gt; &lt;/SPAN&gt;&lt;/FONT&gt;&lt;A<text:line-break/>href="http://job.daum.net/edu/index.html" target=new&gt;&lt;FONT<text:line-break/>face=굴림&gt;&lt;SPAN style="FONT-SIZE: 10pt"&gt;추천뷰티학원<text:line-break/>보기&lt;/SPAN&gt;&lt;/FONT&gt;&lt;/A&gt;<text:line-break/>&lt;P&gt;&lt;FONT face=굴림&gt;&lt;SPAN style="FONT-SIZE: 10pt"&gt;&lt;IMG height=9<text:line-break/>src="http://image.hanmail.net/hanmail/s_img/recruit/g_arrow02.gif"<text:line-break/>width=9 align=absMiddle&gt; &lt;/SPAN&gt;&lt;/FONT&gt;&lt;B&gt;&lt;FONT face=굴림&gt;&lt;SPAN<text:line-break/>style="FONT-SIZE: 10pt"&gt;인테리어&lt;/SPAN&gt;&lt;/FONT&gt;&lt;/B&gt;&lt;FONT<text:line-break/>face=굴림&gt;&lt;SPAN style="FONT-SIZE: 10pt"&gt; : 작년부터 건축리뉴얼 및 재건축 바람이<text:line-break/>불면서 인테리어 산업이 각광받고 있다. 또한 MBC에서 인기리에 방영되고 있는 '러브하우스'를 통해서도 이미<text:line-break/>건축리뉴얼이나 인테리어가 주목받고 있는 상태. 인테리어 등의 분야에서 일 하려면 반드시 관련 자격증이 필요하다.<text:line-break/>&lt;IMG height=10<text:line-break/>src="http://image.hanmail.net/hanmail/s_img/recruit/g_arrow04.gif"<text:line-break/>width=10 align=absMiddle&gt; &lt;/SPAN&gt;&lt;/FONT&gt;&lt;A<text:line-break/>href="http://job.daum.net/info/lacademy/view_liceoff.asp?kind=12"<text:line-break/>target=new&gt;&lt;FONT face=굴림&gt;&lt;SPAN style="FONT-SIZE: 10pt"&gt;건축관련<text:line-break/>자격증보기&lt;/SPAN&gt;&lt;/FONT&gt;&lt;/A&gt; &lt;/P&gt;&lt;/TD&gt;&lt;/TR&gt;&lt;/TBODY&gt;&lt;/TABLE&gt;&lt;/TD&gt;&lt;/TR&gt;<text:line-break/>&lt;TR&gt;<text:line-break/>&lt;TD width=5 height=7&gt;&lt;/TD&gt;<text:line-break/>&lt;TD width=665&gt;<text:line-break/>&lt;DIV align=center&gt;&lt;FONT size=2&gt;&lt;FONT face=굴림&gt;&lt;FONT size=2&gt;&lt;SPAN<text:line-break/>style="FONT-SIZE: 9pt"&gt;0 본메일은 정보통신망 이용촉진 및 정보보호 등에 관한 법률 제 50조에 의거한<text:line-break/>[광고]메일 입니다.&lt;BR&gt;0. &lt;/SPAN&gt;&lt;SPAN style="FONT-SIZE: 9pt"&gt;귀하의 메일주소는<text:line-break/>웹서핑중,@memo@ 에서 알게 된것이며, E-Mail 주소 외에, 다른 정보는 갖고 있지 않습니다&lt;/SPAN&gt;&lt;SPAN<text:line-break/>style="FONT-SIZE: 9pt"&gt;. &lt;/SPAN&gt;&lt;/FONT&gt;&lt;/FONT&gt;&lt;SPAN<text:line-break/>style="FONT-SIZE: 9pt"&gt;&lt;FONT face=굴림 size=2&gt;먼저 허락없이 메일을 발송해서 대단히<text:line-break/>죄송합니다&amp;nbsp;&lt;BR&gt;&lt;/FONT&gt;&lt;/SPAN&gt;&lt;FONT face=굴림 size=2&gt;&lt;SPAN<text:line-break/>style="FONT-SIZE: 9pt"&gt;&lt;FONT face="Times New Roman" size=2&gt;<text:line-break/>&lt;/FONT&gt;&lt;A href="mailto:master@ibd.pe.kr?subject=andyliao@bigfoot.com 의 사용자로써 #수신을거부합니다#&amp;amp;body=andyliao@bigfoot.com 을 귀하의 리스트에서 삭제요망!"&gt;&lt;FONT<text:line-break/>color=#000000&gt;&lt;FONT size=2&gt;&lt;FONT face="Times New Roman"&gt;[&lt;FONT<text:line-break/>color=#0000ff&gt;수신 거부]&lt;/FONT&gt;&lt;/FONT&gt;&lt;/FONT&gt;&lt;/FONT&gt;&lt;/A&gt;&amp;nbsp;클릭하시어 메일을<text:line-break/>보내주시면 다시는 메일을 보내지 않도록 노력하겠습니다. &amp;nbsp;감사합니다&lt;/SPAN&gt;&lt;/FONT&gt;&lt;/FONT&gt;&lt;FONT<text:line-break/>size=2&gt;.&lt;/FONT&gt;&lt;/DIV&gt;&lt;/TD&gt;<text:line-break/>&lt;TD width=13&gt;&lt;/TD&gt;&lt;/TR&gt;&lt;/TBODY&gt;&lt;/TABLE&gt;&lt;/TD&gt;&lt;/TR&gt;&lt;/TBODY&gt;&lt;/TABLE&gt;<text:line-break/>&lt;/BODY&gt;<text:line-break/>&lt;/html&gt;<text:line-break/><text:line-break/><text:line-break/></text:p>
          </table:table-cell>
          <table:table-cell office:value="0" office:value-type="float"/>
          <table:table-cell office:value="1" office:value-type="float"/>
          <table:table-cell office:value="75" office:value-type="float"/>
          <table:table-cell office:value="1621" office:value-type="float"/>
          <table:table-cell office:value="1238" office:value-type="float"/>
          <table:table-cell office:value="529" office:value-type="float"/>
          <table:table-cell office:value="1" office:value-type="float"/>
          <table:table-cell office:value="0.0" office:value-type="float"/>
          <table:table-cell office:value="0.0" office:value-type="float"/>
          <table:table-cell office:value="0.6455950988773155" office:value-type="float"/>
          <table:table-cell office:value="0.6729474024864566" office:value-type="float"/>
        </table:table-row>
        <table:table-row>
          <table:table-cell office:value="89" office:value-type="float"/>
          <table:table-cell office:value="1" office:value-type="float"/>
          <table:table-cell office:value-type="string">
            <text:p>&lt;!DOCTYPE HTML PUBLIC "-//W3C//DTD HTML 4.0 Transitional//EN"&gt;<text:line-break/>&lt;HTML&gt;&lt;HEAD&gt;<text:line-break/>&lt;META http-equiv=Content-Type content="text/html; charset=iso-8859-1"&gt;<text:line-break/>&lt;META content="MSHTML 6.00.2600.0" name=GENERATOR&gt;<text:line-break/>&lt;STYLE&gt;&lt;/STYLE&gt;<text:line-break/>&lt;/HEAD&gt;<text:line-break/>&lt;BODY bgColor=#ffffff&gt;<text:line-break/>&lt;DIV&gt;&lt;FONT face=Arial size=2&gt;&lt;FONT face="Times New Roman" size=3&gt;Dear <text:line-break/>Friend,&lt;BR&gt;&lt;BR&gt;A recent survey by Nielsen/Netratings says that "The Internet <text:line-break/>&lt;BR&gt;population is rapidly approaching a 'Half a Billion' people!"&lt;BR&gt;&lt;BR&gt;SO WHAT <text:line-break/>DOES ALL THIS MEAN TO YOU? EASY MONEY!!&lt;BR&gt;&lt;BR&gt;Let's assume that every person <text:line-break/>has only one E-mail address...&lt;BR&gt;that's 500 million potential customers and <text:line-break/>growing!� In addition,&lt;BR&gt;E'mail is without question the most powerful <text:line-break/>method of distributing&lt;BR&gt;information on the face of the earth.&lt;BR&gt;&lt;BR&gt;Well, I <text:line-break/>think you get the picture.� The numbers and potential are &lt;BR&gt;just <text:line-break/>staggering, but it gets even better...&lt;BR&gt;&lt;BR&gt;Suppose I told you that you could <text:line-break/>start your own E-mail business&lt;BR&gt;today and enjoy these <text:line-break/>benefits:&lt;BR&gt;&lt;BR&gt;���� *** All Customers Pay You In <text:line-break/>Cash!!!&lt;BR&gt;���� *** You Will Sell A Product Which Costs <text:line-break/>Nothing to Produce!&lt;BR&gt;���� *** Your Only Overhead Is Your <text:line-break/>Time!&lt;BR&gt;���� *** You Have 100s Of Millions Of Potential <text:line-break/>Customers!!!&lt;BR&gt;���� *** You Get Detailed, Easy To Follow <text:line-break/>Startup <text:line-break/>Instructions!&lt;BR&gt;&lt;BR&gt;��������� AND <text:line-break/>THIS IS JUST THE TIP OF THE ICEBERG . . .&lt;BR&gt;As you read on you'll discover how <text:line-break/>a 'Seen on National TV' &lt;BR&gt;program is paying out a half million dollars, every <text:line-break/>4 to 5 months&lt;BR&gt;from your home, for an investment of only $25 US Dollars <text:line-break/>expense,&lt;BR&gt;one time.� ALL THANKS TO THE COMPUTER AGE . . . &lt;BR&gt;AND THE <text:line-break/>INTERNET!&lt;BR&gt;&lt;BR&gt;Before you say "Bull", please read the following:&lt;BR&gt;This is <text:line-break/>the letter you have been hearing about on the news&lt;BR&gt;lately.� Due to the <text:line-break/>popularity of this letter on the Internet,&lt;BR&gt;a national weekly news program <text:line-break/>recently devoted an entire&lt;BR&gt;show to the investigation of this program <text:line-break/>described below,&lt;BR&gt;to see if it really can make people money.&lt;BR&gt;&lt;BR&gt;The show <text:line-break/>also investigated whether or not the program was&lt;BR&gt;legal.� Their findings <text:line-break/>proved once and for all that there are&lt;BR&gt;"absolutely NO laws prohibiting the <text:line-break/>participation in the&lt;BR&gt;program and if people can follow the simple <text:line-break/>instructions,&lt;BR&gt;they are bound to make some mega bucks with only $25 out <text:line-break/>of&lt;BR&gt;pocket cost".&lt;BR&gt;&lt;BR&gt;���� DUE TO THE RECENT INCREASE <text:line-break/>OF POPULARITY&lt;BR&gt;���� AND RESPECT THIS PROGRAM HAS <text:line-break/>ATTAINED,&lt;BR&gt;���� IT IS CURRENTLY WORKING BETTER THAN <text:line-break/>EVER!&lt;BR&gt;&lt;BR&gt;***** This is what one had to say:&lt;BR&gt;&lt;BR&gt;"Thanks to this <text:line-break/>profitable opportunity.� I was approached many&lt;BR&gt;times before but each <text:line-break/>time I passed on it.� I am so glad I&lt;BR&gt;finally joined just to see what one <text:line-break/>could expect in return&lt;BR&gt;for the minimal effort and money required.� To my <text:line-break/>asonishment,&lt;BR&gt;I received total $610,470.00 in 21 weeks, with money <text:line-break/>still&lt;BR&gt;coming <text:line-break/>in".&lt;BR&gt;&lt;BR&gt;��������� Pam <text:line-break/>Hedland,� Fort Lee, New <text:line-break/>Jersey&lt;BR&gt;----------------------------------------------------------------&lt;BR&gt;Here <text:line-break/>is another testimonial:&lt;BR&gt;&lt;BR&gt;"This program has been around for a long time but <text:line-break/>I never&lt;BR&gt;believed in it.� But one day when I received this again in <text:line-break/>&lt;BR&gt;the mail I decided to gamble my $25 on it.� I followed the&lt;BR&gt;simple <text:line-break/>instructions and walaa. . . .� 3 weeks later the money&lt;BR&gt;started to come <text:line-break/>in.� First month I only made $240.00 but the&lt;BR&gt;next 2 months after that I <text:line-break/>made a total of $290,000.00.&lt;BR&gt;So far, in the past 8 months by re-entering the <text:line-break/>program, I &lt;BR&gt;have made over $710,000.00 and I am playing it again.&lt;BR&gt;&lt;BR&gt;The <text:line-break/>key to success in this program is to follow the simple&lt;BR&gt;steps and NOT change <text:line-break/>anything."&lt;BR&gt;&lt;BR&gt;More testimonials later but first:&lt;BR&gt;&lt;BR&gt;** PRINT THIS NOW <text:line-break/>FOR YOUR FUTURE REFERENCE&lt;BR&gt;&lt;BR&gt;If you would like to make at least $500,000 <text:line-break/>every 4 to 5 &lt;BR&gt;months easily and comfortably, please read the following . . <text:line-break/>.&lt;BR&gt;THEN READ IT AGAIN and AGAIN!!!&lt;BR&gt;&lt;BR&gt;**FOLLOW THESE SIMPLE <text:line-break/>INSTRUCTIONS,&lt;BR&gt;��� TO MAKE YOUR FINANCIAL DREAMS <text:line-break/>&lt;BR&gt;��� COME <text:line-break/>TRUE**&lt;BR&gt;&lt;BR&gt;INSTRUCTIONS:&lt;BR&gt;-------------------&lt;BR&gt;***** Order all 5 reports <text:line-break/>shown on the list below.&lt;BR&gt;&lt;BR&gt;***** For each report, send $5 US CASH, THE NAME <text:line-break/>&amp; &lt;BR&gt;NUMBER OF THE REPORT YOU ARE ORDERING and&lt;BR&gt;YOUR E-MAIL ADDRESS to <text:line-break/>the person whose name appears&lt;BR&gt;ON THAT LIST next to the <text:line-break/>report.&lt;BR&gt;&lt;BR&gt;���� MAKE SURE YOUR RETURN ADDRESS IS ON <text:line-break/>YOUR&lt;BR&gt;���� ENVELOPE TOP LEFT CORNER in case of any <text:line-break/>mail&lt;BR&gt;���� problems.&lt;BR&gt;&lt;BR&gt;���� <text:line-break/>*****When you place your order, make <text:line-break/>sure&lt;BR&gt;�������������� <text:line-break/>you order each of the 5 reports *****&lt;BR&gt;&lt;BR&gt;You will need all 5 reports so that <text:line-break/>you can save them on your&lt;BR&gt;computer and resell them.&lt;BR&gt;&lt;BR&gt;YOUR TOTAL COST $5 <text:line-break/>X 5 = $25.00&lt;BR&gt;&lt;BR&gt;**********Within a few days you will receive, via e-mail, <text:line-break/>each&lt;BR&gt;of the 5 reports from these 5 different individuals.� Save&lt;BR&gt;them <text:line-break/>on your computer so they will be accessible for you to&lt;BR&gt;send to the 1,000's of <text:line-break/>people who will order them from you.&lt;BR&gt;Also make a floppy of these reports and <text:line-break/>keep it at your desk&lt;BR&gt;in case something happens to your <text:line-break/>computer.&lt;BR&gt;&lt;BR&gt;**********IMPORTANT - DO NOT alter the names of the <text:line-break/>people&lt;BR&gt;who are listed next to each report, or their sequence on the &lt;BR&gt;list, <text:line-break/>in any way other than what is intructed below in steps&lt;BR&gt;1 through 6 or you <text:line-break/>will lose out on the majority of your profits.&lt;BR&gt;Once you understand the way <text:line-break/>this works, you will also see how&lt;BR&gt;it does not work if you change <text:line-break/>it.&lt;BR&gt;&lt;BR&gt;Remember, this method has been tested, and if you alter,&lt;BR&gt;it will <text:line-break/>NOT work!!!&lt;BR&gt;&lt;BR&gt;People have tried to put their friends/relatives names <text:line-break/>on&lt;BR&gt;all five thinking they could get all the money.� But it does&lt;BR&gt;not <text:line-break/>work this way.� Believe us, we have tried to be greedy&lt;BR&gt;and then nothing <text:line-break/>happened.&lt;BR&gt;&lt;BR&gt;So do not try to change anything other than what is <text:line-break/>instructed.&lt;BR&gt;Because if you do, it will not work for you.� <text:line-break/>Remember,&lt;BR&gt;honesty reaps the reward!!!&lt;BR&gt;&lt;BR&gt;1. After you have ordered all 5 <text:line-break/>reports, take this &lt;BR&gt;advertisement and REMOVE the name and address of the <text:line-break/>person in&lt;BR&gt;REPORT # 5.� This person has made it through the cycle and is <text:line-break/>&lt;BR&gt;no doubt counting their fortune.&lt;BR&gt;&lt;BR&gt;2. Move the name &amp; address in <text:line-break/>REPORT #4 down to REPORT #5.&lt;BR&gt;3. Move the name &amp; address in REPORT #3 down <text:line-break/>to REPORT #4.&lt;BR&gt;4. Move the name &amp; address in REPORT #2 down to REPORT <text:line-break/>#3.&lt;BR&gt;5. Move the name &amp; address in REPORT #1 down to REPORT #2.&lt;BR&gt;6. <text:line-break/>Insert YOUR name &amp; address in the REPORT #1 Position.&lt;BR&gt;&lt;BR&gt;PLEASE MAKE <text:line-break/>SURE you copy every name &amp; <text:line-break/>address&lt;BR&gt;ACCURATELY!&lt;BR&gt;-----------------------------------------------------------------------------&lt;BR&gt;&lt;BR&gt;Take <text:line-break/>this entire letter, with the modified list of names,&lt;BR&gt;and save it on your <text:line-break/>computer.� DO NOT MAKE ANY OTHER&lt;BR&gt;CHANGES.� Save this on a disk as <text:line-break/>well just in case you loose&lt;BR&gt;any data.&lt;BR&gt;&lt;BR&gt;To assist you with marketing <text:line-break/>your business on the Internet,&lt;BR&gt;the 5 reports you purchase will provide you <text:line-break/>with invaluable&lt;BR&gt;marketing information that includes:� How to send bulk <text:line-break/>e-mails&lt;BR&gt;legally, Where to find thousand of free classified ads and &lt;BR&gt;much, <text:line-break/>much more.&lt;BR&gt;&lt;BR&gt;There are 2 Primary methods to get this venture <text:line-break/>going:&lt;BR&gt;&lt;BR&gt;�� METHOD #1:� SENDING BULK E-MAIL <text:line-break/>LEGALLY&lt;BR&gt;�� <text:line-break/>---------------------------------------------------------&lt;BR&gt;Let's say that you <text:line-break/>decide to start small, just to see how&lt;BR&gt;it goes, and we'll assume you and <text:line-break/>those involved send out&lt;BR&gt;only 5,000 emails each.� Let's also assume that <text:line-break/>the mailing&lt;BR&gt;receives only a 0.2% response (the response could be <text:line-break/>much&lt;BR&gt;better but lets just say it is only 0.2%.� Also, many <text:line-break/>people&lt;BR&gt;will send out hundreds of thousands of e-mails instead of&lt;BR&gt;only <text:line-break/>5,000 each).&lt;BR&gt;&lt;BR&gt;Continuing with this example, you send out only 5,000 <text:line-break/>e-mails.&lt;BR&gt;With a 0.2% response, that is only 10 orders for Report #1.&lt;BR&gt;Those <text:line-break/>10 people resonded by sending out 5,000 e-mails each&lt;BR&gt;for a total of <text:line-break/>50,000.� Out of those 50,000 e-mails only 0.2%&lt;BR&gt;responded with <text:line-break/>orders.� That's 100 people responded and&lt;BR&gt;ordered Report #2.� Those <text:line-break/>100 people mail out 5,000 e-mails&lt;BR&gt;each for a total of 500,000 e-mails.� <text:line-break/>The 0.2% response to &lt;BR&gt;that is 1000 orders for Report #3.&lt;BR&gt;&lt;BR&gt;Thoe 1000 <text:line-break/>people send out 5,000 e-mails each for a total of&lt;BR&gt;5 million e-mails sent <text:line-break/>out.� The 0.2% response to that is&lt;BR&gt;10,000 orders for Report #4.� <text:line-break/>Those 10,000 people send out&lt;BR&gt;5,000 e-mails each for a total of 50,000,000 (50 <text:line-break/>million)&lt;BR&gt;e-mails.� the 0.2% response to that is 100,000 orders <text:line-break/>for&lt;BR&gt;Report #5.&lt;BR&gt;&lt;BR&gt;THAT'S 100,000 ORDERS TIMES $5 EACH = 500,000&lt;BR&gt;(a <text:line-break/>half a million).&lt;BR&gt;&lt;BR&gt;���� Your total income in this <text:line-break/>example is:&lt;BR&gt;���� 1......$50 +&lt;BR&gt;���� <text:line-break/>2......$500 +&lt;BR&gt;���� 3......$5,000 <text:line-break/>+&lt;BR&gt;���� 4......$50,000 +&lt;BR&gt;���� <text:line-break/>5......$500,000 .................. Grand Total = <text:line-break/>$555,550.00&lt;BR&gt;&lt;BR&gt;���� NUMBERS DO NOT LIE.� GET A <text:line-break/>PENCIL &amp; PAPER AND&lt;BR&gt;���� FIGURE OUT THE WORST POSSIBLE <text:line-break/>RESPONSES AND &lt;BR&gt;���� NO MATTER HOW YOU CALCULATE IT, YOU <text:line-break/>WILL&lt;BR&gt;���� STILL MAKE A LOT OF <text:line-break/>MONEY!&lt;BR&gt;----------------------------------------------------------------------&lt;BR&gt;���� <text:line-break/>REMEMBER FRIEND, THIS IS ASSUMING ONLY 10&lt;BR&gt;���� PEOPLE <text:line-break/>ORDERING OUT OF 5,000 PEOPLE YOU MAILED.&lt;BR&gt;&lt;BR&gt;Dare to think for a moment what <text:line-break/>would happen if everyone,&lt;BR&gt;or 1/2, or even 1/5 of those people mailed 100,000 <text:line-break/>e-mails&lt;BR&gt;each or more?� There are over 250 million people on the <text:line-break/>&lt;BR&gt;Internet worldwide and counting.� Believe me, many people&lt;BR&gt;will do <text:line-break/>just that, and more!&lt;BR&gt;&lt;BR&gt;���� METHOD #2:� PLACING <text:line-break/>FREE ADS ON THE INTERNET&lt;BR&gt;��� <text:line-break/>&lt;BR&gt;---------------------------------------------------------------------&lt;BR&gt;Advertising <text:line-break/>on the net is very, very inexpensive and there&lt;BR&gt;are hundreds of FREE places to <text:line-break/>advertise.� Placing a lot of&lt;BR&gt;free ads on the internet will easily get a <text:line-break/>larger response.&lt;BR&gt;We strongly suggest you start with method # 1 and add <text:line-break/>METHOD&lt;BR&gt;# 2 as you go along.&lt;BR&gt;&lt;BR&gt;For every $5 you receive, all you must do <text:line-break/>is e-mail them the &lt;BR&gt;Report they ordered.� That's it!� Always <text:line-break/>provide same day&lt;BR&gt;service on all orders.� This will guarantee that the <text:line-break/>e-mails&lt;BR&gt;they send out, with your name and address on it, will be&lt;BR&gt;prompt <text:line-break/>because they can not advertise until they receive <text:line-break/>the&lt;BR&gt;report.&lt;BR&gt;&lt;BR&gt;���� ORDER EACH REPORT BY IT NUMBER <text:line-break/>&amp; NAME ONLY.&lt;BR&gt;&lt;BR&gt;Note:� Always send $5 cash (US Currency) for each <text:line-break/>report.&lt;BR&gt;Checks are NOT accepted.� Make sure the cash is wrapped in&lt;BR&gt;at <text:line-break/>lease 2 sheets of paper before you put it in the envelope.&lt;BR&gt;On one of those <text:line-break/>sheets of paper, write the NUMBER and the NAME&lt;BR&gt;of the Report you are <text:line-break/>ordering, your email ADDRESS, your NAME&lt;BR&gt;and postal address.� Make sure <text:line-break/>you affix the proper 'International'&lt;BR&gt;Postage if ordering a report from <text:line-break/>outside your country.&lt;BR&gt;&lt;BR&gt;���� PLACE YOUR ORDER FOR THESE <text:line-break/>REPORTS <text:line-break/>NOW:&lt;BR&gt;-------------------------------------------------------------------------&lt;BR&gt;&lt;BR&gt;Report <text:line-break/>#1:� The Insider's Guide to Advertising for Free on the Net&lt;BR&gt;Order Report <text:line-break/>#1 from:&lt;BR&gt;&lt;BR&gt;K.J. Nickels&lt;BR&gt;P.O. Box 739&lt;BR&gt;Waukesha, WI <text:line-break/>53187&lt;BR&gt;&lt;BR&gt;______________________________________________________&lt;BR&gt;&lt;BR&gt;Report <text:line-break/>#2:� The Insider's Guide to Sending Bulk e-mail on the Net&lt;BR&gt;Order Report <text:line-break/>#2 from:&lt;BR&gt;&lt;BR&gt;K. Heritage&lt;BR&gt;6933 W. University Ave #610&lt;BR&gt;Gainsville, FL <text:line-break/>32607&lt;BR&gt;_______________________________________________________&lt;BR&gt;&lt;BR&gt;Report <text:line-break/>#3:� Secret to Multilevel marketing on the Net:&lt;BR&gt;Order Report #3 <text:line-break/>from:&lt;BR&gt;&lt;BR&gt;T. Turner&lt;BR&gt;5317 Bonner Dr.&lt;BR&gt;Corpus Christie, TX <text:line-break/>78411&lt;BR&gt;______________________________________________________&lt;BR&gt;&lt;BR&gt;Report <text:line-break/>#4:� How to become a Millionaire utilizing MLM &amp; the Net&lt;BR&gt;Order <text:line-break/>Report #4 from:&lt;BR&gt;&lt;BR&gt;Mel Hahn&lt;BR&gt;111 Wilmont Drive Unit G&lt;BR&gt;Waukesha, WI <text:line-break/>53189&lt;BR&gt;&lt;BR&gt;&lt;BR&gt;______________________________________________________&lt;BR&gt;&lt;BR&gt;Report <text:line-break/>#5:� How to send out One Million e-mails&lt;BR&gt;Order Report #5 from:&lt;BR&gt;&lt;BR&gt;J. <text:line-break/>Frid&lt;BR&gt;13324 Radisson Rd. N.E.&lt;BR&gt;Ham Lake, MN <text:line-break/>55304&lt;BR&gt;______________________________________________________&lt;BR&gt;&lt;BR&gt;There are <text:line-break/>currently almost 500,000,000 people online worldwide!&lt;BR&gt;&lt;BR&gt;$$$$$$$$$$ YOUR <text:line-break/>SUCCESS GUIDLINES$$$$$$$$$$&lt;BR&gt;&lt;BR&gt;Follow these guidlines to guarantee your <text:line-break/>success:&lt;BR&gt;************************************&lt;BR&gt;If you do not receive at <text:line-break/>least 10 orders for Report #1 within&lt;BR&gt;2 weeks, continue sending e-mails until <text:line-break/>you do.&lt;BR&gt;&lt;BR&gt;After you have received 10 orders, 2 to 3 weeks after that&lt;BR&gt;you <text:line-break/>should receive 100 orders or more for Report #2.� If you&lt;BR&gt;did not, <text:line-break/>continue advertising or sending e-mails until you do.&lt;BR&gt;&lt;BR&gt;Once you have <text:line-break/>received 100 or more orders for Report #2, YOU&lt;BR&gt;CAN RELAX, because the system <text:line-break/>is already working for you,&lt;BR&gt;and the cash will continue to roll <text:line-break/>in!!&lt;BR&gt;&lt;BR&gt;THIS IS IMPORTANT TO REMEMBER: Every time your name&lt;BR&gt;is moved down <text:line-break/>the list, you are placed in front of a &lt;BR&gt;different report.&lt;BR&gt;&lt;BR&gt;You can KEEP <text:line-break/>TRACK of your PROGRESS by watching which&lt;BR&gt;report people are ordering form <text:line-break/>you.&lt;BR&gt;&lt;BR&gt;IF YOU WANT TO GENERATE MORE INCOME SEND ANOTHER&lt;BR&gt;BATCH OF E-MAILS <text:line-break/>AND START THE WHOLE PROCESS&lt;BR&gt;AGAIN.� There is NO LIMIT to the income you <text:line-break/>can generate&lt;BR&gt;from this <text:line-break/>business!!!&lt;BR&gt;________________________________________________________&lt;BR&gt;&lt;BR&gt;���� <text:line-break/>FOLLOWING IS A NOTE FROM THE ORIGINATOR&lt;BR&gt;���� OF THIS <text:line-break/>PROGRAM:&lt;BR&gt;&lt;BR&gt;You have just received information that can give you <text:line-break/>financial&lt;BR&gt;freedom for the rest of your life, with NO RISK and JUST <text:line-break/>A&lt;BR&gt;LITTLE BIT OF EFFORT.� You can make more money in the next&lt;BR&gt;few <text:line-break/>weeks and months than you have ever imagined.&lt;BR&gt;&lt;BR&gt;Follow the program EXACTLY <text:line-break/>AS INSTRUCTED.� Do not change&lt;BR&gt;it in any way.� It works exceedings <text:line-break/>well as it is now.&lt;BR&gt;Remember to e-mail a copy of this exciting report after <text:line-break/>you&lt;BR&gt;have put your name and address in Report #1 and moved others&lt;BR&gt;to <text:line-break/>#2..........#5 as instructed above.� One of the people&lt;BR&gt;you send this to <text:line-break/>may send out 100,000 or more emails and your&lt;BR&gt;name will be on every one of <text:line-break/>them.� Remember though, the more&lt;BR&gt;you send out the more potential <text:line-break/>customers you will reach.&lt;BR&gt;&lt;BR&gt;So my friend, I have given you the ideas, <text:line-break/>information,&lt;BR&gt;materials and opportunity to become financially <text:line-break/>independent.&lt;BR&gt;IT IS UP TO YOU NOW!&lt;BR&gt;&lt;BR&gt;**********MORE <text:line-break/>TESTIMONIALS**********&lt;BR&gt;&lt;BR&gt;"My name is Mitchell.� My wife Jody and I <text:line-break/>live in Chicago.&lt;BR&gt;I am an accountant with a major US Corporation and I <text:line-break/>make&lt;BR&gt;pretty good money.� When I received this program I grumbled&lt;BR&gt;to <text:line-break/>Jody about receiving "junk mail".� I made fun of the&lt;BR&gt;whole thing, <text:line-break/>spouting my knowledge of the population and&lt;BR&gt;percentages involved.� I <text:line-break/>"knew" it wouldn't work.� Jody&lt;BR&gt;totally ignored my supposed intelligence <text:line-break/>and a few days later&lt;BR&gt;she jumped in with both feet.� I made merciless fun <text:line-break/>of her,&lt;BR&gt;and was ready to lay the old "I told you so" on her when&lt;BR&gt;the thing <text:line-break/>didn't work.� Well, the laugh was on me!� Within&lt;BR&gt;3 weeks she had <text:line-break/>received 50 responses.� Within the next 45&lt;BR&gt;days she had received a total <text:line-break/>of $147,200.00 all cash!&lt;BR&gt;I was shocked.� I have joined Jody in her <text:line-break/>"hobby".&lt;BR&gt;&lt;BR&gt;���� Mitchell Wof,� Chicago, <text:line-break/>Illinois&lt;BR&gt;----------------------------------------------------------------&lt;BR&gt;&lt;BR&gt;"Not <text:line-break/>being the gambling type, it took me several weeks to&lt;BR&gt;make up my mind to <text:line-break/>participate in this plan.� But conservative&lt;BR&gt;that I am, I decided that <text:line-break/>the initial investment was so little&lt;BR&gt;that there was just no way that I <text:line-break/>wouldn't get enough orders&lt;BR&gt;to at least get my money back.� I was <text:line-break/>surprised when I found&lt;BR&gt;my medium sized post office box crammed with <text:line-break/>orders.� I made&lt;BR&gt;$319,210.00 in the first 12 weeks.� The nice thing <text:line-break/>about this&lt;BR&gt;deal is that it does not matter where people live.� <text:line-break/>There&lt;BR&gt;simply isn't a better investment with a faster return and&lt;BR&gt;so <text:line-break/>big".&lt;BR&gt;&lt;BR&gt;���� Dan Sondstrom,� Alberta, <text:line-break/>Canada&lt;BR&gt;---------------------------------------------------------------&lt;BR&gt;&lt;BR&gt;"I <text:line-break/>had received this program before.� I deleted it, but later&lt;BR&gt;I wondered if <text:line-break/>I should hav given it a try.� Of course, I&lt;BR&gt;had no idea who to contact to <text:line-break/>get another copy, so I had to&lt;BR&gt;wait until I was e-mailed again by someone else <text:line-break/>. . . . . . . &lt;BR&gt;11 months passed then it luckily came again.� I did not <text:line-break/>&lt;BR&gt;delete this one!� I made more than $490,000 on my first try&lt;BR&gt;and all <text:line-break/>the money came within 22 weeks".&lt;BR&gt;&lt;BR&gt;���� Susan De <text:line-break/>Suza,�� New York, <text:line-break/>NY&lt;BR&gt;--------------------------------------------------------------&lt;BR&gt;&lt;BR&gt;"It <text:line-break/>really is a great opportunity to make relatively easy&lt;BR&gt;money with little cost <text:line-break/>to you.� I followed the simple&lt;BR&gt;instructions carefully and within 10 days <text:line-break/>the money started&lt;BR&gt;to come in.� My first month I made $20,560.00 and by <text:line-break/>the&lt;BR&gt;end of the third month my total cash count was $362,840.00.&lt;BR&gt;Life is <text:line-break/>beautiful, thanks to the Internet".&lt;BR&gt;&lt;BR&gt;���� Fred <text:line-break/>Dellaca,� Westport, New <text:line-break/>Zealand&lt;BR&gt;---------------------------------------------------------------&lt;BR&gt;&lt;BR&gt;ORDER <text:line-break/>YOUR REPORTS TODAY AND GET STARTED&lt;BR&gt;ON YOUR ROAD TO FINANCIAL <text:line-break/>FREEDOM!&lt;BR&gt;&lt;BR&gt;---------------------------------------------------------------&lt;BR&gt;&lt;BR&gt;If <text:line-break/>you have any questions of the legality of this program,&lt;BR&gt;contact the Office of <text:line-break/>Associate Director of Marketing&lt;BR&gt;Practices, Federal Trade Commission, Bureau <text:line-break/>of Consumer&lt;BR&gt;Protection, Washington, D.C.� We are not the authors of this <text:line-break/>program &lt;BR&gt;and do not warrant any guarantees as to how much earnings you <text:line-break/>will&lt;BR&gt;achieve.� This is a one time mailing.� If you wish to be <text:line-break/>removed from &lt;BR&gt;our list please reply to this e-mail with "remove" in the <text:line-break/>subject line&lt;BR&gt;and you will be removed immediately.� <text:line-break/>&lt;/FONT&gt;&lt;/FONT&gt;&lt;/DIV&gt;&lt;BR&gt;&lt;BR&gt;&lt;BR&gt;&lt;img <text:line-break/>src="http://www.myhomeontheweb.com/cust/open.html"&gt;&lt;/A&gt;&lt;/BODY&gt;&lt;/HTML&gt;<text:line-break/><text:line-break/></text:p>
          </table:table-cell>
          <table:table-cell office:value="0" office:value-type="float"/>
          <table:table-cell office:value="0" office:value-type="float"/>
          <table:table-cell office:value="157" office:value-type="float"/>
          <table:table-cell office:value="4147" office:value-type="float"/>
          <table:table-cell office:value="2046" office:value-type="float"/>
          <table:table-cell office:value="1065" office:value-type="float"/>
          <table:table-cell office:value="1" office:value-type="float"/>
          <table:table-cell office:value="0.0" office:value-type="float"/>
          <table:table-cell office:value="0.0" office:value-type="float"/>
          <table:table-cell office:value="0.9038049549574577" office:value-type="float"/>
          <table:table-cell office:value="0.8132987793967851" office:value-type="float"/>
        </table:table-row>
        <table:table-row>
          <table:table-cell office:value="90" office:value-type="float"/>
          <table:table-cell office:value="1" office:value-type="float"/>
          <table:table-cell office:value-type="string">
            <text:p>&lt;!DOCTYPE HTML PUBLIC "-//W3C//DTD HTML 4.0 Transitional//EN"&gt;<text:line-break/>&lt;HTML&gt;&lt;HEAD&gt;<text:line-break/>&lt;META http-equiv=Content-Type content="text/html; charset=iso-8859-1"&gt;<text:line-break/>&lt;META content="MSHTML 6.00.2600.0" name=GENERATOR&gt;<text:line-break/>&lt;STYLE&gt;&lt;/STYLE&gt;<text:line-break/>&lt;/HEAD&gt;<text:line-break/>&lt;BODY bgColor=#ffffff&gt;<text:line-break/>&lt;DIV&gt;&lt;FONT face=Arial size=2&gt;&lt;FONT face="Times New Roman" size=3&gt;Dear <text:line-break/>Friend,&lt;BR&gt;&lt;BR&gt;A recent survey by Nielsen/Netratings says that "The Internet <text:line-break/>&lt;BR&gt;population is rapidly approaching a 'Half a Billion' people!"&lt;BR&gt;&lt;BR&gt;SO WHAT <text:line-break/>DOES ALL THIS MEAN TO YOU? EASY MONEY!!&lt;BR&gt;&lt;BR&gt;Let's assume that every person <text:line-break/>has only one E-mail address...&lt;BR&gt;that's 500 million potential customers and <text:line-break/>growing!� In addition,&lt;BR&gt;E'mail is without question the most powerful <text:line-break/>method of distributing&lt;BR&gt;information on the face of the earth.&lt;BR&gt;&lt;BR&gt;Well, I <text:line-break/>think you get the picture.� The numbers and potential are &lt;BR&gt;just <text:line-break/>staggering, but it gets even better...&lt;BR&gt;&lt;BR&gt;Suppose I told you that you could <text:line-break/>start your own E-mail business&lt;BR&gt;today and enjoy these <text:line-break/>benefits:&lt;BR&gt;&lt;BR&gt;���� *** All Customers Pay You In <text:line-break/>Cash!!!&lt;BR&gt;���� *** You Will Sell A Product Which Costs <text:line-break/>Nothing to Produce!&lt;BR&gt;���� *** Your Only Overhead Is Your <text:line-break/>Time!&lt;BR&gt;���� *** You Have 100s Of Millions Of Potential <text:line-break/>Customers!!!&lt;BR&gt;���� *** You Get Detailed, Easy To Follow <text:line-break/>Startup <text:line-break/>Instructions!&lt;BR&gt;&lt;BR&gt;��������� AND <text:line-break/>THIS IS JUST THE TIP OF THE ICEBERG . . .&lt;BR&gt;As you read on you'll discover how <text:line-break/>a 'Seen on National TV' &lt;BR&gt;program is paying out a half million dollars, every <text:line-break/>4 to 5 months&lt;BR&gt;from your home, for an investment of only $25 US Dollars <text:line-break/>expense,&lt;BR&gt;one time.� ALL THANKS TO THE COMPUTER AGE . . . &lt;BR&gt;AND THE <text:line-break/>INTERNET!&lt;BR&gt;&lt;BR&gt;Before you say "Bull", please read the following:&lt;BR&gt;This is <text:line-break/>the letter you have been hearing about on the news&lt;BR&gt;lately.� Due to the <text:line-break/>popularity of this letter on the Internet,&lt;BR&gt;a national weekly news program <text:line-break/>recently devoted an entire&lt;BR&gt;show to the investigation of this program <text:line-break/>described below,&lt;BR&gt;to see if it really can make people money.&lt;BR&gt;&lt;BR&gt;The show <text:line-break/>also investigated whether or not the program was&lt;BR&gt;legal.� Their findings <text:line-break/>proved once and for all that there are&lt;BR&gt;"absolutely NO laws prohibiting the <text:line-break/>participation in the&lt;BR&gt;program and if people can follow the simple <text:line-break/>instructions,&lt;BR&gt;they are bound to make some mega bucks with only $25 out <text:line-break/>of&lt;BR&gt;pocket cost".&lt;BR&gt;&lt;BR&gt;���� DUE TO THE RECENT INCREASE <text:line-break/>OF POPULARITY&lt;BR&gt;���� AND RESPECT THIS PROGRAM HAS <text:line-break/>ATTAINED,&lt;BR&gt;���� IT IS CURRENTLY WORKING BETTER THAN <text:line-break/>EVER!&lt;BR&gt;&lt;BR&gt;***** This is what one had to say:&lt;BR&gt;&lt;BR&gt;"Thanks to this <text:line-break/>profitable opportunity.� I was approached many&lt;BR&gt;times before but each <text:line-break/>time I passed on it.� I am so glad I&lt;BR&gt;finally joined just to see what one <text:line-break/>could expect in return&lt;BR&gt;for the minimal effort and money required.� To my <text:line-break/>asonishment,&lt;BR&gt;I received total $610,470.00 in 21 weeks, with money <text:line-break/>still&lt;BR&gt;coming <text:line-break/>in".&lt;BR&gt;&lt;BR&gt;��������� Pam <text:line-break/>Hedland,� Fort Lee, New <text:line-break/>Jersey&lt;BR&gt;----------------------------------------------------------------&lt;BR&gt;Here <text:line-break/>is another testimonial:&lt;BR&gt;&lt;BR&gt;"This program has been around for a long time but <text:line-break/>I never&lt;BR&gt;believed in it.� But one day when I received this again in <text:line-break/>&lt;BR&gt;the mail I decided to gamble my $25 on it.� I followed the&lt;BR&gt;simple <text:line-break/>instructions and walaa. . . .� 3 weeks later the money&lt;BR&gt;started to come <text:line-break/>in.� First month I only made $240.00 but the&lt;BR&gt;next 2 months after that I <text:line-break/>made a total of $290,000.00.&lt;BR&gt;So far, in the past 8 months by re-entering the <text:line-break/>program, I &lt;BR&gt;have made over $710,000.00 and I am playing it again.&lt;BR&gt;&lt;BR&gt;The <text:line-break/>key to success in this program is to follow the simple&lt;BR&gt;steps and NOT change <text:line-break/>anything."&lt;BR&gt;&lt;BR&gt;More testimonials later but first:&lt;BR&gt;&lt;BR&gt;** PRINT THIS NOW <text:line-break/>FOR YOUR FUTURE REFERENCE&lt;BR&gt;&lt;BR&gt;If you would like to make at least $500,000 <text:line-break/>every 4 to 5 &lt;BR&gt;months easily and comfortably, please read the following . . <text:line-break/>.&lt;BR&gt;THEN READ IT AGAIN and AGAIN!!!&lt;BR&gt;&lt;BR&gt;**FOLLOW THESE SIMPLE <text:line-break/>INSTRUCTIONS,&lt;BR&gt;��� TO MAKE YOUR FINANCIAL DREAMS <text:line-break/>&lt;BR&gt;��� COME <text:line-break/>TRUE**&lt;BR&gt;&lt;BR&gt;INSTRUCTIONS:&lt;BR&gt;-------------------&lt;BR&gt;***** Order all 5 reports <text:line-break/>shown on the list below.&lt;BR&gt;&lt;BR&gt;***** For each report, send $5 US CASH, THE NAME <text:line-break/>&amp; &lt;BR&gt;NUMBER OF THE REPORT YOU ARE ORDERING and&lt;BR&gt;YOUR E-MAIL ADDRESS to <text:line-break/>the person whose name appears&lt;BR&gt;ON THAT LIST next to the <text:line-break/>report.&lt;BR&gt;&lt;BR&gt;���� MAKE SURE YOUR RETURN ADDRESS IS ON <text:line-break/>YOUR&lt;BR&gt;���� ENVELOPE TOP LEFT CORNER in case of any <text:line-break/>mail&lt;BR&gt;���� problems.&lt;BR&gt;&lt;BR&gt;���� <text:line-break/>*****When you place your order, make <text:line-break/>sure&lt;BR&gt;�������������� <text:line-break/>you order each of the 5 reports *****&lt;BR&gt;&lt;BR&gt;You will need all 5 reports so that <text:line-break/>you can save them on your&lt;BR&gt;computer and resell them.&lt;BR&gt;&lt;BR&gt;YOUR TOTAL COST $5 <text:line-break/>X 5 = $25.00&lt;BR&gt;&lt;BR&gt;**********Within a few days you will receive, via e-mail, <text:line-break/>each&lt;BR&gt;of the 5 reports from these 5 different individuals.� Save&lt;BR&gt;them <text:line-break/>on your computer so they will be accessible for you to&lt;BR&gt;send to the 1,000's of <text:line-break/>people who will order them from you.&lt;BR&gt;Also make a floppy of these reports and <text:line-break/>keep it at your desk&lt;BR&gt;in case something happens to your <text:line-break/>computer.&lt;BR&gt;&lt;BR&gt;**********IMPORTANT - DO NOT alter the names of the <text:line-break/>people&lt;BR&gt;who are listed next to each report, or their sequence on the &lt;BR&gt;list, <text:line-break/>in any way other than what is intructed below in steps&lt;BR&gt;1 through 6 or you <text:line-break/>will lose out on the majority of your profits.&lt;BR&gt;Once you understand the way <text:line-break/>this works, you will also see how&lt;BR&gt;it does not work if you change <text:line-break/>it.&lt;BR&gt;&lt;BR&gt;Remember, this method has been tested, and if you alter,&lt;BR&gt;it will <text:line-break/>NOT work!!!&lt;BR&gt;&lt;BR&gt;People have tried to put their friends/relatives names <text:line-break/>on&lt;BR&gt;all five thinking they could get all the money.� But it does&lt;BR&gt;not <text:line-break/>work this way.� Believe us, we have tried to be greedy&lt;BR&gt;and then nothing <text:line-break/>happened.&lt;BR&gt;&lt;BR&gt;So do not try to change anything other than what is <text:line-break/>instructed.&lt;BR&gt;Because if you do, it will not work for you.� <text:line-break/>Remember,&lt;BR&gt;honesty reaps the reward!!!&lt;BR&gt;&lt;BR&gt;1. After you have ordered all 5 <text:line-break/>reports, take this &lt;BR&gt;advertisement and REMOVE the name and address of the <text:line-break/>person in&lt;BR&gt;REPORT # 5.� This person has made it through the cycle and is <text:line-break/>&lt;BR&gt;no doubt counting their fortune.&lt;BR&gt;&lt;BR&gt;2. Move the name &amp; address in <text:line-break/>REPORT #4 down to REPORT #5.&lt;BR&gt;3. Move the name &amp; address in REPORT #3 down <text:line-break/>to REPORT #4.&lt;BR&gt;4. Move the name &amp; address in REPORT #2 down to REPORT <text:line-break/>#3.&lt;BR&gt;5. Move the name &amp; address in REPORT #1 down to REPORT #2.&lt;BR&gt;6. <text:line-break/>Insert YOUR name &amp; address in the REPORT #1 Position.&lt;BR&gt;&lt;BR&gt;PLEASE MAKE <text:line-break/>SURE you copy every name &amp; <text:line-break/>address&lt;BR&gt;ACCURATELY!&lt;BR&gt;-----------------------------------------------------------------------------&lt;BR&gt;&lt;BR&gt;Take <text:line-break/>this entire letter, with the modified list of names,&lt;BR&gt;and save it on your <text:line-break/>computer.� DO NOT MAKE ANY OTHER&lt;BR&gt;CHANGES.� Save this on a disk as <text:line-break/>well just in case you loose&lt;BR&gt;any data.&lt;BR&gt;&lt;BR&gt;To assist you with marketing <text:line-break/>your business on the Internet,&lt;BR&gt;the 5 reports you purchase will provide you <text:line-break/>with invaluable&lt;BR&gt;marketing information that includes:� How to send bulk <text:line-break/>e-mails&lt;BR&gt;legally, Where to find thousand of free classified ads and &lt;BR&gt;much, <text:line-break/>much more.&lt;BR&gt;&lt;BR&gt;There are 2 Primary methods to get this venture <text:line-break/>going:&lt;BR&gt;&lt;BR&gt;�� METHOD #1:� SENDING BULK E-MAIL <text:line-break/>LEGALLY&lt;BR&gt;�� <text:line-break/>---------------------------------------------------------&lt;BR&gt;Let's say that you <text:line-break/>decide to start small, just to see how&lt;BR&gt;it goes, and we'll assume you and <text:line-break/>those involved send out&lt;BR&gt;only 5,000 emails each.� Let's also assume that <text:line-break/>the mailing&lt;BR&gt;receives only a 0.2% response (the response could be <text:line-break/>much&lt;BR&gt;better but lets just say it is only 0.2%.� Also, many <text:line-break/>people&lt;BR&gt;will send out hundreds of thousands of e-mails instead of&lt;BR&gt;only <text:line-break/>5,000 each).&lt;BR&gt;&lt;BR&gt;Continuing with this example, you send out only 5,000 <text:line-break/>e-mails.&lt;BR&gt;With a 0.2% response, that is only 10 orders for Report #1.&lt;BR&gt;Those <text:line-break/>10 people resonded by sending out 5,000 e-mails each&lt;BR&gt;for a total of <text:line-break/>50,000.� Out of those 50,000 e-mails only 0.2%&lt;BR&gt;responded with <text:line-break/>orders.� That's 100 people responded and&lt;BR&gt;ordered Report #2.� Those <text:line-break/>100 people mail out 5,000 e-mails&lt;BR&gt;each for a total of 500,000 e-mails.� <text:line-break/>The 0.2% response to &lt;BR&gt;that is 1000 orders for Report #3.&lt;BR&gt;&lt;BR&gt;Thoe 1000 <text:line-break/>people send out 5,000 e-mails each for a total of&lt;BR&gt;5 million e-mails sent <text:line-break/>out.� The 0.2% response to that is&lt;BR&gt;10,000 orders for Report #4.� <text:line-break/>Those 10,000 people send out&lt;BR&gt;5,000 e-mails each for a total of 50,000,000 (50 <text:line-break/>million)&lt;BR&gt;e-mails.� the 0.2% response to that is 100,000 orders <text:line-break/>for&lt;BR&gt;Report #5.&lt;BR&gt;&lt;BR&gt;THAT'S 100,000 ORDERS TIMES $5 EACH = 500,000&lt;BR&gt;(a <text:line-break/>half a million).&lt;BR&gt;&lt;BR&gt;���� Your total income in this <text:line-break/>example is:&lt;BR&gt;���� 1......$50 +&lt;BR&gt;���� <text:line-break/>2......$500 +&lt;BR&gt;���� 3......$5,000 <text:line-break/>+&lt;BR&gt;���� 4......$50,000 +&lt;BR&gt;���� <text:line-break/>5......$500,000 .................. Grand Total = <text:line-break/>$555,550.00&lt;BR&gt;&lt;BR&gt;���� NUMBERS DO NOT LIE.� GET A <text:line-break/>PENCIL &amp; PAPER AND&lt;BR&gt;���� FIGURE OUT THE WORST POSSIBLE <text:line-break/>RESPONSES AND &lt;BR&gt;���� NO MATTER HOW YOU CALCULATE IT, YOU <text:line-break/>WILL&lt;BR&gt;���� STILL MAKE A LOT OF <text:line-break/>MONEY!&lt;BR&gt;----------------------------------------------------------------------&lt;BR&gt;���� <text:line-break/>REMEMBER FRIEND, THIS IS ASSUMING ONLY 10&lt;BR&gt;���� PEOPLE <text:line-break/>ORDERING OUT OF 5,000 PEOPLE YOU MAILED.&lt;BR&gt;&lt;BR&gt;Dare to think for a moment what <text:line-break/>would happen if everyone,&lt;BR&gt;or 1/2, or even 1/5 of those people mailed 100,000 <text:line-break/>e-mails&lt;BR&gt;each or more?� There are over 250 million people on the <text:line-break/>&lt;BR&gt;Internet worldwide and counting.� Believe me, many people&lt;BR&gt;will do <text:line-break/>just that, and more!&lt;BR&gt;&lt;BR&gt;���� METHOD #2:� PLACING <text:line-break/>FREE ADS ON THE INTERNET&lt;BR&gt;��� <text:line-break/>&lt;BR&gt;---------------------------------------------------------------------&lt;BR&gt;Advertising <text:line-break/>on the net is very, very inexpensive and there&lt;BR&gt;are hundreds of FREE places to <text:line-break/>advertise.� Placing a lot of&lt;BR&gt;free ads on the internet will easily get a <text:line-break/>larger response.&lt;BR&gt;We strongly suggest you start with method # 1 and add <text:line-break/>METHOD&lt;BR&gt;# 2 as you go along.&lt;BR&gt;&lt;BR&gt;For every $5 you receive, all you must do <text:line-break/>is e-mail them the &lt;BR&gt;Report they ordered.� That's it!� Always <text:line-break/>provide same day&lt;BR&gt;service on all orders.� This will guarantee that the <text:line-break/>e-mails&lt;BR&gt;they send out, with your name and address on it, will be&lt;BR&gt;prompt <text:line-break/>because they can not advertise until they receive <text:line-break/>the&lt;BR&gt;report.&lt;BR&gt;&lt;BR&gt;���� ORDER EACH REPORT BY IT NUMBER <text:line-break/>&amp; NAME ONLY.&lt;BR&gt;&lt;BR&gt;Note:� Always send $5 cash (US Currency) for each <text:line-break/>report.&lt;BR&gt;Checks are NOT accepted.� Make sure the cash is wrapped in&lt;BR&gt;at <text:line-break/>lease 2 sheets of paper before you put it in the envelope.&lt;BR&gt;On one of those <text:line-break/>sheets of paper, write the NUMBER and the NAME&lt;BR&gt;of the Report you are <text:line-break/>ordering, your email ADDRESS, your NAME&lt;BR&gt;and postal address.� Make sure <text:line-break/>you affix the proper 'International'&lt;BR&gt;Postage if ordering a report from <text:line-break/>outside your country.&lt;BR&gt;&lt;BR&gt;���� PLACE YOUR ORDER FOR THESE <text:line-break/>REPORTS <text:line-break/>NOW:&lt;BR&gt;-------------------------------------------------------------------------&lt;BR&gt;&lt;BR&gt;Report <text:line-break/>#1:� The Insider's Guide to Advertising for Free on the Net&lt;BR&gt;Order Report <text:line-break/>#1 from:&lt;BR&gt;&lt;BR&gt;K.J. Nickels&lt;BR&gt;P.O. Box 739&lt;BR&gt;Waukesha, WI <text:line-break/>53187&lt;BR&gt;&lt;BR&gt;______________________________________________________&lt;BR&gt;&lt;BR&gt;Report <text:line-break/>#2:� The Insider's Guide to Sending Bulk e-mail on the Net&lt;BR&gt;Order Report <text:line-break/>#2 from:&lt;BR&gt;&lt;BR&gt;K. Heritage&lt;BR&gt;6933 W. University Ave #610&lt;BR&gt;Gainsville, FL <text:line-break/>32607&lt;BR&gt;_______________________________________________________&lt;BR&gt;&lt;BR&gt;Report <text:line-break/>#3:� Secret to Multilevel marketing on the Net:&lt;BR&gt;Order Report #3 <text:line-break/>from:&lt;BR&gt;&lt;BR&gt;T. Turner&lt;BR&gt;5317 Bonner Dr.&lt;BR&gt;Corpus Christie, TX <text:line-break/>78411&lt;BR&gt;______________________________________________________&lt;BR&gt;&lt;BR&gt;Report <text:line-break/>#4:� How to become a Millionaire utilizing MLM &amp; the Net&lt;BR&gt;Order <text:line-break/>Report #4 from:&lt;BR&gt;&lt;BR&gt;Mel Hahn&lt;BR&gt;111 Wilmont Drive Unit G&lt;BR&gt;Waukesha, WI <text:line-break/>53189&lt;BR&gt;&lt;BR&gt;&lt;BR&gt;______________________________________________________&lt;BR&gt;&lt;BR&gt;Report <text:line-break/>#5:� How to send out One Million e-mails&lt;BR&gt;Order Report #5 from:&lt;BR&gt;&lt;BR&gt;J. <text:line-break/>Frid&lt;BR&gt;13324 Radisson Rd. N.E.&lt;BR&gt;Ham Lake, MN <text:line-break/>55304&lt;BR&gt;______________________________________________________&lt;BR&gt;&lt;BR&gt;There are <text:line-break/>currently almost 500,000,000 people online worldwide!&lt;BR&gt;&lt;BR&gt;$$$$$$$$$$ YOUR <text:line-break/>SUCCESS GUIDLINES$$$$$$$$$$&lt;BR&gt;&lt;BR&gt;Follow these guidlines to guarantee your <text:line-break/>success:&lt;BR&gt;************************************&lt;BR&gt;If you do not receive at <text:line-break/>least 10 orders for Report #1 within&lt;BR&gt;2 weeks, continue sending e-mails until <text:line-break/>you do.&lt;BR&gt;&lt;BR&gt;After you have received 10 orders, 2 to 3 weeks after that&lt;BR&gt;you <text:line-break/>should receive 100 orders or more for Report #2.� If you&lt;BR&gt;did not, <text:line-break/>continue advertising or sending e-mails until you do.&lt;BR&gt;&lt;BR&gt;Once you have <text:line-break/>received 100 or more orders for Report #2, YOU&lt;BR&gt;CAN RELAX, because the system <text:line-break/>is already working for you,&lt;BR&gt;and the cash will continue to roll <text:line-break/>in!!&lt;BR&gt;&lt;BR&gt;THIS IS IMPORTANT TO REMEMBER: Every time your name&lt;BR&gt;is moved down <text:line-break/>the list, you are placed in front of a &lt;BR&gt;different report.&lt;BR&gt;&lt;BR&gt;You can KEEP <text:line-break/>TRACK of your PROGRESS by watching which&lt;BR&gt;report people are ordering form <text:line-break/>you.&lt;BR&gt;&lt;BR&gt;IF YOU WANT TO GENERATE MORE INCOME SEND ANOTHER&lt;BR&gt;BATCH OF E-MAILS <text:line-break/>AND START THE WHOLE PROCESS&lt;BR&gt;AGAIN.� There is NO LIMIT to the income you <text:line-break/>can generate&lt;BR&gt;from this <text:line-break/>business!!!&lt;BR&gt;________________________________________________________&lt;BR&gt;&lt;BR&gt;���� <text:line-break/>FOLLOWING IS A NOTE FROM THE ORIGINATOR&lt;BR&gt;���� OF THIS <text:line-break/>PROGRAM:&lt;BR&gt;&lt;BR&gt;You have just received information that can give you <text:line-break/>financial&lt;BR&gt;freedom for the rest of your life, with NO RISK and JUST <text:line-break/>A&lt;BR&gt;LITTLE BIT OF EFFORT.� You can make more money in the next&lt;BR&gt;few <text:line-break/>weeks and months than you have ever imagined.&lt;BR&gt;&lt;BR&gt;Follow the program EXACTLY <text:line-break/>AS INSTRUCTED.� Do not change&lt;BR&gt;it in any way.� It works exceedings <text:line-break/>well as it is now.&lt;BR&gt;Remember to e-mail a copy of this exciting report after <text:line-break/>you&lt;BR&gt;have put your name and address in Report #1 and moved others&lt;BR&gt;to <text:line-break/>#2..........#5 as instructed above.� One of the people&lt;BR&gt;you send this to <text:line-break/>may send out 100,000 or more emails and your&lt;BR&gt;name will be on every one of <text:line-break/>them.� Remember though, the more&lt;BR&gt;you send out the more potential <text:line-break/>customers you will reach.&lt;BR&gt;&lt;BR&gt;So my friend, I have given you the ideas, <text:line-break/>information,&lt;BR&gt;materials and opportunity to become financially <text:line-break/>independent.&lt;BR&gt;IT IS UP TO YOU NOW!&lt;BR&gt;&lt;BR&gt;**********MORE <text:line-break/>TESTIMONIALS**********&lt;BR&gt;&lt;BR&gt;"My name is Mitchell.� My wife Jody and I <text:line-break/>live in Chicago.&lt;BR&gt;I am an accountant with a major US Corporation and I <text:line-break/>make&lt;BR&gt;pretty good money.� When I received this program I grumbled&lt;BR&gt;to <text:line-break/>Jody about receiving "junk mail".� I made fun of the&lt;BR&gt;whole thing, <text:line-break/>spouting my knowledge of the population and&lt;BR&gt;percentages involved.� I <text:line-break/>"knew" it wouldn't work.� Jody&lt;BR&gt;totally ignored my supposed intelligence <text:line-break/>and a few days later&lt;BR&gt;she jumped in with both feet.� I made merciless fun <text:line-break/>of her,&lt;BR&gt;and was ready to lay the old "I told you so" on her when&lt;BR&gt;the thing <text:line-break/>didn't work.� Well, the laugh was on me!� Within&lt;BR&gt;3 weeks she had <text:line-break/>received 50 responses.� Within the next 45&lt;BR&gt;days she had received a total <text:line-break/>of $147,200.00 all cash!&lt;BR&gt;I was shocked.� I have joined Jody in her <text:line-break/>"hobby".&lt;BR&gt;&lt;BR&gt;���� Mitchell Wof,� Chicago, <text:line-break/>Illinois&lt;BR&gt;----------------------------------------------------------------&lt;BR&gt;&lt;BR&gt;"Not <text:line-break/>being the gambling type, it took me several weeks to&lt;BR&gt;make up my mind to <text:line-break/>participate in this plan.� But conservative&lt;BR&gt;that I am, I decided that <text:line-break/>the initial investment was so little&lt;BR&gt;that there was just no way that I <text:line-break/>wouldn't get enough orders&lt;BR&gt;to at least get my money back.� I was <text:line-break/>surprised when I found&lt;BR&gt;my medium sized post office box crammed with <text:line-break/>orders.� I made&lt;BR&gt;$319,210.00 in the first 12 weeks.� The nice thing <text:line-break/>about this&lt;BR&gt;deal is that it does not matter where people live.� <text:line-break/>There&lt;BR&gt;simply isn't a better investment with a faster return and&lt;BR&gt;so <text:line-break/>big".&lt;BR&gt;&lt;BR&gt;���� Dan Sondstrom,� Alberta, <text:line-break/>Canada&lt;BR&gt;---------------------------------------------------------------&lt;BR&gt;&lt;BR&gt;"I <text:line-break/>had received this program before.� I deleted it, but later&lt;BR&gt;I wondered if <text:line-break/>I should hav given it a try.� Of course, I&lt;BR&gt;had no idea who to contact to <text:line-break/>get another copy, so I had to&lt;BR&gt;wait until I was e-mailed again by someone else <text:line-break/>. . . . . . . &lt;BR&gt;11 months passed then it luckily came again.� I did not <text:line-break/>&lt;BR&gt;delete this one!� I made more than $490,000 on my first try&lt;BR&gt;and all <text:line-break/>the money came within 22 weeks".&lt;BR&gt;&lt;BR&gt;���� Susan De <text:line-break/>Suza,�� New York, <text:line-break/>NY&lt;BR&gt;--------------------------------------------------------------&lt;BR&gt;&lt;BR&gt;"It <text:line-break/>really is a great opportunity to make relatively easy&lt;BR&gt;money with little cost <text:line-break/>to you.� I followed the simple&lt;BR&gt;instructions carefully and within 10 days <text:line-break/>the money started&lt;BR&gt;to come in.� My first month I made $20,560.00 and by <text:line-break/>the&lt;BR&gt;end of the third month my total cash count was $362,840.00.&lt;BR&gt;Life is <text:line-break/>beautiful, thanks to the Internet".&lt;BR&gt;&lt;BR&gt;���� Fred <text:line-break/>Dellaca,� Westport, New <text:line-break/>Zealand&lt;BR&gt;---------------------------------------------------------------&lt;BR&gt;&lt;BR&gt;ORDER <text:line-break/>YOUR REPORTS TODAY AND GET STARTED&lt;BR&gt;ON YOUR ROAD TO FINANCIAL <text:line-break/>FREEDOM!&lt;BR&gt;&lt;BR&gt;---------------------------------------------------------------&lt;BR&gt;&lt;BR&gt;If <text:line-break/>you have any questions of the legality of this program,&lt;BR&gt;contact the Office of <text:line-break/>Associate Director of Marketing&lt;BR&gt;Practices, Federal Trade Commission, Bureau <text:line-break/>of Consumer&lt;BR&gt;Protection, Washington, D.C.� We are not the authors of this <text:line-break/>program &lt;BR&gt;and do not warrant any guarantees as to how much earnings you <text:line-break/>will&lt;BR&gt;achieve.� This is a one time mailing.� If you wish to be <text:line-break/>removed from &lt;BR&gt;our list please reply to this e-mail with "remove" in the <text:line-break/>subject line&lt;BR&gt;and you will be removed immediately.� <text:line-break/>&lt;/FONT&gt;&lt;/FONT&gt;&lt;/DIV&gt;&lt;BR&gt;&lt;BR&gt;&lt;BR&gt;&lt;img <text:line-break/>src="http://www.myhomeontheweb.com/cust/open.html"&gt;&lt;/A&gt;&lt;/BODY&gt;&lt;/HTML&gt;<text:line-break/><text:line-break/></text:p>
          </table:table-cell>
          <table:table-cell office:value="0" office:value-type="float"/>
          <table:table-cell office:value="0" office:value-type="float"/>
          <table:table-cell office:value="157" office:value-type="float"/>
          <table:table-cell office:value="4147" office:value-type="float"/>
          <table:table-cell office:value="2046" office:value-type="float"/>
          <table:table-cell office:value="1065" office:value-type="float"/>
          <table:table-cell office:value="1" office:value-type="float"/>
          <table:table-cell office:value="0.0" office:value-type="float"/>
          <table:table-cell office:value="0.0" office:value-type="float"/>
          <table:table-cell office:value="0.9038049549574577" office:value-type="float"/>
          <table:table-cell office:value="0.8132987793967851" office:value-type="float"/>
        </table:table-row>
        <table:table-row>
          <table:table-cell office:value="91" office:value-type="float"/>
          <table:table-cell office:value="1" office:value-type="float"/>
          <table:table-cell office:value-type="string">
            <text:p>&lt;html&gt;<text:line-break/><text:line-break/>&lt;head&gt;<text:line-break/>&lt;meta http-equiv="Content-Type" content="text/html; charset=windows-1252"&gt;<text:line-break/>&lt;meta name="GENERATOR" content="Microsoft FrontPage 4.0"&gt;<text:line-break/>&lt;meta name="ProgId" content="FrontPage.Editor.Document"&gt;<text:line-break/>&lt;title&gt;New Page 1&lt;/title&gt;<text:line-break/>&lt;/head&gt;<text:line-break/><text:line-break/>&lt;body bgcolor="#808080"&gt;<text:line-break/><text:line-break/>&lt;p align="center"&gt;&lt;span style="font-family: Arial; mso-fareast-font-family: Times New Roman; mso-ansi-language: EN-US; mso-fareast-language: EN-US; mso-bidi-language: AR-SA"&gt;&lt;font size="5"&gt;&lt;span style="font-family: Arial; mso-fareast-font-family: Times New Roman; color: red; mso-ansi-language: EN-US; mso-fareast-language: EN-US; mso-bidi-language: AR-SA"&gt;VIAGRA&lt;br&gt;<text:line-break/>&lt;/span&gt;&lt;span style="font-family: Arial; mso-fareast-font-family: Times New Roman; color: black; mso-ansi-language: EN-US; mso-fareast-language: EN-US; mso-bidi-language: AR-SA"&gt;WITHOUT&lt;br&gt;<text:line-break/>A DOCTORS VISIT!!&lt;/span&gt;&lt;/font&gt;&lt;/span&gt;&lt;/p&gt;<text:line-break/>&lt;p align="center"&gt;&lt;a href="http://www.universalmeds.com/main2.php?rx=17516"&gt;&lt;font size="5"&gt;CLICK&lt;br&gt;<text:line-break/>HERE&lt;/font&gt;&lt;/a&gt;&lt;/p&gt;<text:line-break/>&lt;p align="center" style="text-align:center"&gt;&lt;span style="font-size:10.0pt;<text:line-break/>font-family:Arial"&gt;*&lt;/span&gt;&lt;span style="font-family: Arial"&gt;&lt;font size="4"&gt;Other<text:line-break/>Top Medications also available!!&lt;o:p&gt;<text:line-break/>&lt;/o:p&gt;<text:line-break/>&lt;/font&gt;&lt;/span&gt;&lt;/p&gt;<text:line-break/>&lt;p align="center" style="text-align:center"&gt;&lt;span style="font-family: Arial"&gt;&lt;font size="4"&gt;*We<text:line-break/>have Doctors on call around the country to view&lt;br&gt;<text:line-break/>your information and quickly approve your order.&lt;o:p&gt;<text:line-break/>&lt;/o:p&gt;<text:line-break/>&lt;/font&gt;&lt;/span&gt;&lt;/p&gt;<text:line-break/>&lt;p align="center" style="text-align:center"&gt;&lt;span style="font-family: Arial"&gt;&lt;font size="4"&gt;*Totally<text:line-break/>Discreet System allows you to order today and&lt;br&gt;<text:line-break/>enjoy your medication tomorrow in most cases.&lt;o:p&gt;<text:line-break/>&lt;/o:p&gt;<text:line-break/>&lt;/font&gt;&lt;/span&gt;&lt;/p&gt;<text:line-break/>&lt;p align="center"&gt;&lt;span style="font-family: Arial; mso-fareast-font-family: Times New Roman; mso-ansi-language: EN-US; mso-fareast-language: EN-US; mso-bidi-language: AR-SA"&gt;&lt;font size="4"&gt;*Finally<text:line-break/>you can try the wonder drug Viagra that&lt;br&gt;<text:line-break/>has swept the World without the embarrassment of&lt;br&gt;<text:line-break/>having to visit your Doctor and explain your condition!!&lt;/font&gt;&lt;/span&gt;<text:line-break/>&lt;p align="center"&gt;&lt;font size="5"&gt;&lt;a href="http://www.universalmeds.com/main2.php?rx=17516"&gt;TO<text:line-break/>ORDER CLICK HERE!&lt;/a&gt;&lt;/font&gt;&lt;/p&gt;<text:line-break/>&lt;p align="center"&gt;&amp;nbsp;&lt;/p&gt;<text:line-break/>&lt;p align="center"&gt;&amp;nbsp;&lt;/p&gt;<text:line-break/>&lt;p align="center"&gt;&amp;nbsp;&lt;/p&gt;<text:line-break/>&lt;p align="center"&gt;&amp;nbsp;&lt;/p&gt;<text:line-break/>&lt;p align="center"&gt;&amp;nbsp;&lt;/p&gt;<text:line-break/>&lt;p align="center"&gt;&amp;nbsp;&lt;/p&gt;<text:line-break/>&lt;p align="center"&gt;&amp;nbsp;&lt;/p&gt;<text:line-break/>&lt;p align="center"&gt;&amp;nbsp;&lt;/p&gt;<text:line-break/>&lt;p align="left"&gt;TO GET DELETED &lt;/p&gt;<text:line-break/>&lt;p align="left"&gt;&lt;font face="Arial" size="2"&gt;&lt;a href="http://194.44.46.21/remove.php"&gt;http://194.44.46.21/remove.php&lt;/a&gt;&lt;/font&gt;&lt;/p&gt;<text:line-break/>&lt;p align="left"&gt;&amp;nbsp;&lt;/p&gt;<text:line-break/>&lt;p align="left"&gt;&amp;nbsp;&lt;/p&gt;<text:line-break/><text:line-break/>&lt;/body&gt;<text:line-break/><text:line-break/>&lt;/html&gt;<text:line-break/>3606uLdz7-798Gxne6717WLiQ1-104VoKJ8349uvAE9-31l43<text:line-break/><text:line-break/></text:p>
          </table:table-cell>
          <table:table-cell office:value="0" office:value-type="float"/>
          <table:table-cell office:value="1" office:value-type="float"/>
          <table:table-cell office:value="18" office:value-type="float"/>
          <table:table-cell office:value="573" office:value-type="float"/>
          <table:table-cell office:value="298" office:value-type="float"/>
          <table:table-cell office:value="154" office:value-type="float"/>
          <table:table-cell office:value="1" office:value-type="float"/>
          <table:table-cell office:value="0.0" office:value-type="float"/>
          <table:table-cell office:value="0.0" office:value-type="float"/>
          <table:table-cell office:value="0.7139867914490862" office:value-type="float"/>
          <table:table-cell office:value="0.7143657128176593" office:value-type="float"/>
        </table:table-row>
        <table:table-row>
          <table:table-cell office:value="92" office:value-type="float"/>
          <table:table-cell office:value="1" office:value-type="float"/>
          <table:table-cell office:value-type="string">
            <text:p>&lt;html&gt;<text:line-break/><text:line-break/>&lt;head&gt;<text:line-break/>&lt;meta http-equiv="Content-Type" content="text/html; charset=windows-1252"&gt;<text:line-break/>&lt;meta name="GENERATOR" content="Microsoft FrontPage 4.0"&gt;<text:line-break/>&lt;meta name="ProgId" content="FrontPage.Editor.Document"&gt;<text:line-break/>&lt;title&gt;New Page 1&lt;/title&gt;<text:line-break/>&lt;/head&gt;<text:line-break/><text:line-break/>&lt;body bgcolor="#808080"&gt;<text:line-break/><text:line-break/>&lt;p align="center"&gt;&lt;span style="font-family: Arial; mso-fareast-font-family: Times New Roman; mso-ansi-language: EN-US; mso-fareast-language: EN-US; mso-bidi-language: AR-SA"&gt;&lt;font size="5"&gt;&lt;span style="font-family: Arial; mso-fareast-font-family: Times New Roman; color: red; mso-ansi-language: EN-US; mso-fareast-language: EN-US; mso-bidi-language: AR-SA"&gt;VIAGRA&lt;br&gt;<text:line-break/>&lt;/span&gt;&lt;span style="font-family: Arial; mso-fareast-font-family: Times New Roman; color: black; mso-ansi-language: EN-US; mso-fareast-language: EN-US; mso-bidi-language: AR-SA"&gt;WITHOUT&lt;br&gt;<text:line-break/>A DOCTORS VISIT!!&lt;/span&gt;&lt;/font&gt;&lt;/span&gt;&lt;/p&gt;<text:line-break/>&lt;p align="center"&gt;&lt;a href="http://www.universalmeds.com/main2.php?rx=17516"&gt;&lt;font size="5"&gt;CLICK&lt;br&gt;<text:line-break/>HERE&lt;/font&gt;&lt;/a&gt;&lt;/p&gt;<text:line-break/>&lt;p align="center" style="text-align:center"&gt;&lt;span style="font-size:10.0pt;<text:line-break/>font-family:Arial"&gt;*&lt;/span&gt;&lt;span style="font-family: Arial"&gt;&lt;font size="4"&gt;Other<text:line-break/>Top Medications also available!!&lt;o:p&gt;<text:line-break/>&lt;/o:p&gt;<text:line-break/>&lt;/font&gt;&lt;/span&gt;&lt;/p&gt;<text:line-break/>&lt;p align="center" style="text-align:center"&gt;&lt;span style="font-family: Arial"&gt;&lt;font size="4"&gt;*We<text:line-break/>have Doctors on call around the country to view&lt;br&gt;<text:line-break/>your information and quickly approve your order.&lt;o:p&gt;<text:line-break/>&lt;/o:p&gt;<text:line-break/>&lt;/font&gt;&lt;/span&gt;&lt;/p&gt;<text:line-break/>&lt;p align="center" style="text-align:center"&gt;&lt;span style="font-family: Arial"&gt;&lt;font size="4"&gt;*Totally<text:line-break/>Discreet System allows you to order today and&lt;br&gt;<text:line-break/>enjoy your medication tomorrow in most cases.&lt;o:p&gt;<text:line-break/>&lt;/o:p&gt;<text:line-break/>&lt;/font&gt;&lt;/span&gt;&lt;/p&gt;<text:line-break/>&lt;p align="center"&gt;&lt;span style="font-family: Arial; mso-fareast-font-family: Times New Roman; mso-ansi-language: EN-US; mso-fareast-language: EN-US; mso-bidi-language: AR-SA"&gt;&lt;font size="4"&gt;*Finally<text:line-break/>you can try the wonder drug Viagra that&lt;br&gt;<text:line-break/>has swept the World without the embarrassment of&lt;br&gt;<text:line-break/>having to visit your Doctor and explain your condition!!&lt;/font&gt;&lt;/span&gt;<text:line-break/>&lt;p align="center"&gt;&lt;font size="5"&gt;&lt;a href="http://www.universalmeds.com/main2.php?rx=17516"&gt;TO<text:line-break/>ORDER CLICK HERE!&lt;/a&gt;&lt;/font&gt;&lt;/p&gt;<text:line-break/>&lt;p align="center"&gt;&amp;nbsp;&lt;/p&gt;<text:line-break/>&lt;p align="center"&gt;&amp;nbsp;&lt;/p&gt;<text:line-break/>&lt;p align="center"&gt;&amp;nbsp;&lt;/p&gt;<text:line-break/>&lt;p align="center"&gt;&amp;nbsp;&lt;/p&gt;<text:line-break/>&lt;p align="center"&gt;&amp;nbsp;&lt;/p&gt;<text:line-break/>&lt;p align="center"&gt;&amp;nbsp;&lt;/p&gt;<text:line-break/>&lt;p align="center"&gt;&amp;nbsp;&lt;/p&gt;<text:line-break/>&lt;p align="center"&gt;&amp;nbsp;&lt;/p&gt;<text:line-break/>&lt;p align="left"&gt;TO GET DELETED &lt;/p&gt;<text:line-break/>&lt;p align="left"&gt;&lt;font face="Arial" size="2"&gt;&lt;a href="http://194.44.46.21/remove.php"&gt;http://194.44.46.21/remove.php&lt;/a&gt;&lt;/font&gt;&lt;/p&gt;<text:line-break/>&lt;p align="left"&gt;&amp;nbsp;&lt;/p&gt;<text:line-break/>&lt;p align="left"&gt;&amp;nbsp;&lt;/p&gt;<text:line-break/><text:line-break/>&lt;/body&gt;<text:line-break/><text:line-break/>&lt;/html&gt;<text:line-break/>3606uLdz7-798Gxne6717WLiQ1-104VoKJ8349uvAE9-31l43<text:line-break/><text:line-break/></text:p>
          </table:table-cell>
          <table:table-cell office:value="0" office:value-type="float"/>
          <table:table-cell office:value="1" office:value-type="float"/>
          <table:table-cell office:value="18" office:value-type="float"/>
          <table:table-cell office:value="573" office:value-type="float"/>
          <table:table-cell office:value="298" office:value-type="float"/>
          <table:table-cell office:value="154" office:value-type="float"/>
          <table:table-cell office:value="1" office:value-type="float"/>
          <table:table-cell office:value="0.0" office:value-type="float"/>
          <table:table-cell office:value="0.0" office:value-type="float"/>
          <table:table-cell office:value="0.7139867914490862" office:value-type="float"/>
          <table:table-cell office:value="0.7143657128176593" office:value-type="float"/>
        </table:table-row>
        <table:table-row>
          <table:table-cell office:value="93" office:value-type="float"/>
          <table:table-cell office:value="1" office:value-type="float"/>
          <table:table-cell office:value-type="string">
            <text:p>Dear STUART,<text:line-break/><text:line-break/>Are you tired of searching for love in all the wrong places?<text:line-break/><text:line-break/><text:line-break/>Find LOVE NOW at Date.com!<text:line-break/>http://click.emailrewardz.email-publisher.com/maaaqZGaaSKm2aa6syje/<text:line-break/><text:line-break/><text:line-break/>Browse through thousands of personals in your area.<text:line-break/><text:line-break/><text:line-break/>JOIN FOR FREE!<text:line-break/>http://click.emailrewardz.email-publisher.com/maaaqZGaaSKm2aa6syje/<text:line-break/><text:line-break/><text:line-break/>- Search, E-mail &amp; Chat<text:line-break/>- Use Date.com to meet cool guys and hot girls.<text:line-break/>- Go 1 on 1 or use our private chat rooms.<text:line-break/><text:line-break/><text:line-break/>Click on the link to get started!<text:line-break/>http://click.emailrewardz.email-publisher.com/maaaqZGaaSKm2aa6syje/<text:line-break/><text:line-break/>Find LOVE NOW!<text:line-break/>----------------------------------<text:line-break/><text:line-break/>You have received this email because you have registerd with EmailRewardz or subscribed through one of our marketing partners. If you have received this message in error, or wish to stop receiving these great offers please click the remove link above. <text:line-break/><text:line-break/>To unsubscribe from these mailings, please click here:<text:line-break/>http://emailrewardz.tfmb.net/?aaaa5F.aa6syj<text:line-break/> </text:p>
          </table:table-cell>
          <table:table-cell office:value="0" office:value-type="float"/>
          <table:table-cell office:value="1" office:value-type="float"/>
          <table:table-cell office:value="9" office:value-type="float"/>
          <table:table-cell office:value="154" office:value-type="float"/>
          <table:table-cell office:value="49" office:value-type="float"/>
          <table:table-cell office:value="98" office:value-type="float"/>
          <table:table-cell office:value="1" office:value-type="float"/>
          <table:table-cell office:value="0.0" office:value-type="float"/>
          <table:table-cell office:value="0.0" office:value-type="float"/>
          <table:table-cell office:value="0.8704878635912938" office:value-type="float"/>
          <table:table-cell office:value="0.7619738658138376" office:value-type="float"/>
        </table:table-row>
        <table:table-row>
          <table:table-cell office:value="94" office:value-type="float"/>
          <table:table-cell office:value="1" office:value-type="float"/>
          <table:table-cell office:value-type="string">
            <text:p/>
          </table:table-cell>
          <table:table-cell office:value="0" office:value-type="float"/>
          <table:table-cell office:value="1" office:value-type="float"/>
          <table:table-cell office:value="0" office:value-type="float"/>
          <table:table-cell office:value="0" office:value-type="float"/>
          <table:table-cell office:value="0" office:value-type="float"/>
          <table:table-cell office:value="0" office:value-type="float"/>
          <table:table-cell office:value="1" office:value-type="float"/>
          <table:table-cell office:value="0.0" office:value-type="float"/>
          <table:table-cell office:value="0.0" office:value-type="float"/>
          <table:table-cell office:value="0.0" office:value-type="float"/>
          <table:table-cell office:value="0.04" office:value-type="float"/>
        </table:table-row>
        <table:table-row>
          <table:table-cell office:value="95" office:value-type="float"/>
          <table:table-cell office:value="1" office:value-type="float"/>
          <table:table-cell office:value-type="string">
            <text:p>Dear Sir or Madam:<text:line-break/><text:line-break/>Please reply to <text:line-break/>Receiver: China Enterprise Management Co., Ltd. (CMC)<text:line-break/>E-mail: unido@chinatop.net<text:line-break/><text:line-break/>As one technical organization supported by China Investment and Technical Promotion Office of United Nation Industry Development Organization (UNIDO), we cooperate closely with the relevant Chinese Quality Supervision and Standardization Information Organization. We provide the most valuable consulting services to help you to open Chinese market within the shortest time:<text:line-break/><text:line-break/>1. Consulting Service on Mandatory National Standards of The People's Republic of China.<text:line-break/><text:line-break/>2. Consulting Service on Inspection and Quarantine Standards of The People's Republic of China.<text:line-break/><text:line-break/>3. Consulting Service for Permission to Enter Chinese Market<text:line-break/><text:line-break/>We are very sorry to disturb you! <text:line-break/><text:line-break/>More information, please check our World Wide Web: http://www.chinatop.net<text:line-break/><text:line-break/>Sincerely yours<text:line-break/><text:line-break/>-- <text:line-break/>Irish Linux Users' Group: ilug@linux.ie<text:line-break/>http://www.linux.ie/mailman/listinfo/ilug for (un)subscription information.<text:line-break/>List maintainer: listmaster@linux.ie<text:line-break/><text:line-break/></text:p>
          </table:table-cell>
          <table:table-cell office:value="0" office:value-type="float"/>
          <table:table-cell office:value="1" office:value-type="float"/>
          <table:table-cell office:value="15" office:value-type="float"/>
          <table:table-cell office:value="176" office:value-type="float"/>
          <table:table-cell office:value="47" office:value-type="float"/>
          <table:table-cell office:value="114" office:value-type="float"/>
          <table:table-cell office:value="1" office:value-type="float"/>
          <table:table-cell office:value="0.0" office:value-type="float"/>
          <table:table-cell office:value="0.0" office:value-type="float"/>
          <table:table-cell office:value="0.836746303365181" office:value-type="float"/>
          <table:table-cell office:value="0.735171058822243" office:value-type="float"/>
        </table:table-row>
        <table:table-row>
          <table:table-cell office:value="96" office:value-type="float"/>
          <table:table-cell office:value="1" office:value-type="float"/>
          <table:table-cell office:value-type="string">
            <text:p>Dear Sir or Madam:<text:line-break/><text:line-break/>Please reply to <text:line-break/>Receiver: China Enterprise Management Co., Ltd. (CMC)<text:line-break/>E-mail: unido@chinatop.net<text:line-break/><text:line-break/>As one technical organization supported by China Investment and Technical Promotion Office of United Nation Industry Development Organization (UNIDO), we cooperate closely with the relevant Chinese Quality Supervision and Standardization Information Organization. We provide the most valuable consulting services to help you to open Chinese market within the shortest time:<text:line-break/><text:line-break/>1. Consulting Service on Mandatory National Standards of The People's Republic of China.<text:line-break/><text:line-break/>2. Consulting Service on Inspection and Quarantine Standards of The People's Republic of China.<text:line-break/><text:line-break/>3. Consulting Service for Permission to Enter Chinese Market<text:line-break/><text:line-break/>We are very sorry to disturb you! <text:line-break/><text:line-break/>More information, please check our World Wide Web: http://www.chinatop.net<text:line-break/><text:line-break/>Sincerely yours<text:line-break/><text:line-break/></text:p>
          </table:table-cell>
          <table:table-cell office:value="0" office:value-type="float"/>
          <table:table-cell office:value="1" office:value-type="float"/>
          <table:table-cell office:value="15" office:value-type="float"/>
          <table:table-cell office:value="154" office:value-type="float"/>
          <table:table-cell office:value="37" office:value-type="float"/>
          <table:table-cell office:value="102" office:value-type="float"/>
          <table:table-cell office:value="1" office:value-type="float"/>
          <table:table-cell office:value="0.0" office:value-type="float"/>
          <table:table-cell office:value="0.0" office:value-type="float"/>
          <table:table-cell office:value="0.8271535953909083" office:value-type="float"/>
          <table:table-cell office:value="0.7241169454300556" office:value-type="float"/>
        </table:table-row>
        <table:table-row>
          <table:table-cell office:value="97" office:value-type="float"/>
          <table:table-cell office:value="1" office:value-type="float"/>
          <table:table-cell office:value-type="string">
            <text:p>&lt;!DOCTYPE HTML PUBLIC "-//W3C//DTD HTML 4.0 Transitional//EN"&gt;<text:line-break/>&lt;!-- saved from url=(0050)http://www.wannawatch.com/orgysex/fc01.cgi?tappers --&gt;<text:line-break/>&lt;HTML&gt;&lt;HEAD&gt;&lt;TITLE&gt;!!!Freak Cock!!!&lt;/TITLE&gt;<text:line-break/>&lt;META http-equiv=Content-Type content="text/html; charset=iso-8859-1"&gt;<text:line-break/>&lt;META content="MSHTML 6.00.2716.2200" name=GENERATOR&gt;&lt;/HEAD&gt;<text:line-break/>&lt;BODY bgColor=#ffffff&gt;<text:line-break/>&lt;CENTER&gt;<text:line-break/>&lt;TABLE cellSpacing=0 cellPadding=0 width=605 border=0&gt;<text:line-break/> <text:s/>&lt;TBODY&gt;<text:line-break/> <text:s/>&lt;TR&gt;<text:line-break/> <text:s text:c="3"/>&lt;TD&gt;&lt;IMG height=1 src="http://www.jeweldive.com:81/sle/freak/spacer.gif" width=127&gt;&lt;/TD&gt;<text:line-break/> <text:s text:c="3"/>&lt;TD&gt;&lt;IMG height=1 src="http://www.jeweldive.com:81/sle/freak/spacer.gif" width=106&gt;&lt;/TD&gt;<text:line-break/> <text:s text:c="3"/>&lt;TD&gt;&lt;IMG height=1 src="http://www.jeweldive.com:81/sle/freak/spacer.gif" width=169&gt;&lt;/TD&gt;<text:line-break/> <text:s text:c="3"/>&lt;TD&gt;&lt;IMG height=1 src="http://www.jeweldive.com:81/sle/freak/spacer.gif" width=51&gt;&lt;/TD&gt;<text:line-break/> <text:s text:c="3"/>&lt;TD&gt;&lt;IMG height=1 src="http://www.jeweldive.com:81/sle/freak/spacer.gif" width=127&gt;&lt;/TD&gt;<text:line-break/> <text:s text:c="3"/>&lt;TD&gt;&lt;IMG height=1 src="http://www.jeweldive.com:81/sle/freak/spacer.gif" width=25&gt;&lt;/TD&gt;&lt;/TR&gt;<text:line-break/> <text:s/>&lt;TR&gt;<text:line-break/> <text:s text:c="3"/>&lt;TD colSpan=2&gt;&lt;A href="http://www.jeweldive.com:81/sle/freak/index.html"&gt;&lt;IMG<text:line-break/> <text:s text:c="5"/>height=99 src="http://www.jeweldive.com:81/sle/freak/freak_cock_fpa_clean_01.gif"<text:line-break/> <text:s text:c="5"/>width=233 border=0&gt;&lt;/A&gt;&lt;/TD&gt;<text:line-break/> <text:s text:c="3"/>&lt;TD colSpan=2&gt;&lt;A href="http://www.jeweldive.com:81/sle/freak/index.html"&gt;&lt;IMG<text:line-break/> <text:s text:c="5"/>height=99 src="http://www.jeweldive.com:81/sle/freak/freak_cock_fpa_clean_02.gif"<text:line-break/> <text:s text:c="5"/>width=220 border=0&gt;&lt;/A&gt;&lt;/TD&gt;<text:line-break/> <text:s text:c="3"/>&lt;TD&gt;&lt;A href="http://www.jeweldive.com:81/sle/freak/index.html"&gt;&lt;IMG height=99<text:line-break/> <text:s text:c="5"/>src="http://www.jeweldive.com:81/sle/freak/freak_cock_fpa_clean_03.jpg" width=127<text:line-break/> <text:s text:c="5"/>border=0&gt;&lt;/A&gt;&lt;/TD&gt;<text:line-break/> <text:s text:c="3"/>&lt;TD&gt;&lt;A href="http://www.jeweldive.com:81/sle/freak/index.html"&gt;&lt;IMG height=99<text:line-break/> <text:s text:c="5"/>src="http://www.jeweldive.com:81/sle/freak/freak_cock_fpa_clean_04.gif" width=25<text:line-break/> <text:s text:c="5"/>border=0&gt;&lt;/A&gt;&lt;/TD&gt;&lt;/TR&gt;<text:line-break/> <text:s/>&lt;TR&gt;<text:line-break/> <text:s text:c="3"/>&lt;TD&gt;&lt;A href="http://www.jeweldive.com:81/sle/freak/index.html"&gt;&lt;IMG height=59<text:line-break/> <text:s text:c="5"/>src="http://www.jeweldive.com:81/sle/freak/freak_cock_fpa_clean_05.jpg" width=127<text:line-break/> <text:s text:c="5"/>border=0&gt;&lt;/A&gt;&lt;/TD&gt;<text:line-break/> <text:s text:c="3"/>&lt;TD colSpan=3&gt;&lt;A href="http://www.jeweldive.com:81/sle/freak/index.html"&gt;&lt;IMG<text:line-break/> <text:s text:c="5"/>height=59 src="http://www.jeweldive.com:81/sle/freak/freak_cock_fpa_clean_06.gif"<text:line-break/> <text:s text:c="5"/>width=326 border=0&gt;&lt;/A&gt;&lt;/TD&gt;<text:line-break/> <text:s text:c="3"/>&lt;TD colSpan=2&gt;&lt;A href="http://www.jeweldive.com:81/sle/freak/index.html"&gt;&lt;IMG<text:line-break/> <text:s text:c="5"/>height=59 src="http://www.jeweldive.com:81/sle/freak/freak_cock_fpa_clean_07.jpg"<text:line-break/> <text:s text:c="5"/>width=152 border=0&gt;&lt;/A&gt;&lt;/TD&gt;&lt;/TR&gt;<text:line-break/> <text:s/>&lt;TR&gt;<text:line-break/> <text:s text:c="3"/>&lt;TD&gt;&lt;A href="http://www.jeweldive.com:81/sle/freak/index.html"&gt;&lt;IMG height=115<text:line-break/> <text:s text:c="5"/>src="http://www.jeweldive.com:81/sle/freak/freak_cock_fpa_clean_08.jpg" width=127<text:line-break/> <text:s text:c="5"/>border=0&gt;&lt;/A&gt;&lt;/TD&gt;<text:line-break/> <text:s text:c="3"/>&lt;TD colSpan=2&gt;&lt;A href="http://www.jeweldive.com:81/sle/freak/index.html"&gt;&lt;IMG<text:line-break/> <text:s text:c="5"/>height=115 src="http://www.jeweldive.com:81/sle/freak/freak_cock_fpa_clean_09.gif"<text:line-break/> <text:s text:c="5"/>width=275 border=0&gt;&lt;/A&gt;&lt;/TD&gt;<text:line-break/> <text:s text:c="3"/>&lt;TD colSpan=3&gt;&lt;A href="http://www.jeweldive.com:81/sle/freak/index.html"&gt;&lt;IMG<text:line-break/> <text:s text:c="5"/>height=115 src="http://www.jeweldive.com:81/sle/freak/freak_cock_fpa_clean_10.jpg"<text:line-break/> <text:s text:c="5"/>width=203 border=0&gt;&lt;/A&gt;&lt;/TD&gt;&lt;/TR&gt;<text:line-break/> <text:s/>&lt;TR&gt;<text:line-break/> <text:s text:c="3"/>&lt;TD colSpan=2&gt;&lt;A href="http://www.jeweldive.com:81/sle/freak/index.html"&gt;&lt;IMG<text:line-break/> <text:s text:c="5"/>height=35 src="http://www.jeweldive.com:81/sle/freak/freak_cock_fpa_clean_11.jpg"<text:line-break/> <text:s text:c="5"/>width=233 border=0&gt;&lt;/A&gt;&lt;/TD&gt;<text:line-break/> <text:s text:c="3"/>&lt;TD&gt;&lt;A href="http://www.jeweldive.com:81/sle/freak/index.html"&gt;&lt;IMG height=35<text:line-break/> <text:s text:c="5"/>src="http://www.jeweldive.com:81/sle/freak/freak_cock_fpa_clean_12.gif" width=169<text:line-break/> <text:s text:c="5"/>border=0&gt;&lt;/A&gt;&lt;/TD&gt;<text:line-break/> <text:s text:c="3"/>&lt;TD colSpan=3&gt;&lt;A href="http://www.jeweldive.com:81/sle/freak/index.html"&gt;&lt;IMG<text:line-break/> <text:s text:c="5"/>height=35 src="http://www.jeweldive.com:81/sle/freak/freak_cock_fpa_clean_13.jpg"<text:line-break/> <text:s text:c="5"/>width=203 border=0&gt;&lt;/A&gt;&lt;/TD&gt;&lt;/TR&gt;<text:line-break/> <text:s/>&lt;TR&gt;<text:line-break/> <text:s text:c="3"/>&lt;TD colSpan=2&gt;&lt;A href="http://www.jeweldive.com:81/sle/freak/index.html"&gt;&lt;IMG<text:line-break/> <text:s text:c="5"/>height=98 src="http://www.jeweldive.com:81/sle/freak/freak_cock_fpa_clean_14.jpg"<text:line-break/> <text:s text:c="5"/>width=233 border=0&gt;&lt;/A&gt;&lt;/TD&gt;<text:line-break/> <text:s text:c="3"/>&lt;TD colSpan=2&gt;&lt;A href="http://www.jeweldive.com:81/sle/freak/index.html"&gt;&lt;IMG<text:line-break/> <text:s text:c="5"/>height=98 src="http://www.jeweldive.com:81/sle/freak/freak_cock_fpa_clean_15.jpg"<text:line-break/> <text:s text:c="5"/>width=220 border=0&gt;&lt;/A&gt;&lt;/TD&gt;<text:line-break/> <text:s text:c="3"/>&lt;TD colSpan=2&gt;&lt;A href="http://www.jeweldive.com:81/sle/freak/index.html"&gt;&lt;IMG<text:line-break/> <text:s text:c="5"/>height=98 src="http://www.jeweldive.com:81/sle/freak/freak_cock_fpa_clean_16.jpg"<text:line-break/> <text:s text:c="5"/>width=152 border=0&gt;&lt;/A&gt;&lt;/TD&gt;&lt;/TR&gt;<text:line-break/> <text:s/>&lt;TR&gt;<text:line-break/> <text:s text:c="3"/>&lt;TD colSpan=6&gt;&lt;A href="http://www.jeweldive.com:81/sle/freak/index.html"&gt;&lt;IMG<text:line-break/> <text:s text:c="5"/>height=37 src="http://www.jeweldive.com:81/sle/freak/freak_cock_fpa_clean_17.gif"<text:line-break/> <text:s text:c="5"/>width=605 border=0&gt;&lt;/A&gt;&lt;/TD&gt;&lt;/TR&gt;&lt;/TBODY&gt;&lt;/TABLE&gt;<text:line-break/> <text:s/>&lt;p align="left"&gt;&lt;a href="http://www.jeweldive.com:81/removal/"&gt;Click Here&lt;/a&gt; <text:line-break/> <text:s text:c="3"/>to be Removed&lt;/p&gt;<text:line-break/>&lt;/CENTER&gt;&lt;/BODY&gt;&lt;/HTML&gt;<text:line-break/><text:line-break/></text:p>
          </table:table-cell>
          <table:table-cell office:value="0" office:value-type="float"/>
          <table:table-cell office:value="1" office:value-type="float"/>
          <table:table-cell office:value="32" office:value-type="float"/>
          <table:table-cell office:value="633" office:value-type="float"/>
          <table:table-cell office:value="367" office:value-type="float"/>
          <table:table-cell office:value="112" office:value-type="float"/>
          <table:table-cell office:value="1" office:value-type="float"/>
          <table:table-cell office:value="0.0" office:value-type="float"/>
          <table:table-cell office:value="0.0" office:value-type="float"/>
          <table:table-cell office:value="0.5029206042050176" office:value-type="float"/>
          <table:table-cell office:value="0.5382742736142518" office:value-type="float"/>
        </table:table-row>
        <table:table-row>
          <table:table-cell office:value="98" office:value-type="float"/>
          <table:table-cell office:value="1" office:value-type="float"/>
          <table:table-cell office:value-type="string">
            <text:p>Help wanted. <text:s/>We are a 14 year old fortune 500 company, that is<text:line-break/>growing at a tremendous rate. <text:s/>We are looking for individuals who<text:line-break/>want to work from home.<text:line-break/><text:line-break/>This is an opportunity to make an excellent income. <text:s/>No experience<text:line-break/>is required. <text:s/>We will train you.<text:line-break/><text:line-break/>So if you are looking to be employed from home with a career that has<text:line-break/>vast opportunities, then go:<text:line-break/><text:line-break/>http://www.basetel.com/wealthnow<text:line-break/><text:line-break/>We are looking for energetic and self motivated people. <text:s/>If that is you<text:line-break/>than click on the link and fill out the form, and one of our<text:line-break/>employement specialist will contact you.<text:line-break/><text:line-break/>To be removed from our link simple go to:<text:line-break/><text:line-break/>http://www.basetel.com/remove.html<text:line-break/><text:line-break/><text:line-break/>7749doNL1-136DfsE5701lGxl2-486pAKM7127JwoR4-054PCfq9499xMtW0-594hucS91l66<text:line-break/><text:line-break/></text:p>
          </table:table-cell>
          <table:table-cell office:value="0" office:value-type="float"/>
          <table:table-cell office:value="0" office:value-type="float"/>
          <table:table-cell office:value="4" office:value-type="float"/>
          <table:table-cell office:value="149" office:value-type="float"/>
          <table:table-cell office:value="38" office:value-type="float"/>
          <table:table-cell office:value="87" office:value-type="float"/>
          <table:table-cell office:value="1" office:value-type="float"/>
          <table:table-cell office:value="0.0" office:value-type="float"/>
          <table:table-cell office:value="0.0" office:value-type="float"/>
          <table:table-cell office:value="0.8612081836706951" office:value-type="float"/>
          <table:table-cell office:value="0.7427323019081296" office:value-type="float"/>
        </table:table-row>
        <table:table-row>
          <table:table-cell office:value="99" office:value-type="float"/>
          <table:table-cell office:value="1" office:value-type="float"/>
          <table:table-cell office:value-type="string">
            <text:p>&lt;html&gt;<text:line-break/>&lt;body&gt;<text:line-break/>&lt;p&gt;Do you like Sexy Animals doing the wild thing? We have the super hot content on the Internet!&lt;br&gt;<text:line-break/>This is the site you have heard about. Rated the number one adult site three years in a row!&lt;br&gt;<text:line-break/>- Thousands of pics from hardcore fucking, and cum shots to pet on girl.&lt;br&gt;<text:line-break/>&lt;br&gt;<text:line-break/>- Thousands videos&lt;br&gt;<text:line-break/>&lt;br&gt;<text:line-break/>So what are you waiting for?&lt;br&gt;<text:line-break/>&lt;br&gt;<text:line-break/>&lt;b&gt;&lt;font size="5"&gt;&lt;a href="http://6.lspeedhost.net/wfs/?aid=283360"&gt;CLICK HERE&lt;/a&gt;&lt;/font&gt;&lt;br&gt;<text:line-break/>&lt;/b&gt;<text:line-break/>&lt;br&gt;<text:line-break/>&lt;b&gt;YOU MUST BE AT LEAST 18 TO ENTER!&lt;/b&gt;&lt;/p&gt;<text:line-break/>&lt;p&gt;&amp;nbsp;&lt;/p&gt;<text:line-break/>&lt;p&gt;&amp;nbsp;&lt;/p&gt;<text:line-break/>&lt;p&gt;&amp;nbsp;&lt;/p&gt;<text:line-break/>&lt;p&gt;&lt;font size="2"&gt;You have received this advertisement because you have opted in <text:line-break/>to receive &lt;br&gt;<text:line-break/>free adult internet offers and &lt;br&gt;<text:line-break/>&lt;br&gt;<text:line-break/>specials through our affiliated websites. If you do not wish to receive &lt;br&gt;<text:line-break/>further emails or have received the &lt;br&gt;<text:line-break/>&lt;br&gt;<text:line-break/>email in error you may opt-out of our database by clicking here: &lt;br&gt;<text:line-break/>&lt;a href="http://16.lspeedhost.net/alw/takemeoff.html"&gt;CLICK HERE&lt;/a&gt;&lt;br&gt;<text:line-break/>Please allow 24hours for removal.&lt;br&gt;<text:line-break/>This e-mail is sent in compliance with the Information Exchange Promotion and&lt;br&gt;<text:line-break/>Privacy Protection Act. &lt;br&gt;<text:line-break/>&lt;br&gt;<text:line-break/>section 50 marked as 'Advertisement' with valid 'removal' instruction.&lt;/font&gt;&lt;/p&gt;<text:line-break/>&lt;/body&gt;<text:line-break/>&lt;/html&gt;<text:line-break/><text:line-break/> [NKIYs5]<text:line-break/><text:line-break/><text:line-break/></text:p>
          </table:table-cell>
          <table:table-cell office:value="8" office:value-type="float"/>
          <table:table-cell office:value="4" office:value-type="float"/>
          <table:table-cell office:value="5" office:value-type="float"/>
          <table:table-cell office:value="296" office:value-type="float"/>
          <table:table-cell office:value="123" office:value-type="float"/>
          <table:table-cell office:value="145" office:value-type="float"/>
          <table:table-cell office:value="1" office:value-type="float"/>
          <table:table-cell office:value="0.0" office:value-type="float"/>
          <table:table-cell office:value="0.0" office:value-type="float"/>
          <table:table-cell office:value="0.83484109943855" office:value-type="float"/>
          <table:table-cell office:value="0.7920323081294088" office:value-type="float"/>
        </table:table-row>
      </table:table>
    </office:spreadsheet>
  </office:body>
</office:document-content>
</file>

<file path=styles.xml><?xml version="1.0" encoding="utf-8"?>
<office:document-styles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fice="urn:oasis:names:tc:opendocument:xmlns:office:1.0" xmlns:dom="http://www.w3.org/2001/xml-events" xmlns:rpt="http://openoffice.org/2005/report" xmlns:of="urn:oasis:names:tc:opendocument:xmlns:of:1.2" xmlns:xhtml="http://www.w3.org/1999/xhtml" xmlns:grddl="http://www.w3.org/2003/g/data-view#" xmlns:tableooo="http://openoffice.org/2009/table" xmlns:css3t="http://www.w3.org/TR/css3-text/">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grddl:transformation="http://docs.oasis-open.org/office/1.2/xslt/odf2rdf.xsl">
  <office:meta>
    <meta:creation-date>2023-01-04T19:14:15.091247</meta:creation-date>
    <dc:date>2023-01-04T19:14:15.254183</dc:date>
    <meta:generator>http://pypi.python.org/pypi/ezodf/0.1.0$Python3.10.4 (main, Mar 31 2022, 08:41:55) [GCC 7.5.0]</meta:generator>
    <meta:document-statistic/>
    <meta:editing-cycles>1</meta:editing-cycles>
  </office:meta>
</office:document-meta>
</file>